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ext-properties fo:color="#ce181e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81.19pt" svg:height="903.43pt" svg:x="317.08pt" svg:y="36.28pt">
            <draw:object draw:notify-on-update-of-ranges="Sheet1.Z2:Sheet1.Z12 Sheet1.L66:Sheet1.L66 Sheet1.M66:Sheet1.M66 Sheet1.Y2:Sheet1.Y82 Sheet1.Z2:Sheet1.Z82 Sheet1.A2:Sheet1.A1000 Sheet1.B2:Sheet1.B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table:number-columns-repeated="20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YAW</text:p>
          </table:table-cell>
          <table:table-cell table:style-name="ce1" office:value-type="string" calcext:value-type="string">
            <text:p>Velocity</text:p>
          </table:table-cell>
          <table:table-cell office:value-type="string" calcext:value-type="string">
            <text:p>YawDelta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14159" calcext:value-type="float">
            <text:p>3.14159</text:p>
          </table:table-cell>
          <table:table-cell office:value-type="float" office:value="0" calcext:value-type="float">
            <text:p>0</text:p>
          </table:table-cell>
          <table:table-cell table:number-columns-repeated="20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.14159" calcext:value-type="float">
            <text:p>3.14159</text:p>
          </table:table-cell>
          <table:table-cell table:style-name="ce2" office:value-type="float" office:value="0" calcext:value-type="float">
            <text:p>0</text:p>
          </table:table-cell>
          <table:table-cell table:style-name="ce11" office:value-type="float" office:value="0.155" calcext:value-type="float">
            <text:p>0.155</text:p>
          </table:table-cell>
        </table:table-row>
        <table:table-row table:style-name="ro1">
          <table:table-cell table:formula="of:=[.A2] + COS([.C3]) * [.D3]" office:value-type="float" office:value="-0.0999847648710779" calcext:value-type="float">
            <text:p>-0.099984764871078</text:p>
          </table:table-cell>
          <table:table-cell table:formula="of:=[.B2]+ SIN([.C3]) * [.D3]" office:value-type="float" office:value="0.00174550671017781" calcext:value-type="float">
            <text:p>0.001745506710178</text:p>
          </table:table-cell>
          <table:table-cell table:formula="of:=[.C2] - 0.0174533" office:value-type="float" office:value="3.1241367" calcext:value-type="float">
            <text:p>3.1241367</text:p>
          </table:table-cell>
          <table:table-cell office:value-type="float" office:value="0.1" calcext:value-type="float">
            <text:p>0.1</text:p>
          </table:table-cell>
          <table:table-cell table:number-columns-repeated="20"/>
          <table:table-cell table:style-name="ce2" table:formula="of:=[.Y2] + COS([.AA3]) * [.AB3]" office:value-type="float" office:value="-0.889210008998375" calcext:value-type="float">
            <text:p>-0.889210008998375</text:p>
          </table:table-cell>
          <table:table-cell table:style-name="ce2" table:formula="of:=[.Z2]+ SIN([.AA3]) * [.AB3]" office:value-type="float" office:value="0.138944448961122" calcext:value-type="float">
            <text:p>0.138944448961122</text:p>
          </table:table-cell>
          <table:table-cell table:style-name="ce2" table:formula="of:=[.AA2] - [.AC$2]" office:value-type="float" office:value="2.98659" calcext:value-type="float">
            <text:p>2.98659</text:p>
          </table:table-cell>
          <table:table-cell table:style-name="ce2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] + COS([.C4]) * [.D4]" office:value-type="float" office:value="-0.199923838259527" calcext:value-type="float">
            <text:p>-0.199923838259527</text:p>
          </table:table-cell>
          <table:table-cell table:formula="of:=[.B3]+ SIN([.C4]) * [.D4]" office:value-type="float" office:value="0.00523572307284533" calcext:value-type="float">
            <text:p>0.005235723072845</text:p>
          </table:table-cell>
          <table:table-cell table:formula="of:=[.C3] - 0.0174533" office:value-type="float" office:value="3.1066834" calcext:value-type="float">
            <text:p>3.1066834</text:p>
          </table:table-cell>
          <table:table-cell table:formula="of:=[.D3]" office:value-type="float" office:value="0.1" calcext:value-type="float">
            <text:p>0.1</text:p>
          </table:table-cell>
          <table:table-cell table:number-columns-repeated="20"/>
          <table:table-cell table:style-name="ce2" table:formula="of:=[.Y3] + COS([.AA4]) * [.AB4]" office:value-type="float" office:value="-1.74630949334206" calcext:value-type="float">
            <text:p>-1.74630949334206</text:p>
          </table:table-cell>
          <table:table-cell table:style-name="ce2" table:formula="of:=[.Z3]+ SIN([.AA4]) * [.AB4]" office:value-type="float" office:value="0.413499496151631" calcext:value-type="float">
            <text:p>0.413499496151631</text:p>
          </table:table-cell>
          <table:table-cell table:style-name="ce2" table:formula="of:=[.AA3] - [.AC$2]" office:value-type="float" office:value="2.83159" calcext:value-type="float">
            <text:p>2.83159</text:p>
          </table:table-cell>
          <table:table-cell table:style-name="ce2" table:formula="of:=[.AB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] + COS([.C5]) * [.D5]" office:value-type="float" office:value="-0.299786777729368" calcext:value-type="float">
            <text:p>-0.299786777729368</text:p>
          </table:table-cell>
          <table:table-cell table:formula="of:=[.B4]+ SIN([.C5]) * [.D5]" office:value-type="float" office:value="0.0104695859333767" calcext:value-type="float">
            <text:p>0.010469585933377</text:p>
          </table:table-cell>
          <table:table-cell table:formula="of:=[.C4] - 0.0174533" office:value-type="float" office:value="3.0892301" calcext:value-type="float">
            <text:p>3.0892301</text:p>
          </table:table-cell>
          <table:table-cell table:formula="of:=[.D4]" office:value-type="float" office:value="0.1" calcext:value-type="float">
            <text:p>0.1</text:p>
          </table:table-cell>
          <table:table-cell table:number-columns-repeated="20"/>
          <table:table-cell table:style-name="ce2" table:formula="of:=[.Y4] + COS([.AA5]) * [.AB5]" office:value-type="float" office:value="-2.55074783144813" calcext:value-type="float">
            <text:p>-2.55074783144813</text:p>
          </table:table-cell>
          <table:table-cell table:style-name="ce2" table:formula="of:=[.Z4]+ SIN([.AA5]) * [.AB5]" office:value-type="float" office:value="0.817082152103486" calcext:value-type="float">
            <text:p>0.817082152103486</text:p>
          </table:table-cell>
          <table:table-cell table:style-name="ce2" table:formula="of:=[.AA4] - [.AC$2]" office:value-type="float" office:value="2.67659" calcext:value-type="float">
            <text:p>2.67659</text:p>
          </table:table-cell>
          <table:table-cell table:style-name="ce2" table:formula="of:=[.AB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] + COS([.C6]) * [.D6]" office:value-type="float" office:value="-0.399543164035771" calcext:value-type="float">
            <text:p>-0.399543164035771</text:p>
          </table:table-cell>
          <table:table-cell table:formula="of:=[.B5]+ SIN([.C6]) * [.D6]" office:value-type="float" office:value="0.0174455010050767" calcext:value-type="float">
            <text:p>0.017445501005077</text:p>
          </table:table-cell>
          <table:table-cell table:formula="of:=[.C5] - 0.0174533" office:value-type="float" office:value="3.0717768" calcext:value-type="float">
            <text:p>3.0717768</text:p>
          </table:table-cell>
          <table:table-cell table:formula="of:=[.D5]" office:value-type="float" office:value="0.1" calcext:value-type="float">
            <text:p>0.1</text:p>
          </table:table-cell>
          <table:table-cell table:number-columns-repeated="20"/>
          <table:table-cell table:style-name="ce2" table:formula="of:=[.Y5] + COS([.AA6]) * [.AB6]" office:value-type="float" office:value="-3.28323705479576" calcext:value-type="float">
            <text:p>-3.28323705479576</text:p>
          </table:table-cell>
          <table:table-cell table:style-name="ce2" table:formula="of:=[.Z5]+ SIN([.AA6]) * [.AB6]" office:value-type="float" office:value="1.34001574031483" calcext:value-type="float">
            <text:p>1.34001574031483</text:p>
          </table:table-cell>
          <table:table-cell table:style-name="ce2" table:formula="of:=[.AA5] - [.AC$2]" office:value-type="float" office:value="2.52159" calcext:value-type="float">
            <text:p>2.52159</text:p>
          </table:table-cell>
          <table:table-cell table:style-name="ce2" table:formula="of:=[.AB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] + COS([.C7]) * [.D7]" office:value-type="float" office:value="-0.499162610391061" calcext:value-type="float">
            <text:p>-0.499162610391061</text:p>
          </table:table-cell>
          <table:table-cell table:formula="of:=[.B6]+ SIN([.C7]) * [.D7]" office:value-type="float" office:value="0.0261613433548157" calcext:value-type="float">
            <text:p>0.026161343354816</text:p>
          </table:table-cell>
          <table:table-cell table:formula="of:=[.C6] - 0.0174533" office:value-type="float" office:value="3.0543235" calcext:value-type="float">
            <text:p>3.0543235</text:p>
          </table:table-cell>
          <table:table-cell table:formula="of:=[.D6]" office:value-type="float" office:value="0.1" calcext:value-type="float">
            <text:p>0.1</text:p>
          </table:table-cell>
          <table:table-cell table:number-columns-repeated="20"/>
          <table:table-cell table:style-name="ce2" table:formula="of:=[.Y6] + COS([.AA7]) * [.AB7]" office:value-type="float" office:value="-3.92621431436034" calcext:value-type="float">
            <text:p>-3.92621431436034</text:p>
          </table:table-cell>
          <table:table-cell table:style-name="ce2" table:formula="of:=[.Z6]+ SIN([.AA7]) * [.AB7]" office:value-type="float" office:value="1.96976191432688" calcext:value-type="float">
            <text:p>1.96976191432688</text:p>
          </table:table-cell>
          <table:table-cell table:style-name="ce2" table:formula="of:=[.AA6] - [.AC$2]" office:value-type="float" office:value="2.36659" calcext:value-type="float">
            <text:p>2.36659</text:p>
          </table:table-cell>
          <table:table-cell table:style-name="ce2" table:formula="of:=[.AB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] + COS([.C8]) * [.D8]" office:value-type="float" office:value="-0.598614771720833" calcext:value-type="float">
            <text:p>-0.598614771720833</text:p>
          </table:table-cell>
          <table:table-cell table:formula="of:=[.B7]+ SIN([.C8]) * [.D8]" office:value-type="float" office:value="0.0366144580503062" calcext:value-type="float">
            <text:p>0.036614458050306</text:p>
          </table:table-cell>
          <table:table-cell table:formula="of:=[.C7] - 0.0174533" office:value-type="float" office:value="3.0368702" calcext:value-type="float">
            <text:p>3.0368702</text:p>
          </table:table-cell>
          <table:table-cell table:formula="of:=[.D7]" office:value-type="float" office:value="0.1" calcext:value-type="float">
            <text:p>0.1</text:p>
          </table:table-cell>
          <table:table-cell table:number-columns-repeated="20"/>
          <table:table-cell table:style-name="ce2" table:formula="of:=[.Y7] + COS([.AA8]) * [.AB8]" office:value-type="float" office:value="-4.46426298396357" calcext:value-type="float">
            <text:p>-4.46426298396357</text:p>
          </table:table-cell>
          <table:table-cell table:style-name="ce2" table:formula="of:=[.Z7]+ SIN([.AA8]) * [.AB8]" office:value-type="float" office:value="2.69122128888528" calcext:value-type="float">
            <text:p>2.69122128888528</text:p>
          </table:table-cell>
          <table:table-cell table:style-name="ce2" table:formula="of:=[.AA7] - [.AC$2]" office:value-type="float" office:value="2.21159" calcext:value-type="float">
            <text:p>2.21159</text:p>
          </table:table-cell>
          <table:table-cell table:style-name="ce2" table:formula="of:=[.AB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] + COS([.C9]) * [.D9]" office:value-type="float" office:value="-0.697869353907365" calcext:value-type="float">
            <text:p>-0.697869353907365</text:p>
          </table:table-cell>
          <table:table-cell table:formula="of:=[.B8]+ SIN([.C9]) * [.D9]" office:value-type="float" office:value="0.0488016609688212" calcext:value-type="float">
            <text:p>0.048801660968821</text:p>
          </table:table-cell>
          <table:table-cell table:formula="of:=[.C8] - 0.0174533" office:value-type="float" office:value="3.0194169" calcext:value-type="float">
            <text:p>3.0194169</text:p>
          </table:table-cell>
          <table:table-cell table:formula="of:=[.D8]" office:value-type="float" office:value="0.1" calcext:value-type="float">
            <text:p>0.1</text:p>
          </table:table-cell>
          <table:table-cell table:number-columns-repeated="20"/>
          <table:table-cell table:style-name="ce2" table:formula="of:=[.Y8] + COS([.AA9]) * [.AB9]" office:value-type="float" office:value="-4.88448230377045" calcext:value-type="float">
            <text:p>-4.88448230377045</text:p>
          </table:table-cell>
          <table:table-cell table:style-name="ce2" table:formula="of:=[.Z8]+ SIN([.AA9]) * [.AB9]" office:value-type="float" office:value="3.48709547697096" calcext:value-type="float">
            <text:p>3.48709547697096</text:p>
          </table:table-cell>
          <table:table-cell table:style-name="ce2" table:formula="of:=[.AA8] - [.AC$2]" office:value-type="float" office:value="2.05659" calcext:value-type="float">
            <text:p>2.05659</text:p>
          </table:table-cell>
          <table:table-cell table:style-name="ce2" table:formula="of:=[.AB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9] + COS([.C10]) * [.D10]" office:value-type="float" office:value="-0.796896123017507" calcext:value-type="float">
            <text:p>-0.796896123017507</text:p>
          </table:table-cell>
          <table:table-cell table:formula="of:=[.B9]+ SIN([.C10]) * [.D10]" office:value-type="float" office:value="0.0627192397671097" calcext:value-type="float">
            <text:p>0.06271923976711</text:p>
          </table:table-cell>
          <table:table-cell table:formula="of:=[.C9] - 0.0174533" office:value-type="float" office:value="3.0019636" calcext:value-type="float">
            <text:p>3.0019636</text:p>
          </table:table-cell>
          <table:table-cell table:formula="of:=[.D9]" office:value-type="float" office:value="0.1" calcext:value-type="float">
            <text:p>0.1</text:p>
          </table:table-cell>
          <table:table-cell table:number-columns-repeated="20"/>
          <table:table-cell table:style-name="ce2" table:formula="of:=[.Y9] + COS([.AA10]) * [.AB10]" office:value-type="float" office:value="-5.17679670101383" calcext:value-type="float">
            <text:p>-5.17679670101383</text:p>
          </table:table-cell>
          <table:table-cell table:style-name="ce2" table:formula="of:=[.Z9]+ SIN([.AA10]) * [.AB10]" office:value-type="float" office:value="4.33830185216104" calcext:value-type="float">
            <text:p>4.33830185216104</text:p>
          </table:table-cell>
          <table:table-cell table:style-name="ce2" table:formula="of:=[.AA9] - [.AC$2]" office:value-type="float" office:value="1.90159" calcext:value-type="float">
            <text:p>1.90159</text:p>
          </table:table-cell>
          <table:table-cell table:style-name="ce2" table:formula="of:=[.AB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0] + COS([.C11]) * [.D11]" office:value-type="float" office:value="-0.89566491451224" calcext:value-type="float">
            <text:p>-0.89566491451224</text:p>
          </table:table-cell>
          <table:table-cell table:formula="of:=[.B10]+ SIN([.C11]) * [.D11]" office:value-type="float" office:value="0.0783629550122133" calcext:value-type="float">
            <text:p>0.078362955012213</text:p>
          </table:table-cell>
          <table:table-cell table:formula="of:=[.C10] - 0.0174533" office:value-type="float" office:value="2.9845103" calcext:value-type="float">
            <text:p>2.9845103</text:p>
          </table:table-cell>
          <table:table-cell table:formula="of:=[.D10]" office:value-type="float" office:value="0.1" calcext:value-type="float">
            <text:p>0.1</text:p>
          </table:table-cell>
          <table:table-cell table:number-columns-repeated="20"/>
          <table:table-cell table:style-name="ce2" table:formula="of:=[.Y10] + COS([.AA11]) * [.AB11]" office:value-type="float" office:value="-5.33419737138251" calcext:value-type="float">
            <text:p>-5.33419737138251</text:p>
          </table:table-cell>
          <table:table-cell table:style-name="ce2" table:formula="of:=[.Z10]+ SIN([.AA11]) * [.AB11]" office:value-type="float" office:value="5.22443109158805" calcext:value-type="float">
            <text:p>5.22443109158805</text:p>
          </table:table-cell>
          <table:table-cell table:style-name="ce2" table:formula="of:=[.AA10] - [.AC$2]" office:value-type="float" office:value="1.74659" calcext:value-type="float">
            <text:p>1.74659</text:p>
          </table:table-cell>
          <table:table-cell table:style-name="ce2" table:formula="of:=[.AB1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1] + COS([.C12]) * [.D12]" office:value-type="float" office:value="-0.994145642435093" calcext:value-type="float">
            <text:p>-0.994145642435093</text:p>
          </table:table-cell>
          <table:table-cell table:formula="of:=[.B11]+ SIN([.C12]) * [.D12]" office:value-type="float" office:value="0.0957280414728398" calcext:value-type="float">
            <text:p>0.09572804147284</text:p>
          </table:table-cell>
          <table:table-cell table:formula="of:=[.C11] - 0.0174533" office:value-type="float" office:value="2.967057" calcext:value-type="float">
            <text:p>2.967057</text:p>
          </table:table-cell>
          <table:table-cell table:formula="of:=[.D11]" office:value-type="float" office:value="0.1" calcext:value-type="float">
            <text:p>0.1</text:p>
          </table:table-cell>
          <table:table-cell table:number-columns-repeated="20"/>
          <table:table-cell table:style-name="ce2" table:formula="of:=[.Y11] + COS([.AA12]) * [.AB12]" office:value-type="float" office:value="-5.35291032869084" calcext:value-type="float">
            <text:p>-5.35291032869084</text:p>
          </table:table-cell>
          <table:table-cell table:style-name="ce2" table:formula="of:=[.Z11]+ SIN([.AA12]) * [.AB12]" office:value-type="float" office:value="6.12423652901815" calcext:value-type="float">
            <text:p>6.12423652901815</text:p>
          </table:table-cell>
          <table:table-cell table:style-name="ce2" table:formula="of:=[.AA11] - [.AC$2]" office:value-type="float" office:value="1.59159" calcext:value-type="float">
            <text:p>1.59159</text:p>
          </table:table-cell>
          <table:table-cell table:style-name="ce2" table:formula="of:=[.AB1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2] + COS([.C13]) * [.D13]" office:value-type="float" office:value="-1.09230830857662" calcext:value-type="float">
            <text:p>-1.09230830857662</text:p>
          </table:table-cell>
          <table:table-cell table:formula="of:=[.B12]+ SIN([.C13]) * [.D13]" office:value-type="float" office:value="0.1148092095709" calcext:value-type="float">
            <text:p>0.1148092095709</text:p>
          </table:table-cell>
          <table:table-cell table:formula="of:=[.C12] - 0.0174533" office:value-type="float" office:value="2.9496037" calcext:value-type="float">
            <text:p>2.9496037</text:p>
          </table:table-cell>
          <table:table-cell table:formula="of:=[.D12]" office:value-type="float" office:value="0.1" calcext:value-type="float">
            <text:p>0.1</text:p>
          </table:table-cell>
          <table:table-cell table:number-columns-repeated="20"/>
          <table:table-cell table:style-name="ce2" table:formula="of:=[.Y12] + COS([.AA13]) * [.AB13]" office:value-type="float" office:value="-5.23248689351318" calcext:value-type="float">
            <text:p>-5.23248689351318</text:p>
          </table:table-cell>
          <table:table-cell table:style-name="ce2" table:formula="of:=[.Z12]+ SIN([.AA13]) * [.AB13]" office:value-type="float" office:value="7.01614358485974" calcext:value-type="float">
            <text:p>7.01614358485974</text:p>
          </table:table-cell>
          <table:table-cell table:style-name="ce2" table:formula="of:=[.AA12] - [.AC$2]" office:value-type="float" office:value="1.43659" calcext:value-type="float">
            <text:p>1.43659</text:p>
          </table:table-cell>
          <table:table-cell table:style-name="ce2" table:formula="of:=[.AB1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3] + COS([.C14]) * [.D14]" office:value-type="float" office:value="-1.19012301161217" calcext:value-type="float">
            <text:p>-1.19012301161217</text:p>
          </table:table-cell>
          <table:table-cell table:formula="of:=[.B13]+ SIN([.C14]) * [.D14]" office:value-type="float" office:value="0.135600646992766" calcext:value-type="float">
            <text:p>0.135600646992766</text:p>
          </table:table-cell>
          <table:table-cell table:formula="of:=[.C13] - 0.0174533" office:value-type="float" office:value="2.9321504" calcext:value-type="float">
            <text:p>2.9321504</text:p>
          </table:table-cell>
          <table:table-cell table:formula="of:=[.D13]" office:value-type="float" office:value="0.1" calcext:value-type="float">
            <text:p>0.1</text:p>
          </table:table-cell>
          <table:table-cell table:number-columns-repeated="20"/>
          <table:table-cell table:style-name="ce2" table:formula="of:=[.Y13] + COS([.AA14]) * [.AB14]" office:value-type="float" office:value="-4.97581445114291" calcext:value-type="float">
            <text:p>-4.97581445114291</text:p>
          </table:table-cell>
          <table:table-cell table:style-name="ce2" table:formula="of:=[.Z13]+ SIN([.AA14]) * [.AB14]" office:value-type="float" office:value="7.87876705853043" calcext:value-type="float">
            <text:p>7.87876705853043</text:p>
          </table:table-cell>
          <table:table-cell table:style-name="ce2" table:formula="of:=[.AA13] - [.AC$2]" office:value-type="float" office:value="1.28159" calcext:value-type="float">
            <text:p>1.28159</text:p>
          </table:table-cell>
          <table:table-cell table:style-name="ce2" table:formula="of:=[.AB1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4] + COS([.C15]) * [.D15]" office:value-type="float" office:value="-1.2875599562101" calcext:value-type="float">
            <text:p>-1.2875599562101</text:p>
          </table:table-cell>
          <table:table-cell table:formula="of:=[.B14]+ SIN([.C15]) * [.D15]" office:value-type="float" office:value="0.15809602045976" calcext:value-type="float">
            <text:p>0.15809602045976</text:p>
          </table:table-cell>
          <table:table-cell table:formula="of:=[.C14] - 0.0174533" office:value-type="float" office:value="2.9146971" calcext:value-type="float">
            <text:p>2.9146971</text:p>
          </table:table-cell>
          <table:table-cell table:formula="of:=[.D14]" office:value-type="float" office:value="0.1" calcext:value-type="float">
            <text:p>0.1</text:p>
          </table:table-cell>
          <table:table-cell table:number-columns-repeated="20"/>
          <table:table-cell table:style-name="ce2" table:formula="of:=[.Y14] + COS([.AA15]) * [.AB15]" office:value-type="float" office:value="-4.58904722093295" calcext:value-type="float">
            <text:p>-4.58904722093295</text:p>
          </table:table-cell>
          <table:table-cell table:style-name="ce2" table:formula="of:=[.Z14]+ SIN([.AA15]) * [.AB15]" office:value-type="float" office:value="8.69142388009518" calcext:value-type="float">
            <text:p>8.69142388009518</text:p>
          </table:table-cell>
          <table:table-cell table:style-name="ce2" table:formula="of:=[.AA14] - [.AC$2]" office:value-type="float" office:value="1.12659" calcext:value-type="float">
            <text:p>1.12659</text:p>
          </table:table-cell>
          <table:table-cell table:style-name="ce2" table:formula="of:=[.AB1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5] + COS([.C16]) * [.D16]" office:value-type="float" office:value="-1.38458946210776" calcext:value-type="float">
            <text:p>-1.38458946210776</text:p>
          </table:table-cell>
          <table:table-cell table:formula="of:=[.B15]+ SIN([.C16]) * [.D16]" office:value-type="float" office:value="0.182288477657333" calcext:value-type="float">
            <text:p>0.182288477657333</text:p>
          </table:table-cell>
          <table:table-cell table:formula="of:=[.C15] - 0.0174533" office:value-type="float" office:value="2.8972438" calcext:value-type="float">
            <text:p>2.8972438</text:p>
          </table:table-cell>
          <table:table-cell table:formula="of:=[.D15]" office:value-type="float" office:value="0.1" calcext:value-type="float">
            <text:p>0.1</text:p>
          </table:table-cell>
          <table:table-cell table:number-columns-repeated="20"/>
          <table:table-cell table:style-name="ce2" table:formula="of:=[.Y15] + COS([.AA16]) * [.AB16]" office:value-type="float" office:value="-4.0814586969571" calcext:value-type="float">
            <text:p>-4.0814586969571</text:p>
          </table:table-cell>
          <table:table-cell table:style-name="ce2" table:formula="of:=[.Z15]+ SIN([.AA16]) * [.AB16]" office:value-type="float" office:value="9.43462902696111" calcext:value-type="float">
            <text:p>9.43462902696111</text:p>
          </table:table-cell>
          <table:table-cell table:style-name="ce2" table:formula="of:=[.AA15] - [.AC$2]" office:value-type="float" office:value="0.971590000000001" calcext:value-type="float">
            <text:p>0.971590000000001</text:p>
          </table:table-cell>
          <table:table-cell table:style-name="ce2" table:formula="of:=[.AB1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6] + COS([.C17]) * [.D17]" office:value-type="float" office:value="-1.48118197315237" calcext:value-type="float">
            <text:p>-1.48118197315237</text:p>
          </table:table-cell>
          <table:table-cell table:formula="of:=[.B16]+ SIN([.C17]) * [.D17]" office:value-type="float" office:value="0.208170649322347" calcext:value-type="float">
            <text:p>0.208170649322347</text:p>
          </table:table-cell>
          <table:table-cell table:formula="of:=[.C16] - 0.0174533" office:value-type="float" office:value="2.8797905" calcext:value-type="float">
            <text:p>2.8797905</text:p>
          </table:table-cell>
          <table:table-cell table:formula="of:=[.D16]" office:value-type="float" office:value="0.1" calcext:value-type="float">
            <text:p>0.1</text:p>
          </table:table-cell>
          <table:table-cell table:number-columns-repeated="20"/>
          <table:table-cell table:style-name="ce2" table:formula="of:=[.Y16] + COS([.AA17]) * [.AB17]" office:value-type="float" office:value="-3.46521929801344" calcext:value-type="float">
            <text:p>-3.46521929801344</text:p>
          </table:table-cell>
          <table:table-cell table:style-name="ce2" table:formula="of:=[.Z16]+ SIN([.AA17]) * [.AB17]" office:value-type="float" office:value="10.090562715065" calcext:value-type="float">
            <text:p>10.090562715065</text:p>
          </table:table-cell>
          <table:table-cell table:style-name="ce2" table:formula="of:=[.AA16] - [.AC$2]" office:value-type="float" office:value="0.816590000000001" calcext:value-type="float">
            <text:p>0.816590000000001</text:p>
          </table:table-cell>
          <table:table-cell table:style-name="ce2" table:formula="of:=[.AB1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7] + COS([.C18]) * [.D18]" office:value-type="float" office:value="-1.57730806630413" calcext:value-type="float">
            <text:p>-1.57730806630413</text:p>
          </table:table-cell>
          <table:table-cell table:formula="of:=[.B17]+ SIN([.C18]) * [.D18]" office:value-type="float" office:value="0.235734651487831" calcext:value-type="float">
            <text:p>0.235734651487831</text:p>
          </table:table-cell>
          <table:table-cell table:formula="of:=[.C17] - 0.0174533" office:value-type="float" office:value="2.8623372" calcext:value-type="float">
            <text:p>2.8623372</text:p>
          </table:table-cell>
          <table:table-cell table:formula="of:=[.D17]" office:value-type="float" office:value="0.1" calcext:value-type="float">
            <text:p>0.1</text:p>
          </table:table-cell>
          <table:table-cell table:number-columns-repeated="20"/>
          <table:table-cell table:style-name="ce2" table:formula="of:=[.Y17] + COS([.AA18]) * [.AB18]" office:value-type="float" office:value="-2.75510455824183" calcext:value-type="float">
            <text:p>-2.75510455824183</text:p>
          </table:table-cell>
          <table:table-cell table:style-name="ce2" table:formula="of:=[.Z17]+ SIN([.AA18]) * [.AB18]" office:value-type="float" office:value="10.6434976627388" calcext:value-type="float">
            <text:p>10.6434976627388</text:p>
          </table:table-cell>
          <table:table-cell table:style-name="ce2" table:formula="of:=[.AA17] - [.AC$2]" office:value-type="float" office:value="0.661590000000001" calcext:value-type="float">
            <text:p>0.661590000000001</text:p>
          </table:table-cell>
          <table:table-cell table:style-name="ce2" table:formula="of:=[.AB1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8] + COS([.C19]) * [.D19]" office:value-type="float" office:value="-1.67293846059878" calcext:value-type="float">
            <text:p>-1.67293846059878</text:p>
          </table:table-cell>
          <table:table-cell table:formula="of:=[.B18]+ SIN([.C19]) * [.D19]" office:value-type="float" office:value="0.264972087884509" calcext:value-type="float">
            <text:p>0.264972087884509</text:p>
          </table:table-cell>
          <table:table-cell table:formula="of:=[.C18] - 0.0174533" office:value-type="float" office:value="2.8448839" calcext:value-type="float">
            <text:p>2.8448839</text:p>
          </table:table-cell>
          <table:table-cell table:formula="of:=[.D18]" office:value-type="float" office:value="0.1" calcext:value-type="float">
            <text:p>0.1</text:p>
          </table:table-cell>
          <table:table-cell table:number-columns-repeated="20"/>
          <table:table-cell table:style-name="ce2" table:formula="of:=[.Y18] + COS([.AA19]) * [.AB19]" office:value-type="float" office:value="-1.96814085505129" calcext:value-type="float">
            <text:p>-1.96814085505129</text:p>
          </table:table-cell>
          <table:table-cell table:style-name="ce2" table:formula="of:=[.Z18]+ SIN([.AA19]) * [.AB19]" office:value-type="float" office:value="11.0801761827746" calcext:value-type="float">
            <text:p>11.0801761827746</text:p>
          </table:table-cell>
          <table:table-cell table:style-name="ce2" table:formula="of:=[.AA18] - [.AC$2]" office:value-type="float" office:value="0.506590000000001" calcext:value-type="float">
            <text:p>0.506590000000001</text:p>
          </table:table-cell>
          <table:table-cell table:style-name="ce2" table:formula="of:=[.AB1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19] + COS([.C20]) * [.D20]" office:value-type="float" office:value="-1.76804402606686" calcext:value-type="float">
            <text:p>-1.76804402606686</text:p>
          </table:table-cell>
          <table:table-cell table:formula="of:=[.B19]+ SIN([.C20]) * [.D20]" office:value-type="float" office:value="0.295874052498392" calcext:value-type="float">
            <text:p>0.295874052498392</text:p>
          </table:table-cell>
          <table:table-cell table:formula="of:=[.C19] - 0.0174533" office:value-type="float" office:value="2.8274306" calcext:value-type="float">
            <text:p>2.8274306</text:p>
          </table:table-cell>
          <table:table-cell table:formula="of:=[.D19]" office:value-type="float" office:value="0.1" calcext:value-type="float">
            <text:p>0.1</text:p>
          </table:table-cell>
          <table:table-cell table:number-columns-repeated="20"/>
          <table:table-cell table:style-name="ce2" table:formula="of:=[.Y19] + COS([.AA20]) * [.AB20]" office:value-type="float" office:value="-1.12319716871681" calcext:value-type="float">
            <text:p>-1.12319716871681</text:p>
          </table:table-cell>
          <table:table-cell table:style-name="ce2" table:formula="of:=[.Z19]+ SIN([.AA20]) * [.AB20]" office:value-type="float" office:value="11.3901280611743" calcext:value-type="float">
            <text:p>11.3901280611743</text:p>
          </table:table-cell>
          <table:table-cell table:style-name="ce2" table:formula="of:=[.AA19] - [.AC$2]" office:value-type="float" office:value="0.351590000000001" calcext:value-type="float">
            <text:p>0.351590000000001</text:p>
          </table:table-cell>
          <table:table-cell table:style-name="ce2" table:formula="of:=[.AB1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0] + COS([.C21]) * [.D21]" office:value-type="float" office:value="-1.86259579260698" calcext:value-type="float">
            <text:p>-1.86259579260698</text:p>
          </table:table-cell>
          <table:table-cell table:formula="of:=[.B20]+ SIN([.C21]) * [.D21]" office:value-type="float" office:value="0.328431132283637" calcext:value-type="float">
            <text:p>0.328431132283637</text:p>
          </table:table-cell>
          <table:table-cell table:formula="of:=[.C20] - 0.0174533" office:value-type="float" office:value="2.8099773" calcext:value-type="float">
            <text:p>2.8099773</text:p>
          </table:table-cell>
          <table:table-cell table:formula="of:=[.D20]" office:value-type="float" office:value="0.1" calcext:value-type="float">
            <text:p>0.1</text:p>
          </table:table-cell>
          <table:table-cell table:number-columns-repeated="20"/>
          <table:table-cell table:style-name="ce2" table:formula="of:=[.Y20] + COS([.AA21]) * [.AB21]" office:value-type="float" office:value="-0.240532662000634" calcext:value-type="float">
            <text:p>-0.240532662000634</text:p>
          </table:table-cell>
          <table:table-cell table:style-name="ce2" table:formula="of:=[.Z20]+ SIN([.AA21]) * [.AB21]" office:value-type="float" office:value="11.5659216008266" calcext:value-type="float">
            <text:p>11.5659216008266</text:p>
          </table:table-cell>
          <table:table-cell table:style-name="ce2" table:formula="of:=[.AA20] - [.AC$2]" office:value-type="float" office:value="0.196590000000001" calcext:value-type="float">
            <text:p>0.196590000000001</text:p>
          </table:table-cell>
          <table:table-cell table:style-name="ce2" table:formula="of:=[.AB2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1] + COS([.C22]) * [.D22]" office:value-type="float" office:value="-1.95656495881042" calcext:value-type="float">
            <text:p>-1.95656495881042</text:p>
          </table:table-cell>
          <table:table-cell table:formula="of:=[.B21]+ SIN([.C22]) * [.D22]" office:value-type="float" office:value="0.362633410029853" calcext:value-type="float">
            <text:p>0.362633410029853</text:p>
          </table:table-cell>
          <table:table-cell table:formula="of:=[.C21] - 0.0174533" office:value-type="float" office:value="2.792524" calcext:value-type="float">
            <text:p>2.792524</text:p>
          </table:table-cell>
          <table:table-cell table:formula="of:=[.D21]" office:value-type="float" office:value="0.1" calcext:value-type="float">
            <text:p>0.1</text:p>
          </table:table-cell>
          <table:table-cell table:number-columns-repeated="20"/>
          <table:table-cell table:style-name="ce2" table:formula="of:=[.Y21] + COS([.AA22]) * [.AB22]" office:value-type="float" office:value="0.658689072546371" calcext:value-type="float">
            <text:p>0.658689072546371</text:p>
          </table:table-cell>
          <table:table-cell table:style-name="ce2" table:formula="of:=[.Z21]+ SIN([.AA22]) * [.AB22]" office:value-type="float" office:value="11.6033418108511" calcext:value-type="float">
            <text:p>11.6033418108511</text:p>
          </table:table-cell>
          <table:table-cell table:style-name="ce2" table:formula="of:=[.AA21] - [.AC$2]" office:value-type="float" office:value="0.041590000000001" calcext:value-type="float">
            <text:p>0.041590000000001</text:p>
          </table:table-cell>
          <table:table-cell table:style-name="ce2" table:formula="of:=[.AB2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2] + COS([.C23]) * [.D23]" office:value-type="float" office:value="-2.04992290073433" calcext:value-type="float">
            <text:p>-2.04992290073433</text:p>
          </table:table-cell>
          <table:table-cell table:formula="of:=[.B22]+ SIN([.C23]) * [.D23]" office:value-type="float" office:value="0.398470467382983" calcext:value-type="float">
            <text:p>0.398470467382983</text:p>
          </table:table-cell>
          <table:table-cell table:formula="of:=[.C22] - 0.0174533" office:value-type="float" office:value="2.7750707" calcext:value-type="float">
            <text:p>2.7750707</text:p>
          </table:table-cell>
          <table:table-cell table:formula="of:=[.D22]" office:value-type="float" office:value="0.1" calcext:value-type="float">
            <text:p>0.1</text:p>
          </table:table-cell>
          <table:table-cell table:number-columns-repeated="20"/>
          <table:table-cell table:style-name="ce2" table:formula="of:=[.Y22] + COS([.AA23]) * [.AB23]" office:value-type="float" office:value="1.5529074507407" calcext:value-type="float">
            <text:p>1.5529074507407</text:p>
          </table:table-cell>
          <table:table-cell table:style-name="ce2" table:formula="of:=[.Z22]+ SIN([.AA23]) * [.AB23]" office:value-type="float" office:value="11.5014914691752" calcext:value-type="float">
            <text:p>11.5014914691752</text:p>
          </table:table-cell>
          <table:table-cell table:style-name="ce2" table:formula="of:=[.AA22] - [.AC$2]" office:value-type="float" office:value="-0.113409999999999" calcext:value-type="float">
            <text:p>-0.113409999999999</text:p>
          </table:table-cell>
          <table:table-cell table:style-name="ce2" table:formula="of:=[.AB2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3] + COS([.C24]) * [.D24]" office:value-type="float" office:value="-2.14264118062085" calcext:value-type="float">
            <text:p>-2.14264118062085</text:p>
          </table:table-cell>
          <table:table-cell table:formula="of:=[.B23]+ SIN([.C24]) * [.D24]" office:value-type="float" office:value="0.43593138801884" calcext:value-type="float">
            <text:p>0.43593138801884</text:p>
          </table:table-cell>
          <table:table-cell table:formula="of:=[.C23] - 0.0174533" office:value-type="float" office:value="2.7576174" calcext:value-type="float">
            <text:p>2.7576174</text:p>
          </table:table-cell>
          <table:table-cell table:formula="of:=[.D23]" office:value-type="float" office:value="0.1" calcext:value-type="float">
            <text:p>0.1</text:p>
          </table:table-cell>
          <table:table-cell table:number-columns-repeated="20"/>
          <table:table-cell table:style-name="ce2" table:formula="of:=[.Y23] + COS([.AA24]) * [.AB24]" office:value-type="float" office:value="2.42068185356617" calcext:value-type="float">
            <text:p>2.42068185356617</text:p>
          </table:table-cell>
          <table:table-cell table:style-name="ce2" table:formula="of:=[.Z23]+ SIN([.AA24]) * [.AB24]" office:value-type="float" office:value="11.2628126351724" calcext:value-type="float">
            <text:p>11.2628126351724</text:p>
          </table:table-cell>
          <table:table-cell table:style-name="ce2" table:formula="of:=[.AA23] - [.AC$2]" office:value-type="float" office:value="-0.268409999999999" calcext:value-type="float">
            <text:p>-0.268409999999999</text:p>
          </table:table-cell>
          <table:table-cell table:style-name="ce2" table:formula="of:=[.AB2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4] + COS([.C25]) * [.D25]" office:value-type="float" office:value="-2.23469155555952" calcext:value-type="float">
            <text:p>-2.23469155555952</text:p>
          </table:table-cell>
          <table:table-cell table:formula="of:=[.B24]+ SIN([.C25]) * [.D25]" office:value-type="float" office:value="0.475004760968326" calcext:value-type="float">
            <text:p>0.475004760968326</text:p>
          </table:table-cell>
          <table:table-cell table:formula="of:=[.C24] - 0.0174533" office:value-type="float" office:value="2.7401641" calcext:value-type="float">
            <text:p>2.7401641</text:p>
          </table:table-cell>
          <table:table-cell table:formula="of:=[.D24]" office:value-type="float" office:value="0.1" calcext:value-type="float">
            <text:p>0.1</text:p>
          </table:table-cell>
          <table:table-cell table:number-columns-repeated="20"/>
          <table:table-cell table:style-name="ce2" table:formula="of:=[.Y24] + COS([.AA25]) * [.AB25]" office:value-type="float" office:value="3.24120570757642" calcext:value-type="float">
            <text:p>3.24120570757642</text:p>
          </table:table-cell>
          <table:table-cell table:style-name="ce2" table:formula="of:=[.Z24]+ SIN([.AA25]) * [.AB25]" office:value-type="float" office:value="10.8930280965555" calcext:value-type="float">
            <text:p>10.8930280965555</text:p>
          </table:table-cell>
          <table:table-cell table:style-name="ce2" table:formula="of:=[.AA24] - [.AC$2]" office:value-type="float" office:value="-0.423409999999999" calcext:value-type="float">
            <text:p>-0.423409999999999</text:p>
          </table:table-cell>
          <table:table-cell table:style-name="ce2" table:formula="of:=[.AB2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5] + COS([.C26]) * [.D26]" office:value-type="float" office:value="-2.3260459860904" calcext:value-type="float">
            <text:p>-2.3260459860904</text:p>
          </table:table-cell>
          <table:table-cell table:formula="of:=[.B25]+ SIN([.C26]) * [.D26]" office:value-type="float" office:value="0.515678684093325" calcext:value-type="float">
            <text:p>0.515678684093325</text:p>
          </table:table-cell>
          <table:table-cell table:formula="of:=[.C25] - 0.0174533" office:value-type="float" office:value="2.7227108" calcext:value-type="float">
            <text:p>2.7227108</text:p>
          </table:table-cell>
          <table:table-cell table:formula="of:=[.D25]" office:value-type="float" office:value="0.1" calcext:value-type="float">
            <text:p>0.1</text:p>
          </table:table-cell>
          <table:table-cell table:number-columns-repeated="20"/>
          <table:table-cell table:style-name="ce2" table:formula="of:=[.Y25] + COS([.AA26]) * [.AB26]" office:value-type="float" office:value="3.99480536282586" calcext:value-type="float">
            <text:p>3.99480536282586</text:p>
          </table:table-cell>
          <table:table-cell table:style-name="ce2" table:formula="of:=[.Z25]+ SIN([.AA26]) * [.AB26]" office:value-type="float" office:value="10.401004154447" calcext:value-type="float">
            <text:p>10.401004154447</text:p>
          </table:table-cell>
          <table:table-cell table:style-name="ce2" table:formula="of:=[.AA25] - [.AC$2]" office:value-type="float" office:value="-0.578409999999999" calcext:value-type="float">
            <text:p>-0.578409999999999</text:p>
          </table:table-cell>
          <table:table-cell table:style-name="ce2" table:formula="of:=[.AB2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6] + COS([.C27]) * [.D27]" office:value-type="float" office:value="-2.41667664474513" calcext:value-type="float">
            <text:p>-2.41667664474513</text:p>
          </table:table-cell>
          <table:table-cell table:formula="of:=[.B26]+ SIN([.C27]) * [.D27]" office:value-type="float" office:value="0.557940767712219" calcext:value-type="float">
            <text:p>0.557940767712219</text:p>
          </table:table-cell>
          <table:table-cell table:formula="of:=[.C26] - 0.0174533" office:value-type="float" office:value="2.7052575" calcext:value-type="float">
            <text:p>2.7052575</text:p>
          </table:table-cell>
          <table:table-cell table:formula="of:=[.D26]" office:value-type="float" office:value="0.1" calcext:value-type="float">
            <text:p>0.1</text:p>
          </table:table-cell>
          <table:table-cell table:number-columns-repeated="20"/>
          <table:table-cell table:style-name="ce2" table:formula="of:=[.Y26] + COS([.AA27]) * [.AB27]" office:value-type="float" office:value="4.66341180676347" calcext:value-type="float">
            <text:p>4.66341180676347</text:p>
          </table:table-cell>
          <table:table-cell table:style-name="ce2" table:formula="of:=[.Z26]+ SIN([.AA27]) * [.AB27]" office:value-type="float" office:value="9.79853803662371" calcext:value-type="float">
            <text:p>9.79853803662371</text:p>
          </table:table-cell>
          <table:table-cell table:style-name="ce2" table:formula="of:=[.AA26] - [.AC$2]" office:value-type="float" office:value="-0.733409999999999" calcext:value-type="float">
            <text:p>-0.733409999999999</text:p>
          </table:table-cell>
          <table:table-cell table:style-name="ce2" table:formula="of:=[.AB2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7] + COS([.C28]) * [.D28]" office:value-type="float" office:value="-2.50655592452346" calcext:value-type="float">
            <text:p>-2.50655592452346</text:p>
          </table:table-cell>
          <table:table-cell table:formula="of:=[.B27]+ SIN([.C28]) * [.D28]" office:value-type="float" office:value="0.601778138373899" calcext:value-type="float">
            <text:p>0.601778138373899</text:p>
          </table:table-cell>
          <table:table-cell table:formula="of:=[.C27] - 0.0174533" office:value-type="float" office:value="2.6878042" calcext:value-type="float">
            <text:p>2.6878042</text:p>
          </table:table-cell>
          <table:table-cell table:formula="of:=[.D27]" office:value-type="float" office:value="0.1" calcext:value-type="float">
            <text:p>0.1</text:p>
          </table:table-cell>
          <table:table-cell table:number-columns-repeated="20"/>
          <table:table-cell table:style-name="ce2" table:formula="of:=[.Y27] + COS([.AA28]) * [.AB28]" office:value-type="float" office:value="5.23099390383468" calcext:value-type="float">
            <text:p>5.23099390383468</text:p>
          </table:table-cell>
          <table:table-cell table:style-name="ce2" table:formula="of:=[.Z27]+ SIN([.AA28]) * [.AB28]" office:value-type="float" office:value="9.10007503611169" calcext:value-type="float">
            <text:p>9.10007503611169</text:p>
          </table:table-cell>
          <table:table-cell table:style-name="ce2" table:formula="of:=[.AA27] - [.AC$2]" office:value-type="float" office:value="-0.888409999999999" calcext:value-type="float">
            <text:p>-0.888409999999999</text:p>
          </table:table-cell>
          <table:table-cell table:style-name="ce2" table:formula="of:=[.AB2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8] + COS([.C29]) * [.D29]" office:value-type="float" office:value="-2.59565644730261" calcext:value-type="float">
            <text:p>-2.59565644730261</text:p>
          </table:table-cell>
          <table:table-cell table:formula="of:=[.B28]+ SIN([.C29]) * [.D29]" office:value-type="float" office:value="0.647177442779155" calcext:value-type="float">
            <text:p>0.647177442779155</text:p>
          </table:table-cell>
          <table:table-cell table:formula="of:=[.C28] - 0.0174533" office:value-type="float" office:value="2.6703509" calcext:value-type="float">
            <text:p>2.6703509</text:p>
          </table:table-cell>
          <table:table-cell table:formula="of:=[.D28]" office:value-type="float" office:value="0.1" calcext:value-type="float">
            <text:p>0.1</text:p>
          </table:table-cell>
          <table:table-cell table:number-columns-repeated="20"/>
          <table:table-cell table:style-name="ce2" table:formula="of:=[.Y28] + COS([.AA29]) * [.AB29]" office:value-type="float" office:value="5.68394277303182" calcext:value-type="float">
            <text:p>5.68394277303182</text:p>
          </table:table-cell>
          <table:table-cell table:style-name="ce2" table:formula="of:=[.Z28]+ SIN([.AA29]) * [.AB29]" office:value-type="float" office:value="8.32236215728492" calcext:value-type="float">
            <text:p>8.32236215728492</text:p>
          </table:table-cell>
          <table:table-cell table:style-name="ce2" table:formula="of:=[.AA28] - [.AC$2]" office:value-type="float" office:value="-1.04341" calcext:value-type="float">
            <text:p>-1.04341</text:p>
          </table:table-cell>
          <table:table-cell table:style-name="ce2" table:formula="of:=[.AB2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29] + COS([.C30]) * [.D30]" office:value-type="float" office:value="-2.68395107217696" calcext:value-type="float">
            <text:p>-2.68395107217696</text:p>
          </table:table-cell>
          <table:table-cell table:formula="of:=[.B29]+ SIN([.C30]) * [.D30]" office:value-type="float" office:value="0.694124851848218" calcext:value-type="float">
            <text:p>0.694124851848218</text:p>
          </table:table-cell>
          <table:table-cell table:formula="of:=[.C29] - 0.0174533" office:value-type="float" office:value="2.6528976" calcext:value-type="float">
            <text:p>2.6528976</text:p>
          </table:table-cell>
          <table:table-cell table:formula="of:=[.D29]" office:value-type="float" office:value="0.1" calcext:value-type="float">
            <text:p>0.1</text:p>
          </table:table-cell>
          <table:table-cell table:number-columns-repeated="20"/>
          <table:table-cell table:style-name="ce2" table:formula="of:=[.Y29] + COS([.AA30]) * [.AB30]" office:value-type="float" office:value="6.01139808719647" calcext:value-type="float">
            <text:p>6.01139808719647</text:p>
          </table:table-cell>
          <table:table-cell table:style-name="ce2" table:formula="of:=[.Z29]+ SIN([.AA30]) * [.AB30]" office:value-type="float" office:value="7.48404657397197" calcext:value-type="float">
            <text:p>7.48404657397197</text:p>
          </table:table-cell>
          <table:table-cell table:style-name="ce2" table:formula="of:=[.AA29] - [.AC$2]" office:value-type="float" office:value="-1.19841" calcext:value-type="float">
            <text:p>-1.19841</text:p>
          </table:table-cell>
          <table:table-cell table:style-name="ce2" table:formula="of:=[.AB2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0] + COS([.C31]) * [.D31]" office:value-type="float" office:value="-2.77141290372538" calcext:value-type="float">
            <text:p>-2.77141290372538</text:p>
          </table:table-cell>
          <table:table-cell table:formula="of:=[.B30]+ SIN([.C31]) * [.D31]" office:value-type="float" office:value="0.74260606493324" calcext:value-type="float">
            <text:p>0.74260606493324</text:p>
          </table:table-cell>
          <table:table-cell table:formula="of:=[.C30] - 0.0174533" office:value-type="float" office:value="2.6354443" calcext:value-type="float">
            <text:p>2.6354443</text:p>
          </table:table-cell>
          <table:table-cell table:formula="of:=[.D30]" office:value-type="float" office:value="0.1" calcext:value-type="float">
            <text:p>0.1</text:p>
          </table:table-cell>
          <table:table-cell table:number-columns-repeated="20"/>
          <table:table-cell table:style-name="ce2" table:formula="of:=[.Y30] + COS([.AA31]) * [.AB31]" office:value-type="float" office:value="6.20550847041528" calcext:value-type="float">
            <text:p>6.20550847041528</text:p>
          </table:table-cell>
          <table:table-cell table:style-name="ce2" table:formula="of:=[.Z30]+ SIN([.AA31]) * [.AB31]" office:value-type="float" office:value="6.60522852731689" calcext:value-type="float">
            <text:p>6.60522852731689</text:p>
          </table:table-cell>
          <table:table-cell table:style-name="ce2" table:formula="of:=[.AA30] - [.AC$2]" office:value-type="float" office:value="-1.35341" calcext:value-type="float">
            <text:p>-1.35341</text:p>
          </table:table-cell>
          <table:table-cell table:style-name="ce2" table:formula="of:=[.AB3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1] + COS([.C32]) * [.D32]" office:value-type="float" office:value="-2.85801530020389" calcext:value-type="float">
            <text:p>-2.85801530020389</text:p>
          </table:table-cell>
          <table:table-cell table:formula="of:=[.B31]+ SIN([.C32]) * [.D32]" office:value-type="float" office:value="0.792606314174408" calcext:value-type="float">
            <text:p>0.792606314174408</text:p>
          </table:table-cell>
          <table:table-cell table:formula="of:=[.C31] - 0.0174533" office:value-type="float" office:value="2.617991" calcext:value-type="float">
            <text:p>2.617991</text:p>
          </table:table-cell>
          <table:table-cell table:formula="of:=[.D31]" office:value-type="float" office:value="0.1" calcext:value-type="float">
            <text:p>0.1</text:p>
          </table:table-cell>
          <table:table-cell table:number-columns-repeated="20"/>
          <table:table-cell table:style-name="ce2" table:formula="of:=[.Y31] + COS([.AA32]) * [.AB32]" office:value-type="float" office:value="6.26161974997701" calcext:value-type="float">
            <text:p>6.26161974997701</text:p>
          </table:table-cell>
          <table:table-cell table:style-name="ce2" table:formula="of:=[.Z31]+ SIN([.AA32]) * [.AB32]" office:value-type="float" office:value="5.70697938353442" calcext:value-type="float">
            <text:p>5.70697938353442</text:p>
          </table:table-cell>
          <table:table-cell table:style-name="ce2" table:formula="of:=[.AA31] - [.AC$2]" office:value-type="float" office:value="-1.50841" calcext:value-type="float">
            <text:p>-1.50841</text:p>
          </table:table-cell>
          <table:table-cell table:style-name="ce2" table:formula="of:=[.AB3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2] + COS([.C33]) * [.D33]" office:value-type="float" office:value="-2.94373188166098" calcext:value-type="float">
            <text:p>-2.94373188166098</text:p>
          </table:table-cell>
          <table:table-cell table:formula="of:=[.B32]+ SIN([.C33]) * [.D33]" office:value-type="float" office:value="0.844110368998385" calcext:value-type="float">
            <text:p>0.844110368998385</text:p>
          </table:table-cell>
          <table:table-cell table:formula="of:=[.C32] - 0.0174533" office:value-type="float" office:value="2.6005377" calcext:value-type="float">
            <text:p>2.6005377</text:p>
          </table:table-cell>
          <table:table-cell table:formula="of:=[.D32]" office:value-type="float" office:value="0.1" calcext:value-type="float">
            <text:p>0.1</text:p>
          </table:table-cell>
          <table:table-cell table:number-columns-repeated="20"/>
          <table:table-cell table:style-name="ce2" table:formula="of:=[.Y32] + COS([.AA33]) * [.AB33]" office:value-type="float" office:value="6.17838654918517" calcext:value-type="float">
            <text:p>6.17838654918517</text:p>
          </table:table-cell>
          <table:table-cell table:style-name="ce2" table:formula="of:=[.Z32]+ SIN([.AA33]) * [.AB33]" office:value-type="float" office:value="4.81083640705915" calcext:value-type="float">
            <text:p>4.81083640705915</text:p>
          </table:table-cell>
          <table:table-cell table:style-name="ce2" table:formula="of:=[.AA32] - [.AC$2]" office:value-type="float" office:value="-1.66341" calcext:value-type="float">
            <text:p>-1.66341</text:p>
          </table:table-cell>
          <table:table-cell table:style-name="ce2" table:formula="of:=[.AB3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3] + COS([.C34]) * [.D34]" office:value-type="float" office:value="-3.02853653797319" calcext:value-type="float">
            <text:p>-3.02853653797319</text:p>
          </table:table-cell>
          <table:table-cell table:formula="of:=[.B33]+ SIN([.C34]) * [.D34]" office:value-type="float" office:value="0.897102540757694" calcext:value-type="float">
            <text:p>0.897102540757694</text:p>
          </table:table-cell>
          <table:table-cell table:formula="of:=[.C33] - 0.0174533" office:value-type="float" office:value="2.5830844" calcext:value-type="float">
            <text:p>2.5830844</text:p>
          </table:table-cell>
          <table:table-cell table:formula="of:=[.D33]" office:value-type="float" office:value="0.1" calcext:value-type="float">
            <text:p>0.1</text:p>
          </table:table-cell>
          <table:table-cell table:number-columns-repeated="20"/>
          <table:table-cell table:style-name="ce2" table:formula="of:=[.Y33] + COS([.AA34]) * [.AB34]" office:value-type="float" office:value="5.95780454537228" calcext:value-type="float">
            <text:p>5.95780454537228</text:p>
          </table:table-cell>
          <table:table-cell table:style-name="ce2" table:formula="of:=[.Z33]+ SIN([.AA34]) * [.AB34]" office:value-type="float" office:value="3.93828636288181" calcext:value-type="float">
            <text:p>3.93828636288181</text:p>
          </table:table-cell>
          <table:table-cell table:style-name="ce2" table:formula="of:=[.AA33] - [.AC$2]" office:value-type="float" office:value="-1.81841" calcext:value-type="float">
            <text:p>-1.81841</text:p>
          </table:table-cell>
          <table:table-cell table:style-name="ce2" table:formula="of:=[.AB3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4] + COS([.C35]) * [.D35]" office:value-type="float" office:value="-3.11240343679854" calcext:value-type="float">
            <text:p>-3.11240343679854</text:p>
          </table:table-cell>
          <table:table-cell table:formula="of:=[.B34]+ SIN([.C35]) * [.D35]" office:value-type="float" office:value="0.951566687509635" calcext:value-type="float">
            <text:p>0.951566687509635</text:p>
          </table:table-cell>
          <table:table-cell table:formula="of:=[.C34] - 0.0174533" office:value-type="float" office:value="2.5656311" calcext:value-type="float">
            <text:p>2.5656311</text:p>
          </table:table-cell>
          <table:table-cell table:formula="of:=[.D34]" office:value-type="float" office:value="0.1" calcext:value-type="float">
            <text:p>0.1</text:p>
          </table:table-cell>
          <table:table-cell table:number-columns-repeated="20"/>
          <table:table-cell table:style-name="ce2" table:formula="of:=[.Y34] + COS([.AA35]) * [.AB35]" office:value-type="float" office:value="5.60516261966727" calcext:value-type="float">
            <text:p>5.60516261966727</text:p>
          </table:table-cell>
          <table:table-cell table:style-name="ce2" table:formula="of:=[.Z34]+ SIN([.AA35]) * [.AB35]" office:value-type="float" office:value="3.11025032970749" calcext:value-type="float">
            <text:p>3.11025032970749</text:p>
          </table:table-cell>
          <table:table-cell table:style-name="ce2" table:formula="of:=[.AA34] - [.AC$2]" office:value-type="float" office:value="-1.97341" calcext:value-type="float">
            <text:p>-1.97341</text:p>
          </table:table-cell>
          <table:table-cell table:style-name="ce2" table:formula="of:=[.AB3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5] + COS([.C36]) * [.D36]" office:value-type="float" office:value="-3.19530703144534" calcext:value-type="float">
            <text:p>-3.19530703144534</text:p>
          </table:table-cell>
          <table:table-cell table:formula="of:=[.B35]+ SIN([.C36]) * [.D36]" office:value-type="float" office:value="1.00748621893328" calcext:value-type="float">
            <text:p>1.00748621893328</text:p>
          </table:table-cell>
          <table:table-cell table:formula="of:=[.C35] - 0.0174533" office:value-type="float" office:value="2.5481778" calcext:value-type="float">
            <text:p>2.5481778</text:p>
          </table:table-cell>
          <table:table-cell table:formula="of:=[.D35]" office:value-type="float" office:value="0.1" calcext:value-type="float">
            <text:p>0.1</text:p>
          </table:table-cell>
          <table:table-cell table:number-columns-repeated="20"/>
          <table:table-cell table:style-name="ce2" table:formula="of:=[.Y35] + COS([.AA36]) * [.AB36]" office:value-type="float" office:value="5.12891604581818" calcext:value-type="float">
            <text:p>5.12891604581818</text:p>
          </table:table-cell>
          <table:table-cell table:style-name="ce2" table:formula="of:=[.Z35]+ SIN([.AA36]) * [.AB36]" office:value-type="float" office:value="2.34658207653926" calcext:value-type="float">
            <text:p>2.34658207653926</text:p>
          </table:table-cell>
          <table:table-cell table:style-name="ce2" table:formula="of:=[.AA35] - [.AC$2]" office:value-type="float" office:value="-2.12841" calcext:value-type="float">
            <text:p>-2.12841</text:p>
          </table:table-cell>
          <table:table-cell table:style-name="ce2" table:formula="of:=[.AB3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6] + COS([.C37]) * [.D37]" office:value-type="float" office:value="-3.27722206865389" calcext:value-type="float">
            <text:p>-3.27722206865389</text:p>
          </table:table-cell>
          <table:table-cell table:formula="of:=[.B36]+ SIN([.C37]) * [.D37]" office:value-type="float" office:value="1.06484410138306" calcext:value-type="float">
            <text:p>1.06484410138306</text:p>
          </table:table-cell>
          <table:table-cell table:formula="of:=[.C36] - 0.0174533" office:value-type="float" office:value="2.5307245" calcext:value-type="float">
            <text:p>2.5307245</text:p>
          </table:table-cell>
          <table:table-cell table:formula="of:=[.D36]" office:value-type="float" office:value="0.1" calcext:value-type="float">
            <text:p>0.1</text:p>
          </table:table-cell>
          <table:table-cell table:number-columns-repeated="20"/>
          <table:table-cell table:style-name="ce2" table:formula="of:=[.Y36] + COS([.AA37]) * [.AB37]" office:value-type="float" office:value="4.54048375861396" calcext:value-type="float">
            <text:p>4.54048375861396</text:p>
          </table:table-cell>
          <table:table-cell table:style-name="ce2" table:formula="of:=[.Z36]+ SIN([.AA37]) * [.AB37]" office:value-type="float" office:value="1.66559203008072" calcext:value-type="float">
            <text:p>1.66559203008072</text:p>
          </table:table-cell>
          <table:table-cell table:style-name="ce2" table:formula="of:=[.AA36] - [.AC$2]" office:value-type="float" office:value="-2.28341" calcext:value-type="float">
            <text:p>-2.28341</text:p>
          </table:table-cell>
          <table:table-cell table:style-name="ce2" table:formula="of:=[.AB3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7] + COS([.C38]) * [.D38]" office:value-type="float" office:value="-3.35812359628894" calcext:value-type="float">
            <text:p>-3.35812359628894</text:p>
          </table:table-cell>
          <table:table-cell table:formula="of:=[.B37]+ SIN([.C38]) * [.D38]" office:value-type="float" office:value="1.12362286307735" calcext:value-type="float">
            <text:p>1.12362286307735</text:p>
          </table:table-cell>
          <table:table-cell table:formula="of:=[.C37] - 0.0174533" office:value-type="float" office:value="2.5132712" calcext:value-type="float">
            <text:p>2.5132712</text:p>
          </table:table-cell>
          <table:table-cell table:formula="of:=[.D37]" office:value-type="float" office:value="0.1" calcext:value-type="float">
            <text:p>0.1</text:p>
          </table:table-cell>
          <table:table-cell table:number-columns-repeated="20"/>
          <table:table-cell table:style-name="ce2" table:formula="of:=[.Y37] + COS([.AA38]) * [.AB38]" office:value-type="float" office:value="3.85397456278777" calcext:value-type="float">
            <text:p>3.85397456278777</text:p>
          </table:table-cell>
          <table:table-cell table:style-name="ce2" table:formula="of:=[.Z37]+ SIN([.AA38]) * [.AB38]" office:value-type="float" office:value="1.0836082467619" calcext:value-type="float">
            <text:p>1.0836082467619</text:p>
          </table:table-cell>
          <table:table-cell table:style-name="ce2" table:formula="of:=[.AA37] - [.AC$2]" office:value-type="float" office:value="-2.43841" calcext:value-type="float">
            <text:p>-2.43841</text:p>
          </table:table-cell>
          <table:table-cell table:style-name="ce2" table:formula="of:=[.AB3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8] + COS([.C39]) * [.D39]" office:value-type="float" office:value="-3.43798697094035" calcext:value-type="float">
            <text:p>-3.43798697094035</text:p>
          </table:table-cell>
          <table:table-cell table:formula="of:=[.B38]+ SIN([.C39]) * [.D39]" office:value-type="float" office:value="1.18380459942061" calcext:value-type="float">
            <text:p>1.18380459942061</text:p>
          </table:table-cell>
          <table:table-cell table:formula="of:=[.C38] - 0.0174533" office:value-type="float" office:value="2.4958179" calcext:value-type="float">
            <text:p>2.4958179</text:p>
          </table:table-cell>
          <table:table-cell table:formula="of:=[.D38]" office:value-type="float" office:value="0.1" calcext:value-type="float">
            <text:p>0.1</text:p>
          </table:table-cell>
          <table:table-cell table:number-columns-repeated="20"/>
          <table:table-cell table:style-name="ce2" table:formula="of:=[.Y38] + COS([.AA39]) * [.AB39]" office:value-type="float" office:value="3.08584884707436" calcext:value-type="float">
            <text:p>3.08584884707436</text:p>
          </table:table-cell>
          <table:table-cell table:style-name="ce2" table:formula="of:=[.Z38]+ SIN([.AA39]) * [.AB39]" office:value-type="float" office:value="0.614584915935222" calcext:value-type="float">
            <text:p>0.614584915935222</text:p>
          </table:table-cell>
          <table:table-cell table:style-name="ce2" table:formula="of:=[.AA38] - [.AC$2]" office:value-type="float" office:value="-2.59341" calcext:value-type="float">
            <text:p>-2.59341</text:p>
          </table:table-cell>
          <table:table-cell table:style-name="ce2" table:formula="of:=[.AB3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39] + COS([.C40]) * [.D40]" office:value-type="float" office:value="-3.51678786542968" calcext:value-type="float">
            <text:p>-3.51678786542968</text:p>
          </table:table-cell>
          <table:table-cell table:formula="of:=[.B39]+ SIN([.C40]) * [.D40]" office:value-type="float" office:value="1.24537097845722" calcext:value-type="float">
            <text:p>1.24537097845722</text:p>
          </table:table-cell>
          <table:table-cell table:formula="of:=[.C39] - 0.0174533" office:value-type="float" office:value="2.4783646" calcext:value-type="float">
            <text:p>2.4783646</text:p>
          </table:table-cell>
          <table:table-cell table:formula="of:=[.D39]" office:value-type="float" office:value="0.1" calcext:value-type="float">
            <text:p>0.1</text:p>
          </table:table-cell>
          <table:table-cell table:number-columns-repeated="20"/>
          <table:table-cell table:style-name="ce2" table:formula="of:=[.Y39] + COS([.AA40]) * [.AB40]" office:value-type="float" office:value="2.25452391448241" calcext:value-type="float">
            <text:p>2.25452391448241</text:p>
          </table:table-cell>
          <table:table-cell table:style-name="ce2" table:formula="of:=[.Z39]+ SIN([.AA40]) * [.AB40]" office:value-type="float" office:value="0.269767781136237" calcext:value-type="float">
            <text:p>0.269767781136237</text:p>
          </table:table-cell>
          <table:table-cell table:style-name="ce2" table:formula="of:=[.AA39] - [.AC$2]" office:value-type="float" office:value="-2.74841" calcext:value-type="float">
            <text:p>-2.74841</text:p>
          </table:table-cell>
          <table:table-cell table:style-name="ce2" table:formula="of:=[.AB3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0] + COS([.C41]) * [.D41]" office:value-type="float" office:value="-3.59450227622055" calcext:value-type="float">
            <text:p>-3.59450227622055</text:p>
          </table:table-cell>
          <table:table-cell table:formula="of:=[.B40]+ SIN([.C41]) * [.D41]" office:value-type="float" office:value="1.30830324645567" calcext:value-type="float">
            <text:p>1.30830324645567</text:p>
          </table:table-cell>
          <table:table-cell table:formula="of:=[.C40] - 0.0174533" office:value-type="float" office:value="2.4609113" calcext:value-type="float">
            <text:p>2.4609113</text:p>
          </table:table-cell>
          <table:table-cell table:formula="of:=[.D40]" office:value-type="float" office:value="0.1" calcext:value-type="float">
            <text:p>0.1</text:p>
          </table:table-cell>
          <table:table-cell table:number-columns-repeated="20"/>
          <table:table-cell table:style-name="ce2" table:formula="of:=[.Y40] + COS([.AA41]) * [.AB41]" office:value-type="float" office:value="1.37993239175388" calcext:value-type="float">
            <text:p>1.37993239175388</text:p>
          </table:table-cell>
          <table:table-cell table:style-name="ce2" table:formula="of:=[.Z40]+ SIN([.AA41]) * [.AB41]" office:value-type="float" office:value="0.0574245015830528" calcext:value-type="float">
            <text:p>0.057424501583053</text:p>
          </table:table-cell>
          <table:table-cell table:style-name="ce2" table:formula="of:=[.AA40] - [.AC$2]" office:value-type="float" office:value="-2.90341" calcext:value-type="float">
            <text:p>-2.90341</text:p>
          </table:table-cell>
          <table:table-cell table:style-name="ce2" table:formula="of:=[.AB4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1] + COS([.C42]) * [.D42]" office:value-type="float" office:value="-3.6711065307303" calcext:value-type="float">
            <text:p>-3.6711065307303</text:p>
          </table:table-cell>
          <table:table-cell table:formula="of:=[.B41]+ SIN([.C42]) * [.D42]" office:value-type="float" office:value="1.37258223362104" calcext:value-type="float">
            <text:p>1.37258223362104</text:p>
          </table:table-cell>
          <table:table-cell table:formula="of:=[.C41] - 0.0174533" office:value-type="float" office:value="2.443458" calcext:value-type="float">
            <text:p>2.443458</text:p>
          </table:table-cell>
          <table:table-cell table:formula="of:=[.D41]" office:value-type="float" office:value="0.1" calcext:value-type="float">
            <text:p>0.1</text:p>
          </table:table-cell>
          <table:table-cell table:number-columns-repeated="20"/>
          <table:table-cell table:style-name="ce2" table:formula="of:=[.Y41] + COS([.AA42]) * [.AB42]" office:value-type="float" office:value="0.483044305999471" calcext:value-type="float">
            <text:p>0.483044305999471</text:p>
          </table:table-cell>
          <table:table-cell table:style-name="ce2" table:formula="of:=[.Z41]+ SIN([.AA42]) * [.AB42]" office:value-type="float" office:value="-0.0173535809798891" calcext:value-type="float">
            <text:p>-0.017353580979889</text:p>
          </table:table-cell>
          <table:table-cell table:style-name="ce2" table:formula="of:=[.AA41] - [.AC$2]" office:value-type="float" office:value="-3.05841" calcext:value-type="float">
            <text:p>-3.05841</text:p>
          </table:table-cell>
          <table:table-cell table:style-name="ce2" table:formula="of:=[.AB4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2] + COS([.C43]) * [.D43]" office:value-type="float" office:value="-3.74657729454092" calcext:value-type="float">
            <text:p>-3.74657729454092</text:p>
          </table:table-cell>
          <table:table-cell table:formula="of:=[.B42]+ SIN([.C43]) * [.D43]" office:value-type="float" office:value="1.43818835993437" calcext:value-type="float">
            <text:p>1.43818835993437</text:p>
          </table:table-cell>
          <table:table-cell table:formula="of:=[.C42] - 0.0174533" office:value-type="float" office:value="2.4260047" calcext:value-type="float">
            <text:p>2.4260047</text:p>
          </table:table-cell>
          <table:table-cell table:formula="of:=[.D42]" office:value-type="float" office:value="0.1" calcext:value-type="float">
            <text:p>0.1</text:p>
          </table:table-cell>
          <table:table-cell table:number-columns-repeated="20"/>
          <table:table-cell table:style-name="ce2" table:formula="of:=[.Y42] + COS([.AA43]) * [.AB43]" office:value-type="float" office:value="-0.41463571235079" calcext:value-type="float">
            <text:p>-0.41463571235079</text:p>
          </table:table-cell>
          <table:table-cell table:style-name="ce2" table:formula="of:=[.Z42]+ SIN([.AA43]) * [.AB43]" office:value-type="float" office:value="0.0472264829305454" calcext:value-type="float">
            <text:p>0.047226482930545</text:p>
          </table:table-cell>
          <table:table-cell table:style-name="ce2" table:formula="of:=[.AA42] - [.AC$2]" office:value-type="float" office:value="-3.21341" calcext:value-type="float">
            <text:p>-3.21341</text:p>
          </table:table-cell>
          <table:table-cell table:style-name="ce2" table:formula="of:=[.AB4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3] + COS([.C44]) * [.D44]" office:value-type="float" office:value="-3.82089157850695" calcext:value-type="float">
            <text:p>-3.82089157850695</text:p>
          </table:table-cell>
          <table:table-cell table:formula="of:=[.B43]+ SIN([.C44]) * [.D44]" office:value-type="float" office:value="1.50510164111693" calcext:value-type="float">
            <text:p>1.50510164111693</text:p>
          </table:table-cell>
          <table:table-cell table:formula="of:=[.C43] - 0.0174533" office:value-type="float" office:value="2.40855139999999" calcext:value-type="float">
            <text:p>2.40855139999999</text:p>
          </table:table-cell>
          <table:table-cell table:formula="of:=[.D43]" office:value-type="float" office:value="0.1" calcext:value-type="float">
            <text:p>0.1</text:p>
          </table:table-cell>
          <table:table-cell table:number-columns-repeated="20"/>
          <table:table-cell table:style-name="ce2" table:formula="of:=[.Y43] + COS([.AA44]) * [.AB44]" office:value-type="float" office:value="-1.3115237981052" calcext:value-type="float">
            <text:p>-1.3115237981052</text:p>
          </table:table-cell>
          <table:table-cell table:style-name="ce2" table:formula="of:=[.Z43]+ SIN([.AA44]) * [.AB44]" office:value-type="float" office:value="-0.0275515996323965" calcext:value-type="float">
            <text:p>-0.027551599632397</text:p>
          </table:table-cell>
          <table:table-cell table:style-name="ce2" table:formula="of:=[.AA43] + [.AC$2]" office:value-type="float" office:value="-3.05841" calcext:value-type="float">
            <text:p>-3.05841</text:p>
          </table:table-cell>
          <table:table-cell table:style-name="ce2" table:formula="of:=[.AB4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4] + COS([.C45]) * [.D45]" office:value-type="float" office:value="-3.89402674575819" calcext:value-type="float">
            <text:p>-3.89402674575819</text:p>
          </table:table-cell>
          <table:table-cell table:formula="of:=[.B44]+ SIN([.C45]) * [.D45]" office:value-type="float" office:value="1.57330169471759" calcext:value-type="float">
            <text:p>1.57330169471759</text:p>
          </table:table-cell>
          <table:table-cell table:formula="of:=[.C44] - 0.0174533" office:value-type="float" office:value="2.39109809999999" calcext:value-type="float">
            <text:p>2.39109809999999</text:p>
          </table:table-cell>
          <table:table-cell table:formula="of:=[.D44]" office:value-type="float" office:value="0.1" calcext:value-type="float">
            <text:p>0.1</text:p>
          </table:table-cell>
          <table:table-cell table:number-columns-repeated="20"/>
          <table:table-cell table:style-name="ce2" table:formula="of:=[.Y44] + COS([.AA45]) * [.AB45]" office:value-type="float" office:value="-2.18611532083372" calcext:value-type="float">
            <text:p>-2.18611532083372</text:p>
          </table:table-cell>
          <table:table-cell table:style-name="ce2" table:formula="of:=[.Z44]+ SIN([.AA45]) * [.AB45]" office:value-type="float" office:value="-0.23989487918558" calcext:value-type="float">
            <text:p>-0.23989487918558</text:p>
          </table:table-cell>
          <table:table-cell table:style-name="ce2" table:formula="of:=[.AA44] + [.AC$2]" office:value-type="float" office:value="-2.90341" calcext:value-type="float">
            <text:p>-2.90341</text:p>
          </table:table-cell>
          <table:table-cell table:style-name="ce2" table:formula="of:=[.AB4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5] + COS([.C46]) * [.D46]" office:value-type="float" office:value="-3.96596051859513" calcext:value-type="float">
            <text:p>-3.96596051859513</text:p>
          </table:table-cell>
          <table:table-cell table:formula="of:=[.B45]+ SIN([.C46]) * [.D46]" office:value-type="float" office:value="1.64276774632155" calcext:value-type="float">
            <text:p>1.64276774632155</text:p>
          </table:table-cell>
          <table:table-cell table:formula="of:=[.C45] - 0.0174533" office:value-type="float" office:value="2.37364479999999" calcext:value-type="float">
            <text:p>2.37364479999999</text:p>
          </table:table-cell>
          <table:table-cell table:formula="of:=[.D45]" office:value-type="float" office:value="0.1" calcext:value-type="float">
            <text:p>0.1</text:p>
          </table:table-cell>
          <table:table-cell table:number-columns-repeated="20"/>
          <table:table-cell table:style-name="ce2" table:formula="of:=[.Y45] + COS([.AA46]) * [.AB46]" office:value-type="float" office:value="-3.01744025342568" calcext:value-type="float">
            <text:p>-3.01744025342568</text:p>
          </table:table-cell>
          <table:table-cell table:style-name="ce2" table:formula="of:=[.Z45]+ SIN([.AA46]) * [.AB46]" office:value-type="float" office:value="-0.584712013984566" calcext:value-type="float">
            <text:p>-0.584712013984566</text:p>
          </table:table-cell>
          <table:table-cell table:style-name="ce2" table:formula="of:=[.AA45] + [.AC$2]" office:value-type="float" office:value="-2.74841" calcext:value-type="float">
            <text:p>-2.74841</text:p>
          </table:table-cell>
          <table:table-cell table:style-name="ce2" table:formula="of:=[.AB4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6] + COS([.C47]) * [.D47]" office:value-type="float" office:value="-4.03667098527494" calcext:value-type="float">
            <text:p>-4.03667098527494</text:p>
          </table:table-cell>
          <table:table-cell table:formula="of:=[.B46]+ SIN([.C47]) * [.D47]" office:value-type="float" office:value="1.71347863587842" calcext:value-type="float">
            <text:p>1.71347863587842</text:p>
          </table:table-cell>
          <table:table-cell table:formula="of:=[.C46] - 0.0174533" office:value-type="float" office:value="2.35619149999999" calcext:value-type="float">
            <text:p>2.35619149999999</text:p>
          </table:table-cell>
          <table:table-cell table:formula="of:=[.D46]" office:value-type="float" office:value="0.1" calcext:value-type="float">
            <text:p>0.1</text:p>
          </table:table-cell>
          <table:table-cell table:number-columns-repeated="20"/>
          <table:table-cell table:style-name="ce2" table:formula="of:=[.Y46] + COS([.AA47]) * [.AB47]" office:value-type="float" office:value="-3.78556596913909" calcext:value-type="float">
            <text:p>-3.78556596913909</text:p>
          </table:table-cell>
          <table:table-cell table:style-name="ce2" table:formula="of:=[.Z46]+ SIN([.AA47]) * [.AB47]" office:value-type="float" office:value="-1.05373534481125" calcext:value-type="float">
            <text:p>-1.05373534481125</text:p>
          </table:table-cell>
          <table:table-cell table:style-name="ce2" table:formula="of:=[.AA46] + [.AC$2]" office:value-type="float" office:value="-2.59341" calcext:value-type="float">
            <text:p>-2.59341</text:p>
          </table:table-cell>
          <table:table-cell table:style-name="ce2" table:formula="of:=[.AB4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7] + COS([.C48]) * [.D48]" office:value-type="float" office:value="-4.10613660668602" calcext:value-type="float">
            <text:p>-4.10613660668602</text:p>
          </table:table-cell>
          <table:table-cell table:formula="of:=[.B47]+ SIN([.C48]) * [.D48]" office:value-type="float" office:value="1.78541282414778" calcext:value-type="float">
            <text:p>1.78541282414778</text:p>
          </table:table-cell>
          <table:table-cell table:formula="of:=[.C47] - 0.0174533" office:value-type="float" office:value="2.33873819999999" calcext:value-type="float">
            <text:p>2.33873819999999</text:p>
          </table:table-cell>
          <table:table-cell table:formula="of:=[.D47]" office:value-type="float" office:value="0.1" calcext:value-type="float">
            <text:p>0.1</text:p>
          </table:table-cell>
          <table:table-cell table:number-columns-repeated="20"/>
          <table:table-cell table:style-name="ce2" table:formula="of:=[.Y47] + COS([.AA48]) * [.AB48]" office:value-type="float" office:value="-4.47207516496528" calcext:value-type="float">
            <text:p>-4.47207516496528</text:p>
          </table:table-cell>
          <table:table-cell table:style-name="ce2" table:formula="of:=[.Z47]+ SIN([.AA48]) * [.AB48]" office:value-type="float" office:value="-1.63571912813007" calcext:value-type="float">
            <text:p>-1.63571912813007</text:p>
          </table:table-cell>
          <table:table-cell table:style-name="ce2" table:formula="of:=[.AA47] + [.AC$2]" office:value-type="float" office:value="-2.43841" calcext:value-type="float">
            <text:p>-2.43841</text:p>
          </table:table-cell>
          <table:table-cell table:style-name="ce2" table:formula="of:=[.AB4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8] + COS([.C49]) * [.D49]" office:value-type="float" office:value="-4.17433622290903" calcext:value-type="float">
            <text:p>-4.17433622290903</text:p>
          </table:table-cell>
          <table:table-cell table:formula="of:=[.B48]+ SIN([.C49]) * [.D49]" office:value-type="float" office:value="1.85854839926027" calcext:value-type="float">
            <text:p>1.85854839926027</text:p>
          </table:table-cell>
          <table:table-cell table:formula="of:=[.C48] - 0.0174533" office:value-type="float" office:value="2.32128489999999" calcext:value-type="float">
            <text:p>2.32128489999999</text:p>
          </table:table-cell>
          <table:table-cell table:formula="of:=[.D48]" office:value-type="float" office:value="0.1" calcext:value-type="float">
            <text:p>0.1</text:p>
          </table:table-cell>
          <table:table-cell table:number-columns-repeated="20"/>
          <table:table-cell table:style-name="ce2" table:formula="of:=[.Y48] + COS([.AA49]) * [.AB49]" office:value-type="float" office:value="-5.0605074521695" calcext:value-type="float">
            <text:p>-5.0605074521695</text:p>
          </table:table-cell>
          <table:table-cell table:style-name="ce2" table:formula="of:=[.Z48]+ SIN([.AA49]) * [.AB49]" office:value-type="float" office:value="-2.31670917458861" calcext:value-type="float">
            <text:p>-2.31670917458861</text:p>
          </table:table-cell>
          <table:table-cell table:style-name="ce2" table:formula="of:=[.AA48] + [.AC$2]" office:value-type="float" office:value="-2.28341" calcext:value-type="float">
            <text:p>-2.28341</text:p>
          </table:table-cell>
          <table:table-cell table:style-name="ce2" table:formula="of:=[.AB4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49] + COS([.C50]) * [.D50]" office:value-type="float" office:value="-4.24124905966238" calcext:value-type="float">
            <text:p>-4.24124905966238</text:p>
          </table:table-cell>
          <table:table-cell table:formula="of:=[.B49]+ SIN([.C50]) * [.D50]" office:value-type="float" office:value="1.93286308339214" calcext:value-type="float">
            <text:p>1.93286308339214</text:p>
          </table:table-cell>
          <table:table-cell table:formula="of:=[.C49] - 0.0174533" office:value-type="float" office:value="2.30383159999999" calcext:value-type="float">
            <text:p>2.30383159999999</text:p>
          </table:table-cell>
          <table:table-cell table:formula="of:=[.D49]" office:value-type="float" office:value="0.1" calcext:value-type="float">
            <text:p>0.1</text:p>
          </table:table-cell>
          <table:table-cell table:number-columns-repeated="20"/>
          <table:table-cell table:style-name="ce2" table:formula="of:=[.Y49] + COS([.AA50]) * [.AB50]" office:value-type="float" office:value="-5.53675402601858" calcext:value-type="float">
            <text:p>-5.53675402601858</text:p>
          </table:table-cell>
          <table:table-cell table:style-name="ce2" table:formula="of:=[.Z49]+ SIN([.AA50]) * [.AB50]" office:value-type="float" office:value="-3.08037742775683" calcext:value-type="float">
            <text:p>-3.08037742775683</text:p>
          </table:table-cell>
          <table:table-cell table:style-name="ce2" table:formula="of:=[.AA49] + [.AC$2]" office:value-type="float" office:value="-2.12841" calcext:value-type="float">
            <text:p>-2.12841</text:p>
          </table:table-cell>
          <table:table-cell table:style-name="ce2" table:formula="of:=[.AB4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0] + COS([.C51]) * [.D51]" office:value-type="float" office:value="-4.30685473463035" calcext:value-type="float">
            <text:p>-4.30685473463035</text:p>
          </table:table-cell>
          <table:table-cell table:formula="of:=[.B50]+ SIN([.C51]) * [.D51]" office:value-type="float" office:value="2.00833423955128" calcext:value-type="float">
            <text:p>2.00833423955128</text:p>
          </table:table-cell>
          <table:table-cell table:formula="of:=[.C50] - 0.0174533" office:value-type="float" office:value="2.28637829999999" calcext:value-type="float">
            <text:p>2.28637829999999</text:p>
          </table:table-cell>
          <table:table-cell table:formula="of:=[.D50]" office:value-type="float" office:value="0.1" calcext:value-type="float">
            <text:p>0.1</text:p>
          </table:table-cell>
          <table:table-cell table:number-columns-repeated="20"/>
          <table:table-cell table:style-name="ce2" table:formula="of:=[.Y50] + COS([.AA51]) * [.AB51]" office:value-type="float" office:value="-5.8893959517236" calcext:value-type="float">
            <text:p>-5.8893959517236</text:p>
          </table:table-cell>
          <table:table-cell table:style-name="ce2" table:formula="of:=[.Z50]+ SIN([.AA51]) * [.AB51]" office:value-type="float" office:value="-3.90841346093115" calcext:value-type="float">
            <text:p>-3.90841346093115</text:p>
          </table:table-cell>
          <table:table-cell table:style-name="ce2" table:formula="of:=[.AA50] + [.AC$2]" office:value-type="float" office:value="-1.97341" calcext:value-type="float">
            <text:p>-1.97341</text:p>
          </table:table-cell>
          <table:table-cell table:style-name="ce2" table:formula="of:=[.AB5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1] + COS([.C52]) * [.D52]" office:value-type="float" office:value="-4.37113326367165" calcext:value-type="float">
            <text:p>-4.37113326367165</text:p>
          </table:table-cell>
          <table:table-cell table:formula="of:=[.B51]+ SIN([.C52]) * [.D52]" office:value-type="float" office:value="2.08493887847273" calcext:value-type="float">
            <text:p>2.08493887847273</text:p>
          </table:table-cell>
          <table:table-cell table:formula="of:=[.C51] - 0.0174533" office:value-type="float" office:value="2.26892499999999" calcext:value-type="float">
            <text:p>2.26892499999999</text:p>
          </table:table-cell>
          <table:table-cell table:formula="of:=[.D51]" office:value-type="float" office:value="0.1" calcext:value-type="float">
            <text:p>0.1</text:p>
          </table:table-cell>
          <table:table-cell table:number-columns-repeated="20"/>
          <table:table-cell table:style-name="ce2" table:formula="of:=[.Y51] + COS([.AA52]) * [.AB52]" office:value-type="float" office:value="-6.10997795553649" calcext:value-type="float">
            <text:p>-6.10997795553649</text:p>
          </table:table-cell>
          <table:table-cell table:style-name="ce2" table:formula="of:=[.Z51]+ SIN([.AA52]) * [.AB52]" office:value-type="float" office:value="-4.7809635051085" calcext:value-type="float">
            <text:p>-4.7809635051085</text:p>
          </table:table-cell>
          <table:table-cell table:style-name="ce2" table:formula="of:=[.AA51] + [.AC$2]" office:value-type="float" office:value="-1.81841" calcext:value-type="float">
            <text:p>-1.81841</text:p>
          </table:table-cell>
          <table:table-cell table:style-name="ce2" table:formula="of:=[.AB5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2] + COS([.C53]) * [.D53]" office:value-type="float" office:value="-4.4340650669069" calcext:value-type="float">
            <text:p>-4.4340650669069</text:p>
          </table:table-cell>
          <table:table-cell table:formula="of:=[.B52]+ SIN([.C53]) * [.D53]" office:value-type="float" office:value="2.16265366562138" calcext:value-type="float">
            <text:p>2.16265366562138</text:p>
          </table:table-cell>
          <table:table-cell table:formula="of:=[.C52] - 0.0174533" office:value-type="float" office:value="2.25147169999999" calcext:value-type="float">
            <text:p>2.25147169999999</text:p>
          </table:table-cell>
          <table:table-cell table:formula="of:=[.D52]" office:value-type="float" office:value="0.1" calcext:value-type="float">
            <text:p>0.1</text:p>
          </table:table-cell>
          <table:table-cell table:number-columns-repeated="20"/>
          <table:table-cell table:style-name="ce2" table:formula="of:=[.Y52] + COS([.AA53]) * [.AB53]" office:value-type="float" office:value="-6.19321115632833" calcext:value-type="float">
            <text:p>-6.19321115632833</text:p>
          </table:table-cell>
          <table:table-cell table:style-name="ce2" table:formula="of:=[.Z52]+ SIN([.AA53]) * [.AB53]" office:value-type="float" office:value="-5.67710648158376" calcext:value-type="float">
            <text:p>-5.67710648158376</text:p>
          </table:table-cell>
          <table:table-cell table:style-name="ce2" table:formula="of:=[.AA52] + [.AC$2]" office:value-type="float" office:value="-1.66341" calcext:value-type="float">
            <text:p>-1.66341</text:p>
          </table:table-cell>
          <table:table-cell table:style-name="ce2" table:formula="of:=[.AB5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3] + COS([.C54]) * [.D54]" office:value-type="float" office:value="-4.49563097468275" calcext:value-type="float">
            <text:p>-4.49563097468275</text:p>
          </table:table-cell>
          <table:table-cell table:formula="of:=[.B53]+ SIN([.C54]) * [.D54]" office:value-type="float" office:value="2.24145492829994" calcext:value-type="float">
            <text:p>2.24145492829994</text:p>
          </table:table-cell>
          <table:table-cell table:formula="of:=[.C53] - 0.0174533" office:value-type="float" office:value="2.23401839999999" calcext:value-type="float">
            <text:p>2.23401839999999</text:p>
          </table:table-cell>
          <table:table-cell table:formula="of:=[.D53]" office:value-type="float" office:value="0.1" calcext:value-type="float">
            <text:p>0.1</text:p>
          </table:table-cell>
          <table:table-cell table:number-columns-repeated="20"/>
          <table:table-cell table:style-name="ce2" table:formula="of:=[.Y53] + COS([.AA54]) * [.AB54]" office:value-type="float" office:value="-6.1370998767666" calcext:value-type="float">
            <text:p>-6.1370998767666</text:p>
          </table:table-cell>
          <table:table-cell table:style-name="ce2" table:formula="of:=[.Z53]+ SIN([.AA54]) * [.AB54]" office:value-type="float" office:value="-6.57535562536623" calcext:value-type="float">
            <text:p>-6.57535562536623</text:p>
          </table:table-cell>
          <table:table-cell table:style-name="ce2" table:formula="of:=[.AA53] + [.AC$2]" office:value-type="float" office:value="-1.50841" calcext:value-type="float">
            <text:p>-1.50841</text:p>
          </table:table-cell>
          <table:table-cell table:style-name="ce2" table:formula="of:=[.AB5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4] + COS([.C55]) * [.D55]" office:value-type="float" office:value="-4.55581223341123" calcext:value-type="float">
            <text:p>-4.55581223341123</text:p>
          </table:table-cell>
          <table:table-cell table:formula="of:=[.B54]+ SIN([.C55]) * [.D55]" office:value-type="float" office:value="2.32131866285986" calcext:value-type="float">
            <text:p>2.32131866285986</text:p>
          </table:table-cell>
          <table:table-cell table:formula="of:=[.C54] - 0.0174533" office:value-type="float" office:value="2.21656509999999" calcext:value-type="float">
            <text:p>2.21656509999999</text:p>
          </table:table-cell>
          <table:table-cell table:formula="of:=[.D54]" office:value-type="float" office:value="0.1" calcext:value-type="float">
            <text:p>0.1</text:p>
          </table:table-cell>
          <table:table-cell table:number-columns-repeated="20"/>
          <table:table-cell table:style-name="ce2" table:formula="of:=[.Y54] + COS([.AA55]) * [.AB55]" office:value-type="float" office:value="-5.94298949354779" calcext:value-type="float">
            <text:p>-5.94298949354779</text:p>
          </table:table-cell>
          <table:table-cell table:style-name="ce2" table:formula="of:=[.Z54]+ SIN([.AA55]) * [.AB55]" office:value-type="float" office:value="-7.45417367202131" calcext:value-type="float">
            <text:p>-7.45417367202131</text:p>
          </table:table-cell>
          <table:table-cell table:style-name="ce2" table:formula="of:=[.AA54] + [.AC$2]" office:value-type="float" office:value="-1.35341" calcext:value-type="float">
            <text:p>-1.35341</text:p>
          </table:table-cell>
          <table:table-cell table:style-name="ce2" table:formula="of:=[.AB5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5] + COS([.C56]) * [.D56]" office:value-type="float" office:value="-4.61459051128221" calcext:value-type="float">
            <text:p>-4.61459051128221</text:p>
          </table:table-cell>
          <table:table-cell table:formula="of:=[.B55]+ SIN([.C56]) * [.D56]" office:value-type="float" office:value="2.40222054201307" calcext:value-type="float">
            <text:p>2.40222054201307</text:p>
          </table:table-cell>
          <table:table-cell table:formula="of:=[.C55] - 0.0174533" office:value-type="float" office:value="2.19911179999999" calcext:value-type="float">
            <text:p>2.19911179999999</text:p>
          </table:table-cell>
          <table:table-cell table:formula="of:=[.D55]" office:value-type="float" office:value="0.1" calcext:value-type="float">
            <text:p>0.1</text:p>
          </table:table-cell>
          <table:table-cell table:number-columns-repeated="20"/>
          <table:table-cell table:style-name="ce2" table:formula="of:=[.Y55] + COS([.AA56]) * [.AB56]" office:value-type="float" office:value="-5.61553417938314" calcext:value-type="float">
            <text:p>-5.61553417938314</text:p>
          </table:table-cell>
          <table:table-cell table:style-name="ce2" table:formula="of:=[.Z55]+ SIN([.AA56]) * [.AB56]" office:value-type="float" office:value="-8.29248925533426" calcext:value-type="float">
            <text:p>-8.29248925533426</text:p>
          </table:table-cell>
          <table:table-cell table:style-name="ce2" table:formula="of:=[.AA55] + [.AC$2]" office:value-type="float" office:value="-1.19841" calcext:value-type="float">
            <text:p>-1.19841</text:p>
          </table:table-cell>
          <table:table-cell table:style-name="ce2" table:formula="of:=[.AB5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6] + COS([.C57]) * [.D57]" office:value-type="float" office:value="-4.67194790384753" calcext:value-type="float">
            <text:p>-4.67194790384753</text:p>
          </table:table-cell>
          <table:table-cell table:formula="of:=[.B56]+ SIN([.C57]) * [.D57]" office:value-type="float" office:value="2.48413592224236" calcext:value-type="float">
            <text:p>2.48413592224236</text:p>
          </table:table-cell>
          <table:table-cell table:formula="of:=[.C56] - 0.0174533" office:value-type="float" office:value="2.18165849999999" calcext:value-type="float">
            <text:p>2.18165849999999</text:p>
          </table:table-cell>
          <table:table-cell table:formula="of:=[.D56]" office:value-type="float" office:value="0.1" calcext:value-type="float">
            <text:p>0.1</text:p>
          </table:table-cell>
          <table:table-cell table:number-columns-repeated="20"/>
          <table:table-cell table:style-name="ce2" table:formula="of:=[.Y56] + COS([.AA57]) * [.AB57]" office:value-type="float" office:value="-5.16258531018599" calcext:value-type="float">
            <text:p>-5.16258531018599</text:p>
          </table:table-cell>
          <table:table-cell table:style-name="ce2" table:formula="of:=[.Z56]+ SIN([.AA57]) * [.AB57]" office:value-type="float" office:value="-9.07020213416104" calcext:value-type="float">
            <text:p>-9.07020213416104</text:p>
          </table:table-cell>
          <table:table-cell table:style-name="ce2" table:formula="of:=[.AA56] + [.AC$2]" office:value-type="float" office:value="-1.04341" calcext:value-type="float">
            <text:p>-1.04341</text:p>
          </table:table-cell>
          <table:table-cell table:style-name="ce2" table:formula="of:=[.AB5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7] + COS([.C58]) * [.D58]" office:value-type="float" office:value="-4.72786693947478" calcext:value-type="float">
            <text:p>-4.72786693947478</text:p>
          </table:table-cell>
          <table:table-cell table:formula="of:=[.B57]+ SIN([.C58]) * [.D58]" office:value-type="float" office:value="2.56703985130798" calcext:value-type="float">
            <text:p>2.56703985130798</text:p>
          </table:table-cell>
          <table:table-cell table:formula="of:=[.C57] - 0.0174533" office:value-type="float" office:value="2.16420519999999" calcext:value-type="float">
            <text:p>2.16420519999999</text:p>
          </table:table-cell>
          <table:table-cell table:formula="of:=[.D57]" office:value-type="float" office:value="0.1" calcext:value-type="float">
            <text:p>0.1</text:p>
          </table:table-cell>
          <table:table-cell table:number-columns-repeated="20"/>
          <table:table-cell table:style-name="ce2" table:formula="of:=[.Y57] + COS([.AA58]) * [.AB58]" office:value-type="float" office:value="-4.59500321311479" calcext:value-type="float">
            <text:p>-4.59500321311479</text:p>
          </table:table-cell>
          <table:table-cell table:style-name="ce2" table:formula="of:=[.Z57]+ SIN([.AA58]) * [.AB58]" office:value-type="float" office:value="-9.76866513467305" calcext:value-type="float">
            <text:p>-9.76866513467305</text:p>
          </table:table-cell>
          <table:table-cell table:style-name="ce2" table:formula="of:=[.AA57] + [.AC$2]" office:value-type="float" office:value="-0.888409999999999" calcext:value-type="float">
            <text:p>-0.888409999999999</text:p>
          </table:table-cell>
          <table:table-cell table:style-name="ce2" table:formula="of:=[.AB5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8] + COS([.C59]) * [.D59]" office:value-type="float" office:value="-4.78233058466943" calcext:value-type="float">
            <text:p>-4.78233058466943</text:p>
          </table:table-cell>
          <table:table-cell table:formula="of:=[.B58]+ SIN([.C59]) * [.D59]" office:value-type="float" office:value="2.65090707584839" calcext:value-type="float">
            <text:p>2.65090707584839</text:p>
          </table:table-cell>
          <table:table-cell table:formula="of:=[.C58] - 0.0174533" office:value-type="float" office:value="2.14675189999999" calcext:value-type="float">
            <text:p>2.14675189999999</text:p>
          </table:table-cell>
          <table:table-cell table:formula="of:=[.D58]" office:value-type="float" office:value="0.1" calcext:value-type="float">
            <text:p>0.1</text:p>
          </table:table-cell>
          <table:table-cell table:number-columns-repeated="20"/>
          <table:table-cell table:style-name="ce2" table:formula="of:=[.Y58] + COS([.AA59]) * [.AB59]" office:value-type="float" office:value="-3.92639676917717" calcext:value-type="float">
            <text:p>-3.92639676917717</text:p>
          </table:table-cell>
          <table:table-cell table:style-name="ce2" table:formula="of:=[.Z58]+ SIN([.AA59]) * [.AB59]" office:value-type="float" office:value="-10.3711312524964" calcext:value-type="float">
            <text:p>-10.3711312524964</text:p>
          </table:table-cell>
          <table:table-cell table:style-name="ce2" table:formula="of:=[.AA58] + [.AC$2]" office:value-type="float" office:value="-0.733409999999999" calcext:value-type="float">
            <text:p>-0.733409999999999</text:p>
          </table:table-cell>
          <table:table-cell table:style-name="ce2" table:formula="of:=[.AB5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59] + COS([.C60]) * [.D60]" office:value-type="float" office:value="-4.83532224926332" calcext:value-type="float">
            <text:p>-4.83532224926332</text:p>
          </table:table-cell>
          <table:table-cell table:formula="of:=[.B59]+ SIN([.C60]) * [.D60]" office:value-type="float" office:value="2.73571204907265" calcext:value-type="float">
            <text:p>2.73571204907265</text:p>
          </table:table-cell>
          <table:table-cell table:formula="of:=[.C59] - 0.0174533" office:value-type="float" office:value="2.12929859999999" calcext:value-type="float">
            <text:p>2.12929859999999</text:p>
          </table:table-cell>
          <table:table-cell table:formula="of:=[.D59]" office:value-type="float" office:value="0.1" calcext:value-type="float">
            <text:p>0.1</text:p>
          </table:table-cell>
          <table:table-cell table:number-columns-repeated="20"/>
          <table:table-cell table:style-name="ce2" table:formula="of:=[.Y59] + COS([.AA60]) * [.AB60]" office:value-type="float" office:value="-3.17279711392774" calcext:value-type="float">
            <text:p>-3.17279711392774</text:p>
          </table:table-cell>
          <table:table-cell table:style-name="ce2" table:formula="of:=[.Z59]+ SIN([.AA60]) * [.AB60]" office:value-type="float" office:value="-10.8631551946048" calcext:value-type="float">
            <text:p>-10.8631551946048</text:p>
          </table:table-cell>
          <table:table-cell table:style-name="ce2" table:formula="of:=[.AA59] + [.AC$2]" office:value-type="float" office:value="-0.578409999999999" calcext:value-type="float">
            <text:p>-0.578409999999999</text:p>
          </table:table-cell>
          <table:table-cell table:style-name="ce2" table:formula="of:=[.AB5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0] + COS([.C61]) * [.D61]" office:value-type="float" office:value="-4.88682579146825" calcext:value-type="float">
            <text:p>-4.88682579146825</text:p>
          </table:table-cell>
          <table:table-cell table:formula="of:=[.B60]+ SIN([.C61]) * [.D61]" office:value-type="float" office:value="2.82142893854227" calcext:value-type="float">
            <text:p>2.82142893854227</text:p>
          </table:table-cell>
          <table:table-cell table:formula="of:=[.C60] - 0.0174533" office:value-type="float" office:value="2.11184529999999" calcext:value-type="float">
            <text:p>2.11184529999999</text:p>
          </table:table-cell>
          <table:table-cell table:formula="of:=[.D60]" office:value-type="float" office:value="0.1" calcext:value-type="float">
            <text:p>0.1</text:p>
          </table:table-cell>
          <table:table-cell table:number-columns-repeated="20"/>
          <table:table-cell table:style-name="ce2" table:formula="of:=[.Y60] + COS([.AA61]) * [.AB61]" office:value-type="float" office:value="-2.35227325991748" calcext:value-type="float">
            <text:p>-2.35227325991748</text:p>
          </table:table-cell>
          <table:table-cell table:style-name="ce2" table:formula="of:=[.Z60]+ SIN([.AA61]) * [.AB61]" office:value-type="float" office:value="-11.2329397332218" calcext:value-type="float">
            <text:p>-11.2329397332218</text:p>
          </table:table-cell>
          <table:table-cell table:style-name="ce2" table:formula="of:=[.AA60] + [.AC$2]" office:value-type="float" office:value="-0.423409999999999" calcext:value-type="float">
            <text:p>-0.423409999999999</text:p>
          </table:table-cell>
          <table:table-cell table:style-name="ce2" table:formula="of:=[.AB6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1] + COS([.C62]) * [.D62]" office:value-type="float" office:value="-4.93682552279287" calcext:value-type="float">
            <text:p>-4.93682552279287</text:p>
          </table:table-cell>
          <table:table-cell table:formula="of:=[.B61]+ SIN([.C62]) * [.D62]" office:value-type="float" office:value="2.90803163403995" calcext:value-type="float">
            <text:p>2.90803163403995</text:p>
          </table:table-cell>
          <table:table-cell table:formula="of:=[.C61] - 0.0174533" office:value-type="float" office:value="2.09439199999999" calcext:value-type="float">
            <text:p>2.09439199999999</text:p>
          </table:table-cell>
          <table:table-cell table:formula="of:=[.D61]" office:value-type="float" office:value="0.1" calcext:value-type="float">
            <text:p>0.1</text:p>
          </table:table-cell>
          <table:table-cell table:number-columns-repeated="20"/>
          <table:table-cell table:style-name="ce2" table:formula="of:=[.Y61] + COS([.AA62]) * [.AB62]" office:value-type="float" office:value="-1.48449885709202" calcext:value-type="float">
            <text:p>-1.48449885709202</text:p>
          </table:table-cell>
          <table:table-cell table:style-name="ce2" table:formula="of:=[.Z61]+ SIN([.AA62]) * [.AB62]" office:value-type="float" office:value="-11.4716185672245" calcext:value-type="float">
            <text:p>-11.4716185672245</text:p>
          </table:table-cell>
          <table:table-cell table:style-name="ce2" table:formula="of:=[.AA61] + [.AC$2]" office:value-type="float" office:value="-0.268409999999999" calcext:value-type="float">
            <text:p>-0.268409999999999</text:p>
          </table:table-cell>
          <table:table-cell table:style-name="ce2" table:formula="of:=[.AB6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2] + COS([.C63]) * [.D63]" office:value-type="float" office:value="-4.98530621282163" calcext:value-type="float">
            <text:p>-4.98530621282163</text:p>
          </table:table-cell>
          <table:table-cell table:formula="of:=[.B62]+ SIN([.C63]) * [.D63]" office:value-type="float" office:value="2.99549375552312" calcext:value-type="float">
            <text:p>2.99549375552312</text:p>
          </table:table-cell>
          <table:table-cell table:formula="of:=[.C62] - 0.0174533" office:value-type="float" office:value="2.07693869999999" calcext:value-type="float">
            <text:p>2.07693869999999</text:p>
          </table:table-cell>
          <table:table-cell table:formula="of:=[.D62]" office:value-type="float" office:value="0.1" calcext:value-type="float">
            <text:p>0.1</text:p>
          </table:table-cell>
          <table:table-cell table:number-columns-repeated="20"/>
          <table:table-cell table:style-name="ce2" table:formula="of:=[.Y62] + COS([.AA63]) * [.AB63]" office:value-type="float" office:value="-0.590280478897688" calcext:value-type="float">
            <text:p>-0.590280478897688</text:p>
          </table:table-cell>
          <table:table-cell table:style-name="ce2" table:formula="of:=[.Z62]+ SIN([.AA63]) * [.AB63]" office:value-type="float" office:value="-11.5734689089005" calcext:value-type="float">
            <text:p>-11.5734689089005</text:p>
          </table:table-cell>
          <table:table-cell table:style-name="ce2" table:formula="of:=[.AA62] + [.AC$2]" office:value-type="float" office:value="-0.113409999999999" calcext:value-type="float">
            <text:p>-0.113409999999999</text:p>
          </table:table-cell>
          <table:table-cell table:style-name="ce2" table:formula="of:=[.AB6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3] + COS([.C64]) * [.D64]" office:value-type="float" office:value="-5.03225309385403" calcext:value-type="float">
            <text:p>-5.03225309385403</text:p>
          </table:table-cell>
          <table:table-cell table:formula="of:=[.B63]+ SIN([.C64]) * [.D64]" office:value-type="float" office:value="3.08378866115945" calcext:value-type="float">
            <text:p>3.08378866115945</text:p>
          </table:table-cell>
          <table:table-cell table:formula="of:=[.C63] - 0.0174533" office:value-type="float" office:value="2.05948539999999" calcext:value-type="float">
            <text:p>2.05948539999999</text:p>
          </table:table-cell>
          <table:table-cell table:formula="of:=[.D63]" office:value-type="float" office:value="0.1" calcext:value-type="float">
            <text:p>0.1</text:p>
          </table:table-cell>
          <table:table-cell table:number-columns-repeated="20"/>
          <table:table-cell table:style-name="ce2" table:formula="of:=[.Y63] + COS([.AA64]) * [.AB64]" office:value-type="float" office:value="0.308941255649316" calcext:value-type="float">
            <text:p>0.308941255649316</text:p>
          </table:table-cell>
          <table:table-cell table:style-name="ce2" table:formula="of:=[.Z63]+ SIN([.AA64]) * [.AB64]" office:value-type="float" office:value="-11.536048698876" calcext:value-type="float">
            <text:p>-11.536048698876</text:p>
          </table:table-cell>
          <table:table-cell table:style-name="ce2" table:formula="of:=[.AA63] + [.AC$2]" office:value-type="float" office:value="0.0415900000000011" calcext:value-type="float">
            <text:p>0.041590000000001</text:p>
          </table:table-cell>
          <table:table-cell table:style-name="ce2" table:formula="of:=[.AB6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4] + COS([.C65]) * [.D65]" office:value-type="float" office:value="-5.07765186540307" calcext:value-type="float">
            <text:p>-5.07765186540307</text:p>
          </table:table-cell>
          <table:table-cell table:formula="of:=[.B64]+ SIN([.C65]) * [.D65]" office:value-type="float" office:value="3.17288945544232" calcext:value-type="float">
            <text:p>3.17288945544232</text:p>
          </table:table-cell>
          <table:table-cell table:formula="of:=[.C64] - 0.0174533" office:value-type="float" office:value="2.04203209999999" calcext:value-type="float">
            <text:p>2.04203209999999</text:p>
          </table:table-cell>
          <table:table-cell table:formula="of:=[.D64]" office:value-type="float" office:value="0.1" calcext:value-type="float">
            <text:p>0.1</text:p>
          </table:table-cell>
          <table:table-cell table:number-columns-repeated="20"/>
          <table:table-cell table:style-name="ce2" table:formula="of:=[.Y64] + COS([.AA65]) * [.AB65]" office:value-type="float" office:value="1.1916057623655" calcext:value-type="float">
            <text:p>1.1916057623655</text:p>
          </table:table-cell>
          <table:table-cell table:style-name="ce2" table:formula="of:=[.Z64]+ SIN([.AA65]) * [.AB65]" office:value-type="float" office:value="-11.3602551592237" calcext:value-type="float">
            <text:p>-11.3602551592237</text:p>
          </table:table-cell>
          <table:table-cell table:style-name="ce2" table:formula="of:=[.AA64] + [.AC$2]" office:value-type="float" office:value="0.196590000000001" calcext:value-type="float">
            <text:p>0.196590000000001</text:p>
          </table:table-cell>
          <table:table-cell table:style-name="ce2" table:formula="of:=[.AB6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5] + COS([.C66]) * [.D66]" office:value-type="float" office:value="-5.1214886985513" calcext:value-type="float">
            <text:p>-5.1214886985513</text:p>
          </table:table-cell>
          <table:table-cell table:formula="of:=[.B65]+ SIN([.C66]) * [.D66]" office:value-type="float" office:value="3.26276899738338" calcext:value-type="float">
            <text:p>3.26276899738338</text:p>
          </table:table-cell>
          <table:table-cell table:formula="of:=[.C65] - 0.0174533" office:value-type="float" office:value="2.02457879999999" calcext:value-type="float">
            <text:p>2.02457879999999</text:p>
          </table:table-cell>
          <table:table-cell table:formula="of:=[.D65]" office:value-type="float" office:value="0.1" calcext:value-type="float">
            <text:p>0.1</text:p>
          </table:table-cell>
          <table:table-cell table:number-columns-repeated="7"/>
          <table:table-cell table:style-name="ce10" table:formula="of:=[.A80]" office:value-type="float" office:value="-5.56461233645256" calcext:value-type="float">
            <text:p>-5.56461233645256</text:p>
          </table:table-cell>
          <table:table-cell table:formula="of:=[.B80]" office:value-type="float" office:value="4.58713998362539" calcext:value-type="float">
            <text:p>4.58713998362539</text:p>
          </table:table-cell>
          <table:table-cell table:number-columns-repeated="11"/>
          <table:table-cell table:style-name="ce2" table:formula="of:=[.Y65] + COS([.AA66]) * [.AB66]" office:value-type="float" office:value="2.03654944869997" calcext:value-type="float">
            <text:p>2.03654944869997</text:p>
          </table:table-cell>
          <table:table-cell table:style-name="ce2" table:formula="of:=[.Z65]+ SIN([.AA66]) * [.AB66]" office:value-type="float" office:value="-11.050303280824" calcext:value-type="float">
            <text:p>-11.050303280824</text:p>
          </table:table-cell>
          <table:table-cell table:style-name="ce2" table:formula="of:=[.AA65] + [.AC$2]" office:value-type="float" office:value="0.351590000000001" calcext:value-type="float">
            <text:p>0.351590000000001</text:p>
          </table:table-cell>
          <table:table-cell table:style-name="ce2" table:formula="of:=[.AB6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6] + COS([.C67]) * [.D67]" office:value-type="float" office:value="-5.16375024016323" calcext:value-type="float">
            <text:p>-5.16375024016323</text:p>
          </table:table-cell>
          <table:table-cell table:formula="of:=[.B66]+ SIN([.C67]) * [.D67]" office:value-type="float" office:value="3.35339990878" calcext:value-type="float">
            <text:p>3.35339990878</text:p>
          </table:table-cell>
          <table:table-cell table:formula="of:=[.C66] - 0.0174533" office:value-type="float" office:value="2.00712549999999" calcext:value-type="float">
            <text:p>2.00712549999999</text:p>
          </table:table-cell>
          <table:table-cell table:formula="of:=[.D66]" office:value-type="float" office:value="0.1" calcext:value-type="float">
            <text:p>0.1</text:p>
          </table:table-cell>
          <table:table-cell table:number-columns-repeated="20"/>
          <table:table-cell table:style-name="ce2" table:formula="of:=[.Y66] + COS([.AA67]) * [.AB67]" office:value-type="float" office:value="2.82351315189051" calcext:value-type="float">
            <text:p>2.82351315189051</text:p>
          </table:table-cell>
          <table:table-cell table:style-name="ce2" table:formula="of:=[.Z66]+ SIN([.AA67]) * [.AB67]" office:value-type="float" office:value="-10.6136247607882" calcext:value-type="float">
            <text:p>-10.6136247607882</text:p>
          </table:table-cell>
          <table:table-cell table:style-name="ce2" table:formula="of:=[.AA66] + [.AC$2]" office:value-type="float" office:value="0.506590000000001" calcext:value-type="float">
            <text:p>0.506590000000001</text:p>
          </table:table-cell>
          <table:table-cell table:style-name="ce2" table:formula="of:=[.AB6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7] + COS([.C68]) * [.D68]" office:value-type="float" office:value="-5.20442361695286" calcext:value-type="float">
            <text:p>-5.20442361695286</text:p>
          </table:table-cell>
          <table:table-cell table:formula="of:=[.B67]+ SIN([.C68]) * [.D68]" office:value-type="float" office:value="3.44475458255496" calcext:value-type="float">
            <text:p>3.44475458255496</text:p>
          </table:table-cell>
          <table:table-cell table:formula="of:=[.C67] - 0.0174533" office:value-type="float" office:value="1.98967219999999" calcext:value-type="float">
            <text:p>1.98967219999999</text:p>
          </table:table-cell>
          <table:table-cell table:formula="of:=[.D67]" office:value-type="float" office:value="0.1" calcext:value-type="float">
            <text:p>0.1</text:p>
          </table:table-cell>
          <table:table-cell table:number-columns-repeated="20"/>
          <table:table-cell table:style-name="ce2" table:formula="of:=[.Y67] + COS([.AA68]) * [.AB68]" office:value-type="float" office:value="3.53362789166212" calcext:value-type="float">
            <text:p>3.53362789166212</text:p>
          </table:table-cell>
          <table:table-cell table:style-name="ce2" table:formula="of:=[.Z67]+ SIN([.AA68]) * [.AB68]" office:value-type="float" office:value="-10.0606898131143" calcext:value-type="float">
            <text:p>-10.0606898131143</text:p>
          </table:table-cell>
          <table:table-cell table:style-name="ce2" table:formula="of:=[.AA67] + [.AC$2]" office:value-type="float" office:value="0.661590000000001" calcext:value-type="float">
            <text:p>0.661590000000001</text:p>
          </table:table-cell>
          <table:table-cell table:style-name="ce2" table:formula="of:=[.AB6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8] + COS([.C69]) * [.D69]" office:value-type="float" office:value="-5.243496439405" calcext:value-type="float">
            <text:p>-5.243496439405</text:p>
          </table:table-cell>
          <table:table-cell table:formula="of:=[.B68]+ SIN([.C69]) * [.D69]" office:value-type="float" office:value="3.53680519116579" calcext:value-type="float">
            <text:p>3.53680519116579</text:p>
          </table:table-cell>
          <table:table-cell table:formula="of:=[.C68] - 0.0174533" office:value-type="float" office:value="1.97221889999999" calcext:value-type="float">
            <text:p>1.97221889999999</text:p>
          </table:table-cell>
          <table:table-cell table:formula="of:=[.D68]" office:value-type="float" office:value="0.1" calcext:value-type="float">
            <text:p>0.1</text:p>
          </table:table-cell>
          <table:table-cell table:number-columns-repeated="20"/>
          <table:table-cell table:style-name="ce2" table:formula="of:=[.Y68] + COS([.AA69]) * [.AB69]" office:value-type="float" office:value="4.14986729060579" calcext:value-type="float">
            <text:p>4.14986729060579</text:p>
          </table:table-cell>
          <table:table-cell table:style-name="ce2" table:formula="of:=[.Z68]+ SIN([.AA69]) * [.AB69]" office:value-type="float" office:value="-9.40475612501046" calcext:value-type="float">
            <text:p>-9.40475612501046</text:p>
          </table:table-cell>
          <table:table-cell table:style-name="ce2" table:formula="of:=[.AA68] + [.AC$2]" office:value-type="float" office:value="0.816590000000001" calcext:value-type="float">
            <text:p>0.816590000000001</text:p>
          </table:table-cell>
          <table:table-cell table:style-name="ce2" table:formula="of:=[.AB6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69] + COS([.C70]) * [.D70]" office:value-type="float" office:value="-5.2809568055492" calcext:value-type="float">
            <text:p>-5.2809568055492</text:p>
          </table:table-cell>
          <table:table-cell table:formula="of:=[.B69]+ SIN([.C70]) * [.D70]" office:value-type="float" office:value="3.62952369508136" calcext:value-type="float">
            <text:p>3.62952369508136</text:p>
          </table:table-cell>
          <table:table-cell table:formula="of:=[.C69] - 0.0174533" office:value-type="float" office:value="1.95476559999999" calcext:value-type="float">
            <text:p>1.95476559999999</text:p>
          </table:table-cell>
          <table:table-cell table:formula="of:=[.D69]" office:value-type="float" office:value="0.1" calcext:value-type="float">
            <text:p>0.1</text:p>
          </table:table-cell>
          <table:table-cell table:number-columns-repeated="20"/>
          <table:table-cell table:style-name="ce2" table:formula="of:=[.Y69] + COS([.AA70]) * [.AB70]" office:value-type="float" office:value="4.65745581458163" calcext:value-type="float">
            <text:p>4.65745581458163</text:p>
          </table:table-cell>
          <table:table-cell table:style-name="ce2" table:formula="of:=[.Z69]+ SIN([.AA70]) * [.AB70]" office:value-type="float" office:value="-8.66155097814452" calcext:value-type="float">
            <text:p>-8.66155097814452</text:p>
          </table:table-cell>
          <table:table-cell table:style-name="ce2" table:formula="of:=[.AA69] + [.AC$2]" office:value-type="float" office:value="0.971590000000001" calcext:value-type="float">
            <text:p>0.971590000000001</text:p>
          </table:table-cell>
          <table:table-cell table:style-name="ce2" table:formula="of:=[.AB6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0] + COS([.C71]) * [.D71]" office:value-type="float" office:value="-5.31679330458528" calcext:value-type="float">
            <text:p>-5.31679330458528</text:p>
          </table:table-cell>
          <table:table-cell table:formula="of:=[.B70]+ SIN([.C71]) * [.D71]" office:value-type="float" office:value="3.72288185132299" calcext:value-type="float">
            <text:p>3.72288185132299</text:p>
          </table:table-cell>
          <table:table-cell table:formula="of:=[.C70] - 0.0174533" office:value-type="float" office:value="1.93731229999999" calcext:value-type="float">
            <text:p>1.93731229999999</text:p>
          </table:table-cell>
          <table:table-cell table:formula="of:=[.D70]" office:value-type="float" office:value="0.1" calcext:value-type="float">
            <text:p>0.1</text:p>
          </table:table-cell>
          <table:table-cell table:number-columns-repeated="20"/>
          <table:table-cell table:style-name="ce2" table:formula="of:=[.Y70] + COS([.AA71]) * [.AB71]" office:value-type="float" office:value="5.0442230447916" calcext:value-type="float">
            <text:p>5.0442230447916</text:p>
          </table:table-cell>
          <table:table-cell table:style-name="ce2" table:formula="of:=[.Z70]+ SIN([.AA71]) * [.AB71]" office:value-type="float" office:value="-7.84889415657977" calcext:value-type="float">
            <text:p>-7.84889415657977</text:p>
          </table:table-cell>
          <table:table-cell table:style-name="ce2" table:formula="of:=[.AA70] + [.AC$2]" office:value-type="float" office:value="1.12659" calcext:value-type="float">
            <text:p>1.12659</text:p>
          </table:table-cell>
          <table:table-cell table:style-name="ce2" table:formula="of:=[.AB7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1] + COS([.C72]) * [.D72]" office:value-type="float" office:value="-5.35099502035912" calcext:value-type="float">
            <text:p>-5.35099502035912</text:p>
          </table:table-cell>
          <table:table-cell table:formula="of:=[.B71]+ SIN([.C72]) * [.D72]" office:value-type="float" office:value="3.81685122206754" calcext:value-type="float">
            <text:p>3.81685122206754</text:p>
          </table:table-cell>
          <table:table-cell table:formula="of:=[.C71] - 0.0174533" office:value-type="float" office:value="1.91985899999999" calcext:value-type="float">
            <text:p>1.91985899999999</text:p>
          </table:table-cell>
          <table:table-cell table:formula="of:=[.D71]" office:value-type="float" office:value="0.1" calcext:value-type="float">
            <text:p>0.1</text:p>
          </table:table-cell>
          <table:table-cell table:number-columns-repeated="20"/>
          <table:table-cell table:style-name="ce2" table:formula="of:=[.Y71] + COS([.AA72]) * [.AB72]" office:value-type="float" office:value="5.30089548716186" calcext:value-type="float">
            <text:p>5.30089548716186</text:p>
          </table:table-cell>
          <table:table-cell table:style-name="ce2" table:formula="of:=[.Z71]+ SIN([.AA72]) * [.AB72]" office:value-type="float" office:value="-6.98627068290909" calcext:value-type="float">
            <text:p>-6.98627068290909</text:p>
          </table:table-cell>
          <table:table-cell table:style-name="ce2" table:formula="of:=[.AA71] + [.AC$2]" office:value-type="float" office:value="1.28159" calcext:value-type="float">
            <text:p>1.28159</text:p>
          </table:table-cell>
          <table:table-cell table:style-name="ce2" table:formula="of:=[.AB7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2] + COS([.C73]) * [.D73]" office:value-type="float" office:value="-5.38355153468785" calcext:value-type="float">
            <text:p>-5.38355153468785</text:p>
          </table:table-cell>
          <table:table-cell table:formula="of:=[.B72]+ SIN([.C73]) * [.D73]" office:value-type="float" office:value="3.91140318330983" calcext:value-type="float">
            <text:p>3.91140318330983</text:p>
          </table:table-cell>
          <table:table-cell table:formula="of:=[.C72] - 0.0174533" office:value-type="float" office:value="1.90240569999999" calcext:value-type="float">
            <text:p>1.90240569999999</text:p>
          </table:table-cell>
          <table:table-cell table:formula="of:=[.D72]" office:value-type="float" office:value="0.1" calcext:value-type="float">
            <text:p>0.1</text:p>
          </table:table-cell>
          <table:table-cell table:number-columns-repeated="20"/>
          <table:table-cell table:style-name="ce2" table:formula="of:=[.Y72] + COS([.AA73]) * [.AB73]" office:value-type="float" office:value="5.42131892233952" calcext:value-type="float">
            <text:p>5.42131892233952</text:p>
          </table:table-cell>
          <table:table-cell table:style-name="ce2" table:formula="of:=[.Z72]+ SIN([.AA73]) * [.AB73]" office:value-type="float" office:value="-6.0943636270675" calcext:value-type="float">
            <text:p>-6.0943636270675</text:p>
          </table:table-cell>
          <table:table-cell table:style-name="ce2" table:formula="of:=[.AA72] + [.AC$2]" office:value-type="float" office:value="1.43659" calcext:value-type="float">
            <text:p>1.43659</text:p>
          </table:table-cell>
          <table:table-cell table:style-name="ce2" table:formula="of:=[.AB7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3] + COS([.C74]) * [.D74]" office:value-type="float" office:value="-5.41445293053331" calcext:value-type="float">
            <text:p>-5.41445293053331</text:p>
          </table:table-cell>
          <table:table-cell table:formula="of:=[.B73]+ SIN([.C74]) * [.D74]" office:value-type="float" office:value="4.00650893358184" calcext:value-type="float">
            <text:p>4.00650893358184</text:p>
          </table:table-cell>
          <table:table-cell table:formula="of:=[.C73] - 0.0174533" office:value-type="float" office:value="1.88495239999999" calcext:value-type="float">
            <text:p>1.88495239999999</text:p>
          </table:table-cell>
          <table:table-cell table:formula="of:=[.D73]" office:value-type="float" office:value="0.1" calcext:value-type="float">
            <text:p>0.1</text:p>
          </table:table-cell>
          <table:table-cell table:number-columns-repeated="20"/>
          <table:table-cell table:style-name="ce2" table:formula="of:=[.Y73] + COS([.AA74]) * [.AB74]" office:value-type="float" office:value="5.40260596503119" calcext:value-type="float">
            <text:p>5.40260596503119</text:p>
          </table:table-cell>
          <table:table-cell table:style-name="ce2" table:formula="of:=[.Z73]+ SIN([.AA74]) * [.AB74]" office:value-type="float" office:value="-5.19455818963739" calcext:value-type="float">
            <text:p>-5.19455818963739</text:p>
          </table:table-cell>
          <table:table-cell table:style-name="ce2" table:formula="of:=[.AA73] + [.AC$2]" office:value-type="float" office:value="1.59159" calcext:value-type="float">
            <text:p>1.59159</text:p>
          </table:table-cell>
          <table:table-cell table:style-name="ce2" table:formula="of:=[.AB7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4] + COS([.C75]) * [.D75]" office:value-type="float" office:value="-5.44368979502292" calcext:value-type="float">
            <text:p>-5.44368979502292</text:p>
          </table:table-cell>
          <table:table-cell table:formula="of:=[.B74]+ SIN([.C75]) * [.D75]" office:value-type="float" office:value="4.1021395027259" calcext:value-type="float">
            <text:p>4.1021395027259</text:p>
          </table:table-cell>
          <table:table-cell table:formula="of:=[.C74] - 0.0174533" office:value-type="float" office:value="1.86749909999999" calcext:value-type="float">
            <text:p>1.86749909999999</text:p>
          </table:table-cell>
          <table:table-cell table:formula="of:=[.D74]" office:value-type="float" office:value="0.1" calcext:value-type="float">
            <text:p>0.1</text:p>
          </table:table-cell>
          <table:table-cell table:number-columns-repeated="20"/>
          <table:table-cell table:style-name="ce2" table:formula="of:=[.Y74] + COS([.AA75]) * [.AB75]" office:value-type="float" office:value="5.24520529466251" calcext:value-type="float">
            <text:p>5.24520529466251</text:p>
          </table:table-cell>
          <table:table-cell table:style-name="ce2" table:formula="of:=[.Z74]+ SIN([.AA75]) * [.AB75]" office:value-type="float" office:value="-4.30842895021039" calcext:value-type="float">
            <text:p>-4.30842895021039</text:p>
          </table:table-cell>
          <table:table-cell table:style-name="ce2" table:formula="of:=[.AA74] + [.AC$2]" office:value-type="float" office:value="1.74659" calcext:value-type="float">
            <text:p>1.74659</text:p>
          </table:table-cell>
          <table:table-cell table:style-name="ce2" table:formula="of:=[.AB74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5] + COS([.C76]) * [.D76]" office:value-type="float" office:value="-5.47125322231689" calcext:value-type="float">
            <text:p>-5.47125322231689</text:p>
          </table:table-cell>
          <table:table-cell table:formula="of:=[.B75]+ SIN([.C76]) * [.D76]" office:value-type="float" office:value="4.19826576071928" calcext:value-type="float">
            <text:p>4.19826576071928</text:p>
          </table:table-cell>
          <table:table-cell table:formula="of:=[.C75] - 0.0174533" office:value-type="float" office:value="1.85004579999999" calcext:value-type="float">
            <text:p>1.85004579999999</text:p>
          </table:table-cell>
          <table:table-cell table:formula="of:=[.D75]" office:value-type="float" office:value="0.1" calcext:value-type="float">
            <text:p>0.1</text:p>
          </table:table-cell>
          <table:table-cell table:number-columns-repeated="20"/>
          <table:table-cell table:style-name="ce2" table:formula="of:=[.Y75] + COS([.AA76]) * [.AB76]" office:value-type="float" office:value="4.95289089741913" calcext:value-type="float">
            <text:p>4.95289089741913</text:p>
          </table:table-cell>
          <table:table-cell table:style-name="ce2" table:formula="of:=[.Z75]+ SIN([.AA76]) * [.AB76]" office:value-type="float" office:value="-3.4572225750203" calcext:value-type="float">
            <text:p>-3.4572225750203</text:p>
          </table:table-cell>
          <table:table-cell table:style-name="ce2" table:formula="of:=[.AA75] + [.AC$2]" office:value-type="float" office:value="1.90159" calcext:value-type="float">
            <text:p>1.90159</text:p>
          </table:table-cell>
          <table:table-cell table:style-name="ce2" table:formula="of:=[.AB75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6] + COS([.C77]) * [.D77]" office:value-type="float" office:value="-5.49713481632107" calcext:value-type="float">
            <text:p>-5.49713481632107</text:p>
          </table:table-cell>
          <table:table-cell table:formula="of:=[.B76]+ SIN([.C77]) * [.D77]" office:value-type="float" office:value="4.2948584265475" calcext:value-type="float">
            <text:p>4.2948584265475</text:p>
          </table:table-cell>
          <table:table-cell table:formula="of:=[.C76] - 0.0174533" office:value-type="float" office:value="1.83259249999999" calcext:value-type="float">
            <text:p>1.83259249999999</text:p>
          </table:table-cell>
          <table:table-cell table:formula="of:=[.D76]" office:value-type="float" office:value="0.1" calcext:value-type="float">
            <text:p>0.1</text:p>
          </table:table-cell>
          <table:table-cell table:number-columns-repeated="20"/>
          <table:table-cell table:style-name="ce2" table:formula="of:=[.Y76] + COS([.AA77]) * [.AB77]" office:value-type="float" office:value="4.53267157761225" calcext:value-type="float">
            <text:p>4.53267157761225</text:p>
          </table:table-cell>
          <table:table-cell table:style-name="ce2" table:formula="of:=[.Z76]+ SIN([.AA77]) * [.AB77]" office:value-type="float" office:value="-2.66134838693462" calcext:value-type="float">
            <text:p>-2.66134838693462</text:p>
          </table:table-cell>
          <table:table-cell table:style-name="ce2" table:formula="of:=[.AA76] + [.AC$2]" office:value-type="float" office:value="2.05659" calcext:value-type="float">
            <text:p>2.05659</text:p>
          </table:table-cell>
          <table:table-cell table:style-name="ce2" table:formula="of:=[.AB76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7] + COS([.C78]) * [.D78]" office:value-type="float" office:value="-5.52132669324444" calcext:value-type="float">
            <text:p>-5.52132669324444</text:p>
          </table:table-cell>
          <table:table-cell table:formula="of:=[.B77]+ SIN([.C78]) * [.D78]" office:value-type="float" office:value="4.39188807712362" calcext:value-type="float">
            <text:p>4.39188807712362</text:p>
          </table:table-cell>
          <table:table-cell table:formula="of:=[.C77] - 0.0174533" office:value-type="float" office:value="1.81513919999999" calcext:value-type="float">
            <text:p>1.81513919999999</text:p>
          </table:table-cell>
          <table:table-cell table:formula="of:=[.D77]" office:value-type="float" office:value="0.1" calcext:value-type="float">
            <text:p>0.1</text:p>
          </table:table-cell>
          <table:table-cell table:number-columns-repeated="20"/>
          <table:table-cell table:style-name="ce2" table:formula="of:=[.Y77] + COS([.AA78]) * [.AB78]" office:value-type="float" office:value="3.99462290800902" calcext:value-type="float">
            <text:p>3.99462290800902</text:p>
          </table:table-cell>
          <table:table-cell table:style-name="ce2" table:formula="of:=[.Z77]+ SIN([.AA78]) * [.AB78]" office:value-type="float" office:value="-1.93988901237622" calcext:value-type="float">
            <text:p>-1.93988901237622</text:p>
          </table:table-cell>
          <table:table-cell table:style-name="ce2" table:formula="of:=[.AA77] + [.AC$2]" office:value-type="float" office:value="2.21159" calcext:value-type="float">
            <text:p>2.21159</text:p>
          </table:table-cell>
          <table:table-cell table:style-name="ce2" table:formula="of:=[.AB77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8] + COS([.C79]) * [.D79]" office:value-type="float" office:value="-5.54382148400062" calcext:value-type="float">
            <text:p>-5.54382148400062</text:p>
          </table:table-cell>
          <table:table-cell table:formula="of:=[.B78]+ SIN([.C79]) * [.D79]" office:value-type="float" office:value="4.4893251562508" calcext:value-type="float">
            <text:p>4.4893251562508</text:p>
          </table:table-cell>
          <table:table-cell table:formula="of:=[.C78] - 0.0174533" office:value-type="float" office:value="1.79768589999999" calcext:value-type="float">
            <text:p>1.79768589999999</text:p>
          </table:table-cell>
          <table:table-cell table:formula="of:=[.D78]" office:value-type="float" office:value="0.1" calcext:value-type="float">
            <text:p>0.1</text:p>
          </table:table-cell>
          <table:table-cell table:number-columns-repeated="20"/>
          <table:table-cell table:style-name="ce2" table:formula="of:=[.Y78] + COS([.AA79]) * [.AB79]" office:value-type="float" office:value="3.35164564844444" calcext:value-type="float">
            <text:p>3.35164564844444</text:p>
          </table:table-cell>
          <table:table-cell table:style-name="ce2" table:formula="of:=[.Z78]+ SIN([.AA79]) * [.AB79]" office:value-type="float" office:value="-1.31014283836417" calcext:value-type="float">
            <text:p>-1.31014283836417</text:p>
          </table:table-cell>
          <table:table-cell table:style-name="ce2" table:formula="of:=[.AA78] + [.AC$2]" office:value-type="float" office:value="2.36659" calcext:value-type="float">
            <text:p>2.36659</text:p>
          </table:table-cell>
          <table:table-cell table:style-name="ce2" table:formula="of:=[.AB78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79] + COS([.C80]) * [.D80]" office:value-type="float" office:value="-5.56461233645256" calcext:value-type="float">
            <text:p>-5.56461233645256</text:p>
          </table:table-cell>
          <table:table-cell table:formula="of:=[.B79]+ SIN([.C80]) * [.D80]" office:value-type="float" office:value="4.58713998362539" calcext:value-type="float">
            <text:p>4.58713998362539</text:p>
          </table:table-cell>
          <table:table-cell table:formula="of:=[.C79] - 0.0174533" office:value-type="float" office:value="1.78023259999999" calcext:value-type="float">
            <text:p>1.78023259999999</text:p>
          </table:table-cell>
          <table:table-cell table:formula="of:=[.D79]" office:value-type="float" office:value="0.1" calcext:value-type="float">
            <text:p>0.1</text:p>
          </table:table-cell>
          <table:table-cell table:number-columns-repeated="20"/>
          <table:table-cell table:style-name="ce2" table:formula="of:=[.Y79] + COS([.AA80]) * [.AB80]" office:value-type="float" office:value="2.61915642509681" calcext:value-type="float">
            <text:p>2.61915642509681</text:p>
          </table:table-cell>
          <table:table-cell table:style-name="ce2" table:formula="of:=[.Z79]+ SIN([.AA80]) * [.AB80]" office:value-type="float" office:value="-0.787209250152829" calcext:value-type="float">
            <text:p>-0.787209250152829</text:p>
          </table:table-cell>
          <table:table-cell table:style-name="ce2" table:formula="of:=[.AA79] + [.AC$2]" office:value-type="float" office:value="2.52159" calcext:value-type="float">
            <text:p>2.52159</text:p>
          </table:table-cell>
          <table:table-cell table:style-name="ce2" table:formula="of:=[.AB79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0] + COS([.C81]) * [.D81]" office:value-type="float" office:value="-5.58369291749977" calcext:value-type="float">
            <text:p>-5.58369291749977</text:p>
          </table:table-cell>
          <table:table-cell table:formula="of:=[.B80]+ SIN([.C81]) * [.D81]" office:value-type="float" office:value="4.6853027638779" calcext:value-type="float">
            <text:p>4.6853027638779</text:p>
          </table:table-cell>
          <table:table-cell table:formula="of:=[.C80] - 0.0174533" office:value-type="float" office:value="1.76277929999999" calcext:value-type="float">
            <text:p>1.76277929999999</text:p>
          </table:table-cell>
          <table:table-cell table:formula="of:=[.D80]" office:value-type="float" office:value="0.1" calcext:value-type="float">
            <text:p>0.1</text:p>
          </table:table-cell>
          <table:table-cell table:number-columns-repeated="20"/>
          <table:table-cell table:style-name="ce2" table:formula="of:=[.Y80] + COS([.AA81]) * [.AB81]" office:value-type="float" office:value="1.81471808699075" calcext:value-type="float">
            <text:p>1.81471808699075</text:p>
          </table:table-cell>
          <table:table-cell table:style-name="ce2" table:formula="of:=[.Z80]+ SIN([.AA81]) * [.AB81]" office:value-type="float" office:value="-0.383626594200974" calcext:value-type="float">
            <text:p>-0.383626594200974</text:p>
          </table:table-cell>
          <table:table-cell table:style-name="ce2" table:formula="of:=[.AA80] + [.AC$2]" office:value-type="float" office:value="2.67659" calcext:value-type="float">
            <text:p>2.67659</text:p>
          </table:table-cell>
          <table:table-cell table:style-name="ce2" table:formula="of:=[.AB80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1] + COS([.C82]) * [.D82]" office:value-type="float" office:value="-5.60105741500745" calcext:value-type="float">
            <text:p>-5.60105741500745</text:p>
          </table:table-cell>
          <table:table-cell table:formula="of:=[.B81]+ SIN([.C82]) * [.D82]" office:value-type="float" office:value="4.78378359564888" calcext:value-type="float">
            <text:p>4.78378359564888</text:p>
          </table:table-cell>
          <table:table-cell table:formula="of:=[.C81] - 0.0174533" office:value-type="float" office:value="1.74532599999999" calcext:value-type="float">
            <text:p>1.74532599999999</text:p>
          </table:table-cell>
          <table:table-cell table:formula="of:=[.D81]" office:value-type="float" office:value="0.1" calcext:value-type="float">
            <text:p>0.1</text:p>
          </table:table-cell>
          <table:table-cell table:number-columns-repeated="20"/>
          <table:table-cell table:style-name="ce2" table:formula="of:=[.Y81] + COS([.AA82]) * [.AB82]" office:value-type="float" office:value="0.957618602647058" calcext:value-type="float">
            <text:p>0.957618602647058</text:p>
          </table:table-cell>
          <table:table-cell table:style-name="ce2" table:formula="of:=[.Z81]+ SIN([.AA82]) * [.AB82]" office:value-type="float" office:value="-0.109071547010465" calcext:value-type="float">
            <text:p>-0.109071547010465</text:p>
          </table:table-cell>
          <table:table-cell table:style-name="ce2" table:formula="of:=[.AA81] + [.AC$2]" office:value-type="float" office:value="2.83159" calcext:value-type="float">
            <text:p>2.83159</text:p>
          </table:table-cell>
          <table:table-cell table:style-name="ce2" table:formula="of:=[.AB81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2] + COS([.C83]) * [.D83]" office:value-type="float" office:value="-5.6167005395769" calcext:value-type="float">
            <text:p>-5.6167005395769</text:p>
          </table:table-cell>
          <table:table-cell table:formula="of:=[.B82]+ SIN([.C83]) * [.D83]" office:value-type="float" office:value="4.88255248069729" calcext:value-type="float">
            <text:p>4.88255248069729</text:p>
          </table:table-cell>
          <table:table-cell table:formula="of:=[.C82] - 0.0174533" office:value-type="float" office:value="1.72787269999999" calcext:value-type="float">
            <text:p>1.72787269999999</text:p>
          </table:table-cell>
          <table:table-cell table:formula="of:=[.D82]" office:value-type="float" office:value="0.1" calcext:value-type="float">
            <text:p>0.1</text:p>
          </table:table-cell>
          <table:table-cell table:number-columns-repeated="20"/>
          <table:table-cell table:style-name="ce2" table:formula="of:=[.Y82] + COS([.AA83]) * [.AB83]" office:value-type="float" office:value="0.068408593648683" calcext:value-type="float">
            <text:p>0.068408593648683</text:p>
          </table:table-cell>
          <table:table-cell table:style-name="ce2" table:formula="of:=[.Z82]+ SIN([.AA83]) * [.AB83]" office:value-type="float" office:value="0.029872901950657" calcext:value-type="float">
            <text:p>0.029872901950657</text:p>
          </table:table-cell>
          <table:table-cell table:style-name="ce2" table:formula="of:=[.AA82] + [.AC$2]" office:value-type="float" office:value="2.98659" calcext:value-type="float">
            <text:p>2.98659</text:p>
          </table:table-cell>
          <table:table-cell table:style-name="ce2" table:formula="of:=[.AB82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3] + COS([.C84]) * [.D84]" office:value-type="float" office:value="-5.63061752615677" calcext:value-type="float">
            <text:p>-5.63061752615677</text:p>
          </table:table-cell>
          <table:table-cell table:formula="of:=[.B83]+ SIN([.C84]) * [.D84]" office:value-type="float" office:value="4.98157933303813" calcext:value-type="float">
            <text:p>4.98157933303813</text:p>
          </table:table-cell>
          <table:table-cell table:formula="of:=[.C83] - 0.0174533" office:value-type="float" office:value="1.71041939999999" calcext:value-type="float">
            <text:p>1.71041939999999</text:p>
          </table:table-cell>
          <table:table-cell table:formula="of:=[.D83]" office:value-type="float" office:value="0.1" calcext:value-type="float">
            <text:p>0.1</text:p>
          </table:table-cell>
          <table:table-cell table:number-columns-repeated="20"/>
          <table:table-cell table:style-name="ce2" table:formula="of:=[.Y83] + COS([.AA84]) * [.AB84]" office:value-type="float" office:value="-0.831591406348148" calcext:value-type="float">
            <text:p>-0.831591406348148</text:p>
          </table:table-cell>
          <table:table-cell table:style-name="ce2" table:formula="of:=[.Z83]+ SIN([.AA84]) * [.AB84]" office:value-type="float" office:value="0.029875290181471" calcext:value-type="float">
            <text:p>0.029875290181471</text:p>
          </table:table-cell>
          <table:table-cell table:style-name="ce2" table:formula="of:=[.AA83] + [.AC$2]" office:value-type="float" office:value="3.14159" calcext:value-type="float">
            <text:p>3.14159</text:p>
          </table:table-cell>
          <table:table-cell table:style-name="ce2" table:formula="of:=[.AB83]" office:value-type="float" office:value="0.9" calcext:value-type="float">
            <text:p>0.9</text:p>
          </table:table-cell>
          <table:table-cell/>
        </table:table-row>
        <table:table-row table:style-name="ro1">
          <table:table-cell table:formula="of:=[.A84] + COS([.C85]) * [.D85]" office:value-type="float" office:value="-5.64280413549448" calcext:value-type="float">
            <text:p>-5.64280413549448</text:p>
          </table:table-cell>
          <table:table-cell table:formula="of:=[.B84]+ SIN([.C85]) * [.D85]" office:value-type="float" office:value="5.08083398810705" calcext:value-type="float">
            <text:p>5.08083398810705</text:p>
          </table:table-cell>
          <table:table-cell table:formula="of:=[.C84] - 0.0174533" office:value-type="float" office:value="1.69296609999999" calcext:value-type="float">
            <text:p>1.69296609999999</text:p>
          </table:table-cell>
          <table:table-cell table:formula="of:=[.D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5] + COS([.C86]) * [.D86]" office:value-type="float" office:value="-5.6532566554276" calcext:value-type="float">
            <text:p>-5.6532566554276</text:p>
          </table:table-cell>
          <table:table-cell table:formula="of:=[.B85]+ SIN([.C86]) * [.D86]" office:value-type="float" office:value="5.18028621194869" calcext:value-type="float">
            <text:p>5.18028621194869</text:p>
          </table:table-cell>
          <table:table-cell table:formula="of:=[.C85] - 0.0174533" office:value-type="float" office:value="1.67551279999999" calcext:value-type="float">
            <text:p>1.67551279999999</text:p>
          </table:table-cell>
          <table:table-cell table:formula="of:=[.D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6] + COS([.C87]) * [.D87]" office:value-type="float" office:value="-5.66197190201457" calcext:value-type="float">
            <text:p>-5.66197190201457</text:p>
          </table:table-cell>
          <table:table-cell table:formula="of:=[.B86]+ SIN([.C87]) * [.D87]" office:value-type="float" office:value="5.27990571042629" calcext:value-type="float">
            <text:p>5.27990571042629</text:p>
          </table:table-cell>
          <table:table-cell table:formula="of:=[.C86] - 0.0174533" office:value-type="float" office:value="1.65805949999999" calcext:value-type="float">
            <text:p>1.65805949999999</text:p>
          </table:table-cell>
          <table:table-cell table:formula="of:=[.D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7] + COS([.C88]) * [.D88]" office:value-type="float" office:value="-5.66894722050458" calcext:value-type="float">
            <text:p>-5.66894722050458</text:p>
          </table:table-cell>
          <table:table-cell table:formula="of:=[.B87]+ SIN([.C88]) * [.D88]" office:value-type="float" office:value="5.37966213844957" calcext:value-type="float">
            <text:p>5.37966213844957</text:p>
          </table:table-cell>
          <table:table-cell table:formula="of:=[.C87] - 0.0174533" office:value-type="float" office:value="1.64060619999999" calcext:value-type="float">
            <text:p>1.64060619999999</text:p>
          </table:table-cell>
          <table:table-cell table:formula="of:=[.D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8] + COS([.C89]) * [.D89]" office:value-type="float" office:value="-5.67418048614622" calcext:value-type="float">
            <text:p>-5.67418048614622</text:p>
          </table:table-cell>
          <table:table-cell table:formula="of:=[.B88]+ SIN([.C89]) * [.D89]" office:value-type="float" office:value="5.47952510921814" calcext:value-type="float">
            <text:p>5.47952510921814</text:p>
          </table:table-cell>
          <table:table-cell table:formula="of:=[.C88] - 0.0174533" office:value-type="float" office:value="1.62315289999999" calcext:value-type="float">
            <text:p>1.62315289999999</text:p>
          </table:table-cell>
          <table:table-cell table:formula="of:=[.D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89] + COS([.C90]) * [.D90]" office:value-type="float" office:value="-5.67767010483473" calcext:value-type="float">
            <text:p>-5.67767010483473</text:p>
          </table:table-cell>
          <table:table-cell table:formula="of:=[.B89]+ SIN([.C90]) * [.D90]" office:value-type="float" office:value="5.57946420347763" calcext:value-type="float">
            <text:p>5.57946420347763</text:p>
          </table:table-cell>
          <table:table-cell table:formula="of:=[.C89] - 0.0174533" office:value-type="float" office:value="1.60569959999999" calcext:value-type="float">
            <text:p>1.60569959999999</text:p>
          </table:table-cell>
          <table:table-cell table:formula="of:=[.D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0] + COS([.C91]) * [.D91]" office:value-type="float" office:value="-5.67941501359751" calcext:value-type="float">
            <text:p>-5.67941501359751</text:p>
          </table:table-cell>
          <table:table-cell table:formula="of:=[.B90]+ SIN([.C91]) * [.D91]" office:value-type="float" office:value="5.67944897878573" calcext:value-type="float">
            <text:p>5.67944897878573</text:p>
          </table:table-cell>
          <table:table-cell table:formula="of:=[.C90] - 0.0174533" office:value-type="float" office:value="1.58824629999999" calcext:value-type="float">
            <text:p>1.58824629999999</text:p>
          </table:table-cell>
          <table:table-cell table:formula="of:=[.D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1] + COS([.C92]) * [.D92]" office:value-type="float" office:value="-5.67941468091802" calcext:value-type="float">
            <text:p>-5.67941468091802</text:p>
          </table:table-cell>
          <table:table-cell table:formula="of:=[.B91]+ SIN([.C92]) * [.D92]" office:value-type="float" office:value="5.77944897878517" calcext:value-type="float">
            <text:p>5.77944897878517</text:p>
          </table:table-cell>
          <table:table-cell table:formula="of:=[.C91] - 0.0174533" office:value-type="float" office:value="1.570793" calcext:value-type="float">
            <text:p>1.570793</text:p>
          </table:table-cell>
          <table:table-cell table:formula="of:=[.D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2] + COS([.C93]) * [.D93]" office:value-type="float" office:value="-5.67766910689759" calcext:value-type="float">
            <text:p>-5.67766910689759</text:p>
          </table:table-cell>
          <table:table-cell table:formula="of:=[.B92]+ SIN([.C93]) * [.D93]" office:value-type="float" office:value="5.87943374248114" calcext:value-type="float">
            <text:p>5.87943374248114</text:p>
          </table:table-cell>
          <table:table-cell table:formula="of:=[.C92] - 0.0174533" office:value-type="float" office:value="1.5533397" calcext:value-type="float">
            <text:p>1.5533397</text:p>
          </table:table-cell>
          <table:table-cell table:formula="of:=[.D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3] + COS([.C94]) * [.D94]" office:value-type="float" office:value="-5.67417882325543" calcext:value-type="float">
            <text:p>-5.67417882325543</text:p>
          </table:table-cell>
          <table:table-cell table:formula="of:=[.B93]+ SIN([.C94]) * [.D94]" office:value-type="float" office:value="5.97937281351994" calcext:value-type="float">
            <text:p>5.97937281351994</text:p>
          </table:table-cell>
          <table:table-cell table:formula="of:=[.C93] - 0.0174533" office:value-type="float" office:value="1.5358864" calcext:value-type="float">
            <text:p>1.5358864</text:p>
          </table:table-cell>
          <table:table-cell table:formula="of:=[.D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4] + COS([.C95]) * [.D95]" office:value-type="float" office:value="-5.66894489316666" calcext:value-type="float">
            <text:p>-5.66894489316666</text:p>
          </table:table-cell>
          <table:table-cell table:formula="of:=[.B94]+ SIN([.C95]) * [.D95]" office:value-type="float" office:value="6.07923574946629" calcext:value-type="float">
            <text:p>6.07923574946629</text:p>
          </table:table-cell>
          <table:table-cell table:formula="of:=[.C94] - 0.0174533" office:value-type="float" office:value="1.5184331" calcext:value-type="float">
            <text:p>1.5184331</text:p>
          </table:table-cell>
          <table:table-cell table:formula="of:=[.D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5] + COS([.C96]) * [.D96]" office:value-type="float" office:value="-5.66196891093845" calcext:value-type="float">
            <text:p>-5.66196891093845</text:p>
          </table:table-cell>
          <table:table-cell table:formula="of:=[.B95]+ SIN([.C96]) * [.D96]" office:value-type="float" office:value="6.17899213107645" calcext:value-type="float">
            <text:p>6.17899213107645</text:p>
          </table:table-cell>
          <table:table-cell table:formula="of:=[.C95] - 0.0174533" office:value-type="float" office:value="1.5009798" calcext:value-type="float">
            <text:p>1.5009798</text:p>
          </table:table-cell>
          <table:table-cell table:formula="of:=[.D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6] + COS([.C97]) * [.D97]" office:value-type="float" office:value="-5.6532530015244" calcext:value-type="float">
            <text:p>-5.6532530015244</text:p>
          </table:table-cell>
          <table:table-cell table:formula="of:=[.B96]+ SIN([.C97]) * [.D97]" office:value-type="float" office:value="6.27861157156417" calcext:value-type="float">
            <text:p>6.27861157156417</text:p>
          </table:table-cell>
          <table:table-cell table:formula="of:=[.C96] - 0.0174533" office:value-type="float" office:value="1.4835265" calcext:value-type="float">
            <text:p>1.4835265</text:p>
          </table:table-cell>
          <table:table-cell table:formula="of:=[.D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7] + COS([.C98]) * [.D98]" office:value-type="float" office:value="-5.6427998198772" calcext:value-type="float">
            <text:p>-5.6427998198772</text:p>
          </table:table-cell>
          <table:table-cell table:formula="of:=[.B97]+ SIN([.C98]) * [.D98]" office:value-type="float" office:value="6.37806372585683" calcext:value-type="float">
            <text:p>6.37806372585683</text:p>
          </table:table-cell>
          <table:table-cell table:formula="of:=[.C97] - 0.0174533" office:value-type="float" office:value="1.4660732" calcext:value-type="float">
            <text:p>1.4660732</text:p>
          </table:table-cell>
          <table:table-cell table:formula="of:=[.D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8] + COS([.C99]) * [.D99]" office:value-type="float" office:value="-5.63061255014" calcext:value-type="float">
            <text:p>-5.63061255014</text:p>
          </table:table-cell>
          <table:table-cell table:formula="of:=[.B98]+ SIN([.C99]) * [.D99]" office:value-type="float" office:value="6.47731829983885" calcext:value-type="float">
            <text:p>6.47731829983885</text:p>
          </table:table-cell>
          <table:table-cell table:formula="of:=[.C98] - 0.0174533" office:value-type="float" office:value="1.4486199" calcext:value-type="float">
            <text:p>1.4486199</text:p>
          </table:table-cell>
          <table:table-cell table:formula="of:=[.D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99] + COS([.C100]) * [.D100]" office:value-type="float" office:value="-5.61669490467639" calcext:value-type="float">
            <text:p>-5.61669490467639</text:p>
          </table:table-cell>
          <table:table-cell table:formula="of:=[.B99]+ SIN([.C100]) * [.D100]" office:value-type="float" office:value="6.57634505957959" calcext:value-type="float">
            <text:p>6.57634505957959</text:p>
          </table:table-cell>
          <table:table-cell table:formula="of:=[.C99] - 0.0174533" office:value-type="float" office:value="1.4311666" calcext:value-type="float">
            <text:p>1.4311666</text:p>
          </table:table-cell>
          <table:table-cell table:formula="of:=[.D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0] + COS([.C101]) * [.D101]" office:value-type="float" office:value="-5.60105112293963" calcext:value-type="float">
            <text:p>-5.60105112293963</text:p>
          </table:table-cell>
          <table:table-cell table:formula="of:=[.B100]+ SIN([.C101]) * [.D101]" office:value-type="float" office:value="6.67511384054287" calcext:value-type="float">
            <text:p>6.67511384054287</text:p>
          </table:table-cell>
          <table:table-cell table:formula="of:=[.C100] - 0.0174533" office:value-type="float" office:value="1.4137133" calcext:value-type="float">
            <text:p>1.4137133</text:p>
          </table:table-cell>
          <table:table-cell table:formula="of:=[.D1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1] + COS([.C102]) * [.D102]" office:value-type="float" office:value="-5.58368597018128" calcext:value-type="float">
            <text:p>-5.58368597018128</text:p>
          </table:table-cell>
          <table:table-cell table:formula="of:=[.B101]+ SIN([.C102]) * [.D102]" office:value-type="float" office:value="6.77359455677543" calcext:value-type="float">
            <text:p>6.77359455677543</text:p>
          </table:table-cell>
          <table:table-cell table:formula="of:=[.C101] - 0.0174533" office:value-type="float" office:value="1.39626" calcext:value-type="float">
            <text:p>1.39626</text:p>
          </table:table-cell>
          <table:table-cell table:formula="of:=[.D1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2] + COS([.C103]) * [.D103]" office:value-type="float" office:value="-5.56460473599962" calcext:value-type="float">
            <text:p>-5.56460473599962</text:p>
          </table:table-cell>
          <table:table-cell table:formula="of:=[.B102]+ SIN([.C103]) * [.D103]" office:value-type="float" office:value="6.8717572100714" calcext:value-type="float">
            <text:p>6.8717572100714</text:p>
          </table:table-cell>
          <table:table-cell table:formula="of:=[.C102] - 0.0174533" office:value-type="float" office:value="1.3788067" calcext:value-type="float">
            <text:p>1.3788067</text:p>
          </table:table-cell>
          <table:table-cell table:formula="of:=[.D1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3] + COS([.C104]) * [.D104]" office:value-type="float" office:value="-5.5438132327284" calcext:value-type="float">
            <text:p>-5.5438132327284</text:p>
          </table:table-cell>
          <table:table-cell table:formula="of:=[.B103]+ SIN([.C104]) * [.D104]" office:value-type="float" office:value="6.96957189911003" calcext:value-type="float">
            <text:p>6.96957189911003</text:p>
          </table:table-cell>
          <table:table-cell table:formula="of:=[.C103] - 0.0174533" office:value-type="float" office:value="1.3613534" calcext:value-type="float">
            <text:p>1.3613534</text:p>
          </table:table-cell>
          <table:table-cell table:formula="of:=[.D1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4] + COS([.C105]) * [.D105]" office:value-type="float" office:value="-5.52131779366636" calcext:value-type="float">
            <text:p>-5.52131779366636</text:p>
          </table:table-cell>
          <table:table-cell table:formula="of:=[.B104]+ SIN([.C105]) * [.D105]" office:value-type="float" office:value="7.06700882856394" calcext:value-type="float">
            <text:p>7.06700882856394</text:p>
          </table:table-cell>
          <table:table-cell table:formula="of:=[.C104] - 0.0174533" office:value-type="float" office:value="1.3439001" calcext:value-type="float">
            <text:p>1.3439001</text:p>
          </table:table-cell>
          <table:table-cell table:formula="of:=[.D1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5] + COS([.C106]) * [.D106]" office:value-type="float" office:value="-5.49712527114804" calcext:value-type="float">
            <text:p>-5.49712527114804</text:p>
          </table:table-cell>
          <table:table-cell table:formula="of:=[.B105]+ SIN([.C106]) * [.D106]" office:value-type="float" office:value="7.16403831817509" calcext:value-type="float">
            <text:p>7.16403831817509</text:p>
          </table:table-cell>
          <table:table-cell table:formula="of:=[.C105] - 0.0174533" office:value-type="float" office:value="1.3264468" calcext:value-type="float">
            <text:p>1.3264468</text:p>
          </table:table-cell>
          <table:table-cell table:formula="of:=[.D1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6] + COS([.C107]) * [.D107]" office:value-type="float" office:value="-5.47124303445646" calcext:value-type="float">
            <text:p>-5.47124303445646</text:p>
          </table:table-cell>
          <table:table-cell table:formula="of:=[.B106]+ SIN([.C107]) * [.D107]" office:value-type="float" office:value="7.26063081179566" calcext:value-type="float">
            <text:p>7.26063081179566</text:p>
          </table:table-cell>
          <table:table-cell table:formula="of:=[.C106] - 0.0174533" office:value-type="float" office:value="1.3089935" calcext:value-type="float">
            <text:p>1.3089935</text:p>
          </table:table-cell>
          <table:table-cell table:formula="of:=[.D1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7] + COS([.C108]) * [.D108]" office:value-type="float" office:value="-5.4436789675784" calcext:value-type="float">
            <text:p>-5.4436789675784</text:p>
          </table:table-cell>
          <table:table-cell table:formula="of:=[.B107]+ SIN([.C108]) * [.D108]" office:value-type="float" office:value="7.35675688639118" calcext:value-type="float">
            <text:p>7.35675688639118</text:p>
          </table:table-cell>
          <table:table-cell table:formula="of:=[.C107] - 0.0174533" office:value-type="float" office:value="1.2915402" calcext:value-type="float">
            <text:p>1.2915402</text:p>
          </table:table-cell>
          <table:table-cell table:formula="of:=[.D1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8] + COS([.C109]) * [.D109]" office:value-type="float" office:value="-5.41444146680286" calcext:value-type="float">
            <text:p>-5.41444146680286</text:p>
          </table:table-cell>
          <table:table-cell table:formula="of:=[.B108]+ SIN([.C109]) * [.D109]" office:value-type="float" office:value="7.45238726100301" calcext:value-type="float">
            <text:p>7.45238726100301</text:p>
          </table:table-cell>
          <table:table-cell table:formula="of:=[.C108] - 0.0174533" office:value-type="float" office:value="1.2740869" calcext:value-type="float">
            <text:p>1.2740869</text:p>
          </table:table-cell>
          <table:table-cell table:formula="of:=[.D1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09] + COS([.C110]) * [.D110]" office:value-type="float" office:value="-5.38353943816343" calcext:value-type="float">
            <text:p>-5.38353943816343</text:p>
          </table:table-cell>
          <table:table-cell table:formula="of:=[.B109]+ SIN([.C110]) * [.D110]" office:value-type="float" office:value="7.54749280566771" calcext:value-type="float">
            <text:p>7.54749280566771</text:p>
          </table:table-cell>
          <table:table-cell table:formula="of:=[.C109] - 0.0174533" office:value-type="float" office:value="1.2566336" calcext:value-type="float">
            <text:p>1.2566336</text:p>
          </table:table-cell>
          <table:table-cell table:formula="of:=[.D1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0] + COS([.C111]) * [.D111]" office:value-type="float" office:value="-5.35098229472546" calcext:value-type="float">
            <text:p>-5.35098229472546</text:p>
          </table:table-cell>
          <table:table-cell table:formula="of:=[.B110]+ SIN([.C111]) * [.D111]" office:value-type="float" office:value="7.64204455029021" calcext:value-type="float">
            <text:p>7.64204455029021</text:p>
          </table:table-cell>
          <table:table-cell table:formula="of:=[.C110] - 0.0174533" office:value-type="float" office:value="1.2391803" calcext:value-type="float">
            <text:p>1.2391803</text:p>
          </table:table-cell>
          <table:table-cell table:formula="of:=[.D1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1] + COS([.C112]) * [.D112]" office:value-type="float" office:value="-5.31677995371873" calcext:value-type="float">
            <text:p>-5.31677995371873</text:p>
          </table:table-cell>
          <table:table-cell table:formula="of:=[.B111]+ SIN([.C112]) * [.D112]" office:value-type="float" office:value="7.73601369346849" calcext:value-type="float">
            <text:p>7.73601369346849</text:p>
          </table:table-cell>
          <table:table-cell table:formula="of:=[.C111] - 0.0174533" office:value-type="float" office:value="1.221727" calcext:value-type="float">
            <text:p>1.221727</text:p>
          </table:table-cell>
          <table:table-cell table:formula="of:=[.D1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2] + COS([.C113]) * [.D113]" office:value-type="float" office:value="-5.28094283351657" calcext:value-type="float">
            <text:p>-5.28094283351657</text:p>
          </table:table-cell>
          <table:table-cell table:formula="of:=[.B112]+ SIN([.C113]) * [.D113]" office:value-type="float" office:value="7.82937161126669" calcext:value-type="float">
            <text:p>7.82937161126669</text:p>
          </table:table-cell>
          <table:table-cell table:formula="of:=[.C112] - 0.0174533" office:value-type="float" office:value="1.2042737" calcext:value-type="float">
            <text:p>1.2042737</text:p>
          </table:table-cell>
          <table:table-cell table:formula="of:=[.D1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3] + COS([.C114]) * [.D114]" office:value-type="float" office:value="-5.2434818504623" calcext:value-type="float">
            <text:p>-5.2434818504623</text:p>
          </table:table-cell>
          <table:table-cell table:formula="of:=[.B113]+ SIN([.C114]) * [.D114]" office:value-type="float" office:value="7.9220898659343" calcext:value-type="float">
            <text:p>7.9220898659343</text:p>
          </table:table-cell>
          <table:table-cell table:formula="of:=[.C113] - 0.0174533" office:value-type="float" office:value="1.1868204" calcext:value-type="float">
            <text:p>1.1868204</text:p>
          </table:table-cell>
          <table:table-cell table:formula="of:=[.D1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4] + COS([.C115]) * [.D115]" office:value-type="float" office:value="-5.20440841554404" calcext:value-type="float">
            <text:p>-5.20440841554404</text:p>
          </table:table-cell>
          <table:table-cell table:formula="of:=[.B114]+ SIN([.C115]) * [.D115]" office:value-type="float" office:value="8.01414021456856" calcext:value-type="float">
            <text:p>8.01414021456856</text:p>
          </table:table-cell>
          <table:table-cell table:formula="of:=[.C114] - 0.0174533" office:value-type="float" office:value="1.1693671" calcext:value-type="float">
            <text:p>1.1693671</text:p>
          </table:table-cell>
          <table:table-cell table:formula="of:=[.D1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5] + COS([.C116]) * [.D116]" office:value-type="float" office:value="-5.16373443091878" calcext:value-type="float">
            <text:p>-5.16373443091878</text:p>
          </table:table-cell>
          <table:table-cell table:formula="of:=[.B115]+ SIN([.C116]) * [.D116]" office:value-type="float" office:value="8.10549461771752" calcext:value-type="float">
            <text:p>8.10549461771752</text:p>
          </table:table-cell>
          <table:table-cell table:formula="of:=[.C115] - 0.0174533" office:value-type="float" office:value="1.1519138" calcext:value-type="float">
            <text:p>1.1519138</text:p>
          </table:table-cell>
          <table:table-cell table:formula="of:=[.D1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6] + COS([.C117]) * [.D117]" office:value-type="float" office:value="-5.12147228628688" calcext:value-type="float">
            <text:p>-5.12147228628688</text:p>
          </table:table-cell>
          <table:table-cell table:formula="of:=[.B116]+ SIN([.C117]) * [.D117]" office:value-type="float" office:value="8.19612524792118" calcext:value-type="float">
            <text:p>8.19612524792118</text:p>
          </table:table-cell>
          <table:table-cell table:formula="of:=[.C116] - 0.0174533" office:value-type="float" office:value="1.1344605" calcext:value-type="float">
            <text:p>1.1344605</text:p>
          </table:table-cell>
          <table:table-cell table:formula="of:=[.D1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7] + COS([.C118]) * [.D118]" office:value-type="float" office:value="-5.07763485511802" calcext:value-type="float">
            <text:p>-5.07763485511802</text:p>
          </table:table-cell>
          <table:table-cell table:formula="of:=[.B117]+ SIN([.C118]) * [.D118]" office:value-type="float" office:value="8.28600449818794" calcext:value-type="float">
            <text:p>8.28600449818794</text:p>
          </table:table-cell>
          <table:table-cell table:formula="of:=[.C117] - 0.0174533" office:value-type="float" office:value="1.1170072" calcext:value-type="float">
            <text:p>1.1170072</text:p>
          </table:table-cell>
          <table:table-cell table:formula="of:=[.D1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8] + COS([.C119]) * [.D119]" office:value-type="float" office:value="-5.03223549072984" calcext:value-type="float">
            <text:p>-5.03223549072984</text:p>
          </table:table-cell>
          <table:table-cell table:formula="of:=[.B118]+ SIN([.C119]) * [.D119]" office:value-type="float" office:value="8.37510499040404" calcext:value-type="float">
            <text:p>8.37510499040404</text:p>
          </table:table-cell>
          <table:table-cell table:formula="of:=[.C118] - 0.0174533" office:value-type="float" office:value="1.0995539" calcext:value-type="float">
            <text:p>1.0995539</text:p>
          </table:table-cell>
          <table:table-cell table:formula="of:=[.D1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19] + COS([.C120]) * [.D120]" office:value-type="float" office:value="-4.9852880222204" calcext:value-type="float">
            <text:p>-4.9852880222204</text:p>
          </table:table-cell>
          <table:table-cell table:formula="of:=[.B119]+ SIN([.C120]) * [.D120]" office:value-type="float" office:value="8.46339958367313" calcext:value-type="float">
            <text:p>8.46339958367313</text:p>
          </table:table-cell>
          <table:table-cell table:formula="of:=[.C119] - 0.0174533" office:value-type="float" office:value="1.0821006" calcext:value-type="float">
            <text:p>1.0821006</text:p>
          </table:table-cell>
          <table:table-cell table:formula="of:=[.D1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0] + COS([.C121]) * [.D121]" office:value-type="float" office:value="-4.93680675025564" calcext:value-type="float">
            <text:p>-4.93680675025564</text:p>
          </table:table-cell>
          <table:table-cell table:formula="of:=[.B120]+ SIN([.C121]) * [.D121]" office:value-type="float" office:value="8.55086138258373" calcext:value-type="float">
            <text:p>8.55086138258373</text:p>
          </table:table-cell>
          <table:table-cell table:formula="of:=[.C120] - 0.0174533" office:value-type="float" office:value="1.0646473" calcext:value-type="float">
            <text:p>1.0646473</text:p>
          </table:table-cell>
          <table:table-cell table:formula="of:=[.D1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1] + COS([.C122]) * [.D122]" office:value-type="float" office:value="-4.88680644271331" calcext:value-type="float">
            <text:p>-4.88680644271331</text:p>
          </table:table-cell>
          <table:table-cell table:formula="of:=[.B121]+ SIN([.C122]) * [.D122]" office:value-type="float" office:value="8.6374637454018" calcext:value-type="float">
            <text:p>8.6374637454018</text:p>
          </table:table-cell>
          <table:table-cell table:formula="of:=[.C121] - 0.0174533" office:value-type="float" office:value="1.047194" calcext:value-type="float">
            <text:p>1.047194</text:p>
          </table:table-cell>
          <table:table-cell table:formula="of:=[.D1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2] + COS([.C123]) * [.D123]" office:value-type="float" office:value="-4.8353023301845" calcext:value-type="float">
            <text:p>-4.8353023301845</text:p>
          </table:table-cell>
          <table:table-cell table:formula="of:=[.B122]+ SIN([.C123]) * [.D123]" office:value-type="float" office:value="8.72318029218607" calcext:value-type="float">
            <text:p>8.72318029218607</text:p>
          </table:table-cell>
          <table:table-cell table:formula="of:=[.C122] - 0.0174533" office:value-type="float" office:value="1.0297407" calcext:value-type="float">
            <text:p>1.0297407</text:p>
          </table:table-cell>
          <table:table-cell table:formula="of:=[.D1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3] + COS([.C124]) * [.D124]" office:value-type="float" office:value="-4.78231010133428" calcext:value-type="float">
            <text:p>-4.78231010133428</text:p>
          </table:table-cell>
          <table:table-cell table:formula="of:=[.B123]+ SIN([.C124]) * [.D124]" office:value-type="float" office:value="8.80798491282366" calcext:value-type="float">
            <text:p>8.80798491282366</text:p>
          </table:table-cell>
          <table:table-cell table:formula="of:=[.C123] - 0.0174533" office:value-type="float" office:value="1.0122874" calcext:value-type="float">
            <text:p>1.0122874</text:p>
          </table:table-cell>
          <table:table-cell table:formula="of:=[.D1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4] + COS([.C125]) * [.D125]" office:value-type="float" office:value="-4.72784589812272" calcext:value-type="float">
            <text:p>-4.72784589812272</text:p>
          </table:table-cell>
          <table:table-cell table:formula="of:=[.B124]+ SIN([.C125]) * [.D125]" office:value-type="float" office:value="8.89185177498346" calcext:value-type="float">
            <text:p>8.89185177498346</text:p>
          </table:table-cell>
          <table:table-cell table:formula="of:=[.C124] - 0.0174533" office:value-type="float" office:value="0.994834099999998" calcext:value-type="float">
            <text:p>0.994834099999998</text:p>
          </table:table-cell>
          <table:table-cell table:formula="of:=[.D1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5] + COS([.C126]) * [.D126]" office:value-type="float" office:value="-4.67192631088797" calcext:value-type="float">
            <text:p>-4.67192631088797</text:p>
          </table:table-cell>
          <table:table-cell table:formula="of:=[.B125]+ SIN([.C126]) * [.D126]" office:value-type="float" office:value="8.97475533198492" calcext:value-type="float">
            <text:p>8.97475533198492</text:p>
          </table:table-cell>
          <table:table-cell table:formula="of:=[.C125] - 0.0174533" office:value-type="float" office:value="0.977380799999998" calcext:value-type="float">
            <text:p>0.977380799999998</text:p>
          </table:table-cell>
          <table:table-cell table:formula="of:=[.D1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6] + COS([.C127]) * [.D127]" office:value-type="float" office:value="-4.61456837329258" calcext:value-type="float">
            <text:p>-4.61456837329258</text:p>
          </table:table-cell>
          <table:table-cell table:formula="of:=[.B126]+ SIN([.C127]) * [.D127]" office:value-type="float" office:value="9.05667033057983" calcext:value-type="float">
            <text:p>9.05667033057983</text:p>
          </table:table-cell>
          <table:table-cell table:formula="of:=[.C126] - 0.0174533" office:value-type="float" office:value="0.959927499999998" calcext:value-type="float">
            <text:p>0.959927499999998</text:p>
          </table:table-cell>
          <table:table-cell table:formula="of:=[.D1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7] + COS([.C128]) * [.D128]" office:value-type="float" office:value="-4.55578955713498" calcext:value-type="float">
            <text:p>-4.55578955713498</text:p>
          </table:table-cell>
          <table:table-cell table:formula="of:=[.B127]+ SIN([.C128]) * [.D128]" office:value-type="float" office:value="9.13757181864471" calcext:value-type="float">
            <text:p>9.13757181864471</text:p>
          </table:table-cell>
          <table:table-cell table:formula="of:=[.C127] - 0.0174533" office:value-type="float" office:value="0.942474199999998" calcext:value-type="float">
            <text:p>0.942474199999998</text:p>
          </table:table-cell>
          <table:table-cell table:formula="of:=[.D1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8] + COS([.C129]) * [.D129]" office:value-type="float" office:value="-4.49560776702731" calcext:value-type="float">
            <text:p>-4.49560776702731</text:p>
          </table:table-cell>
          <table:table-cell table:formula="of:=[.B128]+ SIN([.C129]) * [.D129]" office:value-type="float" office:value="9.21743515278144" calcext:value-type="float">
            <text:p>9.21743515278144</text:p>
          </table:table-cell>
          <table:table-cell table:formula="of:=[.C128] - 0.0174533" office:value-type="float" office:value="0.925020899999998" calcext:value-type="float">
            <text:p>0.925020899999998</text:p>
          </table:table-cell>
          <table:table-cell table:formula="of:=[.D1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29] + COS([.C130]) * [.D130]" office:value-type="float" office:value="-4.43404133494154" calcext:value-type="float">
            <text:p>-4.43404133494154</text:p>
          </table:table-cell>
          <table:table-cell table:formula="of:=[.B129]+ SIN([.C130]) * [.D130]" office:value-type="float" office:value="9.29623600582396" calcext:value-type="float">
            <text:p>9.29623600582396</text:p>
          </table:table-cell>
          <table:table-cell table:formula="of:=[.C129] - 0.0174533" office:value-type="float" office:value="0.907567599999998" calcext:value-type="float">
            <text:p>0.907567599999998</text:p>
          </table:table-cell>
          <table:table-cell table:formula="of:=[.D1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0] + COS([.C131]) * [.D131]" office:value-type="float" office:value="-4.37110901462537" calcext:value-type="float">
            <text:p>-4.37110901462537</text:p>
          </table:table-cell>
          <table:table-cell table:formula="of:=[.B130]+ SIN([.C131]) * [.D131]" office:value-type="float" office:value="9.37395037424849" calcext:value-type="float">
            <text:p>9.37395037424849</text:p>
          </table:table-cell>
          <table:table-cell table:formula="of:=[.C130] - 0.0174533" office:value-type="float" office:value="0.890114299999998" calcext:value-type="float">
            <text:p>0.890114299999998</text:p>
          </table:table-cell>
          <table:table-cell table:formula="of:=[.D1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1] + COS([.C132]) * [.D132]" office:value-type="float" office:value="-4.30682997588965" calcext:value-type="float">
            <text:p>-4.30682997588965</text:p>
          </table:table-cell>
          <table:table-cell table:formula="of:=[.B131]+ SIN([.C132]) * [.D132]" office:value-type="float" office:value="9.45055458548528" calcext:value-type="float">
            <text:p>9.45055458548528</text:p>
          </table:table-cell>
          <table:table-cell table:formula="of:=[.C131] - 0.0174533" office:value-type="float" office:value="0.872660999999998" calcext:value-type="float">
            <text:p>0.872660999999998</text:p>
          </table:table-cell>
          <table:table-cell table:formula="of:=[.D1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2] + COS([.C133]) * [.D133]" office:value-type="float" office:value="-4.24122379876902" calcext:value-type="float">
            <text:p>-4.24122379876902</text:p>
          </table:table-cell>
          <table:table-cell table:formula="of:=[.B132]+ SIN([.C133]) * [.D133]" office:value-type="float" office:value="9.5260253051295" calcext:value-type="float">
            <text:p>9.5260253051295</text:p>
          </table:table-cell>
          <table:table-cell table:formula="of:=[.C132] - 0.0174533" office:value-type="float" office:value="0.855207699999998" calcext:value-type="float">
            <text:p>0.855207699999998</text:p>
          </table:table-cell>
          <table:table-cell table:formula="of:=[.D1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3] + COS([.C134]) * [.D134]" office:value-type="float" office:value="-4.17431046755772" calcext:value-type="float">
            <text:p>-4.17431046755772</text:p>
          </table:table-cell>
          <table:table-cell table:formula="of:=[.B133]+ SIN([.C134]) * [.D134]" office:value-type="float" office:value="9.60033954404915" calcext:value-type="float">
            <text:p>9.60033954404915</text:p>
          </table:table-cell>
          <table:table-cell table:formula="of:=[.C133] - 0.0174533" office:value-type="float" office:value="0.837754399999998" calcext:value-type="float">
            <text:p>0.837754399999998</text:p>
          </table:table-cell>
          <table:table-cell table:formula="of:=[.D1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4] + COS([.C135]) * [.D135]" office:value-type="float" office:value="-4.10611036472211" calcext:value-type="float">
            <text:p>-4.10611036472211</text:p>
          </table:table-cell>
          <table:table-cell table:formula="of:=[.B134]+ SIN([.C135]) * [.D135]" office:value-type="float" office:value="9.67347466538776" calcext:value-type="float">
            <text:p>9.67347466538776</text:p>
          </table:table-cell>
          <table:table-cell table:formula="of:=[.C134] - 0.0174533" office:value-type="float" office:value="0.820301099999998" calcext:value-type="float">
            <text:p>0.820301099999998</text:p>
          </table:table-cell>
          <table:table-cell table:formula="of:=[.D1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5] + COS([.C136]) * [.D136]" office:value-type="float" office:value="-4.03664426469199" calcext:value-type="float">
            <text:p>-4.03664426469199</text:p>
          </table:table-cell>
          <table:table-cell table:formula="of:=[.B135]+ SIN([.C136]) * [.D136]" office:value-type="float" office:value="9.74540839145978" calcext:value-type="float">
            <text:p>9.74540839145978</text:p>
          </table:table-cell>
          <table:table-cell table:formula="of:=[.C135] - 0.0174533" office:value-type="float" office:value="0.802847799999998" calcext:value-type="float">
            <text:p>0.802847799999998</text:p>
          </table:table-cell>
          <table:table-cell table:formula="of:=[.D1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6] + COS([.C137]) * [.D137]" office:value-type="float" office:value="-3.96593332753249" calcext:value-type="float">
            <text:p>-3.96593332753249</text:p>
          </table:table-cell>
          <table:table-cell table:formula="of:=[.B136]+ SIN([.C137]) * [.D137]" office:value-type="float" office:value="9.81611881053664" calcext:value-type="float">
            <text:p>9.81611881053664</text:p>
          </table:table-cell>
          <table:table-cell table:formula="of:=[.C136] - 0.0174533" office:value-type="float" office:value="0.785394499999998" calcext:value-type="float">
            <text:p>0.785394499999998</text:p>
          </table:table-cell>
          <table:table-cell table:formula="of:=[.D1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7] + COS([.C138]) * [.D138]" office:value-type="float" office:value="-3.89399909249853" calcext:value-type="float">
            <text:p>-3.89399909249853</text:p>
          </table:table-cell>
          <table:table-cell table:formula="of:=[.B137]+ SIN([.C138]) * [.D138]" office:value-type="float" office:value="9.88558438352124" calcext:value-type="float">
            <text:p>9.88558438352124</text:p>
          </table:table-cell>
          <table:table-cell table:formula="of:=[.C137] - 0.0174533" office:value-type="float" office:value="0.767941199999998" calcext:value-type="float">
            <text:p>0.767941199999998</text:p>
          </table:table-cell>
          <table:table-cell table:formula="of:=[.D1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8] + COS([.C139]) * [.D139]" office:value-type="float" office:value="-3.82086347147372" calcext:value-type="float">
            <text:p>-3.82086347147372</text:p>
          </table:table-cell>
          <table:table-cell table:formula="of:=[.B138]+ SIN([.C139]) * [.D139]" office:value-type="float" office:value="9.95378395050899" calcext:value-type="float">
            <text:p>9.95378395050899</text:p>
          </table:table-cell>
          <table:table-cell table:formula="of:=[.C138] - 0.0174533" office:value-type="float" office:value="0.750487899999998" calcext:value-type="float">
            <text:p>0.750487899999998</text:p>
          </table:table-cell>
          <table:table-cell table:formula="of:=[.D1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39] + COS([.C140]) * [.D140]" office:value-type="float" office:value="-3.74654874229581" calcext:value-type="float">
            <text:p>-3.74654874229581</text:p>
          </table:table-cell>
          <table:table-cell table:formula="of:=[.B139]+ SIN([.C140]) * [.D140]" office:value-type="float" office:value="10.0206967372333" calcext:value-type="float">
            <text:p>10.0206967372333</text:p>
          </table:table-cell>
          <table:table-cell table:formula="of:=[.C139] - 0.0174533" office:value-type="float" office:value="0.733034599999998" calcext:value-type="float">
            <text:p>0.733034599999998</text:p>
          </table:table-cell>
          <table:table-cell table:formula="of:=[.D1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0] + COS([.C141]) * [.D141]" office:value-type="float" office:value="-3.67107754197061" calcext:value-type="float">
            <text:p>-3.67107754197061</text:p>
          </table:table-cell>
          <table:table-cell table:formula="of:=[.B140]+ SIN([.C141]) * [.D141]" office:value-type="float" office:value="10.0863023613937" calcext:value-type="float">
            <text:p>10.0863023613937</text:p>
          </table:table-cell>
          <table:table-cell table:formula="of:=[.C140] - 0.0174533" office:value-type="float" office:value="0.715581299999998" calcext:value-type="float">
            <text:p>0.715581299999998</text:p>
          </table:table-cell>
          <table:table-cell table:formula="of:=[.D1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1] + COS([.C142]) * [.D142]" office:value-type="float" office:value="-3.59447285977654" calcext:value-type="float">
            <text:p>-3.59447285977654</text:p>
          </table:table-cell>
          <table:table-cell table:formula="of:=[.B141]+ SIN([.C142]) * [.D142]" office:value-type="float" office:value="10.1505808388643" calcext:value-type="float">
            <text:p>10.1505808388643</text:p>
          </table:table-cell>
          <table:table-cell table:formula="of:=[.C141] - 0.0174533" office:value-type="float" office:value="0.698127999999998" calcext:value-type="float">
            <text:p>0.698127999999998</text:p>
          </table:table-cell>
          <table:table-cell table:formula="of:=[.D1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2] + COS([.C143]) * [.D143]" office:value-type="float" office:value="-3.5167580302619" calcext:value-type="float">
            <text:p>-3.5167580302619</text:p>
          </table:table-cell>
          <table:table-cell table:formula="of:=[.B142]+ SIN([.C143]) * [.D143]" office:value-type="float" office:value="10.2135125897816" calcext:value-type="float">
            <text:p>10.2135125897816</text:p>
          </table:table-cell>
          <table:table-cell table:formula="of:=[.C142] - 0.0174533" office:value-type="float" office:value="0.680674699999998" calcext:value-type="float">
            <text:p>0.680674699999998</text:p>
          </table:table-cell>
          <table:table-cell table:formula="of:=[.D1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3] + COS([.C144]) * [.D144]" office:value-type="float" office:value="-3.43795672613687" calcext:value-type="float">
            <text:p>-3.43795672613687</text:p>
          </table:table-cell>
          <table:table-cell table:formula="of:=[.B143]+ SIN([.C144]) * [.D144]" office:value-type="float" office:value="10.275078444508" calcext:value-type="float">
            <text:p>10.275078444508</text:p>
          </table:table-cell>
          <table:table-cell table:formula="of:=[.C143] - 0.0174533" office:value-type="float" office:value="0.663221399999998" calcext:value-type="float">
            <text:p>0.663221399999998</text:p>
          </table:table-cell>
          <table:table-cell table:formula="of:=[.D1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4] + COS([.C145]) * [.D145]" office:value-type="float" office:value="-3.35809295106265" calcext:value-type="float">
            <text:p>-3.35809295106265</text:p>
          </table:table-cell>
          <table:table-cell table:formula="of:=[.B144]+ SIN([.C145]) * [.D145]" office:value-type="float" office:value="10.3352596494718" calcext:value-type="float">
            <text:p>10.3352596494718</text:p>
          </table:table-cell>
          <table:table-cell table:formula="of:=[.C144] - 0.0174533" office:value-type="float" office:value="0.645768099999998" calcext:value-type="float">
            <text:p>0.645768099999998</text:p>
          </table:table-cell>
          <table:table-cell table:formula="of:=[.D1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5] + COS([.C146]) * [.D146]" office:value-type="float" office:value="-3.27719103233962" calcext:value-type="float">
            <text:p>-3.27719103233962</text:p>
          </table:table-cell>
          <table:table-cell table:formula="of:=[.B145]+ SIN([.C146]) * [.D146]" office:value-type="float" office:value="10.3940378728792" calcext:value-type="float">
            <text:p>10.3940378728792</text:p>
          </table:table-cell>
          <table:table-cell table:formula="of:=[.C145] - 0.0174533" office:value-type="float" office:value="0.628314799999998" calcext:value-type="float">
            <text:p>0.628314799999998</text:p>
          </table:table-cell>
          <table:table-cell table:formula="of:=[.D1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6] + COS([.C147]) * [.D147]" office:value-type="float" office:value="-3.19527561349706" calcext:value-type="float">
            <text:p>-3.19527561349706</text:p>
          </table:table-cell>
          <table:table-cell table:formula="of:=[.B146]+ SIN([.C147]) * [.D147]" office:value-type="float" office:value="10.4513952102987" calcext:value-type="float">
            <text:p>10.4513952102987</text:p>
          </table:table-cell>
          <table:table-cell table:formula="of:=[.C146] - 0.0174533" office:value-type="float" office:value="0.610861499999998" calcext:value-type="float">
            <text:p>0.610861499999998</text:p>
          </table:table-cell>
          <table:table-cell table:formula="of:=[.D1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7] + COS([.C148]) * [.D148]" office:value-type="float" office:value="-3.11237164678648" calcext:value-type="float">
            <text:p>-3.11237164678648</text:p>
          </table:table-cell>
          <table:table-cell table:formula="of:=[.B147]+ SIN([.C148]) * [.D148]" office:value-type="float" office:value="10.5073141901146" calcext:value-type="float">
            <text:p>10.5073141901146</text:p>
          </table:table-cell>
          <table:table-cell table:formula="of:=[.C147] - 0.0174533" office:value-type="float" office:value="0.593408199999998" calcext:value-type="float">
            <text:p>0.593408199999998</text:p>
          </table:table-cell>
          <table:table-cell table:formula="of:=[.D1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8] + COS([.C149]) * [.D149]" office:value-type="float" office:value="-3.02850438558088" calcext:value-type="float">
            <text:p>-3.02850438558088</text:p>
          </table:table-cell>
          <table:table-cell table:formula="of:=[.B148]+ SIN([.C149]) * [.D149]" office:value-type="float" office:value="10.5617777788494" calcext:value-type="float">
            <text:p>10.5617777788494</text:p>
          </table:table-cell>
          <table:table-cell table:formula="of:=[.C148] - 0.0174533" office:value-type="float" office:value="0.575954899999998" calcext:value-type="float">
            <text:p>0.575954899999998</text:p>
          </table:table-cell>
          <table:table-cell table:formula="of:=[.D1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49] + COS([.C150]) * [.D150]" office:value-type="float" office:value="-2.94369937668238" calcext:value-type="float">
            <text:p>-2.94369937668238</text:p>
          </table:table-cell>
          <table:table-cell table:formula="of:=[.B149]+ SIN([.C150]) * [.D150]" office:value-type="float" office:value="10.6147693863521" calcext:value-type="float">
            <text:p>10.6147693863521</text:p>
          </table:table-cell>
          <table:table-cell table:formula="of:=[.C149] - 0.0174533" office:value-type="float" office:value="0.558501599999998" calcext:value-type="float">
            <text:p>0.558501599999998</text:p>
          </table:table-cell>
          <table:table-cell table:formula="of:=[.D1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0] + COS([.C151]) * [.D151]" office:value-type="float" office:value="-2.85798245254034" calcext:value-type="float">
            <text:p>-2.85798245254034</text:p>
          </table:table-cell>
          <table:table-cell table:formula="of:=[.B150]+ SIN([.C151]) * [.D151]" office:value-type="float" office:value="10.666272870852" calcext:value-type="float">
            <text:p>10.666272870852</text:p>
          </table:table-cell>
          <table:table-cell table:formula="of:=[.C150] - 0.0174533" office:value-type="float" office:value="0.541048299999998" calcext:value-type="float">
            <text:p>0.541048299999998</text:p>
          </table:table-cell>
          <table:table-cell table:formula="of:=[.D1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1] + COS([.C152]) * [.D152]" office:value-type="float" office:value="-2.7713797233826" calcext:value-type="float">
            <text:p>-2.7713797233826</text:p>
          </table:table-cell>
          <table:table-cell table:formula="of:=[.B151]+ SIN([.C152]) * [.D152]" office:value-type="float" office:value="10.7162725438752" calcext:value-type="float">
            <text:p>10.7162725438752</text:p>
          </table:table-cell>
          <table:table-cell table:formula="of:=[.C151] - 0.0174533" office:value-type="float" office:value="0.523594999999998" calcext:value-type="float">
            <text:p>0.523594999999998</text:p>
          </table:table-cell>
          <table:table-cell table:formula="of:=[.D1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2] + COS([.C153]) * [.D153]" office:value-type="float" office:value="-2.68391756926201" calcext:value-type="float">
            <text:p>-2.68391756926201</text:p>
          </table:table-cell>
          <table:table-cell table:formula="of:=[.B152]+ SIN([.C153]) * [.D153]" office:value-type="float" office:value="10.764753175024" calcext:value-type="float">
            <text:p>10.764753175024</text:p>
          </table:table-cell>
          <table:table-cell table:formula="of:=[.C152] - 0.0174533" office:value-type="float" office:value="0.506141699999998" calcext:value-type="float">
            <text:p>0.506141699999998</text:p>
          </table:table-cell>
          <table:table-cell table:formula="of:=[.D1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3] + COS([.C154]) * [.D154]" office:value-type="float" office:value="-2.59562263202081" calcext:value-type="float">
            <text:p>-2.59562263202081</text:p>
          </table:table-cell>
          <table:table-cell table:formula="of:=[.B153]+ SIN([.C154]) * [.D154]" office:value-type="float" office:value="10.8116999966158" calcext:value-type="float">
            <text:p>10.8116999966158</text:p>
          </table:table-cell>
          <table:table-cell table:formula="of:=[.C153] - 0.0174533" office:value-type="float" office:value="0.488688399999998" calcext:value-type="float">
            <text:p>0.488688399999998</text:p>
          </table:table-cell>
          <table:table-cell table:formula="of:=[.D1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4] + COS([.C155]) * [.D155]" office:value-type="float" office:value="-2.50652180717528" calcext:value-type="float">
            <text:p>-2.50652180717528</text:p>
          </table:table-cell>
          <table:table-cell table:formula="of:=[.B154]+ SIN([.C155]) * [.D155]" office:value-type="float" office:value="10.8570987081817" calcext:value-type="float">
            <text:p>10.8570987081817</text:p>
          </table:table-cell>
          <table:table-cell table:formula="of:=[.C154] - 0.0174533" office:value-type="float" office:value="0.471235099999998" calcext:value-type="float">
            <text:p>0.471235099999998</text:p>
          </table:table-cell>
          <table:table-cell table:formula="of:=[.D1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5] + COS([.C156]) * [.D156]" office:value-type="float" office:value="-2.41664223572306" calcext:value-type="float">
            <text:p>-2.41664223572306</text:p>
          </table:table-cell>
          <table:table-cell table:formula="of:=[.B155]+ SIN([.C156]) * [.D156]" office:value-type="float" office:value="10.9009354808226" calcext:value-type="float">
            <text:p>10.9009354808226</text:p>
          </table:table-cell>
          <table:table-cell table:formula="of:=[.C155] - 0.0174533" office:value-type="float" office:value="0.453781799999998" calcext:value-type="float">
            <text:p>0.453781799999998</text:p>
          </table:table-cell>
          <table:table-cell table:formula="of:=[.D1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6] + COS([.C157]) * [.D157]" office:value-type="float" office:value="-2.32601129587577" calcext:value-type="float">
            <text:p>-2.32601129587577</text:p>
          </table:table-cell>
          <table:table-cell table:formula="of:=[.B156]+ SIN([.C157]) * [.D157]" office:value-type="float" office:value="10.9431969614213" calcext:value-type="float">
            <text:p>10.9431969614213</text:p>
          </table:table-cell>
          <table:table-cell table:formula="of:=[.C156] - 0.0174533" office:value-type="float" office:value="0.436328499999998" calcext:value-type="float">
            <text:p>0.436328499999998</text:p>
          </table:table-cell>
          <table:table-cell table:formula="of:=[.D1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7] + COS([.C158]) * [.D158]" office:value-type="float" office:value="-2.23465659471931" calcext:value-type="float">
            <text:p>-2.23465659471931</text:p>
          </table:table-cell>
          <table:table-cell table:formula="of:=[.B157]+ SIN([.C158]) * [.D158]" office:value-type="float" office:value="10.9838702767105" calcext:value-type="float">
            <text:p>10.9838702767105</text:p>
          </table:table-cell>
          <table:table-cell table:formula="of:=[.C157] - 0.0174533" office:value-type="float" office:value="0.418875199999998" calcext:value-type="float">
            <text:p>0.418875199999998</text:p>
          </table:table-cell>
          <table:table-cell table:formula="of:=[.D1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8] + COS([.C159]) * [.D159]" office:value-type="float" office:value="-2.14260595980448" calcext:value-type="float">
            <text:p>-2.14260595980448</text:p>
          </table:table-cell>
          <table:table-cell table:formula="of:=[.B158]+ SIN([.C159]) * [.D159]" office:value-type="float" office:value="11.0229430371937" calcext:value-type="float">
            <text:p>11.0229430371937</text:p>
          </table:table-cell>
          <table:table-cell table:formula="of:=[.C158] - 0.0174533" office:value-type="float" office:value="0.401421899999998" calcext:value-type="float">
            <text:p>0.401421899999998</text:p>
          </table:table-cell>
          <table:table-cell table:formula="of:=[.D1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59] + COS([.C160]) * [.D160]" office:value-type="float" office:value="-2.04988743067042" calcext:value-type="float">
            <text:p>-2.04988743067042</text:p>
          </table:table-cell>
          <table:table-cell table:formula="of:=[.B159]+ SIN([.C160]) * [.D160]" office:value-type="float" office:value="11.0604033409193" calcext:value-type="float">
            <text:p>11.0604033409193</text:p>
          </table:table-cell>
          <table:table-cell table:formula="of:=[.C159] - 0.0174533" office:value-type="float" office:value="0.383968599999998" calcext:value-type="float">
            <text:p>0.383968599999998</text:p>
          </table:table-cell>
          <table:table-cell table:formula="of:=[.D1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0] + COS([.C161]) * [.D161]" office:value-type="float" office:value="-1.95652925030349" calcext:value-type="float">
            <text:p>-1.95652925030349</text:p>
          </table:table-cell>
          <table:table-cell table:formula="of:=[.B160]+ SIN([.C161]) * [.D161]" office:value-type="float" office:value="11.0962397771062" calcext:value-type="float">
            <text:p>11.0962397771062</text:p>
          </table:table-cell>
          <table:table-cell table:formula="of:=[.C160] - 0.0174533" office:value-type="float" office:value="0.366515299999998" calcext:value-type="float">
            <text:p>0.366515299999998</text:p>
          </table:table-cell>
          <table:table-cell table:formula="of:=[.D1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1] + COS([.C162]) * [.D162]" office:value-type="float" office:value="-1.8625598565342" calcext:value-type="float">
            <text:p>-1.8625598565342</text:p>
          </table:table-cell>
          <table:table-cell table:formula="of:=[.B161]+ SIN([.C162]) * [.D162]" office:value-type="float" office:value="11.1304414296194" calcext:value-type="float">
            <text:p>11.1304414296194</text:p>
          </table:table-cell>
          <table:table-cell table:formula="of:=[.C161] - 0.0174533" office:value-type="float" office:value="0.349061999999998" calcext:value-type="float">
            <text:p>0.349061999999998</text:p>
          </table:table-cell>
          <table:table-cell table:formula="of:=[.D1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2] + COS([.C163]) * [.D163]" office:value-type="float" office:value="-1.76800787337472" calcext:value-type="float">
            <text:p>-1.76800787337472</text:p>
          </table:table-cell>
          <table:table-cell table:formula="of:=[.B162]+ SIN([.C163]) * [.D163]" office:value-type="float" office:value="11.1629978802952" calcext:value-type="float">
            <text:p>11.1629978802952</text:p>
          </table:table-cell>
          <table:table-cell table:formula="of:=[.C162] - 0.0174533" office:value-type="float" office:value="0.331608699999998" calcext:value-type="float">
            <text:p>0.331608699999998</text:p>
          </table:table-cell>
          <table:table-cell table:formula="of:=[.D1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3] + COS([.C164]) * [.D164]" office:value-type="float" office:value="-1.67290210229975" calcext:value-type="float">
            <text:p>-1.67290210229975</text:p>
          </table:table-cell>
          <table:table-cell table:formula="of:=[.B163]+ SIN([.C164]) * [.D164]" office:value-type="float" office:value="11.193899212115" calcext:value-type="float">
            <text:p>11.193899212115</text:p>
          </table:table-cell>
          <table:table-cell table:formula="of:=[.C163] - 0.0174533" office:value-type="float" office:value="0.314155399999998" calcext:value-type="float">
            <text:p>0.314155399999998</text:p>
          </table:table-cell>
          <table:table-cell table:formula="of:=[.D1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4] + COS([.C165]) * [.D165]" office:value-type="float" office:value="-1.57727151347331" calcext:value-type="float">
            <text:p>-1.57727151347331</text:p>
          </table:table-cell>
          <table:table-cell table:formula="of:=[.B164]+ SIN([.C165]) * [.D165]" office:value-type="float" office:value="11.2231360122256" calcext:value-type="float">
            <text:p>11.2231360122256</text:p>
          </table:table-cell>
          <table:table-cell table:formula="of:=[.C164] - 0.0174533" office:value-type="float" office:value="0.296702099999998" calcext:value-type="float">
            <text:p>0.296702099999998</text:p>
          </table:table-cell>
          <table:table-cell table:formula="of:=[.D1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5] + COS([.C166]) * [.D166]" office:value-type="float" office:value="-1.48114523692412" calcext:value-type="float">
            <text:p>-1.48114523692412</text:p>
          </table:table-cell>
          <table:table-cell table:formula="of:=[.B165]+ SIN([.C166]) * [.D166]" office:value-type="float" office:value="11.2506993748069" calcext:value-type="float">
            <text:p>11.2506993748069</text:p>
          </table:table-cell>
          <table:table-cell table:formula="of:=[.C165] - 0.0174533" office:value-type="float" office:value="0.279248799999998" calcext:value-type="float">
            <text:p>0.279248799999998</text:p>
          </table:table-cell>
          <table:table-cell table:formula="of:=[.D1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6] + COS([.C167]) * [.D167]" office:value-type="float" office:value="-1.38455255367229" calcext:value-type="float">
            <text:p>-1.38455255367229</text:p>
          </table:table-cell>
          <table:table-cell table:formula="of:=[.B166]+ SIN([.C167]) * [.D167]" office:value-type="float" office:value="11.2765809037844" calcext:value-type="float">
            <text:p>11.2765809037844</text:p>
          </table:table-cell>
          <table:table-cell table:formula="of:=[.C166] - 0.0174533" office:value-type="float" office:value="0.261795499999998" calcext:value-type="float">
            <text:p>0.261795499999998</text:p>
          </table:table-cell>
          <table:table-cell table:formula="of:=[.D1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7] + COS([.C168]) * [.D168]" office:value-type="float" office:value="-1.2875228868101" calcext:value-type="float">
            <text:p>-1.2875228868101</text:p>
          </table:table-cell>
          <table:table-cell table:formula="of:=[.B167]+ SIN([.C168]) * [.D168]" office:value-type="float" office:value="11.3007727153869" calcext:value-type="float">
            <text:p>11.3007727153869</text:p>
          </table:table-cell>
          <table:table-cell table:formula="of:=[.C167] - 0.0174533" office:value-type="float" office:value="0.244342199999998" calcext:value-type="float">
            <text:p>0.244342199999998</text:p>
          </table:table-cell>
          <table:table-cell table:formula="of:=[.D1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8] + COS([.C169]) * [.D169]" office:value-type="float" office:value="-1.19008579253933" calcext:value-type="float">
            <text:p>-1.19008579253933</text:p>
          </table:table-cell>
          <table:table-cell table:formula="of:=[.B168]+ SIN([.C169]) * [.D169]" office:value-type="float" office:value="11.3232674405479" calcext:value-type="float">
            <text:p>11.3232674405479</text:p>
          </table:table-cell>
          <table:table-cell table:formula="of:=[.C168] - 0.0174533" office:value-type="float" office:value="0.226888899999998" calcext:value-type="float">
            <text:p>0.226888899999998</text:p>
          </table:table-cell>
          <table:table-cell table:formula="of:=[.D1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69] + COS([.C170]) * [.D170]" office:value-type="float" office:value="-1.09227095116825" calcext:value-type="float">
            <text:p>-1.09227095116825</text:p>
          </table:table-cell>
          <table:table-cell table:formula="of:=[.B169]+ SIN([.C170]) * [.D170]" office:value-type="float" office:value="11.3440582271504" calcext:value-type="float">
            <text:p>11.3440582271504</text:p>
          </table:table-cell>
          <table:table-cell table:formula="of:=[.C169] - 0.0174533" office:value-type="float" office:value="0.209435599999998" calcext:value-type="float">
            <text:p>0.209435599999998</text:p>
          </table:table-cell>
          <table:table-cell table:formula="of:=[.D1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0] + COS([.C171]) * [.D171]" office:value-type="float" office:value="-0.994108158070631" calcext:value-type="float">
            <text:p>-0.994108158070631</text:p>
          </table:table-cell>
          <table:table-cell table:formula="of:=[.B170]+ SIN([.C171]) * [.D171]" office:value-type="float" office:value="11.363138742114" calcext:value-type="float">
            <text:p>11.363138742114</text:p>
          </table:table-cell>
          <table:table-cell table:formula="of:=[.C170] - 0.0174533" office:value-type="float" office:value="0.191982299999998" calcext:value-type="float">
            <text:p>0.191982299999998</text:p>
          </table:table-cell>
          <table:table-cell table:formula="of:=[.D1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1] + COS([.C172]) * [.D172]" office:value-type="float" office:value="-0.895627314609795" calcext:value-type="float">
            <text:p>-0.895627314609795</text:p>
          </table:table-cell>
          <table:table-cell table:formula="of:=[.B171]+ SIN([.C172]) * [.D172]" office:value-type="float" office:value="11.3805031733238" calcext:value-type="float">
            <text:p>11.3805031733238</text:p>
          </table:table-cell>
          <table:table-cell table:formula="of:=[.C171] - 0.0174533" office:value-type="float" office:value="0.174528999999998" calcext:value-type="float">
            <text:p>0.174528999999998</text:p>
          </table:table-cell>
          <table:table-cell table:formula="of:=[.D1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2] + COS([.C173]) * [.D173]" office:value-type="float" office:value="-0.796858419030384" calcext:value-type="float">
            <text:p>-0.796858419030384</text:p>
          </table:table-cell>
          <table:table-cell table:formula="of:=[.B172]+ SIN([.C173]) * [.D173]" office:value-type="float" office:value="11.3961462314016" calcext:value-type="float">
            <text:p>11.3961462314016</text:p>
          </table:table-cell>
          <table:table-cell table:formula="of:=[.C172] - 0.0174533" office:value-type="float" office:value="0.157075699999998" calcext:value-type="float">
            <text:p>0.157075699999998</text:p>
          </table:table-cell>
          <table:table-cell table:formula="of:=[.D1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3] + COS([.C174]) * [.D174]" office:value-type="float" office:value="-0.697831557320574" calcext:value-type="float">
            <text:p>-0.697831557320574</text:p>
          </table:table-cell>
          <table:table-cell table:formula="of:=[.B173]+ SIN([.C174]) * [.D174]" office:value-type="float" office:value="11.4100631513161" calcext:value-type="float">
            <text:p>11.4100631513161</text:p>
          </table:table-cell>
          <table:table-cell table:formula="of:=[.C173] - 0.0174533" office:value-type="float" office:value="0.139622399999998" calcext:value-type="float">
            <text:p>0.139622399999998</text:p>
          </table:table-cell>
          <table:table-cell table:formula="of:=[.D1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4] + COS([.C175]) * [.D175]" office:value-type="float" office:value="-0.59857689404759" calcext:value-type="float">
            <text:p>-0.59857689404759</text:p>
          </table:table-cell>
          <table:table-cell table:formula="of:=[.B174]+ SIN([.C175]) * [.D175]" office:value-type="float" office:value="11.422249693835" calcext:value-type="float">
            <text:p>11.422249693835</text:p>
          </table:table-cell>
          <table:table-cell table:formula="of:=[.C174] - 0.0174533" office:value-type="float" office:value="0.122169099999998" calcext:value-type="float">
            <text:p>0.122169099999998</text:p>
          </table:table-cell>
          <table:table-cell table:formula="of:=[.D1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5] + COS([.C176]) * [.D176]" office:value-type="float" office:value="-0.499124663169283" calcext:value-type="float">
            <text:p>-0.499124663169283</text:p>
          </table:table-cell>
          <table:table-cell table:formula="of:=[.B175]+ SIN([.C176]) * [.D176]" office:value-type="float" office:value="11.4327021468164" calcext:value-type="float">
            <text:p>11.4327021468164</text:p>
          </table:table-cell>
          <table:table-cell table:formula="of:=[.C175] - 0.0174533" office:value-type="float" office:value="0.104715799999998" calcext:value-type="float">
            <text:p>0.104715799999998</text:p>
          </table:table-cell>
          <table:table-cell table:formula="of:=[.D1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6] + COS([.C177]) * [.D177]" office:value-type="float" office:value="-0.399505158824558" calcext:value-type="float">
            <text:p>-0.399505158824558</text:p>
          </table:table-cell>
          <table:table-cell table:formula="of:=[.B176]+ SIN([.C177]) * [.D177]" office:value-type="float" office:value="11.441417326339" calcext:value-type="float">
            <text:p>11.441417326339</text:p>
          </table:table-cell>
          <table:table-cell table:formula="of:=[.C176] - 0.0174533" office:value-type="float" office:value="0.0872624999999981" calcext:value-type="float">
            <text:p>0.087262499999998</text:p>
          </table:table-cell>
          <table:table-cell table:formula="of:=[.D1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7] + COS([.C178]) * [.D178]" office:value-type="float" office:value="-0.299748726105485" calcext:value-type="float">
            <text:p>-0.299748726105485</text:p>
          </table:table-cell>
          <table:table-cell table:formula="of:=[.B177]+ SIN([.C178]) * [.D178]" office:value-type="float" office:value="11.4483925776725" calcext:value-type="float">
            <text:p>11.4483925776725</text:p>
          </table:table-cell>
          <table:table-cell table:formula="of:=[.C177] - 0.0174533" office:value-type="float" office:value="0.0698091999999981" calcext:value-type="float">
            <text:p>0.069809199999998</text:p>
          </table:table-cell>
          <table:table-cell table:formula="of:=[.D1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8] + COS([.C179]) * [.D179]" office:value-type="float" office:value="-0.199885751813878" calcext:value-type="float">
            <text:p>-0.199885751813878</text:p>
          </table:table-cell>
          <table:table-cell table:formula="of:=[.B178]+ SIN([.C179]) * [.D179]" office:value-type="float" office:value="11.4536257760859" calcext:value-type="float">
            <text:p>11.4536257760859</text:p>
          </table:table-cell>
          <table:table-cell table:formula="of:=[.C178] - 0.0174533" office:value-type="float" office:value="0.0523558999999981" calcext:value-type="float">
            <text:p>0.052355899999998</text:p>
          </table:table-cell>
          <table:table-cell table:formula="of:=[.D1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79] + COS([.C180]) * [.D180]" office:value-type="float" office:value="-0.0999466552051733" calcext:value-type="float">
            <text:p>-0.099946655205173</text:p>
          </table:table-cell>
          <table:table-cell table:formula="of:=[.B179]+ SIN([.C180]) * [.D180]" office:value-type="float" office:value="11.4571153274949" calcext:value-type="float">
            <text:p>11.4571153274949</text:p>
          </table:table-cell>
          <table:table-cell table:formula="of:=[.C179] - 0.0174533" office:value-type="float" office:value="0.0349025999999981" calcext:value-type="float">
            <text:p>0.034902599999998</text:p>
          </table:table-cell>
          <table:table-cell table:formula="of:=[.D1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0] + COS([.C181]) * [.D181]" office:value-type="float" office:value="0.0000381212775769774" calcext:value-type="float">
            <text:p>3.81212775769774E-05</text:p>
          </table:table-cell>
          <table:table-cell table:formula="of:=[.B180]+ SIN([.C181]) * [.D181]" office:value-type="float" office:value="11.4588601689474" calcext:value-type="float">
            <text:p>11.4588601689474</text:p>
          </table:table-cell>
          <table:table-cell table:formula="of:=[.C180] - 0.0174533" office:value-type="float" office:value="0.0174492999999981" calcext:value-type="float">
            <text:p>0.017449299999998</text:p>
          </table:table-cell>
          <table:table-cell table:formula="of:=[.D1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1] + COS([.C182]) * [.D182]" office:value-type="float" office:value="0.100038121276777" calcext:value-type="float">
            <text:p>0.100038121276777</text:p>
          </table:table-cell>
          <table:table-cell table:formula="of:=[.B181]+ SIN([.C182]) * [.D182]" office:value-type="float" office:value="11.4588597689474" calcext:value-type="float">
            <text:p>11.4588597689474</text:p>
          </table:table-cell>
          <table:table-cell table:formula="of:=[.C181] - 0.0174533" office:value-type="float" office:value="-0.00000400000000186362" calcext:value-type="float">
            <text:p>-4.00000000186362E-06</text:p>
          </table:table-cell>
          <table:table-cell table:formula="of:=[.D1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2] + COS([.C183]) * [.D183]" office:value-type="float" office:value="0.200022883797596" calcext:value-type="float">
            <text:p>0.200022883797596</text:p>
          </table:table-cell>
          <table:table-cell table:formula="of:=[.B182]+ SIN([.C183]) * [.D183]" office:value-type="float" office:value="11.4571141276167" calcext:value-type="float">
            <text:p>11.4571141276167</text:p>
          </table:table-cell>
          <table:table-cell table:formula="of:=[.C182] - 0.0174533" office:value-type="float" office:value="-0.0174573000000019" calcext:value-type="float">
            <text:p>-0.017457300000002</text:p>
          </table:table-cell>
          <table:table-cell table:formula="of:=[.D1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3] + COS([.C184]) * [.D184]" office:value-type="float" office:value="0.299961952486691" calcext:value-type="float">
            <text:p>0.299961952486691</text:p>
          </table:table-cell>
          <table:table-cell table:formula="of:=[.B183]+ SIN([.C184]) * [.D184]" office:value-type="float" office:value="11.453623776695" calcext:value-type="float">
            <text:p>11.453623776695</text:p>
          </table:table-cell>
          <table:table-cell table:formula="of:=[.C183] - 0.0174533" office:value-type="float" office:value="-0.0349106000000019" calcext:value-type="float">
            <text:p>-0.034910600000002</text:p>
          </table:table-cell>
          <table:table-cell table:formula="of:=[.D1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4] + COS([.C185]) * [.D185]" office:value-type="float" office:value="0.399824884909516" calcext:value-type="float">
            <text:p>0.399824884909516</text:p>
          </table:table-cell>
          <table:table-cell table:formula="of:=[.B184]+ SIN([.C185]) * [.D185]" office:value-type="float" office:value="11.448389779378" calcext:value-type="float">
            <text:p>11.448389779378</text:p>
          </table:table-cell>
          <table:table-cell table:formula="of:=[.C184] - 0.0174533" office:value-type="float" office:value="-0.0523639000000019" calcext:value-type="float">
            <text:p>-0.052363900000002</text:p>
          </table:table-cell>
          <table:table-cell table:formula="of:=[.D1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5] + COS([.C186]) * [.D186]" office:value-type="float" office:value="0.499581261823386" calcext:value-type="float">
            <text:p>0.499581261823386</text:p>
          </table:table-cell>
          <table:table-cell table:formula="of:=[.B185]+ SIN([.C186]) * [.D186]" office:value-type="float" office:value="11.4414137299933" calcext:value-type="float">
            <text:p>11.4414137299933</text:p>
          </table:table-cell>
          <table:table-cell table:formula="of:=[.C185] - 0.0174533" office:value-type="float" office:value="-0.0698172000000019" calcext:value-type="float">
            <text:p>-0.069817200000002</text:p>
          </table:table-cell>
          <table:table-cell table:formula="of:=[.D1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6] + COS([.C187]) * [.D187]" office:value-type="float" office:value="0.599200696443486" calcext:value-type="float">
            <text:p>0.599200696443486</text:p>
          </table:table-cell>
          <table:table-cell table:formula="of:=[.B186]+ SIN([.C187]) * [.D187]" office:value-type="float" office:value="11.432697753515" calcext:value-type="float">
            <text:p>11.432697753515</text:p>
          </table:table-cell>
          <table:table-cell table:formula="of:=[.C186] - 0.0174533" office:value-type="float" office:value="-0.0872705000000019" calcext:value-type="float">
            <text:p>-0.087270500000002</text:p>
          </table:table-cell>
          <table:table-cell table:formula="of:=[.D1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7] + COS([.C188]) * [.D188]" office:value-type="float" office:value="0.698652843698987" calcext:value-type="float">
            <text:p>0.698652843698987</text:p>
          </table:table-cell>
          <table:table-cell table:formula="of:=[.B187]+ SIN([.C188]) * [.D188]" office:value-type="float" office:value="11.4222445049161" calcext:value-type="float">
            <text:p>11.4222445049161</text:p>
          </table:table-cell>
          <table:table-cell table:formula="of:=[.C187] - 0.0174533" office:value-type="float" office:value="-0.104723800000002" calcext:value-type="float">
            <text:p>-0.104723800000002</text:p>
          </table:table-cell>
          <table:table-cell table:formula="of:=[.D1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8] + COS([.C189]) * [.D189]" office:value-type="float" office:value="0.797907409476455" calcext:value-type="float">
            <text:p>0.797907409476455</text:p>
          </table:table-cell>
          <table:table-cell table:formula="of:=[.B188]+ SIN([.C189]) * [.D189]" office:value-type="float" office:value="11.4100571683602" calcext:value-type="float">
            <text:p>11.4100571683602</text:p>
          </table:table-cell>
          <table:table-cell table:formula="of:=[.C188] - 0.0174533" office:value-type="float" office:value="-0.122177100000002" calcext:value-type="float">
            <text:p>-0.122177100000002</text:p>
          </table:table-cell>
          <table:table-cell table:formula="of:=[.D1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89] + COS([.C190]) * [.D190]" office:value-type="float" office:value="0.896934159847737" calcext:value-type="float">
            <text:p>0.896934159847737</text:p>
          </table:table-cell>
          <table:table-cell table:formula="of:=[.B189]+ SIN([.C190]) * [.D190]" office:value-type="float" office:value="11.3961394562313" calcext:value-type="float">
            <text:p>11.3961394562313</text:p>
          </table:table-cell>
          <table:table-cell table:formula="of:=[.C189] - 0.0174533" office:value-type="float" office:value="-0.139630400000002" calcext:value-type="float">
            <text:p>-0.139630400000002</text:p>
          </table:table-cell>
          <table:table-cell table:formula="of:=[.D1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0] + COS([.C191]) * [.D191]" office:value-type="float" office:value="0.995702930279523" calcext:value-type="float">
            <text:p>0.995702930279523</text:p>
          </table:table-cell>
          <table:table-cell table:formula="of:=[.B190]+ SIN([.C191]) * [.D191]" office:value-type="float" office:value="11.3804956080029" calcext:value-type="float">
            <text:p>11.3804956080029</text:p>
          </table:table-cell>
          <table:table-cell table:formula="of:=[.C190] - 0.0174533" office:value-type="float" office:value="-0.157083700000002" calcext:value-type="float">
            <text:p>-0.157083700000002</text:p>
          </table:table-cell>
          <table:table-cell table:formula="of:=[.D1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1] + COS([.C192]) * [.D192]" office:value-type="float" office:value="1.09418363482176" calcext:value-type="float">
            <text:p>1.09418363482176</text:p>
          </table:table-cell>
          <table:table-cell table:formula="of:=[.B191]+ SIN([.C192]) * [.D192]" office:value-type="float" office:value="11.3631303889468" calcext:value-type="float">
            <text:p>11.3631303889468</text:p>
          </table:table-cell>
          <table:table-cell table:formula="of:=[.C191] - 0.0174533" office:value-type="float" office:value="-0.174537000000002" calcext:value-type="float">
            <text:p>-0.174537000000002</text:p>
          </table:table-cell>
          <table:table-cell table:formula="of:=[.D1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2] + COS([.C193]) * [.D193]" office:value-type="float" office:value="1.19234627527212" calcext:value-type="float">
            <text:p>1.19234627527212</text:p>
          </table:table-cell>
          <table:table-cell table:formula="of:=[.B192]+ SIN([.C193]) * [.D193]" office:value-type="float" office:value="11.3440490886815" calcext:value-type="float">
            <text:p>11.3440490886815</text:p>
          </table:table-cell>
          <table:table-cell table:formula="of:=[.C192] - 0.0174533" office:value-type="float" office:value="-0.191990300000002" calcext:value-type="float">
            <text:p>-0.191990300000002</text:p>
          </table:table-cell>
          <table:table-cell table:formula="of:=[.D1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3] + COS([.C194]) * [.D194]" office:value-type="float" office:value="1.29016095031378" calcext:value-type="float">
            <text:p>1.29016095031378</text:p>
          </table:table-cell>
          <table:table-cell table:formula="of:=[.B193]+ SIN([.C194]) * [.D194]" office:value-type="float" office:value="11.323257519561" calcext:value-type="float">
            <text:p>11.323257519561</text:p>
          </table:table-cell>
          <table:table-cell table:formula="of:=[.C193] - 0.0174533" office:value-type="float" office:value="-0.209443600000002" calcext:value-type="float">
            <text:p>-0.209443600000002</text:p>
          </table:table-cell>
          <table:table-cell table:formula="of:=[.D1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4] + COS([.C195]) * [.D195]" office:value-type="float" office:value="1.38759786462362" calcext:value-type="float">
            <text:p>1.38759786462362</text:p>
          </table:table-cell>
          <table:table-cell table:formula="of:=[.B194]+ SIN([.C195]) * [.D195]" office:value-type="float" office:value="11.3007620149039" calcext:value-type="float">
            <text:p>11.3007620149039</text:p>
          </table:table-cell>
          <table:table-cell table:formula="of:=[.C194] - 0.0174533" office:value-type="float" office:value="-0.226896900000002" calcext:value-type="float">
            <text:p>-0.226896900000002</text:p>
          </table:table-cell>
          <table:table-cell table:formula="of:=[.D1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5] + COS([.C196]) * [.D196]" office:value-type="float" office:value="1.48462733794822" calcext:value-type="float">
            <text:p>1.48462733794822</text:p>
          </table:table-cell>
          <table:table-cell table:formula="of:=[.B195]+ SIN([.C196]) * [.D196]" office:value-type="float" office:value="11.2765694270648" calcext:value-type="float">
            <text:p>11.2765694270648</text:p>
          </table:table-cell>
          <table:table-cell table:formula="of:=[.C195] - 0.0174533" office:value-type="float" office:value="-0.244350200000002" calcext:value-type="float">
            <text:p>-0.244350200000002</text:p>
          </table:table-cell>
          <table:table-cell table:formula="of:=[.D1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6] + COS([.C197]) * [.D197]" office:value-type="float" office:value="1.58121981414472" calcext:value-type="float">
            <text:p>1.58121981414472</text:p>
          </table:table-cell>
          <table:table-cell table:formula="of:=[.B196]+ SIN([.C197]) * [.D197]" office:value-type="float" office:value="11.2506871253467" calcext:value-type="float">
            <text:p>11.2506871253467</text:p>
          </table:table-cell>
          <table:table-cell table:formula="of:=[.C196] - 0.0174533" office:value-type="float" office:value="-0.261803500000002" calcext:value-type="float">
            <text:p>-0.261803500000002</text:p>
          </table:table-cell>
          <table:table-cell table:formula="of:=[.D1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7] + COS([.C198]) * [.D198]" office:value-type="float" office:value="1.67734587018394" calcext:value-type="float">
            <text:p>1.67734587018394</text:p>
          </table:table-cell>
          <table:table-cell table:formula="of:=[.B197]+ SIN([.C198]) * [.D198]" office:value-type="float" office:value="11.2231229937561" calcext:value-type="float">
            <text:p>11.2231229937561</text:p>
          </table:table-cell>
          <table:table-cell table:formula="of:=[.C197] - 0.0174533" office:value-type="float" office:value="-0.279256800000002" calcext:value-type="float">
            <text:p>-0.279256800000002</text:p>
          </table:table-cell>
          <table:table-cell table:formula="of:=[.D1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8] + COS([.C199]) * [.D199]" office:value-type="float" office:value="1.77297622511292" calcext:value-type="float">
            <text:p>1.77297622511292</text:p>
          </table:table-cell>
          <table:table-cell table:formula="of:=[.B198]+ SIN([.C199]) * [.D199]" office:value-type="float" office:value="11.1938854286017" calcext:value-type="float">
            <text:p>11.1938854286017</text:p>
          </table:table-cell>
          <table:table-cell table:formula="of:=[.C198] - 0.0174533" office:value-type="float" office:value="-0.296710100000002" calcext:value-type="float">
            <text:p>-0.296710100000002</text:p>
          </table:table-cell>
          <table:table-cell table:formula="of:=[.D1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199] + COS([.C200]) * [.D200]" office:value-type="float" office:value="1.86808174897419" calcext:value-type="float">
            <text:p>1.86808174897419</text:p>
          </table:table-cell>
          <table:table-cell table:formula="of:=[.B199]+ SIN([.C200]) * [.D200]" office:value-type="float" office:value="11.1629833359367" calcext:value-type="float">
            <text:p>11.1629833359367</text:p>
          </table:table-cell>
          <table:table-cell table:formula="of:=[.C199] - 0.0174533" office:value-type="float" office:value="-0.314163400000002" calcext:value-type="float">
            <text:p>-0.314163400000002</text:p>
          </table:table-cell>
          <table:table-cell table:formula="of:=[.D1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0] + COS([.C201]) * [.D201]" office:value-type="float" office:value="1.96263347167904" calcext:value-type="float">
            <text:p>1.96263347167904</text:p>
          </table:table-cell>
          <table:table-cell table:formula="of:=[.B200]+ SIN([.C201]) * [.D201]" office:value-type="float" office:value="11.1304261288461" calcext:value-type="float">
            <text:p>11.1304261288461</text:p>
          </table:table-cell>
          <table:table-cell table:formula="of:=[.C200] - 0.0174533" office:value-type="float" office:value="-0.331616700000002" calcext:value-type="float">
            <text:p>-0.331616700000002</text:p>
          </table:table-cell>
          <table:table-cell table:formula="of:=[.D2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1] + COS([.C202]) * [.D202]" office:value-type="float" office:value="2.0566025918321" calcext:value-type="float">
            <text:p>2.0566025918321</text:p>
          </table:table-cell>
          <table:table-cell table:formula="of:=[.B201]+ SIN([.C202]) * [.D202]" office:value-type="float" office:value="11.0962237245788" calcext:value-type="float">
            <text:p>11.0962237245788</text:p>
          </table:table-cell>
          <table:table-cell table:formula="of:=[.C201] - 0.0174533" office:value-type="float" office:value="-0.349070000000002" calcext:value-type="float">
            <text:p>-0.349070000000002</text:p>
          </table:table-cell>
          <table:table-cell table:formula="of:=[.D2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2] + COS([.C203]) * [.D203]" office:value-type="float" office:value="2.14996048550455" calcext:value-type="float">
            <text:p>2.14996048550455</text:p>
          </table:table-cell>
          <table:table-cell table:formula="of:=[.B202]+ SIN([.C203]) * [.D203]" office:value-type="float" office:value="11.0603865415276" calcext:value-type="float">
            <text:p>11.0603865415276</text:p>
          </table:table-cell>
          <table:table-cell table:formula="of:=[.C202] - 0.0174533" office:value-type="float" office:value="-0.366523300000002" calcext:value-type="float">
            <text:p>-0.366523300000002</text:p>
          </table:table-cell>
          <table:table-cell table:formula="of:=[.D2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3] + COS([.C204]) * [.D204]" office:value-type="float" office:value="2.24267871495321" calcext:value-type="float">
            <text:p>2.24267871495321</text:p>
          </table:table-cell>
          <table:table-cell table:formula="of:=[.B203]+ SIN([.C204]) * [.D204]" office:value-type="float" office:value="11.022925496055" calcext:value-type="float">
            <text:p>11.022925496055</text:p>
          </table:table-cell>
          <table:table-cell table:formula="of:=[.C203] - 0.0174533" office:value-type="float" office:value="-0.383976600000002" calcext:value-type="float">
            <text:p>-0.383976600000002</text:p>
          </table:table-cell>
          <table:table-cell table:formula="of:=[.D2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4] + COS([.C205]) * [.D205]" office:value-type="float" office:value="2.33472903728302" calcext:value-type="float">
            <text:p>2.33472903728302</text:p>
          </table:table-cell>
          <table:table-cell table:formula="of:=[.B204]+ SIN([.C205]) * [.D205]" office:value-type="float" office:value="10.983851999168" calcext:value-type="float">
            <text:p>10.983851999168</text:p>
          </table:table-cell>
          <table:table-cell table:formula="of:=[.C204] - 0.0174533" office:value-type="float" office:value="-0.401429900000002" calcext:value-type="float">
            <text:p>-0.401429900000002</text:p>
          </table:table-cell>
          <table:table-cell table:formula="of:=[.D2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5] + COS([.C206]) * [.D206]" office:value-type="float" office:value="2.42608341305003" calcext:value-type="float">
            <text:p>2.42608341305003</text:p>
          </table:table-cell>
          <table:table-cell table:formula="of:=[.B205]+ SIN([.C206]) * [.D206]" office:value-type="float" office:value="10.9431779530425" calcext:value-type="float">
            <text:p>10.9431779530425</text:p>
          </table:table-cell>
          <table:table-cell table:formula="of:=[.C205] - 0.0174533" office:value-type="float" office:value="-0.418883200000002" calcext:value-type="float">
            <text:p>-0.418883200000002</text:p>
          </table:table-cell>
          <table:table-cell table:formula="of:=[.D2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6] + COS([.C207]) * [.D207]" office:value-type="float" office:value="2.51671401480257" calcext:value-type="float">
            <text:p>2.51671401480257</text:p>
          </table:table-cell>
          <table:table-cell table:formula="of:=[.B206]+ SIN([.C207]) * [.D207]" office:value-type="float" office:value="10.9009157473976" calcext:value-type="float">
            <text:p>10.9009157473976</text:p>
          </table:table-cell>
          <table:table-cell table:formula="of:=[.C206] - 0.0174533" office:value-type="float" office:value="-0.436336500000002" calcext:value-type="float">
            <text:p>-0.436336500000002</text:p>
          </table:table-cell>
          <table:table-cell table:formula="of:=[.D2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7] + COS([.C208]) * [.D208]" office:value-type="float" office:value="2.60659323555773" calcext:value-type="float">
            <text:p>2.60659323555773</text:p>
          </table:table-cell>
          <table:table-cell table:formula="of:=[.B207]+ SIN([.C208]) * [.D208]" office:value-type="float" office:value="10.8570782557215" calcext:value-type="float">
            <text:p>10.8570782557215</text:p>
          </table:table-cell>
          <table:table-cell table:formula="of:=[.C207] - 0.0174533" office:value-type="float" office:value="-0.453789800000002" calcext:value-type="float">
            <text:p>-0.453789800000002</text:p>
          </table:table-cell>
          <table:table-cell table:formula="of:=[.D2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8] + COS([.C209]) * [.D209]" office:value-type="float" office:value="2.69569369721072" calcext:value-type="float">
            <text:p>2.69569369721072</text:p>
          </table:table-cell>
          <table:table-cell table:formula="of:=[.B208]+ SIN([.C209]) * [.D209]" office:value-type="float" office:value="10.8116788313505" calcext:value-type="float">
            <text:p>10.8116788313505</text:p>
          </table:table-cell>
          <table:table-cell table:formula="of:=[.C208] - 0.0174533" office:value-type="float" office:value="-0.471243100000002" calcext:value-type="float">
            <text:p>-0.471243100000002</text:p>
          </table:table-cell>
          <table:table-cell table:formula="of:=[.D2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09] + COS([.C210]) * [.D210]" office:value-type="float" office:value="2.78398825887452" calcext:value-type="float">
            <text:p>2.78398825887452</text:p>
          </table:table-cell>
          <table:table-cell table:formula="of:=[.B209]+ SIN([.C210]) * [.D210]" office:value-type="float" office:value="10.7647313034007" calcext:value-type="float">
            <text:p>10.7647313034007</text:p>
          </table:table-cell>
          <table:table-cell table:formula="of:=[.C209] - 0.0174533" office:value-type="float" office:value="-0.488696400000002" calcext:value-type="float">
            <text:p>-0.488696400000002</text:p>
          </table:table-cell>
          <table:table-cell table:formula="of:=[.D2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0] + COS([.C211]) * [.D211]" office:value-type="float" office:value="2.87145002514726" calcext:value-type="float">
            <text:p>2.87145002514726</text:p>
          </table:table-cell>
          <table:table-cell table:formula="of:=[.B210]+ SIN([.C211]) * [.D211]" office:value-type="float" office:value="10.7162499725562" calcext:value-type="float">
            <text:p>10.7162499725562</text:p>
          </table:table-cell>
          <table:table-cell table:formula="of:=[.C210] - 0.0174533" office:value-type="float" office:value="-0.506149700000002" calcext:value-type="float">
            <text:p>-0.506149700000002</text:p>
          </table:table-cell>
          <table:table-cell table:formula="of:=[.D2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1] + COS([.C212]) * [.D212]" office:value-type="float" office:value="2.95805235430485" calcext:value-type="float">
            <text:p>2.95805235430485</text:p>
          </table:table-cell>
          <table:table-cell table:formula="of:=[.B211]+ SIN([.C212]) * [.D212]" office:value-type="float" office:value="10.6662496067127" calcext:value-type="float">
            <text:p>10.6662496067127</text:p>
          </table:table-cell>
          <table:table-cell table:formula="of:=[.C211] - 0.0174533" office:value-type="float" office:value="-0.523603000000002" calcext:value-type="float">
            <text:p>-0.523603000000002</text:p>
          </table:table-cell>
          <table:table-cell table:formula="of:=[.D2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2] + COS([.C213]) * [.D213]" office:value-type="float" office:value="3.04376886641627" calcext:value-type="float">
            <text:p>3.04376886641627</text:p>
          </table:table-cell>
          <table:table-cell table:formula="of:=[.B212]+ SIN([.C213]) * [.D213]" office:value-type="float" office:value="10.6147454364791" calcext:value-type="float">
            <text:p>10.6147454364791</text:p>
          </table:table-cell>
          <table:table-cell table:formula="of:=[.C212] - 0.0174533" office:value-type="float" office:value="-0.541056300000002" calcext:value-type="float">
            <text:p>-0.541056300000002</text:p>
          </table:table-cell>
          <table:table-cell table:formula="of:=[.D2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3] + COS([.C214]) * [.D214]" office:value-type="float" office:value="3.1285734513792" calcext:value-type="float">
            <text:p>3.1285734513792</text:p>
          </table:table-cell>
          <table:table-cell table:formula="of:=[.B213]+ SIN([.C214]) * [.D214]" office:value-type="float" office:value="10.561753150538" calcext:value-type="float">
            <text:p>10.561753150538</text:p>
          </table:table-cell>
          <table:table-cell table:formula="of:=[.C213] - 0.0174533" office:value-type="float" office:value="-0.558509600000002" calcext:value-type="float">
            <text:p>-0.558509600000002</text:p>
          </table:table-cell>
          <table:table-cell table:formula="of:=[.D2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4] + COS([.C215]) * [.D215]" office:value-type="float" office:value="3.2124402768734" calcext:value-type="float">
            <text:p>3.2124402768734</text:p>
          </table:table-cell>
          <table:table-cell table:formula="of:=[.B214]+ SIN([.C215]) * [.D215]" office:value-type="float" office:value="10.5072888908669" calcext:value-type="float">
            <text:p>10.5072888908669</text:p>
          </table:table-cell>
          <table:table-cell table:formula="of:=[.C214] - 0.0174533" office:value-type="float" office:value="-0.575962900000002" calcext:value-type="float">
            <text:p>-0.575962900000002</text:p>
          </table:table-cell>
          <table:table-cell table:formula="of:=[.D2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5] + COS([.C216]) * [.D216]" office:value-type="float" office:value="3.29534379622949" calcext:value-type="float">
            <text:p>3.29534379622949</text:p>
          </table:table-cell>
          <table:table-cell table:formula="of:=[.B215]+ SIN([.C216]) * [.D216]" office:value-type="float" office:value="10.451369247821" calcext:value-type="float">
            <text:p>10.451369247821</text:p>
          </table:table-cell>
          <table:table-cell table:formula="of:=[.C215] - 0.0174533" office:value-type="float" office:value="-0.593416200000002" calcext:value-type="float">
            <text:p>-0.593416200000002</text:p>
          </table:table-cell>
          <table:table-cell table:formula="of:=[.D2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6] + COS([.C217]) * [.D217]" office:value-type="float" office:value="3.37725875621073" calcext:value-type="float">
            <text:p>3.37725875621073</text:p>
          </table:table-cell>
          <table:table-cell table:formula="of:=[.B216]+ SIN([.C217]) * [.D217]" office:value-type="float" office:value="10.3940112550801" calcext:value-type="float">
            <text:p>10.3940112550801</text:p>
          </table:table-cell>
          <table:table-cell table:formula="of:=[.C216] - 0.0174533" office:value-type="float" office:value="-0.610869500000002" calcext:value-type="float">
            <text:p>-0.610869500000002</text:p>
          </table:table-cell>
          <table:table-cell table:formula="of:=[.D2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7] + COS([.C218]) * [.D218]" office:value-type="float" office:value="3.45816020470538" calcext:value-type="float">
            <text:p>3.45816020470538</text:p>
          </table:table-cell>
          <table:table-cell table:formula="of:=[.B217]+ SIN([.C218]) * [.D218]" office:value-type="float" office:value="10.3352323844592" calcext:value-type="float">
            <text:p>10.3352323844592</text:p>
          </table:table-cell>
          <table:table-cell table:formula="of:=[.C217] - 0.0174533" office:value-type="float" office:value="-0.628322800000002" calcext:value-type="float">
            <text:p>-0.628322800000002</text:p>
          </table:table-cell>
          <table:table-cell table:formula="of:=[.D2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8] + COS([.C219]) * [.D219]" office:value-type="float" office:value="3.53802349832741" calcext:value-type="float">
            <text:p>3.53802349832741</text:p>
          </table:table-cell>
          <table:table-cell table:formula="of:=[.B218]+ SIN([.C219]) * [.D219]" office:value-type="float" office:value="10.2750505405871" calcext:value-type="float">
            <text:p>10.2750505405871</text:p>
          </table:table-cell>
          <table:table-cell table:formula="of:=[.C218] - 0.0174533" office:value-type="float" office:value="-0.645776100000002" calcext:value-type="float">
            <text:p>-0.645776100000002</text:p>
          </table:table-cell>
          <table:table-cell table:formula="of:=[.D2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19] + COS([.C220]) * [.D220]" office:value-type="float" office:value="3.61682430992308" calcext:value-type="float">
            <text:p>3.61682430992308</text:p>
          </table:table-cell>
          <table:table-cell table:formula="of:=[.B219]+ SIN([.C220]) * [.D220]" office:value-type="float" office:value="10.2134840554522" calcext:value-type="float">
            <text:p>10.2134840554522</text:p>
          </table:table-cell>
          <table:table-cell table:formula="of:=[.C219] - 0.0174533" office:value-type="float" office:value="-0.663229400000002" calcext:value-type="float">
            <text:p>-0.663229400000002</text:p>
          </table:table-cell>
          <table:table-cell table:formula="of:=[.D2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0] + COS([.C221]) * [.D221]" office:value-type="float" office:value="3.69453863598123" calcext:value-type="float">
            <text:p>3.69453863598123</text:p>
          </table:table-cell>
          <table:table-cell table:formula="of:=[.B220]+ SIN([.C221]) * [.D221]" office:value-type="float" office:value="10.1505516828184" calcext:value-type="float">
            <text:p>10.1505516828184</text:p>
          </table:table-cell>
          <table:table-cell table:formula="of:=[.C220] - 0.0174533" office:value-type="float" office:value="-0.680682700000002" calcext:value-type="float">
            <text:p>-0.680682700000002</text:p>
          </table:table-cell>
          <table:table-cell table:formula="of:=[.D2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1] + COS([.C222]) * [.D222]" office:value-type="float" office:value="3.77114280394502" calcext:value-type="float">
            <text:p>3.77114280394502</text:p>
          </table:table-cell>
          <table:table-cell table:formula="of:=[.B221]+ SIN([.C222]) * [.D222]" office:value-type="float" office:value="10.0862725925123" calcext:value-type="float">
            <text:p>10.0862725925123</text:p>
          </table:table-cell>
          <table:table-cell table:formula="of:=[.C221] - 0.0174533" office:value-type="float" office:value="-0.698136000000002" calcext:value-type="float">
            <text:p>-0.698136000000002</text:p>
          </table:table-cell>
          <table:table-cell table:formula="of:=[.D2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2] + COS([.C223]) * [.D223]" office:value-type="float" office:value="3.84661347942282" calcext:value-type="float">
            <text:p>3.84661347942282</text:p>
          </table:table-cell>
          <table:table-cell table:formula="of:=[.B222]+ SIN([.C223]) * [.D223]" office:value-type="float" office:value="10.0206663645844" calcext:value-type="float">
            <text:p>10.0206663645844</text:p>
          </table:table-cell>
          <table:table-cell table:formula="of:=[.C222] - 0.0174533" office:value-type="float" office:value="-0.715589300000002" calcext:value-type="float">
            <text:p>-0.715589300000002</text:p>
          </table:table-cell>
          <table:table-cell table:formula="of:=[.D2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3] + COS([.C224]) * [.D224]" office:value-type="float" office:value="3.92092767329606" calcext:value-type="float">
            <text:p>3.92092767329606</text:p>
          </table:table-cell>
          <table:table-cell table:formula="of:=[.B223]+ SIN([.C224]) * [.D224]" office:value-type="float" office:value="9.9537529833444" calcext:value-type="float">
            <text:p>9.9537529833444</text:p>
          </table:table-cell>
          <table:table-cell table:formula="of:=[.C223] - 0.0174533" office:value-type="float" office:value="-0.733042600000002" calcext:value-type="float">
            <text:p>-0.733042600000002</text:p>
          </table:table-cell>
          <table:table-cell table:formula="of:=[.D2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4] + COS([.C225]) * [.D225]" office:value-type="float" office:value="3.99406274872199" calcext:value-type="float">
            <text:p>3.99406274872199</text:p>
          </table:table-cell>
          <table:table-cell table:formula="of:=[.B224]+ SIN([.C225]) * [.D225]" office:value-type="float" office:value="9.88555283127387" calcext:value-type="float">
            <text:p>9.88555283127387</text:p>
          </table:table-cell>
          <table:table-cell table:formula="of:=[.C224] - 0.0174533" office:value-type="float" office:value="-0.750495900000002" calcext:value-type="float">
            <text:p>-0.750495900000002</text:p>
          </table:table-cell>
          <table:table-cell table:formula="of:=[.D2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5] + COS([.C226]) * [.D226]" office:value-type="float" office:value="4.06599642802906" calcext:value-type="float">
            <text:p>4.06599642802906</text:p>
          </table:table-cell>
          <table:table-cell table:formula="of:=[.B225]+ SIN([.C226]) * [.D226]" office:value-type="float" office:value="9.81608668281761" calcext:value-type="float">
            <text:p>9.81608668281761</text:p>
          </table:table-cell>
          <table:table-cell table:formula="of:=[.C225] - 0.0174533" office:value-type="float" office:value="-0.767949200000002" calcext:value-type="float">
            <text:p>-0.767949200000002</text:p>
          </table:table-cell>
          <table:table-cell table:formula="of:=[.D2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6] + COS([.C227]) * [.D227]" office:value-type="float" office:value="4.13670679950294" calcext:value-type="float">
            <text:p>4.13670679950294</text:p>
          </table:table-cell>
          <table:table-cell table:formula="of:=[.B226]+ SIN([.C227]) * [.D227]" office:value-type="float" office:value="9.74537569805551" calcext:value-type="float">
            <text:p>9.74537569805551</text:p>
          </table:table-cell>
          <table:table-cell table:formula="of:=[.C226] - 0.0174533" office:value-type="float" office:value="-0.785402500000002" calcext:value-type="float">
            <text:p>-0.785402500000002</text:p>
          </table:table-cell>
          <table:table-cell table:formula="of:=[.D2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7] + COS([.C228]) * [.D228]" office:value-type="float" office:value="4.20617232406103" calcext:value-type="float">
            <text:p>4.20617232406103</text:p>
          </table:table-cell>
          <table:table-cell table:formula="of:=[.B227]+ SIN([.C228]) * [.D228]" office:value-type="float" office:value="9.67344141625699" calcext:value-type="float">
            <text:p>9.67344141625699</text:p>
          </table:table-cell>
          <table:table-cell table:formula="of:=[.C227] - 0.0174533" office:value-type="float" office:value="-0.802855800000002" calcext:value-type="float">
            <text:p>-0.802855800000002</text:p>
          </table:table-cell>
          <table:table-cell table:formula="of:=[.D2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8] + COS([.C229]) * [.D229]" office:value-type="float" office:value="4.27437184181349" calcext:value-type="float">
            <text:p>4.27437184181349</text:p>
          </table:table-cell>
          <table:table-cell table:formula="of:=[.B228]+ SIN([.C229]) * [.D229]" office:value-type="float" office:value="9.6003057493199" calcext:value-type="float">
            <text:p>9.6003057493199</text:p>
          </table:table-cell>
          <table:table-cell table:formula="of:=[.C228] - 0.0174533" office:value-type="float" office:value="-0.820309100000002" calcext:value-type="float">
            <text:p>-0.820309100000002</text:p>
          </table:table-cell>
          <table:table-cell table:formula="of:=[.D2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29] + COS([.C230]) * [.D230]" office:value-type="float" office:value="4.34128457850874" calcext:value-type="float">
            <text:p>4.34128457850874</text:p>
          </table:table-cell>
          <table:table-cell table:formula="of:=[.B229]+ SIN([.C230]) * [.D230]" office:value-type="float" office:value="9.52599097509598" calcext:value-type="float">
            <text:p>9.52599097509598</text:p>
          </table:table-cell>
          <table:table-cell table:formula="of:=[.C229] - 0.0174533" office:value-type="float" office:value="-0.837762400000002" calcext:value-type="float">
            <text:p>-0.837762400000002</text:p>
          </table:table-cell>
          <table:table-cell table:formula="of:=[.D2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0] + COS([.C231]) * [.D231]" office:value-type="float" office:value="4.4068901518615" calcext:value-type="float">
            <text:p>4.4068901518615</text:p>
          </table:table-cell>
          <table:table-cell table:formula="of:=[.B230]+ SIN([.C231]) * [.D231]" office:value-type="float" office:value="9.45051973060475" calcext:value-type="float">
            <text:p>9.45051973060475</text:p>
          </table:table-cell>
          <table:table-cell table:formula="of:=[.C230] - 0.0174533" office:value-type="float" office:value="-0.855215700000002" calcext:value-type="float">
            <text:p>-0.855215700000002</text:p>
          </table:table-cell>
          <table:table-cell table:formula="of:=[.D2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1] + COS([.C232]) * [.D232]" office:value-type="float" office:value="4.47116857776149" calcext:value-type="float">
            <text:p>4.47116857776149</text:p>
          </table:table-cell>
          <table:table-cell table:formula="of:=[.B231]+ SIN([.C232]) * [.D232]" office:value-type="float" office:value="9.3739150051381" calcext:value-type="float">
            <text:p>9.3739150051381</text:p>
          </table:table-cell>
          <table:table-cell table:formula="of:=[.C231] - 0.0174533" office:value-type="float" office:value="-0.872669000000002" calcext:value-type="float">
            <text:p>-0.872669000000002</text:p>
          </table:table-cell>
          <table:table-cell table:formula="of:=[.D2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2] + COS([.C233]) * [.D233]" office:value-type="float" office:value="4.53410027636069" calcext:value-type="float">
            <text:p>4.53410027636069</text:p>
          </table:table-cell>
          <table:table-cell table:formula="of:=[.B232]+ SIN([.C233]) * [.D233]" office:value-type="float" office:value="9.2962001332575" calcext:value-type="float">
            <text:p>9.2962001332575</text:p>
          </table:table-cell>
          <table:table-cell table:formula="of:=[.C232] - 0.0174533" office:value-type="float" office:value="-0.890122300000002" calcext:value-type="float">
            <text:p>-0.890122300000002</text:p>
          </table:table-cell>
          <table:table-cell table:formula="of:=[.D2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3] + COS([.C234]) * [.D234]" office:value-type="float" office:value="4.59566607803767" calcext:value-type="float">
            <text:p>4.59566607803767</text:p>
          </table:table-cell>
          <table:table-cell table:formula="of:=[.B233]+ SIN([.C234]) * [.D234]" office:value-type="float" office:value="9.21739878768604" calcext:value-type="float">
            <text:p>9.21739878768604</text:p>
          </table:table-cell>
          <table:table-cell table:formula="of:=[.C233] - 0.0174533" office:value-type="float" office:value="-0.907575600000002" calcext:value-type="float">
            <text:p>-0.907575600000002</text:p>
          </table:table-cell>
          <table:table-cell table:formula="of:=[.D2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4] + COS([.C235]) * [.D235]" office:value-type="float" office:value="4.65584722923674" calcext:value-type="float">
            <text:p>4.65584722923674</text:p>
          </table:table-cell>
          <table:table-cell table:formula="of:=[.B234]+ SIN([.C235]) * [.D235]" office:value-type="float" office:value="9.13753497209754" calcext:value-type="float">
            <text:p>9.13753497209754</text:p>
          </table:table-cell>
          <table:table-cell table:formula="of:=[.C234] - 0.0174533" office:value-type="float" office:value="-0.925028900000002" calcext:value-type="float">
            <text:p>-0.925028900000002</text:p>
          </table:table-cell>
          <table:table-cell table:formula="of:=[.D2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5] + COS([.C236]) * [.D236]" office:value-type="float" office:value="4.71462539818056" calcext:value-type="float">
            <text:p>4.71462539818056</text:p>
          </table:table-cell>
          <table:table-cell table:formula="of:=[.B235]+ SIN([.C236]) * [.D236]" office:value-type="float" office:value="9.05663301380473" calcext:value-type="float">
            <text:p>9.05663301380473</text:p>
          </table:table-cell>
          <table:table-cell table:formula="of:=[.C235] - 0.0174533" office:value-type="float" office:value="-0.942482200000002" calcext:value-type="float">
            <text:p>-0.942482200000002</text:p>
          </table:table-cell>
          <table:table-cell table:formula="of:=[.D2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6] + COS([.C237]) * [.D237]" office:value-type="float" office:value="4.77198268045411" calcext:value-type="float">
            <text:p>4.77198268045411</text:p>
          </table:table-cell>
          <table:table-cell table:formula="of:=[.B236]+ SIN([.C237]) * [.D237]" office:value-type="float" office:value="8.97471755634894" calcext:value-type="float">
            <text:p>8.97471755634894</text:p>
          </table:table-cell>
          <table:table-cell table:formula="of:=[.C236] - 0.0174533" office:value-type="float" office:value="-0.959935500000002" calcext:value-type="float">
            <text:p>-0.959935500000002</text:p>
          </table:table-cell>
          <table:table-cell table:formula="of:=[.D2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7] + COS([.C238]) * [.D238]" office:value-type="float" office:value="4.82790160445862" calcext:value-type="float">
            <text:p>4.82790160445862</text:p>
          </table:table-cell>
          <table:table-cell table:formula="of:=[.B237]+ SIN([.C238]) * [.D238]" office:value-type="float" office:value="8.89181355199343" calcext:value-type="float">
            <text:p>8.89181355199343</text:p>
          </table:table-cell>
          <table:table-cell table:formula="of:=[.C237] - 0.0174533" office:value-type="float" office:value="-0.977388800000002" calcext:value-type="float">
            <text:p>-0.977388800000002</text:p>
          </table:table-cell>
          <table:table-cell table:formula="of:=[.D2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8] + COS([.C239]) * [.D239]" office:value-type="float" office:value="4.88236513673354" calcext:value-type="float">
            <text:p>4.88236513673354</text:p>
          </table:table-cell>
          <table:table-cell table:formula="of:=[.B238]+ SIN([.C239]) * [.D239]" office:value-type="float" office:value="8.80794625412269" calcext:value-type="float">
            <text:p>8.80794625412269</text:p>
          </table:table-cell>
          <table:table-cell table:formula="of:=[.C238] - 0.0174533" office:value-type="float" office:value="-0.994842100000002" calcext:value-type="float">
            <text:p>-0.994842100000002</text:p>
          </table:table-cell>
          <table:table-cell table:formula="of:=[.D2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39] + COS([.C240]) * [.D240]" office:value-type="float" office:value="4.9353566871451" calcext:value-type="float">
            <text:p>4.9353566871451</text:p>
          </table:table-cell>
          <table:table-cell table:formula="of:=[.B239]+ SIN([.C240]) * [.D240]" office:value-type="float" office:value="8.72314120954998" calcext:value-type="float">
            <text:p>8.72314120954998</text:p>
          </table:table-cell>
          <table:table-cell table:formula="of:=[.C239] - 0.0174533" office:value-type="float" office:value="-1.0122954" calcext:value-type="float">
            <text:p>-1.0122954</text:p>
          </table:table-cell>
          <table:table-cell table:formula="of:=[.D2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0] + COS([.C241]) * [.D241]" office:value-type="float" office:value="4.98686011393988" calcext:value-type="float">
            <text:p>4.98686011393988</text:p>
          </table:table-cell>
          <table:table-cell table:formula="of:=[.B240]+ SIN([.C241]) * [.D241]" office:value-type="float" office:value="8.63742425073556" calcext:value-type="float">
            <text:p>8.63742425073556</text:p>
          </table:table-cell>
          <table:table-cell table:formula="of:=[.C240] - 0.0174533" office:value-type="float" office:value="-1.0297487" calcext:value-type="float">
            <text:p>-1.0297487</text:p>
          </table:table-cell>
          <table:table-cell table:formula="of:=[.D2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1] + COS([.C242]) * [.D242]" office:value-type="float" office:value="5.03685972866171" calcext:value-type="float">
            <text:p>5.03685972866171</text:p>
          </table:table-cell>
          <table:table-cell table:formula="of:=[.B241]+ SIN([.C242]) * [.D242]" office:value-type="float" office:value="8.5508214879178" calcext:value-type="float">
            <text:p>8.5508214879178</text:p>
          </table:table-cell>
          <table:table-cell table:formula="of:=[.C241] - 0.0174533" office:value-type="float" office:value="-1.047202" calcext:value-type="float">
            <text:p>-1.047202</text:p>
          </table:table-cell>
          <table:table-cell table:formula="of:=[.D2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2] + COS([.C243]) * [.D243]" office:value-type="float" office:value="5.08534030093053" calcext:value-type="float">
            <text:p>5.08534030093053</text:p>
          </table:table-cell>
          <table:table-cell table:formula="of:=[.B242]+ SIN([.C243]) * [.D243]" office:value-type="float" office:value="8.46335930115982" calcext:value-type="float">
            <text:p>8.46335930115982</text:p>
          </table:table-cell>
          <table:table-cell table:formula="of:=[.C242] - 0.0174533" office:value-type="float" office:value="-1.0646553" calcext:value-type="float">
            <text:p>-1.0646553</text:p>
          </table:table-cell>
          <table:table-cell table:formula="of:=[.D2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3] + COS([.C244]) * [.D244]" office:value-type="float" office:value="5.13228706308173" calcext:value-type="float">
            <text:p>5.13228706308173</text:p>
          </table:table-cell>
          <table:table-cell table:formula="of:=[.B243]+ SIN([.C244]) * [.D244]" office:value-type="float" office:value="8.3750643323138" calcext:value-type="float">
            <text:p>8.3750643323138</text:p>
          </table:table-cell>
          <table:table-cell table:formula="of:=[.C243] - 0.0174533" office:value-type="float" office:value="-1.0821086" calcext:value-type="float">
            <text:p>-1.0821086</text:p>
          </table:table-cell>
          <table:table-cell table:formula="of:=[.D2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4] + COS([.C245]) * [.D245]" office:value-type="float" office:value="5.17768571466451" calcext:value-type="float">
            <text:p>5.17768571466451</text:p>
          </table:table-cell>
          <table:table-cell table:formula="of:=[.B244]+ SIN([.C245]) * [.D245]" office:value-type="float" office:value="8.28596347690565" calcext:value-type="float">
            <text:p>8.28596347690565</text:p>
          </table:table-cell>
          <table:table-cell table:formula="of:=[.C244] - 0.0174533" office:value-type="float" office:value="-1.0995619" calcext:value-type="float">
            <text:p>-1.0995619</text:p>
          </table:table-cell>
          <table:table-cell table:formula="of:=[.D2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5] + COS([.C246]) * [.D246]" office:value-type="float" office:value="5.22152242679796" calcext:value-type="float">
            <text:p>5.22152242679796</text:p>
          </table:table-cell>
          <table:table-cell table:formula="of:=[.B245]+ SIN([.C246]) * [.D246]" office:value-type="float" office:value="8.19608387594231" calcext:value-type="float">
            <text:p>8.19608387594231</text:p>
          </table:table-cell>
          <table:table-cell table:formula="of:=[.C245] - 0.0174533" office:value-type="float" office:value="-1.1170152" calcext:value-type="float">
            <text:p>-1.1170152</text:p>
          </table:table-cell>
          <table:table-cell table:formula="of:=[.D2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6] + COS([.C247]) * [.D247]" office:value-type="float" office:value="5.26378384638347" calcext:value-type="float">
            <text:p>5.26378384638347</text:p>
          </table:table-cell>
          <table:table-cell table:formula="of:=[.B246]+ SIN([.C247]) * [.D247]" office:value-type="float" office:value="8.1054529076444" calcext:value-type="float">
            <text:p>8.1054529076444</text:p>
          </table:table-cell>
          <table:table-cell table:formula="of:=[.C246] - 0.0174533" office:value-type="float" office:value="-1.1344685" calcext:value-type="float">
            <text:p>-1.1344685</text:p>
          </table:table-cell>
          <table:table-cell table:formula="of:=[.D2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7] + COS([.C248]) * [.D248]" office:value-type="float" office:value="5.30445710017221" calcext:value-type="float">
            <text:p>5.30445710017221</text:p>
          </table:table-cell>
          <table:table-cell table:formula="of:=[.B247]+ SIN([.C248]) * [.D248]" office:value-type="float" office:value="8.01409817910647" calcext:value-type="float">
            <text:p>8.01409817910647</text:p>
          </table:table-cell>
          <table:table-cell table:formula="of:=[.C247] - 0.0174533" office:value-type="float" office:value="-1.1519218" calcext:value-type="float">
            <text:p>-1.1519218</text:p>
          </table:table-cell>
          <table:table-cell table:formula="of:=[.D2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8] + COS([.C249]) * [.D249]" office:value-type="float" office:value="5.34352979868643" calcext:value-type="float">
            <text:p>5.34352979868643</text:p>
          </table:table-cell>
          <table:table-cell table:formula="of:=[.B248]+ SIN([.C249]) * [.D249]" office:value-type="float" office:value="7.92204751788768" calcext:value-type="float">
            <text:p>7.92204751788768</text:p>
          </table:table-cell>
          <table:table-cell table:formula="of:=[.C248] - 0.0174533" office:value-type="float" office:value="-1.1693751" calcext:value-type="float">
            <text:p>-1.1693751</text:p>
          </table:table-cell>
          <table:table-cell table:formula="of:=[.D2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49] + COS([.C250]) * [.D250]" office:value-type="float" office:value="5.38099003999346" calcext:value-type="float">
            <text:p>5.38099003999346</text:p>
          </table:table-cell>
          <table:table-cell table:formula="of:=[.B249]+ SIN([.C250]) * [.D250]" office:value-type="float" office:value="7.82932896353517" calcext:value-type="float">
            <text:p>7.82932896353517</text:p>
          </table:table-cell>
          <table:table-cell table:formula="of:=[.C249] - 0.0174533" office:value-type="float" office:value="-1.1868284" calcext:value-type="float">
            <text:p>-1.1868284</text:p>
          </table:table-cell>
          <table:table-cell table:formula="of:=[.D2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0] + COS([.C251]) * [.D251]" office:value-type="float" office:value="5.41682641333113" calcext:value-type="float">
            <text:p>5.41682641333113</text:p>
          </table:table-cell>
          <table:table-cell table:formula="of:=[.B250]+ SIN([.C251]) * [.D251]" office:value-type="float" office:value="7.735970759043" calcext:value-type="float">
            <text:p>7.735970759043</text:p>
          </table:table-cell>
          <table:table-cell table:formula="of:=[.C250] - 0.0174533" office:value-type="float" office:value="-1.2042817" calcext:value-type="float">
            <text:p>-1.2042817</text:p>
          </table:table-cell>
          <table:table-cell table:formula="of:=[.D2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1] + COS([.C252]) * [.D252]" office:value-type="float" office:value="5.45102800258362" calcext:value-type="float">
            <text:p>5.45102800258362</text:p>
          </table:table-cell>
          <table:table-cell table:formula="of:=[.B251]+ SIN([.C252]) * [.D252]" office:value-type="float" office:value="7.642001342249" calcext:value-type="float">
            <text:p>7.642001342249</text:p>
          </table:table-cell>
          <table:table-cell table:formula="of:=[.C251] - 0.0174533" office:value-type="float" office:value="-1.221735" calcext:value-type="float">
            <text:p>-1.221735</text:p>
          </table:table-cell>
          <table:table-cell table:formula="of:=[.D2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2] + COS([.C253]) * [.D253]" office:value-type="float" office:value="5.48358438960659" calcext:value-type="float">
            <text:p>5.48358438960659</text:p>
          </table:table-cell>
          <table:table-cell table:formula="of:=[.B252]+ SIN([.C253]) * [.D253]" office:value-type="float" office:value="7.54744933717238" calcext:value-type="float">
            <text:p>7.54744933717238</text:p>
          </table:table-cell>
          <table:table-cell table:formula="of:=[.C252] - 0.0174533" office:value-type="float" office:value="-1.2391883" calcext:value-type="float">
            <text:p>-1.2391883</text:p>
          </table:table-cell>
          <table:table-cell table:formula="of:=[.D2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3] + COS([.C254]) * [.D254]" office:value-type="float" office:value="5.51448565740068" calcext:value-type="float">
            <text:p>5.51448565740068</text:p>
          </table:table-cell>
          <table:table-cell table:formula="of:=[.B253]+ SIN([.C254]) * [.D254]" office:value-type="float" office:value="7.4523435452945" calcext:value-type="float">
            <text:p>7.4523435452945</text:p>
          </table:table-cell>
          <table:table-cell table:formula="of:=[.C253] - 0.0174533" office:value-type="float" office:value="-1.2566416" calcext:value-type="float">
            <text:p>-1.2566416</text:p>
          </table:table-cell>
          <table:table-cell table:formula="of:=[.D2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4] + COS([.C255]) * [.D255]" office:value-type="float" office:value="5.54372239313228" calcext:value-type="float">
            <text:p>5.54372239313228</text:p>
          </table:table-cell>
          <table:table-cell table:formula="of:=[.B254]+ SIN([.C255]) * [.D255]" office:value-type="float" office:value="7.35671293678571" calcext:value-type="float">
            <text:p>7.35671293678571</text:p>
          </table:table-cell>
          <table:table-cell table:formula="of:=[.C254] - 0.0174533" office:value-type="float" office:value="-1.2740949" calcext:value-type="float">
            <text:p>-1.2740949</text:p>
          </table:table-cell>
          <table:table-cell table:formula="of:=[.D2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5] + COS([.C256]) * [.D256]" office:value-type="float" office:value="5.57128569100086" calcext:value-type="float">
            <text:p>5.57128569100086</text:p>
          </table:table-cell>
          <table:table-cell table:formula="of:=[.B255]+ SIN([.C256]) * [.D256]" office:value-type="float" office:value="7.26058664168074" calcext:value-type="float">
            <text:p>7.26058664168074</text:p>
          </table:table-cell>
          <table:table-cell table:formula="of:=[.C255] - 0.0174533" office:value-type="float" office:value="-1.2915482" calcext:value-type="float">
            <text:p>-1.2915482</text:p>
          </table:table-cell>
          <table:table-cell table:formula="of:=[.D2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6] + COS([.C257]) * [.D257]" office:value-type="float" office:value="5.59716715495166" calcext:value-type="float">
            <text:p>5.59716715495166</text:p>
          </table:table-cell>
          <table:table-cell table:formula="of:=[.B256]+ SIN([.C257]) * [.D257]" office:value-type="float" office:value="7.16399394100536" calcext:value-type="float">
            <text:p>7.16399394100536</text:p>
          </table:table-cell>
          <table:table-cell table:formula="of:=[.C256] - 0.0174533" office:value-type="float" office:value="-1.3090015" calcext:value-type="float">
            <text:p>-1.3090015</text:p>
          </table:table-cell>
          <table:table-cell table:formula="of:=[.D2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7] + COS([.C258]) * [.D258]" office:value-type="float" office:value="5.62135890123329" calcext:value-type="float">
            <text:p>5.62135890123329</text:p>
          </table:table-cell>
          <table:table-cell table:formula="of:=[.B257]+ SIN([.C258]) * [.D258]" office:value-type="float" office:value="7.06696425785714" calcext:value-type="float">
            <text:p>7.06696425785714</text:p>
          </table:table-cell>
          <table:table-cell table:formula="of:=[.C257] - 0.0174533" office:value-type="float" office:value="-1.3264548" calcext:value-type="float">
            <text:p>-1.3264548</text:p>
          </table:table-cell>
          <table:table-cell table:formula="of:=[.D2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8] + COS([.C259]) * [.D259]" office:value-type="float" office:value="5.64385356079918" calcext:value-type="float">
            <text:p>5.64385356079918</text:p>
          </table:table-cell>
          <table:table-cell table:formula="of:=[.B258]+ SIN([.C259]) * [.D259]" office:value-type="float" office:value="6.96952714844283" calcext:value-type="float">
            <text:p>6.96952714844283</text:p>
          </table:table-cell>
          <table:table-cell table:formula="of:=[.C258] - 0.0174533" office:value-type="float" office:value="-1.3439081" calcext:value-type="float">
            <text:p>-1.3439081</text:p>
          </table:table-cell>
          <table:table-cell table:formula="of:=[.D2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59] + COS([.C260]) * [.D260]" office:value-type="float" office:value="5.66464428155222" calcext:value-type="float">
            <text:p>5.66464428155222</text:p>
          </table:table-cell>
          <table:table-cell table:formula="of:=[.B259]+ SIN([.C260]) * [.D260]" office:value-type="float" office:value="6.87171229307531" calcext:value-type="float">
            <text:p>6.87171229307531</text:p>
          </table:table-cell>
          <table:table-cell table:formula="of:=[.C259] - 0.0174533" office:value-type="float" office:value="-1.3613614" calcext:value-type="float">
            <text:p>-1.3613614</text:p>
          </table:table-cell>
          <table:table-cell table:formula="of:=[.D2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0] + COS([.C261]) * [.D261]" office:value-type="float" office:value="5.68372473043204" calcext:value-type="float">
            <text:p>5.68372473043204</text:p>
          </table:table-cell>
          <table:table-cell table:formula="of:=[.B260]+ SIN([.C261]) * [.D261]" office:value-type="float" office:value="6.77354948713261" calcext:value-type="float">
            <text:p>6.77354948713261</text:p>
          </table:table-cell>
          <table:table-cell table:formula="of:=[.C260] - 0.0174533" office:value-type="float" office:value="-1.3788147" calcext:value-type="float">
            <text:p>-1.3788147</text:p>
          </table:table-cell>
          <table:table-cell table:formula="of:=[.D2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1] + COS([.C262]) * [.D262]" office:value-type="float" office:value="5.70108909534411" calcext:value-type="float">
            <text:p>5.70108909534411</text:p>
          </table:table-cell>
          <table:table-cell table:formula="of:=[.B261]+ SIN([.C262]) * [.D262]" office:value-type="float" office:value="6.67506863198198" calcext:value-type="float">
            <text:p>6.67506863198198</text:p>
          </table:table-cell>
          <table:table-cell table:formula="of:=[.C261] - 0.0174533" office:value-type="float" office:value="-1.396268" calcext:value-type="float">
            <text:p>-1.396268</text:p>
          </table:table-cell>
          <table:table-cell table:formula="of:=[.D2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2] + COS([.C263]) * [.D263]" office:value-type="float" office:value="5.71673208693011" calcext:value-type="float">
            <text:p>5.71673208693011</text:p>
          </table:table-cell>
          <table:table-cell table:formula="of:=[.B262]+ SIN([.C263]) * [.D263]" office:value-type="float" office:value="6.5762997258716" calcext:value-type="float">
            <text:p>6.5762997258716</text:p>
          </table:table-cell>
          <table:table-cell table:formula="of:=[.C262] - 0.0174533" office:value-type="float" office:value="-1.4137213" calcext:value-type="float">
            <text:p>-1.4137213</text:p>
          </table:table-cell>
          <table:table-cell table:formula="of:=[.D2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3] + COS([.C264]) * [.D264]" office:value-type="float" office:value="5.7306489401792" calcext:value-type="float">
            <text:p>5.7306489401792</text:p>
          </table:table-cell>
          <table:table-cell table:formula="of:=[.B263]+ SIN([.C264]) * [.D264]" office:value-type="float" office:value="6.47727285479287" calcext:value-type="float">
            <text:p>6.47727285479287</text:p>
          </table:table-cell>
          <table:table-cell table:formula="of:=[.C263] - 0.0174533" office:value-type="float" office:value="-1.4311746" calcext:value-type="float">
            <text:p>-1.4311746</text:p>
          </table:table-cell>
          <table:table-cell table:formula="of:=[.D2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4] + COS([.C265]) * [.D265]" office:value-type="float" office:value="5.74283541587942" calcext:value-type="float">
            <text:p>5.74283541587942</text:p>
          </table:table-cell>
          <table:table-cell table:formula="of:=[.B264]+ SIN([.C265]) * [.D265]" office:value-type="float" office:value="6.37801818331587" calcext:value-type="float">
            <text:p>6.37801818331587</text:p>
          </table:table-cell>
          <table:table-cell table:formula="of:=[.C264] - 0.0174533" office:value-type="float" office:value="-1.4486279" calcext:value-type="float">
            <text:p>-1.4486279</text:p>
          </table:table-cell>
          <table:table-cell table:formula="of:=[.D2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5] + COS([.C266]) * [.D266]" office:value-type="float" office:value="5.75328780190905" calcext:value-type="float">
            <text:p>5.75328780190905</text:p>
          </table:table-cell>
          <table:table-cell table:formula="of:=[.B265]+ SIN([.C266]) * [.D266]" office:value-type="float" office:value="6.27856594540094" calcext:value-type="float">
            <text:p>6.27856594540094</text:p>
          </table:table-cell>
          <table:table-cell table:formula="of:=[.C265] - 0.0174533" office:value-type="float" office:value="-1.4660812" calcext:value-type="float">
            <text:p>-1.4660812</text:p>
          </table:table-cell>
          <table:table-cell table:formula="of:=[.D2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6] + COS([.C267]) * [.D267]" office:value-type="float" office:value="5.7620029143673" calcext:value-type="float">
            <text:p>5.7620029143673</text:p>
          </table:table-cell>
          <table:table-cell table:formula="of:=[.B266]+ SIN([.C267]) * [.D267]" office:value-type="float" office:value="6.17894643518913" calcext:value-type="float">
            <text:p>6.17894643518913</text:p>
          </table:table-cell>
          <table:table-cell table:formula="of:=[.C266] - 0.0174533" office:value-type="float" office:value="-1.4835345" calcext:value-type="float">
            <text:p>-1.4835345</text:p>
          </table:table-cell>
          <table:table-cell table:formula="of:=[.D2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7] + COS([.C268]) * [.D268]" office:value-type="float" office:value="5.76897809854423" calcext:value-type="float">
            <text:p>5.76897809854423</text:p>
          </table:table-cell>
          <table:table-cell table:formula="of:=[.B267]+ SIN([.C268]) * [.D268]" office:value-type="float" office:value="6.07918999777431" calcext:value-type="float">
            <text:p>6.07918999777431</text:p>
          </table:table-cell>
          <table:table-cell table:formula="of:=[.C267] - 0.0174533" office:value-type="float" office:value="-1.5009878" calcext:value-type="float">
            <text:p>-1.5009878</text:p>
          </table:table-cell>
          <table:table-cell table:formula="of:=[.D2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8] + COS([.C269]) * [.D269]" office:value-type="float" office:value="5.77421122972935" calcext:value-type="float">
            <text:p>5.77421122972935</text:p>
          </table:table-cell>
          <table:table-cell table:formula="of:=[.B268]+ SIN([.C269]) * [.D269]" office:value-type="float" office:value="5.97932701995971" calcext:value-type="float">
            <text:p>5.97932701995971</text:p>
          </table:table-cell>
          <table:table-cell table:formula="of:=[.C268] - 0.0174533" office:value-type="float" office:value="-1.5184411" calcext:value-type="float">
            <text:p>-1.5184411</text:p>
          </table:table-cell>
          <table:table-cell table:formula="of:=[.D2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69] + COS([.C270]) * [.D270]" office:value-type="float" office:value="5.77770071385883" calcext:value-type="float">
            <text:p>5.77770071385883</text:p>
          </table:table-cell>
          <table:table-cell table:formula="of:=[.B269]+ SIN([.C270]) * [.D270]" office:value-type="float" office:value="5.87938792100184" calcext:value-type="float">
            <text:p>5.87938792100184</text:p>
          </table:table-cell>
          <table:table-cell table:formula="of:=[.C269] - 0.0174533" office:value-type="float" office:value="-1.5358944" calcext:value-type="float">
            <text:p>-1.5358944</text:p>
          </table:table-cell>
          <table:table-cell table:formula="of:=[.D2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0] + COS([.C271]) * [.D271]" office:value-type="float" office:value="5.77944548800109" calcext:value-type="float">
            <text:p>5.77944548800109</text:p>
          </table:table-cell>
          <table:table-cell table:formula="of:=[.B270]+ SIN([.C271]) * [.D271]" office:value-type="float" office:value="5.77940314334448" calcext:value-type="float">
            <text:p>5.77940314334448</text:p>
          </table:table-cell>
          <table:table-cell table:formula="of:=[.C270] - 0.0174533" office:value-type="float" office:value="-1.5533477" calcext:value-type="float">
            <text:p>-1.5533477</text:p>
          </table:table-cell>
          <table:table-cell table:formula="of:=[.D2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1] + COS([.C272]) * [.D272]" office:value-type="float" office:value="5.77944502068058" calcext:value-type="float">
            <text:p>5.77944502068058</text:p>
          </table:table-cell>
          <table:table-cell table:formula="of:=[.B271]+ SIN([.C272]) * [.D272]" office:value-type="float" office:value="5.67940314334557" calcext:value-type="float">
            <text:p>5.67940314334557</text:p>
          </table:table-cell>
          <table:table-cell table:formula="of:=[.C271] - 0.0174533" office:value-type="float" office:value="-1.570801" calcext:value-type="float">
            <text:p>-1.570801</text:p>
          </table:table-cell>
          <table:table-cell table:formula="of:=[.D2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2] + COS([.C273]) * [.D273]" office:value-type="float" office:value="5.77769931203965" calcext:value-type="float">
            <text:p>5.77769931203965</text:p>
          </table:table-cell>
          <table:table-cell table:formula="of:=[.B272]+ SIN([.C273]) * [.D273]" office:value-type="float" office:value="5.57941838199995" calcext:value-type="float">
            <text:p>5.57941838199995</text:p>
          </table:table-cell>
          <table:table-cell table:formula="of:=[.C272] - 0.0174533" office:value-type="float" office:value="-1.5882543" calcext:value-type="float">
            <text:p>-1.5882543</text:p>
          </table:table-cell>
          <table:table-cell table:formula="of:=[.D2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3] + COS([.C274]) * [.D274]" office:value-type="float" office:value="5.7742088938385" calcext:value-type="float">
            <text:p>5.7742088938385</text:p>
          </table:table-cell>
          <table:table-cell table:formula="of:=[.B273]+ SIN([.C274]) * [.D274]" office:value-type="float" office:value="5.4794793156606" calcext:value-type="float">
            <text:p>5.4794793156606</text:p>
          </table:table-cell>
          <table:table-cell table:formula="of:=[.C273] - 0.0174533" office:value-type="float" office:value="-1.6057076" calcext:value-type="float">
            <text:p>-1.6057076</text:p>
          </table:table-cell>
          <table:table-cell table:formula="of:=[.D2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4] + COS([.C275]) * [.D275]" office:value-type="float" office:value="5.76897482929326" calcext:value-type="float">
            <text:p>5.76897482929326</text:p>
          </table:table-cell>
          <table:table-cell table:formula="of:=[.B274]+ SIN([.C275]) * [.D275]" office:value-type="float" office:value="5.37961638676135" calcext:value-type="float">
            <text:p>5.37961638676135</text:p>
          </table:table-cell>
          <table:table-cell table:formula="of:=[.C274] - 0.0174533" office:value-type="float" office:value="-1.6231609" calcext:value-type="float">
            <text:p>-1.6231609</text:p>
          </table:table-cell>
          <table:table-cell table:formula="of:=[.D2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5] + COS([.C276]) * [.D276]" office:value-type="float" office:value="5.76199871275205" calcext:value-type="float">
            <text:p>5.76199871275205</text:p>
          </table:table-cell>
          <table:table-cell table:formula="of:=[.B275]+ SIN([.C276]) * [.D276]" office:value-type="float" office:value="5.27986001454381" calcext:value-type="float">
            <text:p>5.27986001454381</text:p>
          </table:table-cell>
          <table:table-cell table:formula="of:=[.C275] - 0.0174533" office:value-type="float" office:value="-1.6406142" calcext:value-type="float">
            <text:p>-1.6406142</text:p>
          </table:table-cell>
          <table:table-cell table:formula="of:=[.D2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6] + COS([.C277]) * [.D277]" office:value-type="float" office:value="5.75328266920937" calcext:value-type="float">
            <text:p>5.75328266920937</text:p>
          </table:table-cell>
          <table:table-cell table:formula="of:=[.B276]+ SIN([.C277]) * [.D277]" office:value-type="float" office:value="5.18024058579137" calcext:value-type="float">
            <text:p>5.18024058579137</text:p>
          </table:table-cell>
          <table:table-cell table:formula="of:=[.C276] - 0.0174533" office:value-type="float" office:value="-1.6580675" calcext:value-type="float">
            <text:p>-1.6580675</text:p>
          </table:table-cell>
          <table:table-cell table:formula="of:=[.D2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7] + COS([.C278]) * [.D278]" office:value-type="float" office:value="5.74282935365879" calcext:value-type="float">
            <text:p>5.74282935365879</text:p>
          </table:table-cell>
          <table:table-cell table:formula="of:=[.B277]+ SIN([.C278]) * [.D278]" office:value-type="float" office:value="5.08078844557307" calcext:value-type="float">
            <text:p>5.08078844557307</text:p>
          </table:table-cell>
          <table:table-cell table:formula="of:=[.C277] - 0.0174533" office:value-type="float" office:value="-1.6755208" calcext:value-type="float">
            <text:p>-1.6755208</text:p>
          </table:table-cell>
          <table:table-cell table:formula="of:=[.D2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8] + COS([.C279]) * [.D279]" office:value-type="float" office:value="5.73064195028423" calcext:value-type="float">
            <text:p>5.73064195028423</text:p>
          </table:table-cell>
          <table:table-cell table:formula="of:=[.B278]+ SIN([.C279]) * [.D279]" office:value-type="float" office:value="4.98153388800021" calcext:value-type="float">
            <text:p>4.98153388800021</text:p>
          </table:table-cell>
          <table:table-cell table:formula="of:=[.C278] - 0.0174533" office:value-type="float" office:value="-1.6929741" calcext:value-type="float">
            <text:p>-1.6929741</text:p>
          </table:table-cell>
          <table:table-cell table:formula="of:=[.D2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79] + COS([.C280]) * [.D280]" office:value-type="float" office:value="5.71672417148999" calcext:value-type="float">
            <text:p>5.71672417148999</text:p>
          </table:table-cell>
          <table:table-cell table:formula="of:=[.B279]+ SIN([.C280]) * [.D280]" office:value-type="float" office:value="4.88250714699842" calcext:value-type="float">
            <text:p>4.88250714699842</text:p>
          </table:table-cell>
          <table:table-cell table:formula="of:=[.C279] - 0.0174533" office:value-type="float" office:value="-1.7104274" calcext:value-type="float">
            <text:p>-1.7104274</text:p>
          </table:table-cell>
          <table:table-cell table:formula="of:=[.D2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0] + COS([.C281]) * [.D281]" office:value-type="float" office:value="5.70108025676996" calcext:value-type="float">
            <text:p>5.70108025676996</text:p>
          </table:table-cell>
          <table:table-cell table:formula="of:=[.B280]+ SIN([.C281]) * [.D281]" office:value-type="float" office:value="4.78373838709818" calcext:value-type="float">
            <text:p>4.78373838709818</text:p>
          </table:table-cell>
          <table:table-cell table:formula="of:=[.C280] - 0.0174533" office:value-type="float" office:value="-1.7278807" calcext:value-type="float">
            <text:p>-1.7278807</text:p>
          </table:table-cell>
          <table:table-cell table:formula="of:=[.D2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1] + COS([.C282]) * [.D282]" office:value-type="float" office:value="5.68371497141618" calcext:value-type="float">
            <text:p>5.68371497141618</text:p>
          </table:table-cell>
          <table:table-cell table:formula="of:=[.B281]+ SIN([.C282]) * [.D282]" office:value-type="float" office:value="4.68525769424632" calcext:value-type="float">
            <text:p>4.68525769424632</text:p>
          </table:table-cell>
          <table:table-cell table:formula="of:=[.C281] - 0.0174533" office:value-type="float" office:value="-1.745334" calcext:value-type="float">
            <text:p>-1.745334</text:p>
          </table:table-cell>
          <table:table-cell table:formula="of:=[.D2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2] + COS([.C283]) * [.D283]" office:value-type="float" office:value="5.66463360506734" calcext:value-type="float">
            <text:p>5.66463360506734</text:p>
          </table:table-cell>
          <table:table-cell table:formula="of:=[.B282]+ SIN([.C283]) * [.D283]" office:value-type="float" office:value="4.58709506664161" calcext:value-type="float">
            <text:p>4.58709506664161</text:p>
          </table:table-cell>
          <table:table-cell table:formula="of:=[.C282] - 0.0174533" office:value-type="float" office:value="-1.7627873" calcext:value-type="float">
            <text:p>-1.7627873</text:p>
          </table:table-cell>
          <table:table-cell table:formula="of:=[.D2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3] + COS([.C284]) * [.D284]" office:value-type="float" office:value="5.64384197009744" calcext:value-type="float">
            <text:p>5.64384197009744</text:p>
          </table:table-cell>
          <table:table-cell table:formula="of:=[.B283]+ SIN([.C284]) * [.D284]" office:value-type="float" office:value="4.48928040559696" calcext:value-type="float">
            <text:p>4.48928040559696</text:p>
          </table:table-cell>
          <table:table-cell table:formula="of:=[.C283] - 0.0174533" office:value-type="float" office:value="-1.7802406" calcext:value-type="float">
            <text:p>-1.7802406</text:p>
          </table:table-cell>
          <table:table-cell table:formula="of:=[.D2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4] + COS([.C285]) * [.D285]" office:value-type="float" office:value="5.62134639984535" calcext:value-type="float">
            <text:p>5.62134639984535</text:p>
          </table:table-cell>
          <table:table-cell table:formula="of:=[.B284]+ SIN([.C285]) * [.D285]" office:value-type="float" office:value="4.39184350643123" calcext:value-type="float">
            <text:p>4.39184350643123</text:p>
          </table:table-cell>
          <table:table-cell table:formula="of:=[.C284] - 0.0174533" office:value-type="float" office:value="-1.7976939" calcext:value-type="float">
            <text:p>-1.7976939</text:p>
          </table:table-cell>
          <table:table-cell table:formula="of:=[.D2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5] + COS([.C286]) * [.D286]" office:value-type="float" office:value="5.59715374668555" calcext:value-type="float">
            <text:p>5.59715374668555</text:p>
          </table:table-cell>
          <table:table-cell table:formula="of:=[.B285]+ SIN([.C286]) * [.D286]" office:value-type="float" office:value="4.29481404939323" calcext:value-type="float">
            <text:p>4.29481404939323</text:p>
          </table:table-cell>
          <table:table-cell table:formula="of:=[.C285] - 0.0174533" office:value-type="float" office:value="-1.8151472" calcext:value-type="float">
            <text:p>-1.8151472</text:p>
          </table:table-cell>
          <table:table-cell table:formula="of:=[.D2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6] + COS([.C287]) * [.D287]" office:value-type="float" office:value="5.57127137994087" calcext:value-type="float">
            <text:p>5.57127137994087</text:p>
          </table:table-cell>
          <table:table-cell table:formula="of:=[.B286]+ SIN([.C287]) * [.D287]" office:value-type="float" office:value="4.19822159062085" calcext:value-type="float">
            <text:p>4.19822159062085</text:p>
          </table:table-cell>
          <table:table-cell table:formula="of:=[.C286] - 0.0174533" office:value-type="float" office:value="-1.8326005" calcext:value-type="float">
            <text:p>-1.8326005</text:p>
          </table:table-cell>
          <table:table-cell table:formula="of:=[.D2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7] + COS([.C288]) * [.D288]" office:value-type="float" office:value="5.54370718363772" calcext:value-type="float">
            <text:p>5.54370718363772</text:p>
          </table:table-cell>
          <table:table-cell table:formula="of:=[.B287]+ SIN([.C288]) * [.D288]" office:value-type="float" office:value="4.10209555313796" calcext:value-type="float">
            <text:p>4.10209555313796</text:p>
          </table:table-cell>
          <table:table-cell table:formula="of:=[.C287] - 0.0174533" office:value-type="float" office:value="-1.8500538" calcext:value-type="float">
            <text:p>-1.8500538</text:p>
          </table:table-cell>
          <table:table-cell table:formula="of:=[.D2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8] + COS([.C289]) * [.D289]" office:value-type="float" office:value="5.51446955410449" calcext:value-type="float">
            <text:p>5.51446955410449</text:p>
          </table:table-cell>
          <table:table-cell table:formula="of:=[.B288]+ SIN([.C289]) * [.D289]" office:value-type="float" office:value="4.00646521789188" calcext:value-type="float">
            <text:p>4.00646521789188</text:p>
          </table:table-cell>
          <table:table-cell table:formula="of:=[.C288] - 0.0174533" office:value-type="float" office:value="-1.8675071" calcext:value-type="float">
            <text:p>-1.8675071</text:p>
          </table:table-cell>
          <table:table-cell table:formula="of:=[.D2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89] + COS([.C290]) * [.D290]" office:value-type="float" office:value="5.48356739741401" calcext:value-type="float">
            <text:p>5.48356739741401</text:p>
          </table:table-cell>
          <table:table-cell table:formula="of:=[.B289]+ SIN([.C290]) * [.D290]" office:value-type="float" office:value="3.91135971483408" calcext:value-type="float">
            <text:p>3.91135971483408</text:p>
          </table:table-cell>
          <table:table-cell table:formula="of:=[.C289] - 0.0174533" office:value-type="float" office:value="-1.8849604" calcext:value-type="float">
            <text:p>-1.8849604</text:p>
          </table:table-cell>
          <table:table-cell table:formula="of:=[.D2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0] + COS([.C291]) * [.D291]" office:value-type="float" office:value="5.45101012667064" calcext:value-type="float">
            <text:p>5.45101012667064</text:p>
          </table:table-cell>
          <table:table-cell table:formula="of:=[.B290]+ SIN([.C291]) * [.D291]" office:value-type="float" office:value="3.81680801404693" calcext:value-type="float">
            <text:p>3.81680801404693</text:p>
          </table:table-cell>
          <table:table-cell table:formula="of:=[.C290] - 0.0174533" office:value-type="float" office:value="-1.9024137" calcext:value-type="float">
            <text:p>-1.9024137</text:p>
          </table:table-cell>
          <table:table-cell table:formula="of:=[.D2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1] + COS([.C292]) * [.D292]" office:value-type="float" office:value="5.41680765914293" calcext:value-type="float">
            <text:p>5.41680765914293</text:p>
          </table:table-cell>
          <table:table-cell table:formula="of:=[.B291]+ SIN([.C292]) * [.D292]" office:value-type="float" office:value="3.72283891691912" calcext:value-type="float">
            <text:p>3.72283891691912</text:p>
          </table:table-cell>
          <table:table-cell table:formula="of:=[.C291] - 0.0174533" office:value-type="float" office:value="-1.919867" calcext:value-type="float">
            <text:p>-1.919867</text:p>
          </table:table-cell>
          <table:table-cell table:formula="of:=[.D2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2] + COS([.C293]) * [.D293]" office:value-type="float" office:value="5.38097041324274" calcext:value-type="float">
            <text:p>5.38097041324274</text:p>
          </table:table-cell>
          <table:table-cell table:formula="of:=[.B292]+ SIN([.C293]) * [.D293]" office:value-type="float" office:value="3.62948104737247" calcext:value-type="float">
            <text:p>3.62948104737247</text:p>
          </table:table-cell>
          <table:table-cell table:formula="of:=[.C292] - 0.0174533" office:value-type="float" office:value="-1.9373203" calcext:value-type="float">
            <text:p>-1.9373203</text:p>
          </table:table-cell>
          <table:table-cell table:formula="of:=[.D2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3] + COS([.C294]) * [.D294]" office:value-type="float" office:value="5.34350930535171" calcext:value-type="float">
            <text:p>5.34350930535171</text:p>
          </table:table-cell>
          <table:table-cell table:formula="of:=[.B293]+ SIN([.C294]) * [.D294]" office:value-type="float" office:value="3.53676284314279" calcext:value-type="float">
            <text:p>3.53676284314279</text:p>
          </table:table-cell>
          <table:table-cell table:formula="of:=[.C293] - 0.0174533" office:value-type="float" office:value="-1.9547736" calcext:value-type="float">
            <text:p>-1.9547736</text:p>
          </table:table-cell>
          <table:table-cell table:formula="of:=[.D2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4] + COS([.C295]) * [.D295]" office:value-type="float" office:value="5.30443574649595" calcext:value-type="float">
            <text:p>5.30443574649595</text:p>
          </table:table-cell>
          <table:table-cell table:formula="of:=[.B294]+ SIN([.C295]) * [.D295]" office:value-type="float" office:value="3.44471254711749" calcext:value-type="float">
            <text:p>3.44471254711749</text:p>
          </table:table-cell>
          <table:table-cell table:formula="of:=[.C294] - 0.0174533" office:value-type="float" office:value="-1.9722269" calcext:value-type="float">
            <text:p>-1.9722269</text:p>
          </table:table-cell>
          <table:table-cell table:formula="of:=[.D2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5] + COS([.C296]) * [.D296]" office:value-type="float" office:value="5.26376163887023" calcext:value-type="float">
            <text:p>5.26376163887023</text:p>
          </table:table-cell>
          <table:table-cell table:formula="of:=[.B295]+ SIN([.C296]) * [.D296]" office:value-type="float" office:value="3.35335819873247" calcext:value-type="float">
            <text:p>3.35335819873247</text:p>
          </table:table-cell>
          <table:table-cell table:formula="of:=[.C295] - 0.0174533" office:value-type="float" office:value="-1.9896802" calcext:value-type="float">
            <text:p>-1.9896802</text:p>
          </table:table-cell>
          <table:table-cell table:formula="of:=[.D2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6] + COS([.C297]) * [.D297]" office:value-type="float" office:value="5.22149937221236" calcext:value-type="float">
            <text:p>5.22149937221236</text:p>
          </table:table-cell>
          <table:table-cell table:formula="of:=[.B296]+ SIN([.C297]) * [.D297]" office:value-type="float" office:value="3.26272762543108" calcext:value-type="float">
            <text:p>3.26272762543108</text:p>
          </table:table-cell>
          <table:table-cell table:formula="of:=[.C296] - 0.0174533" office:value-type="float" office:value="-2.0071335" calcext:value-type="float">
            <text:p>-2.0071335</text:p>
          </table:table-cell>
          <table:table-cell table:formula="of:=[.D2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7] + COS([.C298]) * [.D298]" office:value-type="float" office:value="5.1776618200292" calcext:value-type="float">
            <text:p>5.1776618200292</text:p>
          </table:table-cell>
          <table:table-cell table:formula="of:=[.B297]+ SIN([.C298]) * [.D298]" office:value-type="float" office:value="3.17284843418756" calcext:value-type="float">
            <text:p>3.17284843418756</text:p>
          </table:table-cell>
          <table:table-cell table:formula="of:=[.C297] - 0.0174533" office:value-type="float" office:value="-2.0245868" calcext:value-type="float">
            <text:p>-2.0245868</text:p>
          </table:table-cell>
          <table:table-cell table:formula="of:=[.D2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8] + COS([.C299]) * [.D299]" office:value-type="float" office:value="5.13226233567526" calcext:value-type="float">
            <text:p>5.13226233567526</text:p>
          </table:table-cell>
          <table:table-cell table:formula="of:=[.B298]+ SIN([.C299]) * [.D299]" office:value-type="float" office:value="3.08374800309772" calcext:value-type="float">
            <text:p>3.08374800309772</text:p>
          </table:table-cell>
          <table:table-cell table:formula="of:=[.C298] - 0.0174533" office:value-type="float" office:value="-2.0420401" calcext:value-type="float">
            <text:p>-2.0420401</text:p>
          </table:table-cell>
          <table:table-cell table:formula="of:=[.D2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299] + COS([.C300]) * [.D300]" office:value-type="float" office:value="5.08531474828511" calcext:value-type="float">
            <text:p>5.08531474828511</text:p>
          </table:table-cell>
          <table:table-cell table:formula="of:=[.B299]+ SIN([.C300]) * [.D300]" office:value-type="float" office:value="2.99545347303925" calcext:value-type="float">
            <text:p>2.99545347303925</text:p>
          </table:table-cell>
          <table:table-cell table:formula="of:=[.C299] - 0.0174533" office:value-type="float" office:value="-2.0594934" calcext:value-type="float">
            <text:p>-2.0594934</text:p>
          </table:table-cell>
          <table:table-cell table:formula="of:=[.D2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0] + COS([.C301]) * [.D301]" office:value-type="float" office:value="5.03683335856094" calcext:value-type="float">
            <text:p>5.03683335856094</text:p>
          </table:table-cell>
          <table:table-cell table:formula="of:=[.B300]+ SIN([.C301]) * [.D301]" office:value-type="float" office:value="2.90799173940441" calcext:value-type="float">
            <text:p>2.90799173940441</text:p>
          </table:table-cell>
          <table:table-cell table:formula="of:=[.C300] - 0.0174533" office:value-type="float" office:value="-2.0769467" calcext:value-type="float">
            <text:p>-2.0769467</text:p>
          </table:table-cell>
          <table:table-cell table:formula="of:=[.D3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1] + COS([.C302]) * [.D302]" office:value-type="float" office:value="4.98683293441635" calcext:value-type="float">
            <text:p>4.98683293441635</text:p>
          </table:table-cell>
          <table:table-cell table:formula="of:=[.B301]+ SIN([.C302]) * [.D302]" office:value-type="float" office:value="2.82138944390734" calcext:value-type="float">
            <text:p>2.82138944390734</text:p>
          </table:table-cell>
          <table:table-cell table:formula="of:=[.C301] - 0.0174533" office:value-type="float" office:value="-2.0944" calcext:value-type="float">
            <text:p>-2.0944</text:p>
          </table:table-cell>
          <table:table-cell table:formula="of:=[.D3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2] + COS([.C303]) * [.D303]" office:value-type="float" office:value="4.93532870647795" calcext:value-type="float">
            <text:p>4.93532870647795</text:p>
          </table:table-cell>
          <table:table-cell table:formula="of:=[.B302]+ SIN([.C303]) * [.D303]" office:value-type="float" office:value="2.73567296646881" calcext:value-type="float">
            <text:p>2.73567296646881</text:p>
          </table:table-cell>
          <table:table-cell table:formula="of:=[.C302] - 0.0174533" office:value-type="float" office:value="-2.1118533" calcext:value-type="float">
            <text:p>-2.1118533</text:p>
          </table:table-cell>
          <table:table-cell table:formula="of:=[.D3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3] + COS([.C304]) * [.D304]" office:value-type="float" office:value="4.88233636344597" calcext:value-type="float">
            <text:p>4.88233636344597</text:p>
          </table:table-cell>
          <table:table-cell table:formula="of:=[.B303]+ SIN([.C304]) * [.D304]" office:value-type="float" office:value="2.65086841718058" calcext:value-type="float">
            <text:p>2.65086841718058</text:p>
          </table:table-cell>
          <table:table-cell table:formula="of:=[.C303] - 0.0174533" office:value-type="float" office:value="-2.1293066" calcext:value-type="float">
            <text:p>-2.1293066</text:p>
          </table:table-cell>
          <table:table-cell table:formula="of:=[.D3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4] + COS([.C305]) * [.D305]" office:value-type="float" office:value="4.82787204731527" calcext:value-type="float">
            <text:p>4.82787204731527</text:p>
          </table:table-cell>
          <table:table-cell table:formula="of:=[.B304]+ SIN([.C305]) * [.D305]" office:value-type="float" office:value="2.56700162835201" calcext:value-type="float">
            <text:p>2.56700162835201</text:p>
          </table:table-cell>
          <table:table-cell table:formula="of:=[.C304] - 0.0174533" office:value-type="float" office:value="-2.1467599" calcext:value-type="float">
            <text:p>-2.1467599</text:p>
          </table:table-cell>
          <table:table-cell table:formula="of:=[.D3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5] + COS([.C306]) * [.D306]" office:value-type="float" office:value="4.77195234845837" calcext:value-type="float">
            <text:p>4.77195234845837</text:p>
          </table:table-cell>
          <table:table-cell table:formula="of:=[.B305]+ SIN([.C306]) * [.D306]" office:value-type="float" office:value="2.48409814664133" calcext:value-type="float">
            <text:p>2.48409814664133</text:p>
          </table:table-cell>
          <table:table-cell table:formula="of:=[.C305] - 0.0174533" office:value-type="float" office:value="-2.1642132" calcext:value-type="float">
            <text:p>-2.1642132</text:p>
          </table:table-cell>
          <table:table-cell table:formula="of:=[.D3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6] + COS([.C307]) * [.D307]" office:value-type="float" office:value="4.71459430057185" calcext:value-type="float">
            <text:p>4.71459430057185</text:p>
          </table:table-cell>
          <table:table-cell table:formula="of:=[.B306]+ SIN([.C307]) * [.D307]" office:value-type="float" office:value="2.40218322527381" calcext:value-type="float">
            <text:p>2.40218322527381</text:p>
          </table:table-cell>
          <table:table-cell table:formula="of:=[.C306] - 0.0174533" office:value-type="float" office:value="-2.1816665" calcext:value-type="float">
            <text:p>-2.1816665</text:p>
          </table:table-cell>
          <table:table-cell table:formula="of:=[.D3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7] + COS([.C308]) * [.D308]" office:value-type="float" office:value="4.65581537548771" calcext:value-type="float">
            <text:p>4.65581537548771</text:p>
          </table:table-cell>
          <table:table-cell table:formula="of:=[.B307]+ SIN([.C308]) * [.D308]" office:value-type="float" office:value="2.32128181634941" calcext:value-type="float">
            <text:p>2.32128181634941</text:p>
          </table:table-cell>
          <table:table-cell table:formula="of:=[.C307] - 0.0174533" office:value-type="float" office:value="-2.1991198" calcext:value-type="float">
            <text:p>-2.1991198</text:p>
          </table:table-cell>
          <table:table-cell table:formula="of:=[.D3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8] + COS([.C309]) * [.D309]" office:value-type="float" office:value="4.59563347785128" calcext:value-type="float">
            <text:p>4.59563347785128</text:p>
          </table:table-cell>
          <table:table-cell table:formula="of:=[.B308]+ SIN([.C309]) * [.D309]" office:value-type="float" office:value="2.24141856324212" calcext:value-type="float">
            <text:p>2.24141856324212</text:p>
          </table:table-cell>
          <table:table-cell table:formula="of:=[.C308] - 0.0174533" office:value-type="float" office:value="-2.2165731" calcext:value-type="float">
            <text:p>-2.2165731</text:p>
          </table:table-cell>
          <table:table-cell table:formula="of:=[.D3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09] + COS([.C310]) * [.D310]" office:value-type="float" office:value="4.5340669396673" calcext:value-type="float">
            <text:p>4.5340669396673</text:p>
          </table:table-cell>
          <table:table-cell table:formula="of:=[.B309]+ SIN([.C310]) * [.D310]" office:value-type="float" office:value="2.16261779309334" calcext:value-type="float">
            <text:p>2.16261779309334</text:p>
          </table:table-cell>
          <table:table-cell table:formula="of:=[.C309] - 0.0174533" office:value-type="float" office:value="-2.2340264" calcext:value-type="float">
            <text:p>-2.2340264</text:p>
          </table:table-cell>
          <table:table-cell table:formula="of:=[.D3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0] + COS([.C311]) * [.D311]" office:value-type="float" office:value="4.47113451471577" calcext:value-type="float">
            <text:p>4.47113451471577</text:p>
          </table:table-cell>
          <table:table-cell table:formula="of:=[.B310]+ SIN([.C311]) * [.D311]" office:value-type="float" office:value="2.0849035094016" calcext:value-type="float">
            <text:p>2.0849035094016</text:p>
          </table:table-cell>
          <table:table-cell table:formula="of:=[.C310] - 0.0174533" office:value-type="float" office:value="-2.2514797" calcext:value-type="float">
            <text:p>-2.2514797</text:p>
          </table:table-cell>
          <table:table-cell table:formula="of:=[.D3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1] + COS([.C312]) * [.D312]" office:value-type="float" office:value="4.40685537283941" calcext:value-type="float">
            <text:p>4.40685537283941</text:p>
          </table:table-cell>
          <table:table-cell table:formula="of:=[.B311]+ SIN([.C312]) * [.D312]" office:value-type="float" office:value="2.00829938471084" calcext:value-type="float">
            <text:p>2.00829938471084</text:p>
          </table:table-cell>
          <table:table-cell table:formula="of:=[.C311] - 0.0174533" office:value-type="float" office:value="-2.268933" calcext:value-type="float">
            <text:p>-2.268933</text:p>
          </table:table-cell>
          <table:table-cell table:formula="of:=[.D3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2] + COS([.C313]) * [.D313]" office:value-type="float" office:value="4.34124909410429" calcext:value-type="float">
            <text:p>4.34124909410429</text:p>
          </table:table-cell>
          <table:table-cell table:formula="of:=[.B312]+ SIN([.C313]) * [.D313]" office:value-type="float" office:value="1.93282875339951" calcext:value-type="float">
            <text:p>1.93282875339951</text:p>
          </table:table-cell>
          <table:table-cell table:formula="of:=[.C312] - 0.0174533" office:value-type="float" office:value="-2.2863863" calcext:value-type="float">
            <text:p>-2.2863863</text:p>
          </table:table-cell>
          <table:table-cell table:formula="of:=[.D3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3] + COS([.C314]) * [.D314]" office:value-type="float" office:value="4.27433566283561" calcext:value-type="float">
            <text:p>4.27433566283561</text:p>
          </table:table-cell>
          <table:table-cell table:formula="of:=[.B313]+ SIN([.C314]) * [.D314]" office:value-type="float" office:value="1.85851460457271" calcext:value-type="float">
            <text:p>1.85851460457271</text:p>
          </table:table-cell>
          <table:table-cell table:formula="of:=[.C313] - 0.0174533" office:value-type="float" office:value="-2.3038396" calcext:value-type="float">
            <text:p>-2.3038396</text:p>
          </table:table-cell>
          <table:table-cell table:formula="of:=[.D3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4] + COS([.C315]) * [.D315]" office:value-type="float" office:value="4.20613546153018" calcext:value-type="float">
            <text:p>4.20613546153018</text:p>
          </table:table-cell>
          <table:table-cell table:formula="of:=[.B314]+ SIN([.C315]) * [.D315]" office:value-type="float" office:value="1.78537957505949" calcext:value-type="float">
            <text:p>1.78537957505949</text:p>
          </table:table-cell>
          <table:table-cell table:formula="of:=[.C314] - 0.0174533" office:value-type="float" office:value="-2.3212929" calcext:value-type="float">
            <text:p>-2.3212929</text:p>
          </table:table-cell>
          <table:table-cell table:formula="of:=[.D3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5] + COS([.C316]) * [.D316]" office:value-type="float" office:value="4.13666926464782" calcext:value-type="float">
            <text:p>4.13666926464782</text:p>
          </table:table-cell>
          <table:table-cell table:formula="of:=[.B315]+ SIN([.C316]) * [.D316]" office:value-type="float" office:value="1.7134459425174" calcext:value-type="float">
            <text:p>1.7134459425174</text:p>
          </table:table-cell>
          <table:table-cell table:formula="of:=[.C315] - 0.0174533" office:value-type="float" office:value="-2.3387462" calcext:value-type="float">
            <text:p>-2.3387462</text:p>
          </table:table-cell>
          <table:table-cell table:formula="of:=[.D3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6] + COS([.C317]) * [.D317]" office:value-type="float" office:value="4.06595823228316" calcext:value-type="float">
            <text:p>4.06595823228316</text:p>
          </table:table-cell>
          <table:table-cell table:formula="of:=[.B316]+ SIN([.C317]) * [.D317]" office:value-type="float" office:value="1.64273561864653" calcext:value-type="float">
            <text:p>1.64273561864653</text:p>
          </table:table-cell>
          <table:table-cell table:formula="of:=[.C316] - 0.0174533" office:value-type="float" office:value="-2.3561995" calcext:value-type="float">
            <text:p>-2.3561995</text:p>
          </table:table-cell>
          <table:table-cell table:formula="of:=[.D3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7] + COS([.C318]) * [.D318]" office:value-type="float" office:value="3.99402390372011" calcext:value-type="float">
            <text:p>3.99402390372011</text:p>
          </table:table-cell>
          <table:table-cell table:formula="of:=[.B317]+ SIN([.C318]) * [.D318]" office:value-type="float" office:value="1.57327014251498" calcext:value-type="float">
            <text:p>1.57327014251498</text:p>
          </table:table-cell>
          <table:table-cell table:formula="of:=[.C317] - 0.0174533" office:value-type="float" office:value="-2.3736528" calcext:value-type="float">
            <text:p>-2.3736528</text:p>
          </table:table-cell>
          <table:table-cell table:formula="of:=[.D3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8] + COS([.C319]) * [.D319]" office:value-type="float" office:value="3.92088819087077" calcext:value-type="float">
            <text:p>3.92088819087077</text:p>
          </table:table-cell>
          <table:table-cell table:formula="of:=[.B318]+ SIN([.C319]) * [.D319]" office:value-type="float" office:value="1.50507067399784" calcext:value-type="float">
            <text:p>1.50507067399784</text:p>
          </table:table-cell>
          <table:table-cell table:formula="of:=[.C318] - 0.0174533" office:value-type="float" office:value="-2.3911061" calcext:value-type="float">
            <text:p>-2.3911061</text:p>
          </table:table-cell>
          <table:table-cell table:formula="of:=[.D3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19] + COS([.C320]) * [.D320]" office:value-type="float" office:value="3.84657337160087" calcext:value-type="float">
            <text:p>3.84657337160087</text:p>
          </table:table-cell>
          <table:table-cell table:formula="of:=[.B319]+ SIN([.C320]) * [.D320]" office:value-type="float" office:value="1.4381579873317" calcext:value-type="float">
            <text:p>1.4381579873317</text:p>
          </table:table-cell>
          <table:table-cell table:formula="of:=[.C319] - 0.0174533" office:value-type="float" office:value="-2.4085594" calcext:value-type="float">
            <text:p>-2.4085594</text:p>
          </table:table-cell>
          <table:table-cell table:formula="of:=[.D3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0] + COS([.C321]) * [.D321]" office:value-type="float" office:value="3.77110208294366" calcext:value-type="float">
            <text:p>3.77110208294366</text:p>
          </table:table-cell>
          <table:table-cell table:formula="of:=[.B320]+ SIN([.C321]) * [.D321]" office:value-type="float" office:value="1.37255246478657" calcext:value-type="float">
            <text:p>1.37255246478657</text:p>
          </table:table-cell>
          <table:table-cell table:formula="of:=[.C320] - 0.0174533" office:value-type="float" office:value="-2.4260127" calcext:value-type="float">
            <text:p>-2.4260127</text:p>
          </table:table-cell>
          <table:table-cell table:formula="of:=[.D3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1] + COS([.C322]) * [.D322]" office:value-type="float" office:value="3.69449731420446" calcext:value-type="float">
            <text:p>3.69449731420446</text:p>
          </table:table-cell>
          <table:table-cell table:formula="of:=[.B321]+ SIN([.C322]) * [.D322]" office:value-type="float" office:value="1.30827409045729" calcext:value-type="float">
            <text:p>1.30827409045729</text:p>
          </table:table-cell>
          <table:table-cell table:formula="of:=[.C321] - 0.0174533" office:value-type="float" office:value="-2.443466" calcext:value-type="float">
            <text:p>-2.443466</text:p>
          </table:table-cell>
          <table:table-cell table:formula="of:=[.D3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2] + COS([.C323]) * [.D323]" office:value-type="float" office:value="3.61678239995793" calcext:value-type="float">
            <text:p>3.61678239995793</text:p>
          </table:table-cell>
          <table:table-cell table:formula="of:=[.B322]+ SIN([.C323]) * [.D323]" office:value-type="float" office:value="1.24534244417615" calcext:value-type="float">
            <text:p>1.24534244417615</text:p>
          </table:table-cell>
          <table:table-cell table:formula="of:=[.C322] - 0.0174533" office:value-type="float" office:value="-2.4609193" calcext:value-type="float">
            <text:p>-2.4609193</text:p>
          </table:table-cell>
          <table:table-cell table:formula="of:=[.D3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3] + COS([.C324]) * [.D324]" office:value-type="float" office:value="3.53798101294009" calcext:value-type="float">
            <text:p>3.53798101294009</text:p>
          </table:table-cell>
          <table:table-cell table:formula="of:=[.B323]+ SIN([.C324]) * [.D324]" office:value-type="float" office:value="1.18377669554866" calcext:value-type="float">
            <text:p>1.18377669554866</text:p>
          </table:table-cell>
          <table:table-cell table:formula="of:=[.C323] - 0.0174533" office:value-type="float" office:value="-2.4783726" calcext:value-type="float">
            <text:p>-2.4783726</text:p>
          </table:table-cell>
          <table:table-cell table:formula="of:=[.D3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4] + COS([.C325]) * [.D325]" office:value-type="float" office:value="3.45811715683734" calcext:value-type="float">
            <text:p>3.45811715683734</text:p>
          </table:table-cell>
          <table:table-cell table:formula="of:=[.B324]+ SIN([.C325]) * [.D325]" office:value-type="float" office:value="1.12359559811433" calcext:value-type="float">
            <text:p>1.12359559811433</text:p>
          </table:table-cell>
          <table:table-cell table:formula="of:=[.C324] - 0.0174533" office:value-type="float" office:value="-2.4958259" calcext:value-type="float">
            <text:p>-2.4958259</text:p>
          </table:table-cell>
          <table:table-cell table:formula="of:=[.D3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5] + COS([.C326]) * [.D326]" office:value-type="float" office:value="3.37721515897479" calcext:value-type="float">
            <text:p>3.37721515897479</text:p>
          </table:table-cell>
          <table:table-cell table:formula="of:=[.B325]+ SIN([.C326]) * [.D326]" office:value-type="float" office:value="1.06481748363413" calcext:value-type="float">
            <text:p>1.06481748363413</text:p>
          </table:table-cell>
          <table:table-cell table:formula="of:=[.C325] - 0.0174533" office:value-type="float" office:value="-2.5132792" calcext:value-type="float">
            <text:p>-2.5132792</text:p>
          </table:table-cell>
          <table:table-cell table:formula="of:=[.D3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6] + COS([.C327]) * [.D327]" office:value-type="float" office:value="3.2952996629058" calcext:value-type="float">
            <text:p>3.2952996629058</text:p>
          </table:table-cell>
          <table:table-cell table:formula="of:=[.B326]+ SIN([.C327]) * [.D327]" office:value-type="float" office:value="1.00746025650649" calcext:value-type="float">
            <text:p>1.00746025650649</text:p>
          </table:table-cell>
          <table:table-cell table:formula="of:=[.C326] - 0.0174533" office:value-type="float" office:value="-2.5307325" calcext:value-type="float">
            <text:p>-2.5307325</text:p>
          </table:table-cell>
          <table:table-cell table:formula="of:=[.D3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7] + COS([.C328]) * [.D328]" office:value-type="float" office:value="3.21239562090541" calcext:value-type="float">
            <text:p>3.21239562090541</text:p>
          </table:table-cell>
          <table:table-cell table:formula="of:=[.B327]+ SIN([.C328]) * [.D328]" office:value-type="float" office:value="0.951541388313394" calcext:value-type="float">
            <text:p>0.951541388313394</text:p>
          </table:table-cell>
          <table:table-cell table:formula="of:=[.C327] - 0.0174533" office:value-type="float" office:value="-2.5481858" calcext:value-type="float">
            <text:p>-2.5481858</text:p>
          </table:table-cell>
          <table:table-cell table:formula="of:=[.D3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8] + COS([.C329]) * [.D329]" office:value-type="float" office:value="3.12852828636956" calcext:value-type="float">
            <text:p>3.12852828636956</text:p>
          </table:table-cell>
          <table:table-cell table:formula="of:=[.B328]+ SIN([.C329]) * [.D329]" office:value-type="float" office:value="0.897077912498387" calcext:value-type="float">
            <text:p>0.897077912498387</text:p>
          </table:table-cell>
          <table:table-cell table:formula="of:=[.C328] - 0.0174533" office:value-type="float" office:value="-2.5656391" calcext:value-type="float">
            <text:p>-2.5656391</text:p>
          </table:table-cell>
          <table:table-cell table:formula="of:=[.D3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29] + COS([.C330]) * [.D330]" office:value-type="float" office:value="3.04372320612269" calcext:value-type="float">
            <text:p>3.04372320612269</text:p>
          </table:table-cell>
          <table:table-cell table:formula="of:=[.B329]+ SIN([.C330]) * [.D330]" office:value-type="float" office:value="0.844086419178024" calcext:value-type="float">
            <text:p>0.844086419178024</text:p>
          </table:table-cell>
          <table:table-cell table:formula="of:=[.C329] - 0.0174533" office:value-type="float" office:value="-2.5830924" calcext:value-type="float">
            <text:p>-2.5830924</text:p>
          </table:table-cell>
          <table:table-cell table:formula="of:=[.D3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0] + COS([.C331]) * [.D331]" office:value-type="float" office:value="2.95800621263591" calcext:value-type="float">
            <text:p>2.95800621263591</text:p>
          </table:table-cell>
          <table:table-cell table:formula="of:=[.B330]+ SIN([.C331]) * [.D331]" office:value-type="float" office:value="0.792583050088347" calcext:value-type="float">
            <text:p>0.792583050088347</text:p>
          </table:table-cell>
          <table:table-cell table:formula="of:=[.C330] - 0.0174533" office:value-type="float" office:value="-2.6005457" calcext:value-type="float">
            <text:p>-2.6005457</text:p>
          </table:table-cell>
          <table:table-cell table:formula="of:=[.D3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1] + COS([.C332]) * [.D332]" office:value-type="float" office:value="2.87140341615818" calcext:value-type="float">
            <text:p>2.87140341615818</text:p>
          </table:table-cell>
          <table:table-cell table:formula="of:=[.B331]+ SIN([.C332]) * [.D332]" office:value-type="float" office:value="0.742583493667951" calcext:value-type="float">
            <text:p>0.742583493667951</text:p>
          </table:table-cell>
          <table:table-cell table:formula="of:=[.C331] - 0.0174533" office:value-type="float" office:value="-2.617999" calcext:value-type="float">
            <text:p>-2.617999</text:p>
          </table:table-cell>
          <table:table-cell table:formula="of:=[.D3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2] + COS([.C333]) * [.D333]" office:value-type="float" office:value="2.78394119676285" calcext:value-type="float">
            <text:p>2.78394119676285</text:p>
          </table:table-cell>
          <table:table-cell table:formula="of:=[.B332]+ SIN([.C333]) * [.D333]" office:value-type="float" office:value="0.694102980279134" calcext:value-type="float">
            <text:p>0.694102980279134</text:p>
          </table:table-cell>
          <table:table-cell table:formula="of:=[.C332] - 0.0174533" office:value-type="float" office:value="-2.6354523" calcext:value-type="float">
            <text:p>-2.6354523</text:p>
          </table:table-cell>
          <table:table-cell table:formula="of:=[.D3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3] + COS([.C334]) * [.D334]" office:value-type="float" office:value="2.69564619631205" calcext:value-type="float">
            <text:p>2.69564619631205</text:p>
          </table:table-cell>
          <table:table-cell table:formula="of:=[.B333]+ SIN([.C334]) * [.D334]" office:value-type="float" office:value="0.647156277568572" calcext:value-type="float">
            <text:p>0.647156277568572</text:p>
          </table:table-cell>
          <table:table-cell table:formula="of:=[.C333] - 0.0174533" office:value-type="float" office:value="-2.6529056" calcext:value-type="float">
            <text:p>-2.6529056</text:p>
          </table:table-cell>
          <table:table-cell table:formula="of:=[.D3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4] + COS([.C335]) * [.D335]" office:value-type="float" office:value="2.60654531034131" calcext:value-type="float">
            <text:p>2.60654531034131</text:p>
          </table:table-cell>
          <table:table-cell table:formula="of:=[.B334]+ SIN([.C335]) * [.D335]" office:value-type="float" office:value="0.601757685968951" calcext:value-type="float">
            <text:p>0.601757685968951</text:p>
          </table:table-cell>
          <table:table-cell table:formula="of:=[.C334] - 0.0174533" office:value-type="float" office:value="-2.6703589" calcext:value-type="float">
            <text:p>-2.6703589</text:p>
          </table:table-cell>
          <table:table-cell table:formula="of:=[.D3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5] + COS([.C336]) * [.D336]" office:value-type="float" office:value="2.5166656798669" calcext:value-type="float">
            <text:p>2.5166656798669</text:p>
          </table:table-cell>
          <table:table-cell table:formula="of:=[.B335]+ SIN([.C336]) * [.D336]" office:value-type="float" office:value="0.557921034342912" calcext:value-type="float">
            <text:p>0.557921034342912</text:p>
          </table:table-cell>
          <table:table-cell table:formula="of:=[.C335] - 0.0174533" office:value-type="float" office:value="-2.6878122" calcext:value-type="float">
            <text:p>-2.6878122</text:p>
          </table:table-cell>
          <table:table-cell table:formula="of:=[.D3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6] + COS([.C337]) * [.D337]" office:value-type="float" office:value="2.4260346831184" calcext:value-type="float">
            <text:p>2.4260346831184</text:p>
          </table:table-cell>
          <table:table-cell table:formula="of:=[.B336]+ SIN([.C337]) * [.D337]" office:value-type="float" office:value="0.515659675770641" calcext:value-type="float">
            <text:p>0.515659675770641</text:p>
          </table:table-cell>
          <table:table-cell table:formula="of:=[.C336] - 0.0174533" office:value-type="float" office:value="-2.7052655" calcext:value-type="float">
            <text:p>-2.7052655</text:p>
          </table:table-cell>
          <table:table-cell table:formula="of:=[.D3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7] + COS([.C338]) * [.D338]" office:value-type="float" office:value="2.33467992719906" calcext:value-type="float">
            <text:p>2.33467992719906</text:p>
          </table:table-cell>
          <table:table-cell table:formula="of:=[.B337]+ SIN([.C338]) * [.D338]" office:value-type="float" office:value="0.474986483482388" calcext:value-type="float">
            <text:p>0.474986483482388</text:p>
          </table:table-cell>
          <table:table-cell table:formula="of:=[.C337] - 0.0174533" office:value-type="float" office:value="-2.7227188" calcext:value-type="float">
            <text:p>-2.7227188</text:p>
          </table:table-cell>
          <table:table-cell table:formula="of:=[.D3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8] + COS([.C339]) * [.D339]" office:value-type="float" office:value="2.24262923967634" calcext:value-type="float">
            <text:p>2.24262923967634</text:p>
          </table:table-cell>
          <table:table-cell table:formula="of:=[.B338]+ SIN([.C339]) * [.D339]" office:value-type="float" office:value="0.435913846937152" calcext:value-type="float">
            <text:p>0.435913846937152</text:p>
          </table:table-cell>
          <table:table-cell table:formula="of:=[.C338] - 0.0174533" office:value-type="float" office:value="-2.7401721" calcext:value-type="float">
            <text:p>-2.7401721</text:p>
          </table:table-cell>
          <table:table-cell table:formula="of:=[.D3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39] + COS([.C340]) * [.D340]" office:value-type="float" office:value="2.14991066010543" calcext:value-type="float">
            <text:p>2.14991066010543</text:p>
          </table:table-cell>
          <table:table-cell table:formula="of:=[.B339]+ SIN([.C340]) * [.D340]" office:value-type="float" office:value="0.398453668048733" calcext:value-type="float">
            <text:p>0.398453668048733</text:p>
          </table:table-cell>
          <table:table-cell table:formula="of:=[.C339] - 0.0174533" office:value-type="float" office:value="-2.7576254" calcext:value-type="float">
            <text:p>-2.7576254</text:p>
          </table:table-cell>
          <table:table-cell table:formula="of:=[.D3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0] + COS([.C341]) * [.D341]" office:value-type="float" office:value="2.05655243148805" calcext:value-type="float">
            <text:p>2.05655243148805</text:p>
          </table:table-cell>
          <table:table-cell table:formula="of:=[.B340]+ SIN([.C341]) * [.D341]" office:value-type="float" office:value="0.362617357560285" calcext:value-type="float">
            <text:p>0.362617357560285</text:p>
          </table:table-cell>
          <table:table-cell table:formula="of:=[.C340] - 0.0174533" office:value-type="float" office:value="-2.7750787" calcext:value-type="float">
            <text:p>-2.7750787</text:p>
          </table:table-cell>
          <table:table-cell table:formula="of:=[.D3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1] + COS([.C342]) * [.D342]" office:value-type="float" office:value="1.96258299166939" calcext:value-type="float">
            <text:p>1.96258299166939</text:p>
          </table:table-cell>
          <table:table-cell table:formula="of:=[.B341]+ SIN([.C342]) * [.D342]" office:value-type="float" office:value="0.328415831568494" calcext:value-type="float">
            <text:p>0.328415831568494</text:p>
          </table:table-cell>
          <table:table-cell table:formula="of:=[.C341] - 0.0174533" office:value-type="float" office:value="-2.792532" calcext:value-type="float">
            <text:p>-2.792532</text:p>
          </table:table-cell>
          <table:table-cell table:formula="of:=[.D3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2] + COS([.C343]) * [.D343]" office:value-type="float" office:value="1.86803096467566" calcext:value-type="float">
            <text:p>1.86803096467566</text:p>
          </table:table-cell>
          <table:table-cell table:formula="of:=[.B342]+ SIN([.C343]) * [.D343]" office:value-type="float" office:value="0.295859508198424" calcext:value-type="float">
            <text:p>0.295859508198424</text:p>
          </table:table-cell>
          <table:table-cell table:formula="of:=[.C342] - 0.0174533" office:value-type="float" office:value="-2.8099853" calcext:value-type="float">
            <text:p>-2.8099853</text:p>
          </table:table-cell>
          <table:table-cell table:formula="of:=[.D3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3] + COS([.C344]) * [.D344]" office:value-type="float" office:value="1.77292515199491" calcext:value-type="float">
            <text:p>1.77292515199491</text:p>
          </table:table-cell>
          <table:table-cell table:formula="of:=[.B343]+ SIN([.C344]) * [.D344]" office:value-type="float" office:value="0.264958304430054" calcext:value-type="float">
            <text:p>0.264958304430054</text:p>
          </table:table-cell>
          <table:table-cell table:formula="of:=[.C343] - 0.0174533" office:value-type="float" office:value="-2.8274386" calcext:value-type="float">
            <text:p>-2.8274386</text:p>
          </table:table-cell>
          <table:table-cell table:formula="of:=[.D3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4] + COS([.C345]) * [.D345]" office:value-type="float" office:value="1.67729452380383" calcext:value-type="float">
            <text:p>1.67729452380383</text:p>
          </table:table-cell>
          <table:table-cell table:formula="of:=[.B344]+ SIN([.C345]) * [.D345]" office:value-type="float" office:value="0.235721633077466" calcext:value-type="float">
            <text:p>0.235721633077466</text:p>
          </table:table-cell>
          <table:table-cell table:formula="of:=[.C344] - 0.0174533" office:value-type="float" office:value="-2.8448919" calcext:value-type="float">
            <text:p>-2.8448919</text:p>
          </table:table-cell>
          <table:table-cell table:formula="of:=[.D3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5] + COS([.C346]) * [.D346]" office:value-type="float" office:value="1.58116821014312" calcext:value-type="float">
            <text:p>1.58116821014312</text:p>
          </table:table-cell>
          <table:table-cell table:formula="of:=[.B345]+ SIN([.C346]) * [.D346]" office:value-type="float" office:value="0.20815839992161" calcext:value-type="float">
            <text:p>0.20815839992161</text:p>
          </table:table-cell>
          <table:table-cell table:formula="of:=[.C345] - 0.0174533" office:value-type="float" office:value="-2.8623452" calcext:value-type="float">
            <text:p>-2.8623452</text:p>
          </table:table-cell>
          <table:table-cell table:formula="of:=[.D3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6] + COS([.C347]) * [.D347]" office:value-type="float" office:value="1.48457549204423" calcext:value-type="float">
            <text:p>1.48457549204423</text:p>
          </table:table-cell>
          <table:table-cell table:formula="of:=[.B346]+ SIN([.C347]) * [.D347]" office:value-type="float" office:value="0.182277000997512" calcext:value-type="float">
            <text:p>0.182277000997512</text:p>
          </table:table-cell>
          <table:table-cell table:formula="of:=[.C346] - 0.0174533" office:value-type="float" office:value="-2.8797985" calcext:value-type="float">
            <text:p>-2.8797985</text:p>
          </table:table-cell>
          <table:table-cell table:formula="of:=[.D3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7] + COS([.C348]) * [.D348]" office:value-type="float" office:value="1.38754579261002" calcext:value-type="float">
            <text:p>1.38754579261002</text:p>
          </table:table-cell>
          <table:table-cell table:formula="of:=[.B347]+ SIN([.C348]) * [.D348]" office:value-type="float" office:value="0.158085320036761" calcext:value-type="float">
            <text:p>0.158085320036761</text:p>
          </table:table-cell>
          <table:table-cell table:formula="of:=[.C347] - 0.0174533" office:value-type="float" office:value="-2.8972518" calcext:value-type="float">
            <text:p>-2.8972518</text:p>
          </table:table-cell>
          <table:table-cell table:formula="of:=[.D3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8] + COS([.C349]) * [.D349]" office:value-type="float" office:value="1.29010866805222" calcext:value-type="float">
            <text:p>1.29010866805222</text:p>
          </table:table-cell>
          <table:table-cell table:formula="of:=[.B348]+ SIN([.C349]) * [.D349]" office:value-type="float" office:value="0.135590726066045" calcext:value-type="float">
            <text:p>0.135590726066045</text:p>
          </table:table-cell>
          <table:table-cell table:formula="of:=[.C348] - 0.0174533" office:value-type="float" office:value="-2.9147051" calcext:value-type="float">
            <text:p>-2.9147051</text:p>
          </table:table-cell>
          <table:table-cell table:formula="of:=[.D3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49] + COS([.C350]) * [.D350]" office:value-type="float" office:value="1.1922937986883" calcext:value-type="float">
            <text:p>1.1922937986883</text:p>
          </table:table-cell>
          <table:table-cell table:formula="of:=[.B349]+ SIN([.C350]) * [.D350]" office:value-type="float" office:value="0.114800071162468" calcext:value-type="float">
            <text:p>0.114800071162468</text:p>
          </table:table-cell>
          <table:table-cell table:formula="of:=[.C349] - 0.0174533" office:value-type="float" office:value="-2.9321584" calcext:value-type="float">
            <text:p>-2.9321584</text:p>
          </table:table-cell>
          <table:table-cell table:formula="of:=[.D3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0] + COS([.C351]) * [.D351]" office:value-type="float" office:value="1.09413097990057" calcext:value-type="float">
            <text:p>1.09413097990057</text:p>
          </table:table-cell>
          <table:table-cell table:formula="of:=[.B350]+ SIN([.C351]) * [.D351]" office:value-type="float" office:value="0.0957196883663481" calcext:value-type="float">
            <text:p>0.095719688366348</text:p>
          </table:table-cell>
          <table:table-cell table:formula="of:=[.C350] - 0.0174533" office:value-type="float" office:value="-2.9496117" calcext:value-type="float">
            <text:p>-2.9496117</text:p>
          </table:table-cell>
          <table:table-cell table:formula="of:=[.D3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1] + COS([.C352]) * [.D352]" office:value-type="float" office:value="0.995650113060175" calcext:value-type="float">
            <text:p>0.995650113060175</text:p>
          </table:table-cell>
          <table:table-cell table:formula="of:=[.B351]+ SIN([.C352]) * [.D352]" office:value-type="float" office:value="0.078355389752101" calcext:value-type="float">
            <text:p>0.078355389752101</text:p>
          </table:table-cell>
          <table:table-cell table:formula="of:=[.C351] - 0.0174533" office:value-type="float" office:value="-2.967065" calcext:value-type="float">
            <text:p>-2.967065</text:p>
          </table:table-cell>
          <table:table-cell table:formula="of:=[.D3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2] + COS([.C353]) * [.D353]" office:value-type="float" office:value="0.89688119641888" calcext:value-type="float">
            <text:p>0.89688119641888</text:p>
          </table:table-cell>
          <table:table-cell table:formula="of:=[.B352]+ SIN([.C353]) * [.D353]" office:value-type="float" office:value="0.0627124646578304" calcext:value-type="float">
            <text:p>0.06271246465783</text:p>
          </table:table-cell>
          <table:table-cell table:formula="of:=[.C352] - 0.0174533" office:value-type="float" office:value="-2.9845183" calcext:value-type="float">
            <text:p>-2.9845183</text:p>
          </table:table-cell>
          <table:table-cell table:formula="of:=[.D3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3] + COS([.C354]) * [.D354]" office:value-type="float" office:value="0.797854315971276" calcext:value-type="float">
            <text:p>0.797854315971276</text:p>
          </table:table-cell>
          <table:table-cell table:formula="of:=[.B353]+ SIN([.C354]) * [.D354]" office:value-type="float" office:value="0.0487956780741405" calcext:value-type="float">
            <text:p>0.048795678074141</text:p>
          </table:table-cell>
          <table:table-cell table:formula="of:=[.C353] - 0.0174533" office:value-type="float" office:value="-3.0019716" calcext:value-type="float">
            <text:p>-3.0019716</text:p>
          </table:table-cell>
          <table:table-cell table:formula="of:=[.D3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4] + COS([.C355]) * [.D355]" office:value-type="float" office:value="0.698599636290297" calcext:value-type="float">
            <text:p>0.698599636290297</text:p>
          </table:table-cell>
          <table:table-cell table:formula="of:=[.B354]+ SIN([.C355]) * [.D355]" office:value-type="float" office:value="0.0366092691926734" calcext:value-type="float">
            <text:p>0.036609269192673</text:p>
          </table:table-cell>
          <table:table-cell table:formula="of:=[.C354] - 0.0174533" office:value-type="float" office:value="-3.0194249" calcext:value-type="float">
            <text:p>-3.0194249</text:p>
          </table:table-cell>
          <table:table-cell table:formula="of:=[.D3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5] + COS([.C356]) * [.D356]" office:value-type="float" office:value="0.599147391338791" calcext:value-type="float">
            <text:p>0.599147391338791</text:p>
          </table:table-cell>
          <table:table-cell table:formula="of:=[.B355]+ SIN([.C356]) * [.D356]" office:value-type="float" office:value="0.0261569501148083" calcext:value-type="float">
            <text:p>0.026156950114808</text:p>
          </table:table-cell>
          <table:table-cell table:formula="of:=[.C355] - 0.0174533" office:value-type="float" office:value="-3.0368782" calcext:value-type="float">
            <text:p>-3.0368782</text:p>
          </table:table-cell>
          <table:table-cell table:formula="of:=[.D3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6] + COS([.C357]) * [.D357]" office:value-type="float" office:value="0.49952787525995" calcext:value-type="float">
            <text:p>0.49952787525995</text:p>
          </table:table-cell>
          <table:table-cell table:formula="of:=[.B356]+ SIN([.C357]) * [.D357]" office:value-type="float" office:value="0.0174419047209194" calcext:value-type="float">
            <text:p>0.01744190472092</text:p>
          </table:table-cell>
          <table:table-cell table:formula="of:=[.C356] - 0.0174533" office:value-type="float" office:value="-3.0543315" calcext:value-type="float">
            <text:p>-3.0543315</text:p>
          </table:table-cell>
          <table:table-cell table:formula="of:=[.D3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7] + COS([.C358]) * [.D358]" office:value-type="float" office:value="0.399771433149418" calcext:value-type="float">
            <text:p>0.399771433149418</text:p>
          </table:table-cell>
          <table:table-cell table:formula="of:=[.B357]+ SIN([.C358]) * [.D358]" office:value-type="float" office:value="0.0104667877005335" calcext:value-type="float">
            <text:p>0.010466787700534</text:p>
          </table:table-cell>
          <table:table-cell table:formula="of:=[.C357] - 0.0174533" office:value-type="float" office:value="-3.0717848" calcext:value-type="float">
            <text:p>-3.0717848</text:p>
          </table:table-cell>
          <table:table-cell table:formula="of:=[.D3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8] + COS([.C359]) * [.D359]" office:value-type="float" office:value="0.299908451811869" calcext:value-type="float">
            <text:p>0.299908451811869</text:p>
          </table:table-cell>
          <table:table-cell table:formula="of:=[.B358]+ SIN([.C359]) * [.D359]" office:value-type="float" office:value="0.00523372374368574" calcext:value-type="float">
            <text:p>0.005233723743686</text:p>
          </table:table-cell>
          <table:table-cell table:formula="of:=[.C358] - 0.0174533" office:value-type="float" office:value="-3.0892381" calcext:value-type="float">
            <text:p>-3.0892381</text:p>
          </table:table-cell>
          <table:table-cell table:formula="of:=[.D3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59] + COS([.C360]) * [.D360]" office:value-type="float" office:value="0.199969350504888" calcext:value-type="float">
            <text:p>0.199969350504888</text:p>
          </table:table-cell>
          <table:table-cell table:formula="of:=[.B359]+ SIN([.C360]) * [.D360]" office:value-type="float" office:value="0.00174430689371738" calcext:value-type="float">
            <text:p>0.001744306893717</text:p>
          </table:table-cell>
          <table:table-cell table:formula="of:=[.C359] - 0.0174533" office:value-type="float" office:value="-3.1066914" calcext:value-type="float">
            <text:p>-3.1066914</text:p>
          </table:table-cell>
          <table:table-cell table:formula="of:=[.D3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0] + COS([.C361]) * [.D361]" office:value-type="float" office:value="0.0999845716729555" calcext:value-type="float">
            <text:p>0.099984571672956</text:p>
          </table:table-cell>
          <table:table-cell table:formula="of:=[.B360]+ SIN([.C361]) * [.D361]" office:value-type="float" office:value="-0.000000399938285227178" calcext:value-type="float">
            <text:p>-3.99938285227178E-07</text:p>
          </table:table-cell>
          <table:table-cell table:formula="of:=[.C360] - 0.0174533" office:value-type="float" office:value="-3.1241447" calcext:value-type="float">
            <text:p>-3.1241447</text:p>
          </table:table-cell>
          <table:table-cell table:formula="of:=[.D3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1] + COS([.C362]) * [.D362]" office:value-type="float" office:value="-0.0000154283256153243" calcext:value-type="float">
            <text:p>-1.54283256153243E-05</text:p>
          </table:table-cell>
          <table:table-cell table:formula="of:=[.B361]+ SIN([.C362]) * [.D362]" office:value-type="float" office:value="0.000000134702735812967" calcext:value-type="float">
            <text:p>1.34702735812967E-07</text:p>
          </table:table-cell>
          <table:table-cell table:formula="of:=[.C361] - 0.0174533" office:value-type="float" office:value="-3.141598" calcext:value-type="float">
            <text:p>-3.141598</text:p>
          </table:table-cell>
          <table:table-cell table:formula="of:=[.D3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2] + COS([.C363]) * [.D363]" office:value-type="float" office:value="-0.100000207157547" calcext:value-type="float">
            <text:p>-0.100000207157547</text:p>
          </table:table-cell>
          <table:table-cell table:formula="of:=[.B362]+ SIN([.C363]) * [.D363]" office:value-type="float" office:value="-0.00174457212926715" calcext:value-type="float">
            <text:p>-0.001744572129267</text:p>
          </table:table-cell>
          <table:table-cell table:style-name="ce6" table:formula="of:=[.C362] + 0.0174533" office:value-type="float" office:value="-3.1241447" calcext:value-type="float">
            <text:p>-3.1241447</text:p>
          </table:table-cell>
          <table:table-cell table:style-name="ce6" table:formula="of:=[.D3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3] + COS([.C364]) * [.D364]" office:value-type="float" office:value="-0.199939308464529" calcext:value-type="float">
            <text:p>-0.199939308464529</text:p>
          </table:table-cell>
          <table:table-cell table:formula="of:=[.B363]+ SIN([.C364]) * [.D364]" office:value-type="float" office:value="-0.00523398897923587" calcext:value-type="float">
            <text:p>-0.005233988979236</text:p>
          </table:table-cell>
          <table:table-cell table:style-name="ce6" table:formula="of:=[.C363] + 0.0174533" office:value-type="float" office:value="-3.1066914" calcext:value-type="float">
            <text:p>-3.1066914</text:p>
          </table:table-cell>
          <table:table-cell table:formula="of:=[.D3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4] + COS([.C365]) * [.D365]" office:value-type="float" office:value="-0.299802289802077" calcext:value-type="float">
            <text:p>-0.299802289802077</text:p>
          </table:table-cell>
          <table:table-cell table:formula="of:=[.B364]+ SIN([.C365]) * [.D365]" office:value-type="float" office:value="-0.010467052936084" calcext:value-type="float">
            <text:p>-0.010467052936084</text:p>
          </table:table-cell>
          <table:table-cell table:style-name="ce6" table:formula="of:=[.C364] + 0.0174533" office:value-type="float" office:value="-3.0892381" calcext:value-type="float">
            <text:p>-3.0892381</text:p>
          </table:table-cell>
          <table:table-cell table:formula="of:=[.D3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5] + COS([.C366]) * [.D366]" office:value-type="float" office:value="-0.399558731912609" calcext:value-type="float">
            <text:p>-0.399558731912609</text:p>
          </table:table-cell>
          <table:table-cell table:formula="of:=[.B365]+ SIN([.C366]) * [.D366]" office:value-type="float" office:value="-0.0174421699564702" calcext:value-type="float">
            <text:p>-0.01744216995647</text:p>
          </table:table-cell>
          <table:table-cell table:style-name="ce6" table:formula="of:=[.C365] + 0.0174533" office:value-type="float" office:value="-3.0717848" calcext:value-type="float">
            <text:p>-3.0717848</text:p>
          </table:table-cell>
          <table:table-cell table:formula="of:=[.D3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6] + COS([.C367]) * [.D367]" office:value-type="float" office:value="-0.49917824799145" calcext:value-type="float">
            <text:p>-0.49917824799145</text:p>
          </table:table-cell>
          <table:table-cell table:formula="of:=[.B366]+ SIN([.C367]) * [.D367]" office:value-type="float" office:value="-0.0261572153503594" calcext:value-type="float">
            <text:p>-0.026157215350359</text:p>
          </table:table-cell>
          <table:table-cell table:style-name="ce6" table:formula="of:=[.C366] + 0.0174533" office:value-type="float" office:value="-3.0543315" calcext:value-type="float">
            <text:p>-3.0543315</text:p>
          </table:table-cell>
          <table:table-cell table:formula="of:=[.D3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7] + COS([.C368]) * [.D368]" office:value-type="float" office:value="-0.598630492942957" calcext:value-type="float">
            <text:p>-0.598630492942957</text:p>
          </table:table-cell>
          <table:table-cell table:formula="of:=[.B367]+ SIN([.C368]) * [.D368]" office:value-type="float" office:value="-0.0366095344282247" calcext:value-type="float">
            <text:p>-0.036609534428225</text:p>
          </table:table-cell>
          <table:table-cell table:style-name="ce6" table:formula="of:=[.C367] + 0.0174533" office:value-type="float" office:value="-3.0368782" calcext:value-type="float">
            <text:p>-3.0368782</text:p>
          </table:table-cell>
          <table:table-cell table:formula="of:=[.D3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8] + COS([.C369]) * [.D369]" office:value-type="float" office:value="-0.697885172623936" calcext:value-type="float">
            <text:p>-0.697885172623936</text:p>
          </table:table-cell>
          <table:table-cell table:formula="of:=[.B368]+ SIN([.C369]) * [.D369]" office:value-type="float" office:value="-0.0487959433096922" calcext:value-type="float">
            <text:p>-0.048795943309692</text:p>
          </table:table-cell>
          <table:table-cell table:style-name="ce6" table:formula="of:=[.C368] + 0.0174533" office:value-type="float" office:value="-3.0194249" calcext:value-type="float">
            <text:p>-3.0194249</text:p>
          </table:table-cell>
          <table:table-cell table:formula="of:=[.D3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69] + COS([.C370]) * [.D370]" office:value-type="float" office:value="-0.79691205307154" calcext:value-type="float">
            <text:p>-0.79691205307154</text:p>
          </table:table-cell>
          <table:table-cell table:formula="of:=[.B369]+ SIN([.C370]) * [.D370]" office:value-type="float" office:value="-0.0627127298933823" calcext:value-type="float">
            <text:p>-0.062712729893382</text:p>
          </table:table-cell>
          <table:table-cell table:style-name="ce6" table:formula="of:=[.C369] + 0.0174533" office:value-type="float" office:value="-3.0019716" calcext:value-type="float">
            <text:p>-3.0019716</text:p>
          </table:table-cell>
          <table:table-cell table:formula="of:=[.D3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0] + COS([.C371]) * [.D371]" office:value-type="float" office:value="-0.895680969712834" calcext:value-type="float">
            <text:p>-0.895680969712834</text:p>
          </table:table-cell>
          <table:table-cell table:formula="of:=[.B370]+ SIN([.C371]) * [.D371]" office:value-type="float" office:value="-0.0783556549876532" calcext:value-type="float">
            <text:p>-0.078355654987653</text:p>
          </table:table-cell>
          <table:table-cell table:style-name="ce6" table:formula="of:=[.C370] + 0.0174533" office:value-type="float" office:value="-2.9845183" calcext:value-type="float">
            <text:p>-2.9845183</text:p>
          </table:table-cell>
          <table:table-cell table:formula="of:=[.D3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1] + COS([.C372]) * [.D372]" office:value-type="float" office:value="-0.994161836553228" calcext:value-type="float">
            <text:p>-0.994161836553228</text:p>
          </table:table-cell>
          <table:table-cell table:formula="of:=[.B371]+ SIN([.C372]) * [.D372]" office:value-type="float" office:value="-0.0957199536019005" calcext:value-type="float">
            <text:p>-0.095719953601901</text:p>
          </table:table-cell>
          <table:table-cell table:style-name="ce6" table:formula="of:=[.C371] + 0.0174533" office:value-type="float" office:value="-2.967065" calcext:value-type="float">
            <text:p>-2.967065</text:p>
          </table:table-cell>
          <table:table-cell table:formula="of:=[.D3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2] + COS([.C373]) * [.D373]" office:value-type="float" office:value="-1.09232465534096" calcext:value-type="float">
            <text:p>-1.09232465534096</text:p>
          </table:table-cell>
          <table:table-cell table:formula="of:=[.B372]+ SIN([.C373]) * [.D373]" office:value-type="float" office:value="-0.114800336398021" calcext:value-type="float">
            <text:p>-0.114800336398021</text:p>
          </table:table-cell>
          <table:table-cell table:style-name="ce6" table:formula="of:=[.C372] + 0.0174533" office:value-type="float" office:value="-2.9496117" calcext:value-type="float">
            <text:p>-2.9496117</text:p>
          </table:table-cell>
          <table:table-cell table:formula="of:=[.D3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3] + COS([.C374]) * [.D374]" office:value-type="float" office:value="-1.19013952470488" calcext:value-type="float">
            <text:p>-1.19013952470488</text:p>
          </table:table-cell>
          <table:table-cell table:formula="of:=[.B373]+ SIN([.C374]) * [.D374]" office:value-type="float" office:value="-0.135590991301597" calcext:value-type="float">
            <text:p>-0.135590991301597</text:p>
          </table:table-cell>
          <table:table-cell table:style-name="ce6" table:formula="of:=[.C373] + 0.0174533" office:value-type="float" office:value="-2.9321584" calcext:value-type="float">
            <text:p>-2.9321584</text:p>
          </table:table-cell>
          <table:table-cell table:formula="of:=[.D3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4] + COS([.C375]) * [.D375]" office:value-type="float" office:value="-1.28757664926268" calcext:value-type="float">
            <text:p>-1.28757664926268</text:p>
          </table:table-cell>
          <table:table-cell table:formula="of:=[.B374]+ SIN([.C375]) * [.D375]" office:value-type="float" office:value="-0.158085585272314" calcext:value-type="float">
            <text:p>-0.158085585272314</text:p>
          </table:table-cell>
          <table:table-cell table:style-name="ce6" table:formula="of:=[.C374] + 0.0174533" office:value-type="float" office:value="-2.9147051" calcext:value-type="float">
            <text:p>-2.9147051</text:p>
          </table:table-cell>
          <table:table-cell table:formula="of:=[.D3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5] + COS([.C376]) * [.D376]" office:value-type="float" office:value="-1.38460634869689" calcext:value-type="float">
            <text:p>-1.38460634869689</text:p>
          </table:table-cell>
          <table:table-cell table:formula="of:=[.B375]+ SIN([.C376]) * [.D376]" office:value-type="float" office:value="-0.182277266233065" calcext:value-type="float">
            <text:p>-0.182277266233065</text:p>
          </table:table-cell>
          <table:table-cell table:style-name="ce6" table:formula="of:=[.C375] + 0.0174533" office:value-type="float" office:value="-2.8972518" calcext:value-type="float">
            <text:p>-2.8972518</text:p>
          </table:table-cell>
          <table:table-cell table:formula="of:=[.D3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6] + COS([.C377]) * [.D377]" office:value-type="float" office:value="-1.48119906679578" calcext:value-type="float">
            <text:p>-1.48119906679578</text:p>
          </table:table-cell>
          <table:table-cell table:formula="of:=[.B376]+ SIN([.C377]) * [.D377]" office:value-type="float" office:value="-0.208158665157163" calcext:value-type="float">
            <text:p>-0.208158665157163</text:p>
          </table:table-cell>
          <table:table-cell table:style-name="ce6" table:formula="of:=[.C376] + 0.0174533" office:value-type="float" office:value="-2.8797985" calcext:value-type="float">
            <text:p>-2.8797985</text:p>
          </table:table-cell>
          <table:table-cell table:formula="of:=[.D3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7] + COS([.C378]) * [.D378]" office:value-type="float" office:value="-1.57732538045649" calcext:value-type="float">
            <text:p>-1.57732538045649</text:p>
          </table:table-cell>
          <table:table-cell table:formula="of:=[.B377]+ SIN([.C378]) * [.D378]" office:value-type="float" office:value="-0.235721898313019" calcext:value-type="float">
            <text:p>-0.235721898313019</text:p>
          </table:table-cell>
          <table:table-cell table:style-name="ce6" table:formula="of:=[.C377] + 0.0174533" office:value-type="float" office:value="-2.8623452" calcext:value-type="float">
            <text:p>-2.8623452</text:p>
          </table:table-cell>
          <table:table-cell table:formula="of:=[.D3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8] + COS([.C379]) * [.D379]" office:value-type="float" office:value="-1.67295600864757" calcext:value-type="float">
            <text:p>-1.67295600864757</text:p>
          </table:table-cell>
          <table:table-cell table:formula="of:=[.B378]+ SIN([.C379]) * [.D379]" office:value-type="float" office:value="-0.264958569665608" calcext:value-type="float">
            <text:p>-0.264958569665608</text:p>
          </table:table-cell>
          <table:table-cell table:style-name="ce6" table:formula="of:=[.C378] + 0.0174533" office:value-type="float" office:value="-2.8448919" calcext:value-type="float">
            <text:p>-2.8448919</text:p>
          </table:table-cell>
          <table:table-cell table:formula="of:=[.D3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79] + COS([.C380]) * [.D380]" office:value-type="float" office:value="-1.76806182132832" calcext:value-type="float">
            <text:p>-1.76806182132832</text:p>
          </table:table-cell>
          <table:table-cell table:formula="of:=[.B379]+ SIN([.C380]) * [.D380]" office:value-type="float" office:value="-0.295859773433978" calcext:value-type="float">
            <text:p>-0.295859773433978</text:p>
          </table:table-cell>
          <table:table-cell table:style-name="ce6" table:formula="of:=[.C379] + 0.0174533" office:value-type="float" office:value="-2.8274386" calcext:value-type="float">
            <text:p>-2.8274386</text:p>
          </table:table-cell>
          <table:table-cell table:formula="of:=[.D3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0] + COS([.C381]) * [.D381]" office:value-type="float" office:value="-1.86261384832205" calcext:value-type="float">
            <text:p>-1.86261384832205</text:p>
          </table:table-cell>
          <table:table-cell table:formula="of:=[.B380]+ SIN([.C381]) * [.D381]" office:value-type="float" office:value="-0.328416096804048" calcext:value-type="float">
            <text:p>-0.328416096804048</text:p>
          </table:table-cell>
          <table:table-cell table:style-name="ce6" table:formula="of:=[.C380] + 0.0174533" office:value-type="float" office:value="-2.8099853" calcext:value-type="float">
            <text:p>-2.8099853</text:p>
          </table:table-cell>
          <table:table-cell table:formula="of:=[.D3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1] + COS([.C382]) * [.D382]" office:value-type="float" office:value="-1.95658328814071" calcext:value-type="float">
            <text:p>-1.95658328814071</text:p>
          </table:table-cell>
          <table:table-cell table:formula="of:=[.B381]+ SIN([.C382]) * [.D382]" office:value-type="float" office:value="-0.36261762279584" calcext:value-type="float">
            <text:p>-0.36261762279584</text:p>
          </table:table-cell>
          <table:table-cell table:style-name="ce6" table:formula="of:=[.C381] + 0.0174533" office:value-type="float" office:value="-2.792532" calcext:value-type="float">
            <text:p>-2.792532</text:p>
          </table:table-cell>
          <table:table-cell table:formula="of:=[.D3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2] + COS([.C383]) * [.D383]" office:value-type="float" office:value="-2.04994151675809" calcext:value-type="float">
            <text:p>-2.04994151675809</text:p>
          </table:table-cell>
          <table:table-cell table:formula="of:=[.B382]+ SIN([.C383]) * [.D383]" office:value-type="float" office:value="-0.398453933284288" calcext:value-type="float">
            <text:p>-0.398453933284288</text:p>
          </table:table-cell>
          <table:table-cell table:style-name="ce6" table:formula="of:=[.C382] + 0.0174533" office:value-type="float" office:value="-2.7750787" calcext:value-type="float">
            <text:p>-2.7750787</text:p>
          </table:table-cell>
          <table:table-cell table:formula="of:=[.D3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3] + COS([.C384]) * [.D384]" office:value-type="float" office:value="-2.142660096329" calcext:value-type="float">
            <text:p>-2.142660096329</text:p>
          </table:table-cell>
          <table:table-cell table:formula="of:=[.B383]+ SIN([.C384]) * [.D384]" office:value-type="float" office:value="-0.435914112172707" calcext:value-type="float">
            <text:p>-0.435914112172707</text:p>
          </table:table-cell>
          <table:table-cell table:style-name="ce6" table:formula="of:=[.C383] + 0.0174533" office:value-type="float" office:value="-2.7576254" calcext:value-type="float">
            <text:p>-2.7576254</text:p>
          </table:table-cell>
          <table:table-cell table:formula="of:=[.D3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4] + COS([.C385]) * [.D385]" office:value-type="float" office:value="-2.23471078385171" calcext:value-type="float">
            <text:p>-2.23471078385171</text:p>
          </table:table-cell>
          <table:table-cell table:formula="of:=[.B384]+ SIN([.C385]) * [.D385]" office:value-type="float" office:value="-0.474986748717942" calcext:value-type="float">
            <text:p>-0.474986748717942</text:p>
          </table:table-cell>
          <table:table-cell table:style-name="ce6" table:formula="of:=[.C384] + 0.0174533" office:value-type="float" office:value="-2.7401721" calcext:value-type="float">
            <text:p>-2.7401721</text:p>
          </table:table-cell>
          <table:table-cell table:formula="of:=[.D3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5] + COS([.C386]) * [.D386]" office:value-type="float" office:value="-2.32606553977106" calcext:value-type="float">
            <text:p>-2.32606553977106</text:p>
          </table:table-cell>
          <table:table-cell table:formula="of:=[.B385]+ SIN([.C386]) * [.D386]" office:value-type="float" office:value="-0.515659941006196" calcext:value-type="float">
            <text:p>-0.515659941006196</text:p>
          </table:table-cell>
          <table:table-cell table:style-name="ce6" table:formula="of:=[.C385] + 0.0174533" office:value-type="float" office:value="-2.7227188" calcext:value-type="float">
            <text:p>-2.7227188</text:p>
          </table:table-cell>
          <table:table-cell table:formula="of:=[.D3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6] + COS([.C387]) * [.D387]" office:value-type="float" office:value="-2.41669653651955" calcext:value-type="float">
            <text:p>-2.41669653651955</text:p>
          </table:table-cell>
          <table:table-cell table:formula="of:=[.B386]+ SIN([.C387]) * [.D387]" office:value-type="float" office:value="-0.557921299578467" calcext:value-type="float">
            <text:p>-0.557921299578467</text:p>
          </table:table-cell>
          <table:table-cell table:style-name="ce6" table:formula="of:=[.C386] + 0.0174533" office:value-type="float" office:value="-2.7052655" calcext:value-type="float">
            <text:p>-2.7052655</text:p>
          </table:table-cell>
          <table:table-cell table:formula="of:=[.D3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7] + COS([.C388]) * [.D388]" office:value-type="float" office:value="-2.50657616699397" calcext:value-type="float">
            <text:p>-2.50657616699397</text:p>
          </table:table-cell>
          <table:table-cell table:formula="of:=[.B387]+ SIN([.C388]) * [.D388]" office:value-type="float" office:value="-0.601757951204506" calcext:value-type="float">
            <text:p>-0.601757951204506</text:p>
          </table:table-cell>
          <table:table-cell table:style-name="ce6" table:formula="of:=[.C387] + 0.0174533" office:value-type="float" office:value="-2.6878122" calcext:value-type="float">
            <text:p>-2.6878122</text:p>
          </table:table-cell>
          <table:table-cell table:formula="of:=[.D3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8] + COS([.C389]) * [.D389]" office:value-type="float" office:value="-2.59567705296471" calcext:value-type="float">
            <text:p>-2.59567705296471</text:p>
          </table:table-cell>
          <table:table-cell table:formula="of:=[.B388]+ SIN([.C389]) * [.D389]" office:value-type="float" office:value="-0.647156542804126" calcext:value-type="float">
            <text:p>-0.647156542804126</text:p>
          </table:table-cell>
          <table:table-cell table:style-name="ce6" table:formula="of:=[.C388] + 0.0174533" office:value-type="float" office:value="-2.6703589" calcext:value-type="float">
            <text:p>-2.6703589</text:p>
          </table:table-cell>
          <table:table-cell table:formula="of:=[.D3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89] + COS([.C390]) * [.D390]" office:value-type="float" office:value="-2.68397205341551" calcext:value-type="float">
            <text:p>-2.68397205341551</text:p>
          </table:table-cell>
          <table:table-cell table:formula="of:=[.B389]+ SIN([.C390]) * [.D390]" office:value-type="float" office:value="-0.694103245514688" calcext:value-type="float">
            <text:p>-0.694103245514688</text:p>
          </table:table-cell>
          <table:table-cell table:style-name="ce6" table:formula="of:=[.C389] + 0.0174533" office:value-type="float" office:value="-2.6529056" calcext:value-type="float">
            <text:p>-2.6529056</text:p>
          </table:table-cell>
          <table:table-cell table:formula="of:=[.D3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0] + COS([.C391]) * [.D391]" office:value-type="float" office:value="-2.77143427281083" calcext:value-type="float">
            <text:p>-2.77143427281083</text:p>
          </table:table-cell>
          <table:table-cell table:formula="of:=[.B390]+ SIN([.C391]) * [.D391]" office:value-type="float" office:value="-0.742583758903506" calcext:value-type="float">
            <text:p>-0.742583758903506</text:p>
          </table:table-cell>
          <table:table-cell table:style-name="ce6" table:formula="of:=[.C390] + 0.0174533" office:value-type="float" office:value="-2.6354523" calcext:value-type="float">
            <text:p>-2.6354523</text:p>
          </table:table-cell>
          <table:table-cell table:formula="of:=[.D3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1] + COS([.C392]) * [.D392]" office:value-type="float" office:value="-2.85803706928857" calcext:value-type="float">
            <text:p>-2.85803706928857</text:p>
          </table:table-cell>
          <table:table-cell table:formula="of:=[.B391]+ SIN([.C392]) * [.D392]" office:value-type="float" office:value="-0.792583315323902" calcext:value-type="float">
            <text:p>-0.792583315323902</text:p>
          </table:table-cell>
          <table:table-cell table:style-name="ce6" table:formula="of:=[.C391] + 0.0174533" office:value-type="float" office:value="-2.617999" calcext:value-type="float">
            <text:p>-2.617999</text:p>
          </table:table-cell>
          <table:table-cell table:formula="of:=[.D3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2] + COS([.C393]) * [.D393]" office:value-type="float" office:value="-2.94375406277535" calcext:value-type="float">
            <text:p>-2.94375406277535</text:p>
          </table:table-cell>
          <table:table-cell table:formula="of:=[.B392]+ SIN([.C393]) * [.D393]" office:value-type="float" office:value="-0.844086684413579" calcext:value-type="float">
            <text:p>-0.844086684413579</text:p>
          </table:table-cell>
          <table:table-cell table:style-name="ce6" table:formula="of:=[.C392] + 0.0174533" office:value-type="float" office:value="-2.6005457" calcext:value-type="float">
            <text:p>-2.6005457</text:p>
          </table:table-cell>
          <table:table-cell table:formula="of:=[.D3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3] + COS([.C394]) * [.D394]" office:value-type="float" office:value="-3.02855914302222" calcext:value-type="float">
            <text:p>-3.02855914302222</text:p>
          </table:table-cell>
          <table:table-cell table:formula="of:=[.B393]+ SIN([.C394]) * [.D394]" office:value-type="float" office:value="-0.897078177733942" calcext:value-type="float">
            <text:p>-0.897078177733942</text:p>
          </table:table-cell>
          <table:table-cell table:style-name="ce6" table:formula="of:=[.C393] + 0.0174533" office:value-type="float" office:value="-2.5830924" calcext:value-type="float">
            <text:p>-2.5830924</text:p>
          </table:table-cell>
          <table:table-cell table:formula="of:=[.D3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4] + COS([.C395]) * [.D395]" office:value-type="float" office:value="-3.11242647755807" calcext:value-type="float">
            <text:p>-3.11242647755807</text:p>
          </table:table-cell>
          <table:table-cell table:formula="of:=[.B394]+ SIN([.C395]) * [.D395]" office:value-type="float" office:value="-0.951541653548949" calcext:value-type="float">
            <text:p>-0.951541653548949</text:p>
          </table:table-cell>
          <table:table-cell table:style-name="ce6" table:formula="of:=[.C394] + 0.0174533" office:value-type="float" office:value="-2.5656391" calcext:value-type="float">
            <text:p>-2.5656391</text:p>
          </table:table-cell>
          <table:table-cell table:formula="of:=[.D3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5] + COS([.C396]) * [.D396]" office:value-type="float" office:value="-3.19533051955846" calcext:value-type="float">
            <text:p>-3.19533051955846</text:p>
          </table:table-cell>
          <table:table-cell table:formula="of:=[.B395]+ SIN([.C396]) * [.D396]" office:value-type="float" office:value="-1.00746052174205" calcext:value-type="float">
            <text:p>-1.00746052174205</text:p>
          </table:table-cell>
          <table:table-cell table:style-name="ce6" table:formula="of:=[.C395] + 0.0174533" office:value-type="float" office:value="-2.5481858" calcext:value-type="float">
            <text:p>-2.5481858</text:p>
          </table:table-cell>
          <table:table-cell table:formula="of:=[.D3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6] + COS([.C397]) * [.D397]" office:value-type="float" office:value="-3.27724601562744" calcext:value-type="float">
            <text:p>-3.27724601562744</text:p>
          </table:table-cell>
          <table:table-cell table:formula="of:=[.B396]+ SIN([.C397]) * [.D397]" office:value-type="float" office:value="-1.06481774886969" calcext:value-type="float">
            <text:p>-1.06481774886969</text:p>
          </table:table-cell>
          <table:table-cell table:style-name="ce6" table:formula="of:=[.C396] + 0.0174533" office:value-type="float" office:value="-2.5307325" calcext:value-type="float">
            <text:p>-2.5307325</text:p>
          </table:table-cell>
          <table:table-cell table:formula="of:=[.D3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7] + COS([.C398]) * [.D398]" office:value-type="float" office:value="-3.35814801349" calcext:value-type="float">
            <text:p>-3.35814801349</text:p>
          </table:table-cell>
          <table:table-cell table:formula="of:=[.B397]+ SIN([.C398]) * [.D398]" office:value-type="float" office:value="-1.12359586334988" calcext:value-type="float">
            <text:p>-1.12359586334988</text:p>
          </table:table-cell>
          <table:table-cell table:style-name="ce6" table:formula="of:=[.C397] + 0.0174533" office:value-type="float" office:value="-2.5132792" calcext:value-type="float">
            <text:p>-2.5132792</text:p>
          </table:table-cell>
          <table:table-cell table:formula="of:=[.D3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8] + COS([.C399]) * [.D399]" office:value-type="float" office:value="-3.43801186959274" calcext:value-type="float">
            <text:p>-3.43801186959274</text:p>
          </table:table-cell>
          <table:table-cell table:formula="of:=[.B398]+ SIN([.C399]) * [.D399]" office:value-type="float" office:value="-1.18377696078421" calcext:value-type="float">
            <text:p>-1.18377696078421</text:p>
          </table:table-cell>
          <table:table-cell table:style-name="ce6" table:formula="of:=[.C398] + 0.0174533" office:value-type="float" office:value="-2.4958259" calcext:value-type="float">
            <text:p>-2.4958259</text:p>
          </table:table-cell>
          <table:table-cell table:formula="of:=[.D3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399] + COS([.C400]) * [.D400]" office:value-type="float" office:value="-3.51681325661059" calcext:value-type="float">
            <text:p>-3.51681325661059</text:p>
          </table:table-cell>
          <table:table-cell table:formula="of:=[.B399]+ SIN([.C400]) * [.D400]" office:value-type="float" office:value="-1.2453427094117" calcext:value-type="float">
            <text:p>-1.2453427094117</text:p>
          </table:table-cell>
          <table:table-cell table:style-name="ce6" table:formula="of:=[.C399] + 0.0174533" office:value-type="float" office:value="-2.4783726" calcext:value-type="float">
            <text:p>-2.4783726</text:p>
          </table:table-cell>
          <table:table-cell table:formula="of:=[.D3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0] + COS([.C401]) * [.D401]" office:value-type="float" office:value="-3.59452817085712" calcext:value-type="float">
            <text:p>-3.59452817085712</text:p>
          </table:table-cell>
          <table:table-cell table:formula="of:=[.B400]+ SIN([.C401]) * [.D401]" office:value-type="float" office:value="-1.30827435569285" calcext:value-type="float">
            <text:p>-1.30827435569285</text:p>
          </table:table-cell>
          <table:table-cell table:style-name="ce6" table:formula="of:=[.C400] + 0.0174533" office:value-type="float" office:value="-2.4609193" calcext:value-type="float">
            <text:p>-2.4609193</text:p>
          </table:table-cell>
          <table:table-cell table:formula="of:=[.D4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1] + COS([.C402]) * [.D402]" office:value-type="float" office:value="-3.67113293959631" calcext:value-type="float">
            <text:p>-3.67113293959631</text:p>
          </table:table-cell>
          <table:table-cell table:formula="of:=[.B401]+ SIN([.C402]) * [.D402]" office:value-type="float" office:value="-1.37255273002212" calcext:value-type="float">
            <text:p>-1.37255273002212</text:p>
          </table:table-cell>
          <table:table-cell table:style-name="ce6" table:formula="of:=[.C401] + 0.0174533" office:value-type="float" office:value="-2.443466" calcext:value-type="float">
            <text:p>-2.443466</text:p>
          </table:table-cell>
          <table:table-cell table:formula="of:=[.D4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2] + COS([.C403]) * [.D403]" office:value-type="float" office:value="-3.74660422825353" calcext:value-type="float">
            <text:p>-3.74660422825353</text:p>
          </table:table-cell>
          <table:table-cell table:formula="of:=[.B402]+ SIN([.C403]) * [.D403]" office:value-type="float" office:value="-1.43815825256725" calcext:value-type="float">
            <text:p>-1.43815825256725</text:p>
          </table:table-cell>
          <table:table-cell table:style-name="ce6" table:formula="of:=[.C402] + 0.0174533" office:value-type="float" office:value="-2.4260127" calcext:value-type="float">
            <text:p>-2.4260127</text:p>
          </table:table-cell>
          <table:table-cell table:formula="of:=[.D4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3] + COS([.C404]) * [.D404]" office:value-type="float" office:value="-3.82091904752343" calcext:value-type="float">
            <text:p>-3.82091904752343</text:p>
          </table:table-cell>
          <table:table-cell table:formula="of:=[.B403]+ SIN([.C404]) * [.D404]" office:value-type="float" office:value="-1.5050709392334" calcext:value-type="float">
            <text:p>-1.5050709392334</text:p>
          </table:table-cell>
          <table:table-cell table:style-name="ce6" table:formula="of:=[.C403] + 0.0174533" office:value-type="float" office:value="-2.4085594" calcext:value-type="float">
            <text:p>-2.4085594</text:p>
          </table:table-cell>
          <table:table-cell table:formula="of:=[.D4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4] + COS([.C405]) * [.D405]" office:value-type="float" office:value="-3.89405476037276" calcext:value-type="float">
            <text:p>-3.89405476037276</text:p>
          </table:table-cell>
          <table:table-cell table:formula="of:=[.B404]+ SIN([.C405]) * [.D405]" office:value-type="float" office:value="-1.57327040775053" calcext:value-type="float">
            <text:p>-1.57327040775053</text:p>
          </table:table-cell>
          <table:table-cell table:style-name="ce6" table:formula="of:=[.C404] + 0.0174533" office:value-type="float" office:value="-2.3911061" calcext:value-type="float">
            <text:p>-2.3911061</text:p>
          </table:table-cell>
          <table:table-cell table:formula="of:=[.D4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5] + COS([.C406]) * [.D406]" office:value-type="float" office:value="-3.96598908893581" calcext:value-type="float">
            <text:p>-3.96598908893581</text:p>
          </table:table-cell>
          <table:table-cell table:formula="of:=[.B405]+ SIN([.C406]) * [.D406]" office:value-type="float" office:value="-1.64273588388208" calcext:value-type="float">
            <text:p>-1.64273588388208</text:p>
          </table:table-cell>
          <table:table-cell table:style-name="ce6" table:formula="of:=[.C405] + 0.0174533" office:value-type="float" office:value="-2.3736528" calcext:value-type="float">
            <text:p>-2.3736528</text:p>
          </table:table-cell>
          <table:table-cell table:formula="of:=[.D4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6] + COS([.C407]) * [.D407]" office:value-type="float" office:value="-4.03670012130048" calcext:value-type="float">
            <text:p>-4.03670012130048</text:p>
          </table:table-cell>
          <table:table-cell table:formula="of:=[.B406]+ SIN([.C407]) * [.D407]" office:value-type="float" office:value="-1.71344620775296" calcext:value-type="float">
            <text:p>-1.71344620775296</text:p>
          </table:table-cell>
          <table:table-cell table:style-name="ce6" table:formula="of:=[.C406] + 0.0174533" office:value-type="float" office:value="-2.3561995" calcext:value-type="float">
            <text:p>-2.3561995</text:p>
          </table:table-cell>
          <table:table-cell table:formula="of:=[.D4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7] + COS([.C408]) * [.D408]" office:value-type="float" office:value="-4.10616631818284" calcext:value-type="float">
            <text:p>-4.10616631818284</text:p>
          </table:table-cell>
          <table:table-cell table:formula="of:=[.B407]+ SIN([.C408]) * [.D408]" office:value-type="float" office:value="-1.78537984029505" calcext:value-type="float">
            <text:p>-1.78537984029505</text:p>
          </table:table-cell>
          <table:table-cell table:style-name="ce6" table:formula="of:=[.C407] + 0.0174533" office:value-type="float" office:value="-2.3387462" calcext:value-type="float">
            <text:p>-2.3387462</text:p>
          </table:table-cell>
          <table:table-cell table:formula="of:=[.D4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8] + COS([.C409]) * [.D409]" office:value-type="float" office:value="-4.17436651948827" calcext:value-type="float">
            <text:p>-4.17436651948827</text:p>
          </table:table-cell>
          <table:table-cell table:formula="of:=[.B408]+ SIN([.C409]) * [.D409]" office:value-type="float" office:value="-1.85851486980827" calcext:value-type="float">
            <text:p>-1.85851486980827</text:p>
          </table:table-cell>
          <table:table-cell table:style-name="ce6" table:formula="of:=[.C408] + 0.0174533" office:value-type="float" office:value="-2.3212929" calcext:value-type="float">
            <text:p>-2.3212929</text:p>
          </table:table-cell>
          <table:table-cell table:formula="of:=[.D4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09] + COS([.C410]) * [.D410]" office:value-type="float" office:value="-4.24127995075695" calcext:value-type="float">
            <text:p>-4.24127995075695</text:p>
          </table:table-cell>
          <table:table-cell table:formula="of:=[.B409]+ SIN([.C410]) * [.D410]" office:value-type="float" office:value="-1.93282901863506" calcext:value-type="float">
            <text:p>-1.93282901863506</text:p>
          </table:table-cell>
          <table:table-cell table:style-name="ce6" table:formula="of:=[.C409] + 0.0174533" office:value-type="float" office:value="-2.3038396" calcext:value-type="float">
            <text:p>-2.3038396</text:p>
          </table:table-cell>
          <table:table-cell table:formula="of:=[.D4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0] + COS([.C411]) * [.D411]" office:value-type="float" office:value="-4.30688622949207" calcext:value-type="float">
            <text:p>-4.30688622949207</text:p>
          </table:table-cell>
          <table:table-cell table:formula="of:=[.B410]+ SIN([.C411]) * [.D411]" office:value-type="float" office:value="-2.00829964994639" calcext:value-type="float">
            <text:p>-2.00829964994639</text:p>
          </table:table-cell>
          <table:table-cell table:style-name="ce6" table:formula="of:=[.C410] + 0.0174533" office:value-type="float" office:value="-2.2863863" calcext:value-type="float">
            <text:p>-2.2863863</text:p>
          </table:table-cell>
          <table:table-cell table:formula="of:=[.D4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1] + COS([.C412]) * [.D412]" office:value-type="float" office:value="-4.37116537136843" calcext:value-type="float">
            <text:p>-4.37116537136843</text:p>
          </table:table-cell>
          <table:table-cell table:formula="of:=[.B411]+ SIN([.C412]) * [.D412]" office:value-type="float" office:value="-2.08490377463716" calcext:value-type="float">
            <text:p>-2.08490377463716</text:p>
          </table:table-cell>
          <table:table-cell table:style-name="ce6" table:formula="of:=[.C411] + 0.0174533" office:value-type="float" office:value="-2.268933" calcext:value-type="float">
            <text:p>-2.268933</text:p>
          </table:table-cell>
          <table:table-cell table:formula="of:=[.D4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2] + COS([.C413]) * [.D413]" office:value-type="float" office:value="-4.43409779631996" calcext:value-type="float">
            <text:p>-4.43409779631996</text:p>
          </table:table-cell>
          <table:table-cell table:formula="of:=[.B412]+ SIN([.C413]) * [.D413]" office:value-type="float" office:value="-2.1626180583289" calcext:value-type="float">
            <text:p>-2.1626180583289</text:p>
          </table:table-cell>
          <table:table-cell table:style-name="ce6" table:formula="of:=[.C412] + 0.0174533" office:value-type="float" office:value="-2.2514797" calcext:value-type="float">
            <text:p>-2.2514797</text:p>
          </table:table-cell>
          <table:table-cell table:formula="of:=[.D4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3] + COS([.C414]) * [.D414]" office:value-type="float" office:value="-4.49566433450394" calcext:value-type="float">
            <text:p>-4.49566433450394</text:p>
          </table:table-cell>
          <table:table-cell table:formula="of:=[.B413]+ SIN([.C414]) * [.D414]" office:value-type="float" office:value="-2.24141882847767" calcext:value-type="float">
            <text:p>-2.24141882847767</text:p>
          </table:table-cell>
          <table:table-cell table:style-name="ce6" table:formula="of:=[.C413] + 0.0174533" office:value-type="float" office:value="-2.2340264" calcext:value-type="float">
            <text:p>-2.2340264</text:p>
          </table:table-cell>
          <table:table-cell table:formula="of:=[.D4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4] + COS([.C415]) * [.D415]" office:value-type="float" office:value="-4.55584623214037" calcext:value-type="float">
            <text:p>-4.55584623214037</text:p>
          </table:table-cell>
          <table:table-cell table:formula="of:=[.B414]+ SIN([.C415]) * [.D415]" office:value-type="float" office:value="-2.32128208158496" calcext:value-type="float">
            <text:p>-2.32128208158496</text:p>
          </table:table-cell>
          <table:table-cell table:style-name="ce6" table:formula="of:=[.C414] + 0.0174533" office:value-type="float" office:value="-2.2165731" calcext:value-type="float">
            <text:p>-2.2165731</text:p>
          </table:table-cell>
          <table:table-cell table:formula="of:=[.D4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5] + COS([.C416]) * [.D416]" office:value-type="float" office:value="-4.61462515722451" calcext:value-type="float">
            <text:p>-4.61462515722451</text:p>
          </table:table-cell>
          <table:table-cell table:formula="of:=[.B415]+ SIN([.C416]) * [.D416]" office:value-type="float" office:value="-2.40218349050936" calcext:value-type="float">
            <text:p>-2.40218349050936</text:p>
          </table:table-cell>
          <table:table-cell table:style-name="ce6" table:formula="of:=[.C415] + 0.0174533" office:value-type="float" office:value="-2.1991198" calcext:value-type="float">
            <text:p>-2.1991198</text:p>
          </table:table-cell>
          <table:table-cell table:formula="of:=[.D4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6] + COS([.C417]) * [.D417]" office:value-type="float" office:value="-4.67198320511103" calcext:value-type="float">
            <text:p>-4.67198320511103</text:p>
          </table:table-cell>
          <table:table-cell table:formula="of:=[.B416]+ SIN([.C417]) * [.D417]" office:value-type="float" office:value="-2.48409841187688" calcext:value-type="float">
            <text:p>-2.48409841187688</text:p>
          </table:table-cell>
          <table:table-cell table:style-name="ce6" table:formula="of:=[.C416] + 0.0174533" office:value-type="float" office:value="-2.1816665" calcext:value-type="float">
            <text:p>-2.1816665</text:p>
          </table:table-cell>
          <table:table-cell table:formula="of:=[.D4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7] + COS([.C418]) * [.D418]" office:value-type="float" office:value="-4.72790290396793" calcext:value-type="float">
            <text:p>-4.72790290396793</text:p>
          </table:table-cell>
          <table:table-cell table:formula="of:=[.B417]+ SIN([.C418]) * [.D418]" office:value-type="float" office:value="-2.56700189358757" calcext:value-type="float">
            <text:p>-2.56700189358757</text:p>
          </table:table-cell>
          <table:table-cell table:style-name="ce6" table:formula="of:=[.C417] + 0.0174533" office:value-type="float" office:value="-2.1642132" calcext:value-type="float">
            <text:p>-2.1642132</text:p>
          </table:table-cell>
          <table:table-cell table:formula="of:=[.D4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8] + COS([.C419]) * [.D419]" office:value-type="float" office:value="-4.78236722009863" calcext:value-type="float">
            <text:p>-4.78236722009863</text:p>
          </table:table-cell>
          <table:table-cell table:formula="of:=[.B418]+ SIN([.C419]) * [.D419]" office:value-type="float" office:value="-2.65086868241613" calcext:value-type="float">
            <text:p>-2.65086868241613</text:p>
          </table:table-cell>
          <table:table-cell table:style-name="ce6" table:formula="of:=[.C418] + 0.0174533" office:value-type="float" office:value="-2.1467599" calcext:value-type="float">
            <text:p>-2.1467599</text:p>
          </table:table-cell>
          <table:table-cell table:formula="of:=[.D4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19] + COS([.C420]) * [.D420]" office:value-type="float" office:value="-4.83535956313061" calcext:value-type="float">
            <text:p>-4.83535956313061</text:p>
          </table:table-cell>
          <table:table-cell table:formula="of:=[.B419]+ SIN([.C420]) * [.D420]" office:value-type="float" office:value="-2.73567323170437" calcext:value-type="float">
            <text:p>-2.73567323170437</text:p>
          </table:table-cell>
          <table:table-cell table:style-name="ce6" table:formula="of:=[.C419] + 0.0174533" office:value-type="float" office:value="-2.1293066" calcext:value-type="float">
            <text:p>-2.1293066</text:p>
          </table:table-cell>
          <table:table-cell table:formula="of:=[.D4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0] + COS([.C421]) * [.D421]" office:value-type="float" office:value="-4.88686379106901" calcext:value-type="float">
            <text:p>-4.88686379106901</text:p>
          </table:table-cell>
          <table:table-cell table:formula="of:=[.B420]+ SIN([.C421]) * [.D421]" office:value-type="float" office:value="-2.8213897091429" calcext:value-type="float">
            <text:p>-2.8213897091429</text:p>
          </table:table-cell>
          <table:table-cell table:style-name="ce6" table:formula="of:=[.C420] + 0.0174533" office:value-type="float" office:value="-2.1118533" calcext:value-type="float">
            <text:p>-2.1118533</text:p>
          </table:table-cell>
          <table:table-cell table:formula="of:=[.D4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1] + COS([.C422]) * [.D422]" office:value-type="float" office:value="-4.9368642152136" calcext:value-type="float">
            <text:p>-4.9368642152136</text:p>
          </table:table-cell>
          <table:table-cell table:formula="of:=[.B421]+ SIN([.C422]) * [.D422]" office:value-type="float" office:value="-2.90799200463996" calcext:value-type="float">
            <text:p>-2.90799200463996</text:p>
          </table:table-cell>
          <table:table-cell table:style-name="ce6" table:formula="of:=[.C421] + 0.0174533" office:value-type="float" office:value="-2.0944" calcext:value-type="float">
            <text:p>-2.0944</text:p>
          </table:table-cell>
          <table:table-cell table:formula="of:=[.D4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2] + COS([.C423]) * [.D423]" office:value-type="float" office:value="-4.98534560493777" calcext:value-type="float">
            <text:p>-4.98534560493777</text:p>
          </table:table-cell>
          <table:table-cell table:formula="of:=[.B422]+ SIN([.C423]) * [.D423]" office:value-type="float" office:value="-2.99545373827481" calcext:value-type="float">
            <text:p>-2.99545373827481</text:p>
          </table:table-cell>
          <table:table-cell table:style-name="ce6" table:formula="of:=[.C422] + 0.0174533" office:value-type="float" office:value="-2.0769467" calcext:value-type="float">
            <text:p>-2.0769467</text:p>
          </table:table-cell>
          <table:table-cell table:formula="of:=[.D4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3] + COS([.C424]) * [.D424]" office:value-type="float" office:value="-5.03229319232792" calcext:value-type="float">
            <text:p>-5.03229319232792</text:p>
          </table:table-cell>
          <table:table-cell table:formula="of:=[.B423]+ SIN([.C424]) * [.D424]" office:value-type="float" office:value="-3.08374826833327" calcext:value-type="float">
            <text:p>-3.08374826833327</text:p>
          </table:table-cell>
          <table:table-cell table:style-name="ce6" table:formula="of:=[.C423] + 0.0174533" office:value-type="float" office:value="-2.0594934" calcext:value-type="float">
            <text:p>-2.0594934</text:p>
          </table:table-cell>
          <table:table-cell table:formula="of:=[.D4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4] + COS([.C425]) * [.D425]" office:value-type="float" office:value="-5.07769267668186" calcext:value-type="float">
            <text:p>-5.07769267668186</text:p>
          </table:table-cell>
          <table:table-cell table:formula="of:=[.B424]+ SIN([.C425]) * [.D425]" office:value-type="float" office:value="-3.17284869942311" calcext:value-type="float">
            <text:p>-3.17284869942311</text:p>
          </table:table-cell>
          <table:table-cell table:style-name="ce6" table:formula="of:=[.C424] + 0.0174533" office:value-type="float" office:value="-2.0420401" calcext:value-type="float">
            <text:p>-2.0420401</text:p>
          </table:table-cell>
          <table:table-cell table:formula="of:=[.D4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5] + COS([.C426]) * [.D426]" office:value-type="float" office:value="-5.12153022886502" calcext:value-type="float">
            <text:p>-5.12153022886502</text:p>
          </table:table-cell>
          <table:table-cell table:formula="of:=[.B425]+ SIN([.C426]) * [.D426]" office:value-type="float" office:value="-3.26272789066663" calcext:value-type="float">
            <text:p>-3.26272789066663</text:p>
          </table:table-cell>
          <table:table-cell table:style-name="ce6" table:formula="of:=[.C425] + 0.0174533" office:value-type="float" office:value="-2.0245868" calcext:value-type="float">
            <text:p>-2.0245868</text:p>
          </table:table-cell>
          <table:table-cell table:formula="of:=[.D4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6] + COS([.C427]) * [.D427]" office:value-type="float" office:value="-5.16379249552289" calcext:value-type="float">
            <text:p>-5.16379249552289</text:p>
          </table:table-cell>
          <table:table-cell table:formula="of:=[.B426]+ SIN([.C427]) * [.D427]" office:value-type="float" office:value="-3.35335846396802" calcext:value-type="float">
            <text:p>-3.35335846396802</text:p>
          </table:table-cell>
          <table:table-cell table:style-name="ce6" table:formula="of:=[.C426] + 0.0174533" office:value-type="float" office:value="-2.0071335" calcext:value-type="float">
            <text:p>-2.0071335</text:p>
          </table:table-cell>
          <table:table-cell table:formula="of:=[.D4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7] + COS([.C428]) * [.D428]" office:value-type="float" office:value="-5.20446660314862" calcext:value-type="float">
            <text:p>-5.20446660314862</text:p>
          </table:table-cell>
          <table:table-cell table:formula="of:=[.B427]+ SIN([.C428]) * [.D428]" office:value-type="float" office:value="-3.44471281235304" calcext:value-type="float">
            <text:p>-3.44471281235304</text:p>
          </table:table-cell>
          <table:table-cell table:style-name="ce6" table:formula="of:=[.C427] + 0.0174533" office:value-type="float" office:value="-1.9896802" calcext:value-type="float">
            <text:p>-1.9896802</text:p>
          </table:table-cell>
          <table:table-cell table:formula="of:=[.D4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8] + COS([.C429]) * [.D429]" office:value-type="float" office:value="-5.24354016200437" calcext:value-type="float">
            <text:p>-5.24354016200437</text:p>
          </table:table-cell>
          <table:table-cell table:formula="of:=[.B428]+ SIN([.C429]) * [.D429]" office:value-type="float" office:value="-3.53676310837834" calcext:value-type="float">
            <text:p>-3.53676310837834</text:p>
          </table:table-cell>
          <table:table-cell table:style-name="ce6" table:formula="of:=[.C428] + 0.0174533" office:value-type="float" office:value="-1.9722269" calcext:value-type="float">
            <text:p>-1.9722269</text:p>
          </table:table-cell>
          <table:table-cell table:formula="of:=[.D4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29] + COS([.C430]) * [.D430]" office:value-type="float" office:value="-5.28100126989541" calcext:value-type="float">
            <text:p>-5.28100126989541</text:p>
          </table:table-cell>
          <table:table-cell table:formula="of:=[.B429]+ SIN([.C430]) * [.D430]" office:value-type="float" office:value="-3.62948131260802" calcext:value-type="float">
            <text:p>-3.62948131260802</text:p>
          </table:table-cell>
          <table:table-cell table:style-name="ce6" table:formula="of:=[.C429] + 0.0174533" office:value-type="float" office:value="-1.9547736" calcext:value-type="float">
            <text:p>-1.9547736</text:p>
          </table:table-cell>
          <table:table-cell table:formula="of:=[.D4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0] + COS([.C431]) * [.D431]" office:value-type="float" office:value="-5.31683851579559" calcext:value-type="float">
            <text:p>-5.31683851579559</text:p>
          </table:table-cell>
          <table:table-cell table:formula="of:=[.B430]+ SIN([.C431]) * [.D431]" office:value-type="float" office:value="-3.72283918215467" calcext:value-type="float">
            <text:p>-3.72283918215467</text:p>
          </table:table-cell>
          <table:table-cell table:style-name="ce6" table:formula="of:=[.C430] + 0.0174533" office:value-type="float" office:value="-1.9373203" calcext:value-type="float">
            <text:p>-1.9373203</text:p>
          </table:table-cell>
          <table:table-cell table:formula="of:=[.D4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1] + COS([.C432]) * [.D432]" office:value-type="float" office:value="-5.3510409833233" calcext:value-type="float">
            <text:p>-5.3510409833233</text:p>
          </table:table-cell>
          <table:table-cell table:formula="of:=[.B431]+ SIN([.C432]) * [.D432]" office:value-type="float" office:value="-3.81680827928248" calcext:value-type="float">
            <text:p>-3.81680827928248</text:p>
          </table:table-cell>
          <table:table-cell table:style-name="ce6" table:formula="of:=[.C431] + 0.0174533" office:value-type="float" office:value="-1.919867" calcext:value-type="float">
            <text:p>-1.919867</text:p>
          </table:table-cell>
          <table:table-cell table:formula="of:=[.D4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2] + COS([.C433]) * [.D433]" office:value-type="float" office:value="-5.38359825406668" calcext:value-type="float">
            <text:p>-5.38359825406668</text:p>
          </table:table-cell>
          <table:table-cell table:formula="of:=[.B432]+ SIN([.C433]) * [.D433]" office:value-type="float" office:value="-3.91135998006963" calcext:value-type="float">
            <text:p>-3.91135998006963</text:p>
          </table:table-cell>
          <table:table-cell table:style-name="ce6" table:formula="of:=[.C432] + 0.0174533" office:value-type="float" office:value="-1.9024137" calcext:value-type="float">
            <text:p>-1.9024137</text:p>
          </table:table-cell>
          <table:table-cell table:formula="of:=[.D4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3] + COS([.C434]) * [.D434]" office:value-type="float" office:value="-5.41450041075715" calcext:value-type="float">
            <text:p>-5.41450041075715</text:p>
          </table:table-cell>
          <table:table-cell table:formula="of:=[.B433]+ SIN([.C434]) * [.D434]" office:value-type="float" office:value="-4.00646548312743" calcext:value-type="float">
            <text:p>-4.00646548312743</text:p>
          </table:table-cell>
          <table:table-cell table:style-name="ce6" table:formula="of:=[.C433] + 0.0174533" office:value-type="float" office:value="-1.8849604" calcext:value-type="float">
            <text:p>-1.8849604</text:p>
          </table:table-cell>
          <table:table-cell table:formula="of:=[.D4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4] + COS([.C435]) * [.D435]" office:value-type="float" office:value="-5.44373804029038" calcext:value-type="float">
            <text:p>-5.44373804029038</text:p>
          </table:table-cell>
          <table:table-cell table:formula="of:=[.B434]+ SIN([.C435]) * [.D435]" office:value-type="float" office:value="-4.10209581837351" calcext:value-type="float">
            <text:p>-4.10209581837351</text:p>
          </table:table-cell>
          <table:table-cell table:style-name="ce6" table:formula="of:=[.C434] + 0.0174533" office:value-type="float" office:value="-1.8675071" calcext:value-type="float">
            <text:p>-1.8675071</text:p>
          </table:table-cell>
          <table:table-cell table:formula="of:=[.D4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5] + COS([.C436]) * [.D436]" office:value-type="float" office:value="-5.47130223659354" calcext:value-type="float">
            <text:p>-5.47130223659354</text:p>
          </table:table-cell>
          <table:table-cell table:formula="of:=[.B435]+ SIN([.C436]) * [.D436]" office:value-type="float" office:value="-4.1982218558564" calcext:value-type="float">
            <text:p>-4.1982218558564</text:p>
          </table:table-cell>
          <table:table-cell table:style-name="ce6" table:formula="of:=[.C435] + 0.0174533" office:value-type="float" office:value="-1.8500538" calcext:value-type="float">
            <text:p>-1.8500538</text:p>
          </table:table-cell>
          <table:table-cell table:formula="of:=[.D4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6] + COS([.C437]) * [.D437]" office:value-type="float" office:value="-5.49718460333821" calcext:value-type="float">
            <text:p>-5.49718460333821</text:p>
          </table:table-cell>
          <table:table-cell table:formula="of:=[.B436]+ SIN([.C437]) * [.D437]" office:value-type="float" office:value="-4.29481431462878" calcext:value-type="float">
            <text:p>-4.29481431462878</text:p>
          </table:table-cell>
          <table:table-cell table:style-name="ce6" table:formula="of:=[.C436] + 0.0174533" office:value-type="float" office:value="-1.8326005" calcext:value-type="float">
            <text:p>-1.8326005</text:p>
          </table:table-cell>
          <table:table-cell table:formula="of:=[.D4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7] + COS([.C438]) * [.D438]" office:value-type="float" office:value="-5.52137725649801" calcext:value-type="float">
            <text:p>-5.52137725649801</text:p>
          </table:table-cell>
          <table:table-cell table:formula="of:=[.B437]+ SIN([.C438]) * [.D438]" office:value-type="float" office:value="-4.39184377166678" calcext:value-type="float">
            <text:p>-4.39184377166678</text:p>
          </table:table-cell>
          <table:table-cell table:style-name="ce6" table:formula="of:=[.C437] + 0.0174533" office:value-type="float" office:value="-1.8151472" calcext:value-type="float">
            <text:p>-1.8151472</text:p>
          </table:table-cell>
          <table:table-cell table:formula="of:=[.D4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8] + COS([.C439]) * [.D439]" office:value-type="float" office:value="-5.5438728267501" calcext:value-type="float">
            <text:p>-5.5438728267501</text:p>
          </table:table-cell>
          <table:table-cell table:formula="of:=[.B438]+ SIN([.C439]) * [.D439]" office:value-type="float" office:value="-4.48928067083251" calcext:value-type="float">
            <text:p>-4.48928067083251</text:p>
          </table:table-cell>
          <table:table-cell table:style-name="ce6" table:formula="of:=[.C438] + 0.0174533" office:value-type="float" office:value="-1.7976939" calcext:value-type="float">
            <text:p>-1.7976939</text:p>
          </table:table-cell>
          <table:table-cell table:formula="of:=[.D4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39] + COS([.C440]) * [.D440]" office:value-type="float" office:value="-5.56466446172" calcext:value-type="float">
            <text:p>-5.56466446172</text:p>
          </table:table-cell>
          <table:table-cell table:formula="of:=[.B439]+ SIN([.C440]) * [.D440]" office:value-type="float" office:value="-4.58709533187716" calcext:value-type="float">
            <text:p>-4.58709533187716</text:p>
          </table:table-cell>
          <table:table-cell table:style-name="ce6" table:formula="of:=[.C439] + 0.0174533" office:value-type="float" office:value="-1.7802406" calcext:value-type="float">
            <text:p>-1.7802406</text:p>
          </table:table-cell>
          <table:table-cell table:formula="of:=[.D4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0] + COS([.C441]) * [.D441]" office:value-type="float" office:value="-5.58374582806884" calcext:value-type="float">
            <text:p>-5.58374582806884</text:p>
          </table:table-cell>
          <table:table-cell table:formula="of:=[.B440]+ SIN([.C441]) * [.D441]" office:value-type="float" office:value="-4.68525795948187" calcext:value-type="float">
            <text:p>-4.68525795948187</text:p>
          </table:table-cell>
          <table:table-cell table:style-name="ce6" table:formula="of:=[.C440] + 0.0174533" office:value-type="float" office:value="-1.7627873" calcext:value-type="float">
            <text:p>-1.7627873</text:p>
          </table:table-cell>
          <table:table-cell table:formula="of:=[.D4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1] + COS([.C442]) * [.D442]" office:value-type="float" office:value="-5.60111111342262" calcext:value-type="float">
            <text:p>-5.60111111342262</text:p>
          </table:table-cell>
          <table:table-cell table:formula="of:=[.B441]+ SIN([.C442]) * [.D442]" office:value-type="float" office:value="-4.78373865233373" calcext:value-type="float">
            <text:p>-4.78373865233373</text:p>
          </table:table-cell>
          <table:table-cell table:style-name="ce6" table:formula="of:=[.C441] + 0.0174533" office:value-type="float" office:value="-1.745334" calcext:value-type="float">
            <text:p>-1.745334</text:p>
          </table:table-cell>
          <table:table-cell table:formula="of:=[.D4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2] + COS([.C443]) * [.D443]" office:value-type="float" office:value="-5.61675502814265" calcext:value-type="float">
            <text:p>-5.61675502814265</text:p>
          </table:table-cell>
          <table:table-cell table:formula="of:=[.B442]+ SIN([.C443]) * [.D443]" office:value-type="float" office:value="-4.88250741223397" calcext:value-type="float">
            <text:p>-4.88250741223397</text:p>
          </table:table-cell>
          <table:table-cell table:style-name="ce6" table:formula="of:=[.C442] + 0.0174533" office:value-type="float" office:value="-1.7278807" calcext:value-type="float">
            <text:p>-1.7278807</text:p>
          </table:table-cell>
          <table:table-cell table:formula="of:=[.D4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3] + COS([.C444]) * [.D444]" office:value-type="float" office:value="-5.63067280693689" calcext:value-type="float">
            <text:p>-5.63067280693689</text:p>
          </table:table-cell>
          <table:table-cell table:formula="of:=[.B443]+ SIN([.C444]) * [.D444]" office:value-type="float" office:value="-4.98153415323576" calcext:value-type="float">
            <text:p>-4.98153415323576</text:p>
          </table:table-cell>
          <table:table-cell table:style-name="ce6" table:formula="of:=[.C443] + 0.0174533" office:value-type="float" office:value="-1.7104274" calcext:value-type="float">
            <text:p>-1.7104274</text:p>
          </table:table-cell>
          <table:table-cell table:formula="of:=[.D4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4] + COS([.C445]) * [.D445]" office:value-type="float" office:value="-5.64286021031146" calcext:value-type="float">
            <text:p>-5.64286021031146</text:p>
          </table:table-cell>
          <table:table-cell table:formula="of:=[.B444]+ SIN([.C445]) * [.D445]" office:value-type="float" office:value="-5.08078871080862" calcext:value-type="float">
            <text:p>-5.08078871080862</text:p>
          </table:table-cell>
          <table:table-cell table:style-name="ce6" table:formula="of:=[.C444] + 0.0174533" office:value-type="float" office:value="-1.6929741" calcext:value-type="float">
            <text:p>-1.6929741</text:p>
          </table:table-cell>
          <table:table-cell table:formula="of:=[.D4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5] + COS([.C446]) * [.D446]" office:value-type="float" office:value="-5.65331352586203" calcext:value-type="float">
            <text:p>-5.65331352586203</text:p>
          </table:table-cell>
          <table:table-cell table:formula="of:=[.B445]+ SIN([.C446]) * [.D446]" office:value-type="float" office:value="-5.18024085102692" calcext:value-type="float">
            <text:p>-5.18024085102692</text:p>
          </table:table-cell>
          <table:table-cell table:style-name="ce6" table:formula="of:=[.C445] + 0.0174533" office:value-type="float" office:value="-1.6755208" calcext:value-type="float">
            <text:p>-1.6755208</text:p>
          </table:table-cell>
          <table:table-cell table:formula="of:=[.D4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6] + COS([.C447]) * [.D447]" office:value-type="float" office:value="-5.66202956940471" calcext:value-type="float">
            <text:p>-5.66202956940471</text:p>
          </table:table-cell>
          <table:table-cell table:formula="of:=[.B446]+ SIN([.C447]) * [.D447]" office:value-type="float" office:value="-5.27986027977936" calcext:value-type="float">
            <text:p>-5.27986027977936</text:p>
          </table:table-cell>
          <table:table-cell table:style-name="ce6" table:formula="of:=[.C446] + 0.0174533" office:value-type="float" office:value="-1.6580675" calcext:value-type="float">
            <text:p>-1.6580675</text:p>
          </table:table-cell>
          <table:table-cell table:formula="of:=[.D4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7] + COS([.C448]) * [.D448]" office:value-type="float" office:value="-5.66900568594592" calcext:value-type="float">
            <text:p>-5.66900568594592</text:p>
          </table:table-cell>
          <table:table-cell table:formula="of:=[.B447]+ SIN([.C448]) * [.D448]" office:value-type="float" office:value="-5.3796166519969" calcext:value-type="float">
            <text:p>-5.3796166519969</text:p>
          </table:table-cell>
          <table:table-cell table:style-name="ce6" table:formula="of:=[.C447] + 0.0174533" office:value-type="float" office:value="-1.6406142" calcext:value-type="float">
            <text:p>-1.6406142</text:p>
          </table:table-cell>
          <table:table-cell table:formula="of:=[.D4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8] + COS([.C449]) * [.D449]" office:value-type="float" office:value="-5.67423975049117" calcext:value-type="float">
            <text:p>-5.67423975049117</text:p>
          </table:table-cell>
          <table:table-cell table:formula="of:=[.B448]+ SIN([.C449]) * [.D449]" office:value-type="float" office:value="-5.47947958089615" calcext:value-type="float">
            <text:p>-5.47947958089615</text:p>
          </table:table-cell>
          <table:table-cell table:style-name="ce6" table:formula="of:=[.C448] + 0.0174533" office:value-type="float" office:value="-1.6231609" calcext:value-type="float">
            <text:p>-1.6231609</text:p>
          </table:table-cell>
          <table:table-cell table:formula="of:=[.D4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49] + COS([.C450]) * [.D450]" office:value-type="float" office:value="-5.67773016869231" calcext:value-type="float">
            <text:p>-5.67773016869231</text:p>
          </table:table-cell>
          <table:table-cell table:formula="of:=[.B449]+ SIN([.C450]) * [.D450]" office:value-type="float" office:value="-5.5794186472355" calcext:value-type="float">
            <text:p>-5.5794186472355</text:p>
          </table:table-cell>
          <table:table-cell table:style-name="ce6" table:formula="of:=[.C449] + 0.0174533" office:value-type="float" office:value="-1.6057076" calcext:value-type="float">
            <text:p>-1.6057076</text:p>
          </table:table-cell>
          <table:table-cell table:formula="of:=[.D4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0] + COS([.C451]) * [.D451]" office:value-type="float" office:value="-5.67947587733325" calcext:value-type="float">
            <text:p>-5.67947587733325</text:p>
          </table:table-cell>
          <table:table-cell table:formula="of:=[.B450]+ SIN([.C451]) * [.D451]" office:value-type="float" office:value="-5.67940340858112" calcext:value-type="float">
            <text:p>-5.67940340858112</text:p>
          </table:table-cell>
          <table:table-cell table:style-name="ce6" table:formula="of:=[.C450] + 0.0174533" office:value-type="float" office:value="-1.5882543" calcext:value-type="float">
            <text:p>-1.5882543</text:p>
          </table:table-cell>
          <table:table-cell table:formula="of:=[.D4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1] + COS([.C452]) * [.D452]" office:value-type="float" office:value="-5.67947634465376" calcext:value-type="float">
            <text:p>-5.67947634465376</text:p>
          </table:table-cell>
          <table:table-cell table:formula="of:=[.B451]+ SIN([.C452]) * [.D452]" office:value-type="float" office:value="-5.77940340858003" calcext:value-type="float">
            <text:p>-5.77940340858003</text:p>
          </table:table-cell>
          <table:table-cell table:style-name="ce6" table:formula="of:=[.C451] + 0.0174533" office:value-type="float" office:value="-1.570801" calcext:value-type="float">
            <text:p>-1.570801</text:p>
          </table:table-cell>
          <table:table-cell table:formula="of:=[.D4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2] + COS([.C453]) * [.D453]" office:value-type="float" office:value="-5.67773157051149" calcext:value-type="float">
            <text:p>-5.67773157051149</text:p>
          </table:table-cell>
          <table:table-cell table:formula="of:=[.B452]+ SIN([.C453]) * [.D453]" office:value-type="float" office:value="-5.87938818623739" calcext:value-type="float">
            <text:p>-5.87938818623739</text:p>
          </table:table-cell>
          <table:table-cell table:style-name="ce6" table:formula="of:=[.C452] + 0.0174533" office:value-type="float" office:value="-1.5533477" calcext:value-type="float">
            <text:p>-1.5533477</text:p>
          </table:table-cell>
          <table:table-cell table:formula="of:=[.D4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3] + COS([.C454]) * [.D454]" office:value-type="float" office:value="-5.67424208638201" calcext:value-type="float">
            <text:p>-5.67424208638201</text:p>
          </table:table-cell>
          <table:table-cell table:formula="of:=[.B453]+ SIN([.C454]) * [.D454]" office:value-type="float" office:value="-5.97932728519526" calcext:value-type="float">
            <text:p>-5.97932728519526</text:p>
          </table:table-cell>
          <table:table-cell table:style-name="ce6" table:formula="of:=[.C453] + 0.0174533" office:value-type="float" office:value="-1.5358944" calcext:value-type="float">
            <text:p>-1.5358944</text:p>
          </table:table-cell>
          <table:table-cell table:formula="of:=[.D4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4] + COS([.C455]) * [.D455]" office:value-type="float" office:value="-5.66900895519689" calcext:value-type="float">
            <text:p>-5.66900895519689</text:p>
          </table:table-cell>
          <table:table-cell table:formula="of:=[.B454]+ SIN([.C455]) * [.D455]" office:value-type="float" office:value="-6.07919026300986" calcext:value-type="float">
            <text:p>-6.07919026300986</text:p>
          </table:table-cell>
          <table:table-cell table:style-name="ce6" table:formula="of:=[.C454] + 0.0174533" office:value-type="float" office:value="-1.5184411" calcext:value-type="float">
            <text:p>-1.5184411</text:p>
          </table:table-cell>
          <table:table-cell table:formula="of:=[.D4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5] + COS([.C456]) * [.D456]" office:value-type="float" office:value="-5.66203377101996" calcext:value-type="float">
            <text:p>-5.66203377101996</text:p>
          </table:table-cell>
          <table:table-cell table:formula="of:=[.B455]+ SIN([.C456]) * [.D456]" office:value-type="float" office:value="-6.17894670042468" calcext:value-type="float">
            <text:p>-6.17894670042468</text:p>
          </table:table-cell>
          <table:table-cell table:style-name="ce6" table:formula="of:=[.C455] + 0.0174533" office:value-type="float" office:value="-1.5009878" calcext:value-type="float">
            <text:p>-1.5009878</text:p>
          </table:table-cell>
          <table:table-cell table:formula="of:=[.D4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6] + COS([.C457]) * [.D457]" office:value-type="float" office:value="-5.65331865856171" calcext:value-type="float">
            <text:p>-5.65331865856171</text:p>
          </table:table-cell>
          <table:table-cell table:formula="of:=[.B456]+ SIN([.C457]) * [.D457]" office:value-type="float" office:value="-6.27856621063649" calcext:value-type="float">
            <text:p>-6.27856621063649</text:p>
          </table:table-cell>
          <table:table-cell table:style-name="ce6" table:formula="of:=[.C456] + 0.0174533" office:value-type="float" office:value="-1.4835345" calcext:value-type="float">
            <text:p>-1.4835345</text:p>
          </table:table-cell>
          <table:table-cell table:formula="of:=[.D4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7] + COS([.C458]) * [.D458]" office:value-type="float" office:value="-5.64286627253209" calcext:value-type="float">
            <text:p>-5.64286627253209</text:p>
          </table:table-cell>
          <table:table-cell table:formula="of:=[.B457]+ SIN([.C458]) * [.D458]" office:value-type="float" office:value="-6.37801844855142" calcext:value-type="float">
            <text:p>-6.37801844855142</text:p>
          </table:table-cell>
          <table:table-cell table:style-name="ce6" table:formula="of:=[.C457] + 0.0174533" office:value-type="float" office:value="-1.4660812" calcext:value-type="float">
            <text:p>-1.4660812</text:p>
          </table:table-cell>
          <table:table-cell table:formula="of:=[.D4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8] + COS([.C459]) * [.D459]" office:value-type="float" office:value="-5.63067979683187" calcext:value-type="float">
            <text:p>-5.63067979683187</text:p>
          </table:table-cell>
          <table:table-cell table:formula="of:=[.B458]+ SIN([.C459]) * [.D459]" office:value-type="float" office:value="-6.47727312002842" calcext:value-type="float">
            <text:p>-6.47727312002842</text:p>
          </table:table-cell>
          <table:table-cell table:style-name="ce6" table:formula="of:=[.C458] + 0.0174533" office:value-type="float" office:value="-1.4486279" calcext:value-type="float">
            <text:p>-1.4486279</text:p>
          </table:table-cell>
          <table:table-cell table:formula="of:=[.D4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59] + COS([.C460]) * [.D460]" office:value-type="float" office:value="-5.61676294358278" calcext:value-type="float">
            <text:p>-5.61676294358278</text:p>
          </table:table-cell>
          <table:table-cell table:formula="of:=[.B459]+ SIN([.C460]) * [.D460]" office:value-type="float" office:value="-6.57629999110715" calcext:value-type="float">
            <text:p>-6.57629999110715</text:p>
          </table:table-cell>
          <table:table-cell table:style-name="ce6" table:formula="of:=[.C459] + 0.0174533" office:value-type="float" office:value="-1.4311746" calcext:value-type="float">
            <text:p>-1.4311746</text:p>
          </table:table-cell>
          <table:table-cell table:formula="of:=[.D4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0] + COS([.C461]) * [.D461]" office:value-type="float" office:value="-5.60111995199677" calcext:value-type="float">
            <text:p>-5.60111995199677</text:p>
          </table:table-cell>
          <table:table-cell table:formula="of:=[.B460]+ SIN([.C461]) * [.D461]" office:value-type="float" office:value="-6.67506889721753" calcext:value-type="float">
            <text:p>-6.67506889721753</text:p>
          </table:table-cell>
          <table:table-cell table:style-name="ce6" table:formula="of:=[.C460] + 0.0174533" office:value-type="float" office:value="-1.4137213" calcext:value-type="float">
            <text:p>-1.4137213</text:p>
          </table:table-cell>
          <table:table-cell table:formula="of:=[.D4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1] + COS([.C462]) * [.D462]" office:value-type="float" office:value="-5.58375558708471" calcext:value-type="float">
            <text:p>-5.58375558708471</text:p>
          </table:table-cell>
          <table:table-cell table:formula="of:=[.B461]+ SIN([.C462]) * [.D462]" office:value-type="float" office:value="-6.77354975236816" calcext:value-type="float">
            <text:p>-6.77354975236816</text:p>
          </table:table-cell>
          <table:table-cell table:style-name="ce6" table:formula="of:=[.C461] + 0.0174533" office:value-type="float" office:value="-1.396268" calcext:value-type="float">
            <text:p>-1.396268</text:p>
          </table:table-cell>
          <table:table-cell table:formula="of:=[.D4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2] + COS([.C463]) * [.D463]" office:value-type="float" office:value="-5.56467513820488" calcext:value-type="float">
            <text:p>-5.56467513820488</text:p>
          </table:table-cell>
          <table:table-cell table:formula="of:=[.B462]+ SIN([.C463]) * [.D463]" office:value-type="float" office:value="-6.87171255831086" calcext:value-type="float">
            <text:p>-6.87171255831086</text:p>
          </table:table-cell>
          <table:table-cell table:style-name="ce6" table:formula="of:=[.C462] + 0.0174533" office:value-type="float" office:value="-1.3788147" calcext:value-type="float">
            <text:p>-1.3788147</text:p>
          </table:table-cell>
          <table:table-cell table:formula="of:=[.D4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3] + COS([.C464]) * [.D464]" office:value-type="float" office:value="-5.54388441745184" calcext:value-type="float">
            <text:p>-5.54388441745184</text:p>
          </table:table-cell>
          <table:table-cell table:formula="of:=[.B463]+ SIN([.C464]) * [.D464]" office:value-type="float" office:value="-6.96952741367838" calcext:value-type="float">
            <text:p>-6.96952741367838</text:p>
          </table:table-cell>
          <table:table-cell table:style-name="ce6" table:formula="of:=[.C463] + 0.0174533" office:value-type="float" office:value="-1.3613614" calcext:value-type="float">
            <text:p>-1.3613614</text:p>
          </table:table-cell>
          <table:table-cell table:formula="of:=[.D4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4] + COS([.C465]) * [.D465]" office:value-type="float" office:value="-5.52138975788596" calcext:value-type="float">
            <text:p>-5.52138975788596</text:p>
          </table:table-cell>
          <table:table-cell table:formula="of:=[.B464]+ SIN([.C465]) * [.D465]" office:value-type="float" office:value="-7.06696452309269" calcext:value-type="float">
            <text:p>-7.06696452309269</text:p>
          </table:table-cell>
          <table:table-cell table:style-name="ce6" table:formula="of:=[.C464] + 0.0174533" office:value-type="float" office:value="-1.3439081" calcext:value-type="float">
            <text:p>-1.3439081</text:p>
          </table:table-cell>
          <table:table-cell table:formula="of:=[.D4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5] + COS([.C466]) * [.D466]" office:value-type="float" office:value="-5.49719801160432" calcext:value-type="float">
            <text:p>-5.49719801160432</text:p>
          </table:table-cell>
          <table:table-cell table:formula="of:=[.B465]+ SIN([.C466]) * [.D466]" office:value-type="float" office:value="-7.16399420624091" calcext:value-type="float">
            <text:p>-7.16399420624091</text:p>
          </table:table-cell>
          <table:table-cell table:style-name="ce6" table:formula="of:=[.C465] + 0.0174533" office:value-type="float" office:value="-1.3264548" calcext:value-type="float">
            <text:p>-1.3264548</text:p>
          </table:table-cell>
          <table:table-cell table:formula="of:=[.D4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6] + COS([.C467]) * [.D467]" office:value-type="float" office:value="-5.47131654765352" calcext:value-type="float">
            <text:p>-5.47131654765352</text:p>
          </table:table-cell>
          <table:table-cell table:formula="of:=[.B466]+ SIN([.C467]) * [.D467]" office:value-type="float" office:value="-7.26058690691629" calcext:value-type="float">
            <text:p>-7.26058690691629</text:p>
          </table:table-cell>
          <table:table-cell table:style-name="ce6" table:formula="of:=[.C466] + 0.0174533" office:value-type="float" office:value="-1.3090015" calcext:value-type="float">
            <text:p>-1.3090015</text:p>
          </table:table-cell>
          <table:table-cell table:formula="of:=[.D4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7] + COS([.C468]) * [.D468]" office:value-type="float" office:value="-5.44375324978495" calcext:value-type="float">
            <text:p>-5.44375324978495</text:p>
          </table:table-cell>
          <table:table-cell table:formula="of:=[.B467]+ SIN([.C468]) * [.D468]" office:value-type="float" office:value="-7.35671320202126" calcext:value-type="float">
            <text:p>-7.35671320202126</text:p>
          </table:table-cell>
          <table:table-cell table:style-name="ce6" table:formula="of:=[.C467] + 0.0174533" office:value-type="float" office:value="-1.2915482" calcext:value-type="float">
            <text:p>-1.2915482</text:p>
          </table:table-cell>
          <table:table-cell table:formula="of:=[.D4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8] + COS([.C469]) * [.D469]" office:value-type="float" office:value="-5.41451651405334" calcext:value-type="float">
            <text:p>-5.41451651405334</text:p>
          </table:table-cell>
          <table:table-cell table:formula="of:=[.B468]+ SIN([.C469]) * [.D469]" office:value-type="float" office:value="-7.45234381053005" calcext:value-type="float">
            <text:p>-7.45234381053005</text:p>
          </table:table-cell>
          <table:table-cell table:style-name="ce6" table:formula="of:=[.C468] + 0.0174533" office:value-type="float" office:value="-1.2740949" calcext:value-type="float">
            <text:p>-1.2740949</text:p>
          </table:table-cell>
          <table:table-cell table:formula="of:=[.D4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69] + COS([.C470]) * [.D470]" office:value-type="float" office:value="-5.38361524625926" calcext:value-type="float">
            <text:p>-5.38361524625926</text:p>
          </table:table-cell>
          <table:table-cell table:formula="of:=[.B469]+ SIN([.C470]) * [.D470]" office:value-type="float" office:value="-7.54744960240793" calcext:value-type="float">
            <text:p>-7.54744960240793</text:p>
          </table:table-cell>
          <table:table-cell table:style-name="ce6" table:formula="of:=[.C469] + 0.0174533" office:value-type="float" office:value="-1.2566416" calcext:value-type="float">
            <text:p>-1.2566416</text:p>
          </table:table-cell>
          <table:table-cell table:formula="of:=[.D4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0] + COS([.C471]) * [.D471]" office:value-type="float" office:value="-5.35105885923629" calcext:value-type="float">
            <text:p>-5.35105885923629</text:p>
          </table:table-cell>
          <table:table-cell table:formula="of:=[.B470]+ SIN([.C471]) * [.D471]" office:value-type="float" office:value="-7.64200160748455" calcext:value-type="float">
            <text:p>-7.64200160748455</text:p>
          </table:table-cell>
          <table:table-cell table:style-name="ce6" table:formula="of:=[.C470] + 0.0174533" office:value-type="float" office:value="-1.2391883" calcext:value-type="float">
            <text:p>-1.2391883</text:p>
          </table:table-cell>
          <table:table-cell table:formula="of:=[.D4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1] + COS([.C472]) * [.D472]" office:value-type="float" office:value="-5.3168572699838" calcext:value-type="float">
            <text:p>-5.3168572699838</text:p>
          </table:table-cell>
          <table:table-cell table:formula="of:=[.B471]+ SIN([.C472]) * [.D472]" office:value-type="float" office:value="-7.73597102427855" calcext:value-type="float">
            <text:p>-7.73597102427855</text:p>
          </table:table-cell>
          <table:table-cell table:style-name="ce6" table:formula="of:=[.C471] + 0.0174533" office:value-type="float" office:value="-1.221735" calcext:value-type="float">
            <text:p>-1.221735</text:p>
          </table:table-cell>
          <table:table-cell table:formula="of:=[.D4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2] + COS([.C473]) * [.D473]" office:value-type="float" office:value="-5.28102089664612" calcext:value-type="float">
            <text:p>-5.28102089664612</text:p>
          </table:table-cell>
          <table:table-cell table:formula="of:=[.B472]+ SIN([.C473]) * [.D473]" office:value-type="float" office:value="-7.82932922877072" calcext:value-type="float">
            <text:p>-7.82932922877072</text:p>
          </table:table-cell>
          <table:table-cell table:style-name="ce6" table:formula="of:=[.C472] + 0.0174533" office:value-type="float" office:value="-1.2042817" calcext:value-type="float">
            <text:p>-1.2042817</text:p>
          </table:table-cell>
          <table:table-cell table:formula="of:=[.D4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3] + COS([.C474]) * [.D474]" office:value-type="float" office:value="-5.24356065533909" calcext:value-type="float">
            <text:p>-5.24356065533909</text:p>
          </table:table-cell>
          <table:table-cell table:formula="of:=[.B473]+ SIN([.C474]) * [.D474]" office:value-type="float" office:value="-7.92204778312323" calcext:value-type="float">
            <text:p>-7.92204778312323</text:p>
          </table:table-cell>
          <table:table-cell table:style-name="ce6" table:formula="of:=[.C473] + 0.0174533" office:value-type="float" office:value="-1.1868284" calcext:value-type="float">
            <text:p>-1.1868284</text:p>
          </table:table-cell>
          <table:table-cell table:formula="of:=[.D4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4] + COS([.C475]) * [.D475]" office:value-type="float" office:value="-5.20448795682487" calcext:value-type="float">
            <text:p>-5.20448795682487</text:p>
          </table:table-cell>
          <table:table-cell table:formula="of:=[.B474]+ SIN([.C475]) * [.D475]" office:value-type="float" office:value="-8.01409844434202" calcext:value-type="float">
            <text:p>-8.01409844434202</text:p>
          </table:table-cell>
          <table:table-cell table:style-name="ce6" table:formula="of:=[.C474] + 0.0174533" office:value-type="float" office:value="-1.1693751" calcext:value-type="float">
            <text:p>-1.1693751</text:p>
          </table:table-cell>
          <table:table-cell table:formula="of:=[.D4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5] + COS([.C476]) * [.D476]" office:value-type="float" office:value="-5.16381470303614" calcext:value-type="float">
            <text:p>-5.16381470303614</text:p>
          </table:table-cell>
          <table:table-cell table:formula="of:=[.B475]+ SIN([.C476]) * [.D476]" office:value-type="float" office:value="-8.10545317287995" calcext:value-type="float">
            <text:p>-8.10545317287995</text:p>
          </table:table-cell>
          <table:table-cell table:style-name="ce6" table:formula="of:=[.C475] + 0.0174533" office:value-type="float" office:value="-1.1519218" calcext:value-type="float">
            <text:p>-1.1519218</text:p>
          </table:table-cell>
          <table:table-cell table:formula="of:=[.D4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6] + COS([.C477]) * [.D477]" office:value-type="float" office:value="-5.12155328345063" calcext:value-type="float">
            <text:p>-5.12155328345063</text:p>
          </table:table-cell>
          <table:table-cell table:formula="of:=[.B476]+ SIN([.C477]) * [.D477]" office:value-type="float" office:value="-8.19608414117786" calcext:value-type="float">
            <text:p>-8.19608414117786</text:p>
          </table:table-cell>
          <table:table-cell table:style-name="ce6" table:formula="of:=[.C476] + 0.0174533" office:value-type="float" office:value="-1.1344685" calcext:value-type="float">
            <text:p>-1.1344685</text:p>
          </table:table-cell>
          <table:table-cell table:formula="of:=[.D4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7] + COS([.C478]) * [.D478]" office:value-type="float" office:value="-5.07771657131717" calcext:value-type="float">
            <text:p>-5.07771657131717</text:p>
          </table:table-cell>
          <table:table-cell table:formula="of:=[.B477]+ SIN([.C478]) * [.D478]" office:value-type="float" office:value="-8.2859637421412" calcext:value-type="float">
            <text:p>-8.2859637421412</text:p>
          </table:table-cell>
          <table:table-cell table:style-name="ce6" table:formula="of:=[.C477] + 0.0174533" office:value-type="float" office:value="-1.1170152" calcext:value-type="float">
            <text:p>-1.1170152</text:p>
          </table:table-cell>
          <table:table-cell table:formula="of:=[.D4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8] + COS([.C479]) * [.D479]" office:value-type="float" office:value="-5.03231791973439" calcext:value-type="float">
            <text:p>-5.03231791973439</text:p>
          </table:table-cell>
          <table:table-cell table:formula="of:=[.B478]+ SIN([.C479]) * [.D479]" office:value-type="float" office:value="-8.37506459754935" calcext:value-type="float">
            <text:p>-8.37506459754935</text:p>
          </table:table-cell>
          <table:table-cell table:style-name="ce6" table:formula="of:=[.C478] + 0.0174533" office:value-type="float" office:value="-1.0995619" calcext:value-type="float">
            <text:p>-1.0995619</text:p>
          </table:table-cell>
          <table:table-cell table:formula="of:=[.D4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79] + COS([.C480]) * [.D480]" office:value-type="float" office:value="-4.98537115758319" calcext:value-type="float">
            <text:p>-4.98537115758319</text:p>
          </table:table-cell>
          <table:table-cell table:formula="of:=[.B479]+ SIN([.C480]) * [.D480]" office:value-type="float" office:value="-8.46335956639537" calcext:value-type="float">
            <text:p>-8.46335956639537</text:p>
          </table:table-cell>
          <table:table-cell table:style-name="ce6" table:formula="of:=[.C479] + 0.0174533" office:value-type="float" office:value="-1.0821086" calcext:value-type="float">
            <text:p>-1.0821086</text:p>
          </table:table-cell>
          <table:table-cell table:formula="of:=[.D4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0] + COS([.C481]) * [.D481]" office:value-type="float" office:value="-4.93689058531438" calcext:value-type="float">
            <text:p>-4.93689058531438</text:p>
          </table:table-cell>
          <table:table-cell table:formula="of:=[.B480]+ SIN([.C481]) * [.D481]" office:value-type="float" office:value="-8.55082175315335" calcext:value-type="float">
            <text:p>-8.55082175315335</text:p>
          </table:table-cell>
          <table:table-cell table:style-name="ce6" table:formula="of:=[.C480] + 0.0174533" office:value-type="float" office:value="-1.0646553" calcext:value-type="float">
            <text:p>-1.0646553</text:p>
          </table:table-cell>
          <table:table-cell table:formula="of:=[.D4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1] + COS([.C482]) * [.D482]" office:value-type="float" office:value="-4.88689097059255" calcext:value-type="float">
            <text:p>-4.88689097059255</text:p>
          </table:table-cell>
          <table:table-cell table:formula="of:=[.B481]+ SIN([.C482]) * [.D482]" office:value-type="float" office:value="-8.63742451597111" calcext:value-type="float">
            <text:p>-8.63742451597111</text:p>
          </table:table-cell>
          <table:table-cell table:style-name="ce6" table:formula="of:=[.C481] + 0.0174533" office:value-type="float" office:value="-1.047202" calcext:value-type="float">
            <text:p>-1.047202</text:p>
          </table:table-cell>
          <table:table-cell table:formula="of:=[.D4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2] + COS([.C483]) * [.D483]" office:value-type="float" office:value="-4.83538754379776" calcext:value-type="float">
            <text:p>-4.83538754379776</text:p>
          </table:table-cell>
          <table:table-cell table:formula="of:=[.B482]+ SIN([.C483]) * [.D483]" office:value-type="float" office:value="-8.72314147478553" calcext:value-type="float">
            <text:p>-8.72314147478553</text:p>
          </table:table-cell>
          <table:table-cell table:style-name="ce6" table:formula="of:=[.C482] + 0.0174533" office:value-type="float" office:value="-1.0297487" calcext:value-type="float">
            <text:p>-1.0297487</text:p>
          </table:table-cell>
          <table:table-cell table:formula="of:=[.D4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3] + COS([.C484]) * [.D484]" office:value-type="float" office:value="-4.7823959933862" calcext:value-type="float">
            <text:p>-4.7823959933862</text:p>
          </table:table-cell>
          <table:table-cell table:formula="of:=[.B483]+ SIN([.C484]) * [.D484]" office:value-type="float" office:value="-8.80794651935824" calcext:value-type="float">
            <text:p>-8.80794651935824</text:p>
          </table:table-cell>
          <table:table-cell table:style-name="ce6" table:formula="of:=[.C483] + 0.0174533" office:value-type="float" office:value="-1.0122954" calcext:value-type="float">
            <text:p>-1.0122954</text:p>
          </table:table-cell>
          <table:table-cell table:formula="of:=[.D4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4] + COS([.C485]) * [.D485]" office:value-type="float" office:value="-4.72793246111129" calcext:value-type="float">
            <text:p>-4.72793246111129</text:p>
          </table:table-cell>
          <table:table-cell table:formula="of:=[.B484]+ SIN([.C485]) * [.D485]" office:value-type="float" office:value="-8.89181381722898" calcext:value-type="float">
            <text:p>-8.89181381722898</text:p>
          </table:table-cell>
          <table:table-cell table:style-name="ce6" table:formula="of:=[.C484] + 0.0174533" office:value-type="float" office:value="-0.994842100000002" calcext:value-type="float">
            <text:p>-0.994842100000002</text:p>
          </table:table-cell>
          <table:table-cell table:formula="of:=[.D4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5] + COS([.C486]) * [.D486]" office:value-type="float" office:value="-4.67201353710678" calcext:value-type="float">
            <text:p>-4.67201353710678</text:p>
          </table:table-cell>
          <table:table-cell table:formula="of:=[.B485]+ SIN([.C486]) * [.D486]" office:value-type="float" office:value="-8.97471782158449" calcext:value-type="float">
            <text:p>-8.97471782158449</text:p>
          </table:table-cell>
          <table:table-cell table:style-name="ce6" table:formula="of:=[.C485] + 0.0174533" office:value-type="float" office:value="-0.977388800000002" calcext:value-type="float">
            <text:p>-0.977388800000002</text:p>
          </table:table-cell>
          <table:table-cell table:formula="of:=[.D4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6] + COS([.C487]) * [.D487]" office:value-type="float" office:value="-4.61465625483322" calcext:value-type="float">
            <text:p>-4.61465625483322</text:p>
          </table:table-cell>
          <table:table-cell table:formula="of:=[.B486]+ SIN([.C487]) * [.D487]" office:value-type="float" office:value="-9.05663327904028" calcext:value-type="float">
            <text:p>-9.05663327904028</text:p>
          </table:table-cell>
          <table:table-cell table:style-name="ce6" table:formula="of:=[.C486] + 0.0174533" office:value-type="float" office:value="-0.959935500000002" calcext:value-type="float">
            <text:p>-0.959935500000002</text:p>
          </table:table-cell>
          <table:table-cell table:formula="of:=[.D4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7] + COS([.C488]) * [.D488]" office:value-type="float" office:value="-4.5558780858894" calcext:value-type="float">
            <text:p>-4.5558780858894</text:p>
          </table:table-cell>
          <table:table-cell table:formula="of:=[.B487]+ SIN([.C488]) * [.D488]" office:value-type="float" office:value="-9.13753523733309" calcext:value-type="float">
            <text:p>-9.13753523733309</text:p>
          </table:table-cell>
          <table:table-cell table:style-name="ce6" table:formula="of:=[.C487] + 0.0174533" office:value-type="float" office:value="-0.942482200000002" calcext:value-type="float">
            <text:p>-0.942482200000002</text:p>
          </table:table-cell>
          <table:table-cell table:formula="of:=[.D4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8] + COS([.C489]) * [.D489]" office:value-type="float" office:value="-4.49569693469033" calcext:value-type="float">
            <text:p>-4.49569693469033</text:p>
          </table:table-cell>
          <table:table-cell table:formula="of:=[.B488]+ SIN([.C489]) * [.D489]" office:value-type="float" office:value="-9.21739905292159" calcext:value-type="float">
            <text:p>-9.21739905292159</text:p>
          </table:table-cell>
          <table:table-cell table:style-name="ce6" table:formula="of:=[.C488] + 0.0174533" office:value-type="float" office:value="-0.925028900000002" calcext:value-type="float">
            <text:p>-0.925028900000002</text:p>
          </table:table-cell>
          <table:table-cell table:formula="of:=[.D4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89] + COS([.C490]) * [.D490]" office:value-type="float" office:value="-4.43413113301336" calcext:value-type="float">
            <text:p>-4.43413113301336</text:p>
          </table:table-cell>
          <table:table-cell table:formula="of:=[.B489]+ SIN([.C490]) * [.D490]" office:value-type="float" office:value="-9.29620039849305" calcext:value-type="float">
            <text:p>-9.29620039849305</text:p>
          </table:table-cell>
          <table:table-cell table:style-name="ce6" table:formula="of:=[.C489] + 0.0174533" office:value-type="float" office:value="-0.907575600000002" calcext:value-type="float">
            <text:p>-0.907575600000002</text:p>
          </table:table-cell>
          <table:table-cell table:formula="of:=[.D4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0] + COS([.C491]) * [.D491]" office:value-type="float" office:value="-4.37119943441415" calcext:value-type="float">
            <text:p>-4.37119943441415</text:p>
          </table:table-cell>
          <table:table-cell table:formula="of:=[.B490]+ SIN([.C491]) * [.D491]" office:value-type="float" office:value="-9.37391527037365" calcext:value-type="float">
            <text:p>-9.37391527037365</text:p>
          </table:table-cell>
          <table:table-cell table:style-name="ce6" table:formula="of:=[.C490] + 0.0174533" office:value-type="float" office:value="-0.890122300000002" calcext:value-type="float">
            <text:p>-0.890122300000002</text:p>
          </table:table-cell>
          <table:table-cell table:formula="of:=[.D4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1] + COS([.C492]) * [.D492]" office:value-type="float" office:value="-4.30692100851417" calcext:value-type="float">
            <text:p>-4.30692100851417</text:p>
          </table:table-cell>
          <table:table-cell table:formula="of:=[.B491]+ SIN([.C492]) * [.D492]" office:value-type="float" office:value="-9.4505199958403" calcext:value-type="float">
            <text:p>-9.4505199958403</text:p>
          </table:table-cell>
          <table:table-cell table:style-name="ce6" table:formula="of:=[.C491] + 0.0174533" office:value-type="float" office:value="-0.872669000000002" calcext:value-type="float">
            <text:p>-0.872669000000002</text:p>
          </table:table-cell>
          <table:table-cell table:formula="of:=[.D4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2] + COS([.C493]) * [.D493]" office:value-type="float" office:value="-4.2413154351614" calcext:value-type="float">
            <text:p>-4.2413154351614</text:p>
          </table:table-cell>
          <table:table-cell table:formula="of:=[.B492]+ SIN([.C493]) * [.D493]" office:value-type="float" office:value="-9.52599124033153" calcext:value-type="float">
            <text:p>-9.52599124033153</text:p>
          </table:table-cell>
          <table:table-cell table:style-name="ce6" table:formula="of:=[.C492] + 0.0174533" office:value-type="float" office:value="-0.855215700000002" calcext:value-type="float">
            <text:p>-0.855215700000002</text:p>
          </table:table-cell>
          <table:table-cell table:formula="of:=[.D4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3] + COS([.C494]) * [.D494]" office:value-type="float" office:value="-4.17440269846615" calcext:value-type="float">
            <text:p>-4.17440269846615</text:p>
          </table:table-cell>
          <table:table-cell table:formula="of:=[.B493]+ SIN([.C494]) * [.D494]" office:value-type="float" office:value="-9.60030601455545" calcext:value-type="float">
            <text:p>-9.60030601455545</text:p>
          </table:table-cell>
          <table:table-cell table:style-name="ce6" table:formula="of:=[.C493] + 0.0174533" office:value-type="float" office:value="-0.837762400000002" calcext:value-type="float">
            <text:p>-0.837762400000002</text:p>
          </table:table-cell>
          <table:table-cell table:formula="of:=[.D4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4] + COS([.C495]) * [.D495]" office:value-type="float" office:value="-4.1062031807137" calcext:value-type="float">
            <text:p>-4.1062031807137</text:p>
          </table:table-cell>
          <table:table-cell table:formula="of:=[.B494]+ SIN([.C495]) * [.D495]" office:value-type="float" office:value="-9.67344168149254" calcext:value-type="float">
            <text:p>-9.67344168149254</text:p>
          </table:table-cell>
          <table:table-cell table:style-name="ce6" table:formula="of:=[.C494] + 0.0174533" office:value-type="float" office:value="-0.820309100000002" calcext:value-type="float">
            <text:p>-0.820309100000002</text:p>
          </table:table-cell>
          <table:table-cell table:formula="of:=[.D4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5] + COS([.C496]) * [.D496]" office:value-type="float" office:value="-4.0367376561556" calcext:value-type="float">
            <text:p>-4.0367376561556</text:p>
          </table:table-cell>
          <table:table-cell table:formula="of:=[.B495]+ SIN([.C496]) * [.D496]" office:value-type="float" office:value="-9.74537596329106" calcext:value-type="float">
            <text:p>-9.74537596329106</text:p>
          </table:table-cell>
          <table:table-cell table:style-name="ce6" table:formula="of:=[.C495] + 0.0174533" office:value-type="float" office:value="-0.802855800000002" calcext:value-type="float">
            <text:p>-0.802855800000002</text:p>
          </table:table-cell>
          <table:table-cell table:formula="of:=[.D4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6] + COS([.C497]) * [.D497]" office:value-type="float" office:value="-3.96602728468172" calcext:value-type="float">
            <text:p>-3.96602728468172</text:p>
          </table:table-cell>
          <table:table-cell table:formula="of:=[.B496]+ SIN([.C497]) * [.D497]" office:value-type="float" office:value="-9.81608694805315" calcext:value-type="float">
            <text:p>-9.81608694805315</text:p>
          </table:table-cell>
          <table:table-cell table:style-name="ce6" table:formula="of:=[.C496] + 0.0174533" office:value-type="float" office:value="-0.785402500000002" calcext:value-type="float">
            <text:p>-0.785402500000002</text:p>
          </table:table-cell>
          <table:table-cell table:formula="of:=[.D4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7] + COS([.C498]) * [.D498]" office:value-type="float" office:value="-3.89409360537465" calcext:value-type="float">
            <text:p>-3.89409360537465</text:p>
          </table:table-cell>
          <table:table-cell table:formula="of:=[.B497]+ SIN([.C498]) * [.D498]" office:value-type="float" office:value="-9.88555309650942" calcext:value-type="float">
            <text:p>-9.88555309650942</text:p>
          </table:table-cell>
          <table:table-cell table:style-name="ce6" table:formula="of:=[.C497] + 0.0174533" office:value-type="float" office:value="-0.767949200000002" calcext:value-type="float">
            <text:p>-0.767949200000002</text:p>
          </table:table-cell>
          <table:table-cell table:formula="of:=[.D4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8] + COS([.C499]) * [.D499]" office:value-type="float" office:value="-3.82095852994872" calcext:value-type="float">
            <text:p>-3.82095852994872</text:p>
          </table:table-cell>
          <table:table-cell table:formula="of:=[.B498]+ SIN([.C499]) * [.D499]" office:value-type="float" office:value="-9.95375324857995" calcext:value-type="float">
            <text:p>-9.95375324857995</text:p>
          </table:table-cell>
          <table:table-cell table:style-name="ce6" table:formula="of:=[.C498] + 0.0174533" office:value-type="float" office:value="-0.750495900000002" calcext:value-type="float">
            <text:p>-0.750495900000002</text:p>
          </table:table-cell>
          <table:table-cell table:formula="of:=[.D4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499] + COS([.C500]) * [.D500]" office:value-type="float" office:value="-3.74664433607548" calcext:value-type="float">
            <text:p>-3.74664433607548</text:p>
          </table:table-cell>
          <table:table-cell table:formula="of:=[.B499]+ SIN([.C500]) * [.D500]" office:value-type="float" office:value="-10.02066662982" calcext:value-type="float">
            <text:p>-10.02066662982</text:p>
          </table:table-cell>
          <table:table-cell table:style-name="ce6" table:formula="of:=[.C499] + 0.0174533" office:value-type="float" office:value="-0.733042600000002" calcext:value-type="float">
            <text:p>-0.733042600000002</text:p>
          </table:table-cell>
          <table:table-cell table:formula="of:=[.D4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0] + COS([.C501]) * [.D501]" office:value-type="float" office:value="-3.67117366059769" calcext:value-type="float">
            <text:p>-3.67117366059769</text:p>
          </table:table-cell>
          <table:table-cell table:formula="of:=[.B500]+ SIN([.C501]) * [.D501]" office:value-type="float" office:value="-10.0862728577478" calcext:value-type="float">
            <text:p>-10.0862728577478</text:p>
          </table:table-cell>
          <table:table-cell table:style-name="ce6" table:formula="of:=[.C500] + 0.0174533" office:value-type="float" office:value="-0.715589300000002" calcext:value-type="float">
            <text:p>-0.715589300000002</text:p>
          </table:table-cell>
          <table:table-cell table:formula="of:=[.D5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1] + COS([.C502]) * [.D502]" office:value-type="float" office:value="-3.59456949263389" calcext:value-type="float">
            <text:p>-3.59456949263389</text:p>
          </table:table-cell>
          <table:table-cell table:formula="of:=[.B501]+ SIN([.C502]) * [.D502]" office:value-type="float" office:value="-10.1505519480539" calcext:value-type="float">
            <text:p>-10.1505519480539</text:p>
          </table:table-cell>
          <table:table-cell table:style-name="ce6" table:formula="of:=[.C501] + 0.0174533" office:value-type="float" office:value="-0.698136000000002" calcext:value-type="float">
            <text:p>-0.698136000000002</text:p>
          </table:table-cell>
          <table:table-cell table:formula="of:=[.D5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2] + COS([.C503]) * [.D503]" office:value-type="float" office:value="-3.51685516657574" calcext:value-type="float">
            <text:p>-3.51685516657574</text:p>
          </table:table-cell>
          <table:table-cell table:formula="of:=[.B502]+ SIN([.C503]) * [.D503]" office:value-type="float" office:value="-10.2134843206878" calcext:value-type="float">
            <text:p>-10.2134843206878</text:p>
          </table:table-cell>
          <table:table-cell table:style-name="ce6" table:formula="of:=[.C502] + 0.0174533" office:value-type="float" office:value="-0.680682700000002" calcext:value-type="float">
            <text:p>-0.680682700000002</text:p>
          </table:table-cell>
          <table:table-cell table:formula="of:=[.D5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3] + COS([.C504]) * [.D504]" office:value-type="float" office:value="-3.43805435498008" calcext:value-type="float">
            <text:p>-3.43805435498008</text:p>
          </table:table-cell>
          <table:table-cell table:formula="of:=[.B503]+ SIN([.C504]) * [.D504]" office:value-type="float" office:value="-10.2750508058227" calcext:value-type="float">
            <text:p>-10.2750508058227</text:p>
          </table:table-cell>
          <table:table-cell table:style-name="ce6" table:formula="of:=[.C503] + 0.0174533" office:value-type="float" office:value="-0.663229400000002" calcext:value-type="float">
            <text:p>-0.663229400000002</text:p>
          </table:table-cell>
          <table:table-cell table:formula="of:=[.D5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4] + COS([.C505]) * [.D505]" office:value-type="float" office:value="-3.35819106135805" calcext:value-type="float">
            <text:p>-3.35819106135805</text:p>
          </table:table-cell>
          <table:table-cell table:formula="of:=[.B504]+ SIN([.C505]) * [.D505]" office:value-type="float" office:value="-10.3352326496947" calcext:value-type="float">
            <text:p>-10.3352326496947</text:p>
          </table:table-cell>
          <table:table-cell table:style-name="ce6" table:formula="of:=[.C504] + 0.0174533" office:value-type="float" office:value="-0.645776100000002" calcext:value-type="float">
            <text:p>-0.645776100000002</text:p>
          </table:table-cell>
          <table:table-cell table:formula="of:=[.D5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5] + COS([.C506]) * [.D506]" office:value-type="float" office:value="-3.27728961286339" calcext:value-type="float">
            <text:p>-3.27728961286339</text:p>
          </table:table-cell>
          <table:table-cell table:formula="of:=[.B505]+ SIN([.C506]) * [.D506]" office:value-type="float" office:value="-10.3940115203156" calcext:value-type="float">
            <text:p>-10.3940115203156</text:p>
          </table:table-cell>
          <table:table-cell table:style-name="ce6" table:formula="of:=[.C505] + 0.0174533" office:value-type="float" office:value="-0.628322800000002" calcext:value-type="float">
            <text:p>-0.628322800000002</text:p>
          </table:table-cell>
          <table:table-cell table:formula="of:=[.D5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6] + COS([.C507]) * [.D507]" office:value-type="float" office:value="-3.19537465288215" calcext:value-type="float">
            <text:p>-3.19537465288215</text:p>
          </table:table-cell>
          <table:table-cell table:formula="of:=[.B506]+ SIN([.C507]) * [.D507]" office:value-type="float" office:value="-10.4513695130566" calcext:value-type="float">
            <text:p>-10.4513695130566</text:p>
          </table:table-cell>
          <table:table-cell table:style-name="ce6" table:formula="of:=[.C506] + 0.0174533" office:value-type="float" office:value="-0.610869500000002" calcext:value-type="float">
            <text:p>-0.610869500000002</text:p>
          </table:table-cell>
          <table:table-cell table:formula="of:=[.D5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7] + COS([.C508]) * [.D508]" office:value-type="float" office:value="-3.11247113352606" calcext:value-type="float">
            <text:p>-3.11247113352606</text:p>
          </table:table-cell>
          <table:table-cell table:formula="of:=[.B507]+ SIN([.C508]) * [.D508]" office:value-type="float" office:value="-10.5072891561024" calcext:value-type="float">
            <text:p>-10.5072891561024</text:p>
          </table:table-cell>
          <table:table-cell table:style-name="ce6" table:formula="of:=[.C507] + 0.0174533" office:value-type="float" office:value="-0.593416200000002" calcext:value-type="float">
            <text:p>-0.593416200000002</text:p>
          </table:table-cell>
          <table:table-cell table:formula="of:=[.D5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8] + COS([.C509]) * [.D509]" office:value-type="float" office:value="-3.02860430803186" calcext:value-type="float">
            <text:p>-3.02860430803186</text:p>
          </table:table-cell>
          <table:table-cell table:formula="of:=[.B508]+ SIN([.C509]) * [.D509]" office:value-type="float" office:value="-10.5617534157735" calcext:value-type="float">
            <text:p>-10.5617534157735</text:p>
          </table:table-cell>
          <table:table-cell table:style-name="ce6" table:formula="of:=[.C508] + 0.0174533" office:value-type="float" office:value="-0.575962900000002" calcext:value-type="float">
            <text:p>-0.575962900000002</text:p>
          </table:table-cell>
          <table:table-cell table:formula="of:=[.D5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09] + COS([.C510]) * [.D510]" office:value-type="float" office:value="-2.94379972306893" calcext:value-type="float">
            <text:p>-2.94379972306893</text:p>
          </table:table-cell>
          <table:table-cell table:formula="of:=[.B509]+ SIN([.C510]) * [.D510]" office:value-type="float" office:value="-10.6147457017147" calcext:value-type="float">
            <text:p>-10.6147457017147</text:p>
          </table:table-cell>
          <table:table-cell table:style-name="ce6" table:formula="of:=[.C509] + 0.0174533" office:value-type="float" office:value="-0.558509600000002" calcext:value-type="float">
            <text:p>-0.558509600000002</text:p>
          </table:table-cell>
          <table:table-cell table:formula="of:=[.D5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0] + COS([.C511]) * [.D511]" office:value-type="float" office:value="-2.85808321095751" calcext:value-type="float">
            <text:p>-2.85808321095751</text:p>
          </table:table-cell>
          <table:table-cell table:formula="of:=[.B510]+ SIN([.C511]) * [.D511]" office:value-type="float" office:value="-10.6662498719483" calcext:value-type="float">
            <text:p>-10.6662498719483</text:p>
          </table:table-cell>
          <table:table-cell table:style-name="ce6" table:formula="of:=[.C510] + 0.0174533" office:value-type="float" office:value="-0.541056300000002" calcext:value-type="float">
            <text:p>-0.541056300000002</text:p>
          </table:table-cell>
          <table:table-cell table:formula="of:=[.D5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1] + COS([.C512]) * [.D512]" office:value-type="float" office:value="-2.77148088179993" calcext:value-type="float">
            <text:p>-2.77148088179993</text:p>
          </table:table-cell>
          <table:table-cell table:formula="of:=[.B511]+ SIN([.C512]) * [.D512]" office:value-type="float" office:value="-10.7162502377917" calcext:value-type="float">
            <text:p>-10.7162502377917</text:p>
          </table:table-cell>
          <table:table-cell table:style-name="ce6" table:formula="of:=[.C511] + 0.0174533" office:value-type="float" office:value="-0.523603000000002" calcext:value-type="float">
            <text:p>-0.523603000000002</text:p>
          </table:table-cell>
          <table:table-cell table:formula="of:=[.D5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2] + COS([.C513]) * [.D513]" office:value-type="float" office:value="-2.68401911552718" calcext:value-type="float">
            <text:p>-2.68401911552718</text:p>
          </table:table-cell>
          <table:table-cell table:formula="of:=[.B512]+ SIN([.C513]) * [.D513]" office:value-type="float" office:value="-10.7647315686362" calcext:value-type="float">
            <text:p>-10.7647315686362</text:p>
          </table:table-cell>
          <table:table-cell table:style-name="ce6" table:formula="of:=[.C512] + 0.0174533" office:value-type="float" office:value="-0.506149700000002" calcext:value-type="float">
            <text:p>-0.506149700000002</text:p>
          </table:table-cell>
          <table:table-cell table:formula="of:=[.D5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3] + COS([.C514]) * [.D514]" office:value-type="float" office:value="-2.59572455386338" calcext:value-type="float">
            <text:p>-2.59572455386338</text:p>
          </table:table-cell>
          <table:table-cell table:formula="of:=[.B513]+ SIN([.C514]) * [.D514]" office:value-type="float" office:value="-10.811679096586" calcext:value-type="float">
            <text:p>-10.811679096586</text:p>
          </table:table-cell>
          <table:table-cell table:style-name="ce6" table:formula="of:=[.C513] + 0.0174533" office:value-type="float" office:value="-0.488696400000002" calcext:value-type="float">
            <text:p>-0.488696400000002</text:p>
          </table:table-cell>
          <table:table-cell table:formula="of:=[.D5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4] + COS([.C515]) * [.D515]" office:value-type="float" office:value="-2.5066240922104" calcext:value-type="float">
            <text:p>-2.5066240922104</text:p>
          </table:table-cell>
          <table:table-cell table:formula="of:=[.B514]+ SIN([.C515]) * [.D515]" office:value-type="float" office:value="-10.8570785209571" calcext:value-type="float">
            <text:p>-10.8570785209571</text:p>
          </table:table-cell>
          <table:table-cell table:style-name="ce6" table:formula="of:=[.C514] + 0.0174533" office:value-type="float" office:value="-0.471243100000002" calcext:value-type="float">
            <text:p>-0.471243100000002</text:p>
          </table:table-cell>
          <table:table-cell table:formula="of:=[.D5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5] + COS([.C516]) * [.D516]" office:value-type="float" office:value="-2.41674487145524" calcext:value-type="float">
            <text:p>-2.41674487145524</text:p>
          </table:table-cell>
          <table:table-cell table:formula="of:=[.B515]+ SIN([.C516]) * [.D516]" office:value-type="float" office:value="-10.9009160126331" calcext:value-type="float">
            <text:p>-10.9009160126331</text:p>
          </table:table-cell>
          <table:table-cell table:style-name="ce6" table:formula="of:=[.C515] + 0.0174533" office:value-type="float" office:value="-0.453789800000002" calcext:value-type="float">
            <text:p>-0.453789800000002</text:p>
          </table:table-cell>
          <table:table-cell table:formula="of:=[.D5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6] + COS([.C517]) * [.D517]" office:value-type="float" office:value="-2.32611426970269" calcext:value-type="float">
            <text:p>-2.32611426970269</text:p>
          </table:table-cell>
          <table:table-cell table:formula="of:=[.B516]+ SIN([.C517]) * [.D517]" office:value-type="float" office:value="-10.943178218278" calcext:value-type="float">
            <text:p>-10.943178218278</text:p>
          </table:table-cell>
          <table:table-cell table:style-name="ce6" table:formula="of:=[.C516] + 0.0174533" office:value-type="float" office:value="-0.436336500000002" calcext:value-type="float">
            <text:p>-0.436336500000002</text:p>
          </table:table-cell>
          <table:table-cell table:formula="of:=[.D5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7] + COS([.C518]) * [.D518]" office:value-type="float" office:value="-2.23475989393568" calcext:value-type="float">
            <text:p>-2.23475989393568</text:p>
          </table:table-cell>
          <table:table-cell table:formula="of:=[.B517]+ SIN([.C518]) * [.D518]" office:value-type="float" office:value="-10.9838522644035" calcext:value-type="float">
            <text:p>-10.9838522644035</text:p>
          </table:table-cell>
          <table:table-cell table:style-name="ce6" table:formula="of:=[.C517] + 0.0174533" office:value-type="float" office:value="-0.418883200000002" calcext:value-type="float">
            <text:p>-0.418883200000002</text:p>
          </table:table-cell>
          <table:table-cell table:formula="of:=[.D5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8] + COS([.C519]) * [.D519]" office:value-type="float" office:value="-2.14270957160588" calcext:value-type="float">
            <text:p>-2.14270957160588</text:p>
          </table:table-cell>
          <table:table-cell table:formula="of:=[.B518]+ SIN([.C519]) * [.D519]" office:value-type="float" office:value="-11.0229257612905" calcext:value-type="float">
            <text:p>-11.0229257612905</text:p>
          </table:table-cell>
          <table:table-cell table:style-name="ce6" table:formula="of:=[.C518] + 0.0174533" office:value-type="float" office:value="-0.401429900000002" calcext:value-type="float">
            <text:p>-0.401429900000002</text:p>
          </table:table-cell>
          <table:table-cell table:formula="of:=[.D5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19] + COS([.C520]) * [.D520]" office:value-type="float" office:value="-2.04999134215721" calcext:value-type="float">
            <text:p>-2.04999134215721</text:p>
          </table:table-cell>
          <table:table-cell table:formula="of:=[.B519]+ SIN([.C520]) * [.D520]" office:value-type="float" office:value="-11.0603868067632" calcext:value-type="float">
            <text:p>-11.0603868067632</text:p>
          </table:table-cell>
          <table:table-cell table:style-name="ce6" table:formula="of:=[.C519] + 0.0174533" office:value-type="float" office:value="-0.383976600000002" calcext:value-type="float">
            <text:p>-0.383976600000002</text:p>
          </table:table-cell>
          <table:table-cell table:formula="of:=[.D5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0] + COS([.C521]) * [.D521]" office:value-type="float" office:value="-1.95663344848476" calcext:value-type="float">
            <text:p>-1.95663344848476</text:p>
          </table:table-cell>
          <table:table-cell table:formula="of:=[.B520]+ SIN([.C521]) * [.D521]" office:value-type="float" office:value="-11.0962239898144" calcext:value-type="float">
            <text:p>-11.0962239898144</text:p>
          </table:table-cell>
          <table:table-cell table:style-name="ce6" table:formula="of:=[.C520] + 0.0174533" office:value-type="float" office:value="-0.366523300000002" calcext:value-type="float">
            <text:p>-0.366523300000002</text:p>
          </table:table-cell>
          <table:table-cell table:formula="of:=[.D5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1] + COS([.C522]) * [.D522]" office:value-type="float" office:value="-1.8626643283317" calcext:value-type="float">
            <text:p>-1.8626643283317</text:p>
          </table:table-cell>
          <table:table-cell table:formula="of:=[.B521]+ SIN([.C522]) * [.D522]" office:value-type="float" office:value="-11.1304263940816" calcext:value-type="float">
            <text:p>-11.1304263940816</text:p>
          </table:table-cell>
          <table:table-cell table:style-name="ce6" table:formula="of:=[.C521] + 0.0174533" office:value-type="float" office:value="-0.349070000000002" calcext:value-type="float">
            <text:p>-0.349070000000002</text:p>
          </table:table-cell>
          <table:table-cell table:formula="of:=[.D5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2] + COS([.C523]) * [.D523]" office:value-type="float" office:value="-1.76811260562685" calcext:value-type="float">
            <text:p>-1.76811260562685</text:p>
          </table:table-cell>
          <table:table-cell table:formula="of:=[.B522]+ SIN([.C523]) * [.D523]" office:value-type="float" office:value="-11.1629836011723" calcext:value-type="float">
            <text:p>-11.1629836011723</text:p>
          </table:table-cell>
          <table:table-cell table:style-name="ce6" table:formula="of:=[.C522] + 0.0174533" office:value-type="float" office:value="-0.331616700000002" calcext:value-type="float">
            <text:p>-0.331616700000002</text:p>
          </table:table-cell>
          <table:table-cell table:formula="of:=[.D5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3] + COS([.C524]) * [.D524]" office:value-type="float" office:value="-1.67300708176558" calcext:value-type="float">
            <text:p>-1.67300708176558</text:p>
          </table:table-cell>
          <table:table-cell table:formula="of:=[.B523]+ SIN([.C524]) * [.D524]" office:value-type="float" office:value="-11.1938856938372" calcext:value-type="float">
            <text:p>-11.1938856938372</text:p>
          </table:table-cell>
          <table:table-cell table:style-name="ce6" table:formula="of:=[.C523] + 0.0174533" office:value-type="float" office:value="-0.314163400000002" calcext:value-type="float">
            <text:p>-0.314163400000002</text:p>
          </table:table-cell>
          <table:table-cell table:formula="of:=[.D5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4] + COS([.C525]) * [.D525]" office:value-type="float" office:value="-1.5773767268366" calcext:value-type="float">
            <text:p>-1.5773767268366</text:p>
          </table:table-cell>
          <table:table-cell table:formula="of:=[.B524]+ SIN([.C525]) * [.D525]" office:value-type="float" office:value="-11.2231232589916" calcext:value-type="float">
            <text:p>-11.2231232589916</text:p>
          </table:table-cell>
          <table:table-cell table:style-name="ce6" table:formula="of:=[.C524] + 0.0174533" office:value-type="float" office:value="-0.296710100000002" calcext:value-type="float">
            <text:p>-0.296710100000002</text:p>
          </table:table-cell>
          <table:table-cell table:formula="of:=[.D5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5] + COS([.C526]) * [.D526]" office:value-type="float" office:value="-1.48125067079738" calcext:value-type="float">
            <text:p>-1.48125067079738</text:p>
          </table:table-cell>
          <table:table-cell table:formula="of:=[.B525]+ SIN([.C526]) * [.D526]" office:value-type="float" office:value="-11.2506873905822" calcext:value-type="float">
            <text:p>-11.2506873905822</text:p>
          </table:table-cell>
          <table:table-cell table:style-name="ce6" table:formula="of:=[.C525] + 0.0174533" office:value-type="float" office:value="-0.279256800000002" calcext:value-type="float">
            <text:p>-0.279256800000002</text:p>
          </table:table-cell>
          <table:table-cell table:formula="of:=[.D5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6] + COS([.C527]) * [.D527]" office:value-type="float" office:value="-1.38465819460088" calcext:value-type="float">
            <text:p>-1.38465819460088</text:p>
          </table:table-cell>
          <table:table-cell table:formula="of:=[.B526]+ SIN([.C527]) * [.D527]" office:value-type="float" office:value="-11.2765696923004" calcext:value-type="float">
            <text:p>-11.2765696923004</text:p>
          </table:table-cell>
          <table:table-cell table:style-name="ce6" table:formula="of:=[.C526] + 0.0174533" office:value-type="float" office:value="-0.261803500000002" calcext:value-type="float">
            <text:p>-0.261803500000002</text:p>
          </table:table-cell>
          <table:table-cell table:formula="of:=[.D5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7] + COS([.C528]) * [.D528]" office:value-type="float" office:value="-1.28762872127628" calcext:value-type="float">
            <text:p>-1.28762872127628</text:p>
          </table:table-cell>
          <table:table-cell table:formula="of:=[.B527]+ SIN([.C528]) * [.D528]" office:value-type="float" office:value="-11.3007622801395" calcext:value-type="float">
            <text:p>-11.3007622801395</text:p>
          </table:table-cell>
          <table:table-cell table:style-name="ce6" table:formula="of:=[.C527] + 0.0174533" office:value-type="float" office:value="-0.244350200000002" calcext:value-type="float">
            <text:p>-0.244350200000002</text:p>
          </table:table-cell>
          <table:table-cell table:formula="of:=[.D5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8] + COS([.C529]) * [.D529]" office:value-type="float" office:value="-1.19019180696644" calcext:value-type="float">
            <text:p>-1.19019180696644</text:p>
          </table:table-cell>
          <table:table-cell table:formula="of:=[.B528]+ SIN([.C529]) * [.D529]" office:value-type="float" office:value="-11.3232577847965" calcext:value-type="float">
            <text:p>-11.3232577847965</text:p>
          </table:table-cell>
          <table:table-cell table:style-name="ce6" table:formula="of:=[.C528] + 0.0174533" office:value-type="float" office:value="-0.226896900000002" calcext:value-type="float">
            <text:p>-0.226896900000002</text:p>
          </table:table-cell>
          <table:table-cell table:formula="of:=[.D5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29] + COS([.C530]) * [.D530]" office:value-type="float" office:value="-1.09237713192478" calcext:value-type="float">
            <text:p>-1.09237713192478</text:p>
          </table:table-cell>
          <table:table-cell table:formula="of:=[.B529]+ SIN([.C530]) * [.D530]" office:value-type="float" office:value="-11.3440493539171" calcext:value-type="float">
            <text:p>-11.3440493539171</text:p>
          </table:table-cell>
          <table:table-cell table:style-name="ce6" table:formula="of:=[.C529] + 0.0174533" office:value-type="float" office:value="-0.209443600000002" calcext:value-type="float">
            <text:p>-0.209443600000002</text:p>
          </table:table-cell>
          <table:table-cell table:formula="of:=[.D5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0] + COS([.C531]) * [.D531]" office:value-type="float" office:value="-0.99421449147442" calcext:value-type="float">
            <text:p>-0.99421449147442</text:p>
          </table:table-cell>
          <table:table-cell table:formula="of:=[.B530]+ SIN([.C531]) * [.D531]" office:value-type="float" office:value="-11.3631306541823" calcext:value-type="float">
            <text:p>-11.3631306541823</text:p>
          </table:table-cell>
          <table:table-cell table:style-name="ce6" table:formula="of:=[.C530] + 0.0174533" office:value-type="float" office:value="-0.191990300000002" calcext:value-type="float">
            <text:p>-0.191990300000002</text:p>
          </table:table-cell>
          <table:table-cell table:formula="of:=[.D5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1] + COS([.C532]) * [.D532]" office:value-type="float" office:value="-0.895733786932186" calcext:value-type="float">
            <text:p>-0.895733786932186</text:p>
          </table:table-cell>
          <table:table-cell table:formula="of:=[.B531]+ SIN([.C532]) * [.D532]" office:value-type="float" office:value="-11.3804958732384" calcext:value-type="float">
            <text:p>-11.3804958732384</text:p>
          </table:table-cell>
          <table:table-cell table:style-name="ce6" table:formula="of:=[.C531] + 0.0174533" office:value-type="float" office:value="-0.174537000000002" calcext:value-type="float">
            <text:p>-0.174537000000002</text:p>
          </table:table-cell>
          <table:table-cell table:formula="of:=[.D5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2] + COS([.C533]) * [.D533]" office:value-type="float" office:value="-0.7969650165004" calcext:value-type="float">
            <text:p>-0.7969650165004</text:p>
          </table:table-cell>
          <table:table-cell table:formula="of:=[.B532]+ SIN([.C533]) * [.D533]" office:value-type="float" office:value="-11.3961397214668" calcext:value-type="float">
            <text:p>-11.3961397214668</text:p>
          </table:table-cell>
          <table:table-cell table:style-name="ce6" table:formula="of:=[.C532] + 0.0174533" office:value-type="float" office:value="-0.157083700000002" calcext:value-type="float">
            <text:p>-0.157083700000002</text:p>
          </table:table-cell>
          <table:table-cell table:formula="of:=[.D5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3] + COS([.C534]) * [.D534]" office:value-type="float" office:value="-0.697938266129117" calcext:value-type="float">
            <text:p>-0.697938266129117</text:p>
          </table:table-cell>
          <table:table-cell table:formula="of:=[.B533]+ SIN([.C534]) * [.D534]" office:value-type="float" office:value="-11.4100574335957" calcext:value-type="float">
            <text:p>-11.4100574335957</text:p>
          </table:table-cell>
          <table:table-cell table:style-name="ce6" table:formula="of:=[.C533] + 0.0174533" office:value-type="float" office:value="-0.139630400000002" calcext:value-type="float">
            <text:p>-0.139630400000002</text:p>
          </table:table-cell>
          <table:table-cell table:formula="of:=[.D5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4] + COS([.C535]) * [.D535]" office:value-type="float" office:value="-0.59868370035165" calcext:value-type="float">
            <text:p>-0.59868370035165</text:p>
          </table:table-cell>
          <table:table-cell table:formula="of:=[.B534]+ SIN([.C535]) * [.D535]" office:value-type="float" office:value="-11.4222447701516" calcext:value-type="float">
            <text:p>-11.4222447701516</text:p>
          </table:table-cell>
          <table:table-cell table:style-name="ce6" table:formula="of:=[.C534] + 0.0174533" office:value-type="float" office:value="-0.122177100000002" calcext:value-type="float">
            <text:p>-0.122177100000002</text:p>
          </table:table-cell>
          <table:table-cell table:formula="of:=[.D5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5] + COS([.C536]) * [.D536]" office:value-type="float" office:value="-0.499231553096149" calcext:value-type="float">
            <text:p>-0.499231553096149</text:p>
          </table:table-cell>
          <table:table-cell table:formula="of:=[.B535]+ SIN([.C536]) * [.D536]" office:value-type="float" office:value="-11.4326980187505" calcext:value-type="float">
            <text:p>-11.4326980187505</text:p>
          </table:table-cell>
          <table:table-cell table:style-name="ce6" table:formula="of:=[.C535] + 0.0174533" office:value-type="float" office:value="-0.104723800000002" calcext:value-type="float">
            <text:p>-0.104723800000002</text:p>
          </table:table-cell>
          <table:table-cell table:formula="of:=[.D5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6] + COS([.C537]) * [.D537]" office:value-type="float" office:value="-0.399612118476049" calcext:value-type="float">
            <text:p>-0.399612118476049</text:p>
          </table:table-cell>
          <table:table-cell table:formula="of:=[.B536]+ SIN([.C537]) * [.D537]" office:value-type="float" office:value="-11.4414139952289" calcext:value-type="float">
            <text:p>-11.4414139952289</text:p>
          </table:table-cell>
          <table:table-cell table:style-name="ce6" table:formula="of:=[.C536] + 0.0174533" office:value-type="float" office:value="-0.0872705000000019" calcext:value-type="float">
            <text:p>-0.087270500000002</text:p>
          </table:table-cell>
          <table:table-cell table:formula="of:=[.D5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7] + COS([.C538]) * [.D538]" office:value-type="float" office:value="-0.299855741562179" calcext:value-type="float">
            <text:p>-0.299855741562179</text:p>
          </table:table-cell>
          <table:table-cell table:formula="of:=[.B537]+ SIN([.C538]) * [.D538]" office:value-type="float" office:value="-11.4483900446136" calcext:value-type="float">
            <text:p>-11.4483900446136</text:p>
          </table:table-cell>
          <table:table-cell table:style-name="ce6" table:formula="of:=[.C537] + 0.0174533" office:value-type="float" office:value="-0.0698172000000019" calcext:value-type="float">
            <text:p>-0.069817200000002</text:p>
          </table:table-cell>
          <table:table-cell table:formula="of:=[.D5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8] + COS([.C539]) * [.D539]" office:value-type="float" office:value="-0.199992809139354" calcext:value-type="float">
            <text:p>-0.199992809139354</text:p>
          </table:table-cell>
          <table:table-cell table:formula="of:=[.B538]+ SIN([.C539]) * [.D539]" office:value-type="float" office:value="-11.4536240419306" calcext:value-type="float">
            <text:p>-11.4536240419306</text:p>
          </table:table-cell>
          <table:table-cell table:style-name="ce6" table:formula="of:=[.C538] + 0.0174533" office:value-type="float" office:value="-0.0523639000000019" calcext:value-type="float">
            <text:p>-0.052363900000002</text:p>
          </table:table-cell>
          <table:table-cell table:formula="of:=[.D5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39] + COS([.C540]) * [.D540]" office:value-type="float" office:value="-0.100053740450259" calcext:value-type="float">
            <text:p>-0.100053740450259</text:p>
          </table:table-cell>
          <table:table-cell table:formula="of:=[.B539]+ SIN([.C540]) * [.D540]" office:value-type="float" office:value="-11.4571143928523" calcext:value-type="float">
            <text:p>-11.4571143928523</text:p>
          </table:table-cell>
          <table:table-cell table:style-name="ce6" table:formula="of:=[.C539] + 0.0174533" office:value-type="float" office:value="-0.0349106000000019" calcext:value-type="float">
            <text:p>-0.034910600000002</text:p>
          </table:table-cell>
          <table:table-cell table:formula="of:=[.D5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0] + COS([.C541]) * [.D541]" office:value-type="float" office:value="-0.0000689779294398979" calcext:value-type="float">
            <text:p>-6.89779294398979E-05</text:p>
          </table:table-cell>
          <table:table-cell table:formula="of:=[.B540]+ SIN([.C541]) * [.D541]" office:value-type="float" office:value="-11.4588600341829" calcext:value-type="float">
            <text:p>-11.4588600341829</text:p>
          </table:table-cell>
          <table:table-cell table:style-name="ce6" table:formula="of:=[.C540] + 0.0174533" office:value-type="float" office:value="-0.0174573000000019" calcext:value-type="float">
            <text:p>-0.017457300000002</text:p>
          </table:table-cell>
          <table:table-cell table:formula="of:=[.D5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1] + COS([.C542]) * [.D542]" office:value-type="float" office:value="0.0999310220697601" calcext:value-type="float">
            <text:p>0.09993102206976</text:p>
          </table:table-cell>
          <table:table-cell table:formula="of:=[.B541]+ SIN([.C542]) * [.D542]" office:value-type="float" office:value="-11.4588604341829" calcext:value-type="float">
            <text:p>-11.4588604341829</text:p>
          </table:table-cell>
          <table:table-cell table:style-name="ce6" table:formula="of:=[.C541] + 0.0174533" office:value-type="float" office:value="-0.00000400000000191914" calcext:value-type="float">
            <text:p>-4.00000000191914E-06</text:p>
          </table:table-cell>
          <table:table-cell table:formula="of:=[.D5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2] + COS([.C543]) * [.D543]" office:value-type="float" office:value="0.19991579855251" calcext:value-type="float">
            <text:p>0.19991579855251</text:p>
          </table:table-cell>
          <table:table-cell table:formula="of:=[.B542]+ SIN([.C543]) * [.D543]" office:value-type="float" office:value="-11.4571155927304" calcext:value-type="float">
            <text:p>-11.4571155927304</text:p>
          </table:table-cell>
          <table:table-cell table:style-name="ce6" table:formula="of:=[.C542] + 0.0174533" office:value-type="float" office:value="0.0174492999999981" calcext:value-type="float">
            <text:p>0.017449299999998</text:p>
          </table:table-cell>
          <table:table-cell table:formula="of:=[.D5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3] + COS([.C544]) * [.D544]" office:value-type="float" office:value="0.299854895161215" calcext:value-type="float">
            <text:p>0.299854895161215</text:p>
          </table:table-cell>
          <table:table-cell table:formula="of:=[.B543]+ SIN([.C544]) * [.D544]" office:value-type="float" office:value="-11.4536260413214" calcext:value-type="float">
            <text:p>-11.4536260413214</text:p>
          </table:table-cell>
          <table:table-cell table:style-name="ce6" table:formula="of:=[.C543] + 0.0174533" office:value-type="float" office:value="0.0349025999999981" calcext:value-type="float">
            <text:p>0.034902599999998</text:p>
          </table:table-cell>
          <table:table-cell table:formula="of:=[.D5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4] + COS([.C545]) * [.D545]" office:value-type="float" office:value="0.399717869452822" calcext:value-type="float">
            <text:p>0.399717869452822</text:p>
          </table:table-cell>
          <table:table-cell table:formula="of:=[.B544]+ SIN([.C545]) * [.D545]" office:value-type="float" office:value="-11.448392842908" calcext:value-type="float">
            <text:p>-11.448392842908</text:p>
          </table:table-cell>
          <table:table-cell table:style-name="ce6" table:formula="of:=[.C544] + 0.0174533" office:value-type="float" office:value="0.0523558999999981" calcext:value-type="float">
            <text:p>0.052355899999998</text:p>
          </table:table-cell>
          <table:table-cell table:formula="of:=[.D5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5] + COS([.C546]) * [.D546]" office:value-type="float" office:value="0.499474302171895" calcext:value-type="float">
            <text:p>0.499474302171895</text:p>
          </table:table-cell>
          <table:table-cell table:formula="of:=[.B545]+ SIN([.C546]) * [.D546]" office:value-type="float" office:value="-11.4414175915746" calcext:value-type="float">
            <text:p>-11.4414175915746</text:p>
          </table:table-cell>
          <table:table-cell table:style-name="ce6" table:formula="of:=[.C545] + 0.0174533" office:value-type="float" office:value="0.0698091999999981" calcext:value-type="float">
            <text:p>0.069809199999998</text:p>
          </table:table-cell>
          <table:table-cell table:formula="of:=[.D5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6] + COS([.C547]) * [.D547]" office:value-type="float" office:value="0.59909380651662" calcext:value-type="float">
            <text:p>0.59909380651662</text:p>
          </table:table-cell>
          <table:table-cell table:formula="of:=[.B546]+ SIN([.C547]) * [.D547]" office:value-type="float" office:value="-11.432702412052" calcext:value-type="float">
            <text:p>-11.432702412052</text:p>
          </table:table-cell>
          <table:table-cell table:style-name="ce6" table:formula="of:=[.C546] + 0.0174533" office:value-type="float" office:value="0.0872624999999981" calcext:value-type="float">
            <text:p>0.087262499999998</text:p>
          </table:table-cell>
          <table:table-cell table:formula="of:=[.D5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7] + COS([.C548]) * [.D548]" office:value-type="float" office:value="0.698546037394927" calcext:value-type="float">
            <text:p>0.698546037394927</text:p>
          </table:table-cell>
          <table:table-cell table:formula="of:=[.B547]+ SIN([.C548]) * [.D548]" office:value-type="float" office:value="-11.4222499590706" calcext:value-type="float">
            <text:p>-11.4222499590706</text:p>
          </table:table-cell>
          <table:table-cell table:style-name="ce6" table:formula="of:=[.C547] + 0.0174533" office:value-type="float" office:value="0.104715799999998" calcext:value-type="float">
            <text:p>0.104715799999998</text:p>
          </table:table-cell>
          <table:table-cell table:formula="of:=[.D5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8] + COS([.C549]) * [.D549]" office:value-type="float" office:value="0.797800700667911" calcext:value-type="float">
            <text:p>0.797800700667911</text:p>
          </table:table-cell>
          <table:table-cell table:formula="of:=[.B548]+ SIN([.C549]) * [.D549]" office:value-type="float" office:value="-11.4100634165516" calcext:value-type="float">
            <text:p>-11.4100634165516</text:p>
          </table:table-cell>
          <table:table-cell table:style-name="ce6" table:formula="of:=[.C548] + 0.0174533" office:value-type="float" office:value="0.122169099999998" calcext:value-type="float">
            <text:p>0.122169099999998</text:p>
          </table:table-cell>
          <table:table-cell table:formula="of:=[.D5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49] + COS([.C550]) * [.D550]" office:value-type="float" office:value="0.896827562377721" calcext:value-type="float">
            <text:p>0.896827562377721</text:p>
          </table:table-cell>
          <table:table-cell table:formula="of:=[.B549]+ SIN([.C550]) * [.D550]" office:value-type="float" office:value="-11.3961464966371" calcext:value-type="float">
            <text:p>-11.3961464966371</text:p>
          </table:table-cell>
          <table:table-cell table:style-name="ce6" table:formula="of:=[.C549] + 0.0174533" office:value-type="float" office:value="0.139622399999998" calcext:value-type="float">
            <text:p>0.139622399999998</text:p>
          </table:table-cell>
          <table:table-cell table:formula="of:=[.D5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0] + COS([.C551]) * [.D551]" office:value-type="float" office:value="0.995596457957133" calcext:value-type="float">
            <text:p>0.995596457957133</text:p>
          </table:table-cell>
          <table:table-cell table:formula="of:=[.B550]+ SIN([.C551]) * [.D551]" office:value-type="float" office:value="-11.3805034385594" calcext:value-type="float">
            <text:p>-11.3805034385594</text:p>
          </table:table-cell>
          <table:table-cell table:style-name="ce6" table:formula="of:=[.C550] + 0.0174533" office:value-type="float" office:value="0.157075699999998" calcext:value-type="float">
            <text:p>0.157075699999998</text:p>
          </table:table-cell>
          <table:table-cell table:formula="of:=[.D5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1] + COS([.C552]) * [.D552]" office:value-type="float" office:value="1.09407730141797" calcext:value-type="float">
            <text:p>1.09407730141797</text:p>
          </table:table-cell>
          <table:table-cell table:formula="of:=[.B551]+ SIN([.C552]) * [.D552]" office:value-type="float" office:value="-11.3631390073495" calcext:value-type="float">
            <text:p>-11.3631390073495</text:p>
          </table:table-cell>
          <table:table-cell table:style-name="ce6" table:formula="of:=[.C551] + 0.0174533" office:value-type="float" office:value="0.174528999999998" calcext:value-type="float">
            <text:p>0.174528999999998</text:p>
          </table:table-cell>
          <table:table-cell table:formula="of:=[.D5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2] + COS([.C553]) * [.D553]" office:value-type="float" office:value="1.19224009451559" calcext:value-type="float">
            <text:p>1.19224009451559</text:p>
          </table:table-cell>
          <table:table-cell table:formula="of:=[.B552]+ SIN([.C553]) * [.D553]" office:value-type="float" office:value="-11.344058492386" calcext:value-type="float">
            <text:p>-11.344058492386</text:p>
          </table:table-cell>
          <table:table-cell table:style-name="ce6" table:formula="of:=[.C552] + 0.0174533" office:value-type="float" office:value="0.191982299999998" calcext:value-type="float">
            <text:p>0.191982299999998</text:p>
          </table:table-cell>
          <table:table-cell table:formula="of:=[.D5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3] + COS([.C554]) * [.D554]" office:value-type="float" office:value="1.29005493588667" calcext:value-type="float">
            <text:p>1.29005493588667</text:p>
          </table:table-cell>
          <table:table-cell table:formula="of:=[.B553]+ SIN([.C554]) * [.D554]" office:value-type="float" office:value="-11.3232677057835" calcext:value-type="float">
            <text:p>-11.3232677057835</text:p>
          </table:table-cell>
          <table:table-cell table:style-name="ce6" table:formula="of:=[.C553] + 0.0174533" office:value-type="float" office:value="0.209435599999998" calcext:value-type="float">
            <text:p>0.209435599999998</text:p>
          </table:table-cell>
          <table:table-cell table:formula="of:=[.D5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4] + COS([.C555]) * [.D555]" office:value-type="float" office:value="1.38749203015743" calcext:value-type="float">
            <text:p>1.38749203015743</text:p>
          </table:table-cell>
          <table:table-cell table:formula="of:=[.B554]+ SIN([.C555]) * [.D555]" office:value-type="float" office:value="-11.3007729806225" calcext:value-type="float">
            <text:p>-11.3007729806225</text:p>
          </table:table-cell>
          <table:table-cell table:style-name="ce6" table:formula="of:=[.C554] + 0.0174533" office:value-type="float" office:value="0.226888899999998" calcext:value-type="float">
            <text:p>0.226888899999998</text:p>
          </table:table-cell>
          <table:table-cell table:formula="of:=[.D5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5] + COS([.C556]) * [.D556]" office:value-type="float" office:value="1.48452169701963" calcext:value-type="float">
            <text:p>1.48452169701963</text:p>
          </table:table-cell>
          <table:table-cell table:formula="of:=[.B555]+ SIN([.C556]) * [.D556]" office:value-type="float" office:value="-11.27658116902" calcext:value-type="float">
            <text:p>-11.27658116902</text:p>
          </table:table-cell>
          <table:table-cell table:style-name="ce6" table:formula="of:=[.C555] + 0.0174533" office:value-type="float" office:value="0.244342199999998" calcext:value-type="float">
            <text:p>0.244342199999998</text:p>
          </table:table-cell>
          <table:table-cell table:formula="of:=[.D5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6] + COS([.C557]) * [.D557]" office:value-type="float" office:value="1.58111438027145" calcext:value-type="float">
            <text:p>1.58111438027145</text:p>
          </table:table-cell>
          <table:table-cell table:formula="of:=[.B556]+ SIN([.C557]) * [.D557]" office:value-type="float" office:value="-11.2506996400425" calcext:value-type="float">
            <text:p>-11.2506996400425</text:p>
          </table:table-cell>
          <table:table-cell table:style-name="ce6" table:formula="of:=[.C556] + 0.0174533" office:value-type="float" office:value="0.261795499999998" calcext:value-type="float">
            <text:p>0.261795499999998</text:p>
          </table:table-cell>
          <table:table-cell table:formula="of:=[.D5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7] + COS([.C558]) * [.D558]" office:value-type="float" office:value="1.67724065682065" calcext:value-type="float">
            <text:p>1.67724065682065</text:p>
          </table:table-cell>
          <table:table-cell table:formula="of:=[.B557]+ SIN([.C558]) * [.D558]" office:value-type="float" office:value="-11.2231362774612" calcext:value-type="float">
            <text:p>-11.2231362774612</text:p>
          </table:table-cell>
          <table:table-cell table:style-name="ce6" table:formula="of:=[.C557] + 0.0174533" office:value-type="float" office:value="0.279248799999998" calcext:value-type="float">
            <text:p>0.279248799999998</text:p>
          </table:table-cell>
          <table:table-cell table:formula="of:=[.D5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8] + COS([.C559]) * [.D559]" office:value-type="float" office:value="1.77287124564709" calcext:value-type="float">
            <text:p>1.77287124564709</text:p>
          </table:table-cell>
          <table:table-cell table:formula="of:=[.B558]+ SIN([.C559]) * [.D559]" office:value-type="float" office:value="-11.1938994773506" calcext:value-type="float">
            <text:p>-11.1938994773506</text:p>
          </table:table-cell>
          <table:table-cell table:style-name="ce6" table:formula="of:=[.C558] + 0.0174533" office:value-type="float" office:value="0.296702099999998" calcext:value-type="float">
            <text:p>0.296702099999998</text:p>
          </table:table-cell>
          <table:table-cell table:formula="of:=[.D5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59] + COS([.C560]) * [.D560]" office:value-type="float" office:value="1.86797701672206" calcext:value-type="float">
            <text:p>1.86797701672206</text:p>
          </table:table-cell>
          <table:table-cell table:formula="of:=[.B559]+ SIN([.C560]) * [.D560]" office:value-type="float" office:value="-11.1629981455308" calcext:value-type="float">
            <text:p>-11.1629981455308</text:p>
          </table:table-cell>
          <table:table-cell table:style-name="ce6" table:formula="of:=[.C559] + 0.0174533" office:value-type="float" office:value="0.314155399999998" calcext:value-type="float">
            <text:p>0.314155399999998</text:p>
          </table:table-cell>
          <table:table-cell table:formula="of:=[.D5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0] + COS([.C561]) * [.D561]" office:value-type="float" office:value="1.96252899988154" calcext:value-type="float">
            <text:p>1.96252899988154</text:p>
          </table:table-cell>
          <table:table-cell table:formula="of:=[.B560]+ SIN([.C561]) * [.D561]" office:value-type="float" office:value="-11.1304416948549" calcext:value-type="float">
            <text:p>-11.1304416948549</text:p>
          </table:table-cell>
          <table:table-cell table:style-name="ce6" table:formula="of:=[.C560] + 0.0174533" office:value-type="float" office:value="0.331608699999998" calcext:value-type="float">
            <text:p>0.331608699999998</text:p>
          </table:table-cell>
          <table:table-cell table:formula="of:=[.D5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1] + COS([.C562]) * [.D562]" office:value-type="float" office:value="2.05649839365083" calcext:value-type="float">
            <text:p>2.05649839365083</text:p>
          </table:table-cell>
          <table:table-cell table:formula="of:=[.B561]+ SIN([.C562]) * [.D562]" office:value-type="float" office:value="-11.0962400423418" calcext:value-type="float">
            <text:p>-11.0962400423418</text:p>
          </table:table-cell>
          <table:table-cell table:style-name="ce6" table:formula="of:=[.C561] + 0.0174533" office:value-type="float" office:value="0.349061999999998" calcext:value-type="float">
            <text:p>0.349061999999998</text:p>
          </table:table-cell>
          <table:table-cell table:formula="of:=[.D5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2] + COS([.C563]) * [.D563]" office:value-type="float" office:value="2.14985657401775" calcext:value-type="float">
            <text:p>2.14985657401775</text:p>
          </table:table-cell>
          <table:table-cell table:formula="of:=[.B562]+ SIN([.C563]) * [.D563]" office:value-type="float" office:value="-11.0604036061549" calcext:value-type="float">
            <text:p>-11.0604036061549</text:p>
          </table:table-cell>
          <table:table-cell table:style-name="ce6" table:formula="of:=[.C562] + 0.0174533" office:value-type="float" office:value="0.366515299999998" calcext:value-type="float">
            <text:p>0.366515299999998</text:p>
          </table:table-cell>
          <table:table-cell table:formula="of:=[.D5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3] + COS([.C564]) * [.D564]" office:value-type="float" office:value="2.24257510315182" calcext:value-type="float">
            <text:p>2.24257510315182</text:p>
          </table:table-cell>
          <table:table-cell table:formula="of:=[.B563]+ SIN([.C564]) * [.D564]" office:value-type="float" office:value="-11.0229433024292" calcext:value-type="float">
            <text:p>-11.0229433024292</text:p>
          </table:table-cell>
          <table:table-cell table:style-name="ce6" table:formula="of:=[.C563] + 0.0174533" office:value-type="float" office:value="0.383968599999998" calcext:value-type="float">
            <text:p>0.383968599999998</text:p>
          </table:table-cell>
          <table:table-cell table:formula="of:=[.D5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4] + COS([.C565]) * [.D565]" office:value-type="float" office:value="2.33462573806665" calcext:value-type="float">
            <text:p>2.33462573806665</text:p>
          </table:table-cell>
          <table:table-cell table:formula="of:=[.B564]+ SIN([.C565]) * [.D565]" office:value-type="float" office:value="-10.9838705419461" calcext:value-type="float">
            <text:p>-10.9838705419461</text:p>
          </table:table-cell>
          <table:table-cell table:style-name="ce6" table:formula="of:=[.C564] + 0.0174533" office:value-type="float" office:value="0.401421899999998" calcext:value-type="float">
            <text:p>0.401421899999998</text:p>
          </table:table-cell>
          <table:table-cell table:formula="of:=[.D5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5] + COS([.C566]) * [.D566]" office:value-type="float" office:value="2.42598043922311" calcext:value-type="float">
            <text:p>2.42598043922311</text:p>
          </table:table-cell>
          <table:table-cell table:formula="of:=[.B565]+ SIN([.C566]) * [.D566]" office:value-type="float" office:value="-10.9431972266569" calcext:value-type="float">
            <text:p>-10.9431972266569</text:p>
          </table:table-cell>
          <table:table-cell table:style-name="ce6" table:formula="of:=[.C565] + 0.0174533" office:value-type="float" office:value="0.418875199999998" calcext:value-type="float">
            <text:p>0.418875199999998</text:p>
          </table:table-cell>
          <table:table-cell table:formula="of:=[.D5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6] + COS([.C567]) * [.D567]" office:value-type="float" office:value="2.5166113790704" calcext:value-type="float">
            <text:p>2.5166113790704</text:p>
          </table:table-cell>
          <table:table-cell table:formula="of:=[.B566]+ SIN([.C567]) * [.D567]" office:value-type="float" office:value="-10.9009357460581" calcext:value-type="float">
            <text:p>-10.9009357460581</text:p>
          </table:table-cell>
          <table:table-cell table:style-name="ce6" table:formula="of:=[.C566] + 0.0174533" office:value-type="float" office:value="0.436328499999998" calcext:value-type="float">
            <text:p>0.436328499999998</text:p>
          </table:table-cell>
          <table:table-cell table:formula="of:=[.D5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7] + COS([.C568]) * [.D568]" office:value-type="float" office:value="2.60649095052261" calcext:value-type="float">
            <text:p>2.60649095052261</text:p>
          </table:table-cell>
          <table:table-cell table:formula="of:=[.B567]+ SIN([.C568]) * [.D568]" office:value-type="float" office:value="-10.8570989734173" calcext:value-type="float">
            <text:p>-10.8570989734173</text:p>
          </table:table-cell>
          <table:table-cell table:style-name="ce6" table:formula="of:=[.C567] + 0.0174533" office:value-type="float" office:value="0.453781799999998" calcext:value-type="float">
            <text:p>0.453781799999998</text:p>
          </table:table-cell>
          <table:table-cell table:formula="of:=[.D5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8] + COS([.C569]) * [.D569]" office:value-type="float" office:value="2.69559177536815" calcext:value-type="float">
            <text:p>2.69559177536815</text:p>
          </table:table-cell>
          <table:table-cell table:formula="of:=[.B568]+ SIN([.C569]) * [.D569]" office:value-type="float" office:value="-10.8117002618514" calcext:value-type="float">
            <text:p>-10.8117002618514</text:p>
          </table:table-cell>
          <table:table-cell table:style-name="ce6" table:formula="of:=[.C568] + 0.0174533" office:value-type="float" office:value="0.471235099999998" calcext:value-type="float">
            <text:p>0.471235099999998</text:p>
          </table:table-cell>
          <table:table-cell table:formula="of:=[.D5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69] + COS([.C570]) * [.D570]" office:value-type="float" office:value="2.78388671260934" calcext:value-type="float">
            <text:p>2.78388671260934</text:p>
          </table:table-cell>
          <table:table-cell table:formula="of:=[.B569]+ SIN([.C570]) * [.D570]" office:value-type="float" office:value="-10.7647534402595" calcext:value-type="float">
            <text:p>-10.7647534402595</text:p>
          </table:table-cell>
          <table:table-cell table:style-name="ce6" table:formula="of:=[.C569] + 0.0174533" office:value-type="float" office:value="0.488688399999998" calcext:value-type="float">
            <text:p>0.488688399999998</text:p>
          </table:table-cell>
          <table:table-cell table:formula="of:=[.D5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0] + COS([.C571]) * [.D571]" office:value-type="float" office:value="2.87134886672994" calcext:value-type="float">
            <text:p>2.87134886672994</text:p>
          </table:table-cell>
          <table:table-cell table:formula="of:=[.B570]+ SIN([.C571]) * [.D571]" office:value-type="float" office:value="-10.7162728091107" calcext:value-type="float">
            <text:p>-10.7162728091107</text:p>
          </table:table-cell>
          <table:table-cell table:style-name="ce6" table:formula="of:=[.C570] + 0.0174533" office:value-type="float" office:value="0.506141699999998" calcext:value-type="float">
            <text:p>0.506141699999998</text:p>
          </table:table-cell>
          <table:table-cell table:formula="of:=[.D5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1] + COS([.C572]) * [.D572]" office:value-type="float" office:value="2.95795159588768" calcext:value-type="float">
            <text:p>2.95795159588768</text:p>
          </table:table-cell>
          <table:table-cell table:formula="of:=[.B571]+ SIN([.C572]) * [.D572]" office:value-type="float" office:value="-10.6662731360875" calcext:value-type="float">
            <text:p>-10.6662731360875</text:p>
          </table:table-cell>
          <table:table-cell table:style-name="ce6" table:formula="of:=[.C571] + 0.0174533" office:value-type="float" office:value="0.523594999999998" calcext:value-type="float">
            <text:p>0.523594999999998</text:p>
          </table:table-cell>
          <table:table-cell table:formula="of:=[.D5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2] + COS([.C573]) * [.D573]" office:value-type="float" office:value="3.04366852002972" calcext:value-type="float">
            <text:p>3.04366852002972</text:p>
          </table:table-cell>
          <table:table-cell table:formula="of:=[.B572]+ SIN([.C573]) * [.D573]" office:value-type="float" office:value="-10.6147696515876" calcext:value-type="float">
            <text:p>-10.6147696515876</text:p>
          </table:table-cell>
          <table:table-cell table:style-name="ce6" table:formula="of:=[.C572] + 0.0174533" office:value-type="float" office:value="0.541048299999998" calcext:value-type="float">
            <text:p>0.541048299999998</text:p>
          </table:table-cell>
          <table:table-cell table:formula="of:=[.D5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3] + COS([.C574]) * [.D574]" office:value-type="float" office:value="3.12847352892822" calcext:value-type="float">
            <text:p>3.12847352892822</text:p>
          </table:table-cell>
          <table:table-cell table:formula="of:=[.B573]+ SIN([.C574]) * [.D574]" office:value-type="float" office:value="-10.5617780440849" calcext:value-type="float">
            <text:p>-10.5617780440849</text:p>
          </table:table-cell>
          <table:table-cell table:style-name="ce6" table:formula="of:=[.C573] + 0.0174533" office:value-type="float" office:value="0.558501599999998" calcext:value-type="float">
            <text:p>0.558501599999998</text:p>
          </table:table-cell>
          <table:table-cell table:formula="of:=[.D5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4] + COS([.C575]) * [.D575]" office:value-type="float" office:value="3.21234079013382" calcext:value-type="float">
            <text:p>3.21234079013382</text:p>
          </table:table-cell>
          <table:table-cell table:formula="of:=[.B574]+ SIN([.C575]) * [.D575]" office:value-type="float" office:value="-10.5073144553501" calcext:value-type="float">
            <text:p>-10.5073144553501</text:p>
          </table:table-cell>
          <table:table-cell table:style-name="ce6" table:formula="of:=[.C574] + 0.0174533" office:value-type="float" office:value="0.575954899999998" calcext:value-type="float">
            <text:p>0.575954899999998</text:p>
          </table:table-cell>
          <table:table-cell table:formula="of:=[.D5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5] + COS([.C576]) * [.D576]" office:value-type="float" office:value="3.2952447568444" calcext:value-type="float">
            <text:p>3.2952447568444</text:p>
          </table:table-cell>
          <table:table-cell table:formula="of:=[.B575]+ SIN([.C576]) * [.D576]" office:value-type="float" office:value="-10.4513954755342" calcext:value-type="float">
            <text:p>-10.4513954755342</text:p>
          </table:table-cell>
          <table:table-cell table:style-name="ce6" table:formula="of:=[.C575] + 0.0174533" office:value-type="float" office:value="0.593408199999998" calcext:value-type="float">
            <text:p>0.593408199999998</text:p>
          </table:table-cell>
          <table:table-cell table:formula="of:=[.D5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6] + COS([.C577]) * [.D577]" office:value-type="float" office:value="3.37716017568695" calcext:value-type="float">
            <text:p>3.37716017568695</text:p>
          </table:table-cell>
          <table:table-cell table:formula="of:=[.B576]+ SIN([.C577]) * [.D577]" office:value-type="float" office:value="-10.3940381381148" calcext:value-type="float">
            <text:p>-10.3940381381148</text:p>
          </table:table-cell>
          <table:table-cell table:style-name="ce6" table:formula="of:=[.C576] + 0.0174533" office:value-type="float" office:value="0.610861499999998" calcext:value-type="float">
            <text:p>0.610861499999998</text:p>
          </table:table-cell>
          <table:table-cell table:formula="of:=[.D5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7] + COS([.C578]) * [.D578]" office:value-type="float" office:value="3.45806209440999" calcext:value-type="float">
            <text:p>3.45806209440999</text:p>
          </table:table-cell>
          <table:table-cell table:formula="of:=[.B577]+ SIN([.C578]) * [.D578]" office:value-type="float" office:value="-10.3352599147074" calcext:value-type="float">
            <text:p>-10.3352599147074</text:p>
          </table:table-cell>
          <table:table-cell table:style-name="ce6" table:formula="of:=[.C577] + 0.0174533" office:value-type="float" office:value="0.628314799999998" calcext:value-type="float">
            <text:p>0.628314799999998</text:p>
          </table:table-cell>
          <table:table-cell table:formula="of:=[.D5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8] + COS([.C579]) * [.D579]" office:value-type="float" office:value="3.53792586948421" calcext:value-type="float">
            <text:p>3.53792586948421</text:p>
          </table:table-cell>
          <table:table-cell table:formula="of:=[.B578]+ SIN([.C579]) * [.D579]" office:value-type="float" office:value="-10.2750787097436" calcext:value-type="float">
            <text:p>-10.2750787097436</text:p>
          </table:table-cell>
          <table:table-cell table:style-name="ce6" table:formula="of:=[.C578] + 0.0174533" office:value-type="float" office:value="0.645768099999998" calcext:value-type="float">
            <text:p>0.645768099999998</text:p>
          </table:table-cell>
          <table:table-cell table:formula="of:=[.D5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79] + COS([.C580]) * [.D580]" office:value-type="float" office:value="3.61672717360924" calcext:value-type="float">
            <text:p>3.61672717360924</text:p>
          </table:table-cell>
          <table:table-cell table:formula="of:=[.B579]+ SIN([.C580]) * [.D580]" office:value-type="float" office:value="-10.2135128550171" calcext:value-type="float">
            <text:p>-10.2135128550171</text:p>
          </table:table-cell>
          <table:table-cell table:style-name="ce6" table:formula="of:=[.C579] + 0.0174533" office:value-type="float" office:value="0.663221399999998" calcext:value-type="float">
            <text:p>0.663221399999998</text:p>
          </table:table-cell>
          <table:table-cell table:formula="of:=[.D5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0] + COS([.C581]) * [.D581]" office:value-type="float" office:value="3.69444200312388" calcext:value-type="float">
            <text:p>3.69444200312388</text:p>
          </table:table-cell>
          <table:table-cell table:formula="of:=[.B580]+ SIN([.C581]) * [.D581]" office:value-type="float" office:value="-10.1505811040999" calcext:value-type="float">
            <text:p>-10.1505811040999</text:p>
          </table:table-cell>
          <table:table-cell table:style-name="ce6" table:formula="of:=[.C580] + 0.0174533" office:value-type="float" office:value="0.680674699999998" calcext:value-type="float">
            <text:p>0.680674699999998</text:p>
          </table:table-cell>
          <table:table-cell table:formula="of:=[.D5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1] + COS([.C582]) * [.D582]" office:value-type="float" office:value="3.77104668531795" calcext:value-type="float">
            <text:p>3.77104668531795</text:p>
          </table:table-cell>
          <table:table-cell table:formula="of:=[.B581]+ SIN([.C582]) * [.D582]" office:value-type="float" office:value="-10.0863026266292" calcext:value-type="float">
            <text:p>-10.0863026266292</text:p>
          </table:table-cell>
          <table:table-cell table:style-name="ce6" table:formula="of:=[.C581] + 0.0174533" office:value-type="float" office:value="0.698127999999998" calcext:value-type="float">
            <text:p>0.698127999999998</text:p>
          </table:table-cell>
          <table:table-cell table:formula="of:=[.D5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2] + COS([.C583]) * [.D583]" office:value-type="float" office:value="3.84651788564315" calcext:value-type="float">
            <text:p>3.84651788564315</text:p>
          </table:table-cell>
          <table:table-cell table:formula="of:=[.B582]+ SIN([.C583]) * [.D583]" office:value-type="float" office:value="-10.0206970024689" calcext:value-type="float">
            <text:p>-10.0206970024689</text:p>
          </table:table-cell>
          <table:table-cell table:style-name="ce6" table:formula="of:=[.C582] + 0.0174533" office:value-type="float" office:value="0.715581299999998" calcext:value-type="float">
            <text:p>0.715581299999998</text:p>
          </table:table-cell>
          <table:table-cell table:formula="of:=[.D5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3] + COS([.C584]) * [.D584]" office:value-type="float" office:value="3.92083261482106" calcext:value-type="float">
            <text:p>3.92083261482106</text:p>
          </table:table-cell>
          <table:table-cell table:formula="of:=[.B583]+ SIN([.C584]) * [.D584]" office:value-type="float" office:value="-9.95378421574454" calcext:value-type="float">
            <text:p>-9.95378421574454</text:p>
          </table:table-cell>
          <table:table-cell table:style-name="ce6" table:formula="of:=[.C583] + 0.0174533" office:value-type="float" office:value="0.733034599999998" calcext:value-type="float">
            <text:p>0.733034599999998</text:p>
          </table:table-cell>
          <table:table-cell table:formula="of:=[.D5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4] + COS([.C585]) * [.D585]" office:value-type="float" office:value="3.99396823584587" calcext:value-type="float">
            <text:p>3.99396823584587</text:p>
          </table:table-cell>
          <table:table-cell table:formula="of:=[.B584]+ SIN([.C585]) * [.D585]" office:value-type="float" office:value="-9.88558464875679" calcext:value-type="float">
            <text:p>-9.88558464875679</text:p>
          </table:table-cell>
          <table:table-cell table:style-name="ce6" table:formula="of:=[.C584] + 0.0174533" office:value-type="float" office:value="0.750487899999998" calcext:value-type="float">
            <text:p>0.750487899999998</text:p>
          </table:table-cell>
          <table:table-cell table:formula="of:=[.D5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5] + COS([.C586]) * [.D586]" office:value-type="float" office:value="4.06590247087983" calcext:value-type="float">
            <text:p>4.06590247087983</text:p>
          </table:table-cell>
          <table:table-cell table:formula="of:=[.B585]+ SIN([.C586]) * [.D586]" office:value-type="float" office:value="-9.81611907577219" calcext:value-type="float">
            <text:p>-9.81611907577219</text:p>
          </table:table-cell>
          <table:table-cell table:style-name="ce6" table:formula="of:=[.C585] + 0.0174533" office:value-type="float" office:value="0.767941199999998" calcext:value-type="float">
            <text:p>0.767941199999998</text:p>
          </table:table-cell>
          <table:table-cell table:formula="of:=[.D5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6] + COS([.C587]) * [.D587]" office:value-type="float" office:value="4.13661340803933" calcext:value-type="float">
            <text:p>4.13661340803933</text:p>
          </table:table-cell>
          <table:table-cell table:formula="of:=[.B586]+ SIN([.C587]) * [.D587]" office:value-type="float" office:value="-9.74540865669533" calcext:value-type="float">
            <text:p>-9.74540865669533</text:p>
          </table:table-cell>
          <table:table-cell table:style-name="ce6" table:formula="of:=[.C586] + 0.0174533" office:value-type="float" office:value="0.785394499999998" calcext:value-type="float">
            <text:p>0.785394499999998</text:p>
          </table:table-cell>
          <table:table-cell table:formula="of:=[.D5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7] + COS([.C588]) * [.D588]" office:value-type="float" office:value="4.20607950806945" calcext:value-type="float">
            <text:p>4.20607950806945</text:p>
          </table:table-cell>
          <table:table-cell table:formula="of:=[.B587]+ SIN([.C588]) * [.D588]" office:value-type="float" office:value="-9.67347493062331" calcext:value-type="float">
            <text:p>-9.67347493062331</text:p>
          </table:table-cell>
          <table:table-cell table:style-name="ce6" table:formula="of:=[.C587] + 0.0174533" office:value-type="float" office:value="0.802847799999998" calcext:value-type="float">
            <text:p>0.802847799999998</text:p>
          </table:table-cell>
          <table:table-cell table:formula="of:=[.D5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8] + COS([.C589]) * [.D589]" office:value-type="float" office:value="4.27427961090506" calcext:value-type="float">
            <text:p>4.27427961090506</text:p>
          </table:table-cell>
          <table:table-cell table:formula="of:=[.B588]+ SIN([.C589]) * [.D589]" office:value-type="float" office:value="-9.6003398092847" calcext:value-type="float">
            <text:p>-9.6003398092847</text:p>
          </table:table-cell>
          <table:table-cell table:style-name="ce6" table:formula="of:=[.C588] + 0.0174533" office:value-type="float" office:value="0.820301099999998" calcext:value-type="float">
            <text:p>0.820301099999998</text:p>
          </table:table-cell>
          <table:table-cell table:formula="of:=[.D5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89] + COS([.C590]) * [.D590]" office:value-type="float" office:value="4.34119294211636" calcext:value-type="float">
            <text:p>4.34119294211636</text:p>
          </table:table-cell>
          <table:table-cell table:formula="of:=[.B589]+ SIN([.C590]) * [.D590]" office:value-type="float" office:value="-9.52602557036505" calcext:value-type="float">
            <text:p>-9.52602557036505</text:p>
          </table:table-cell>
          <table:table-cell table:style-name="ce6" table:formula="of:=[.C589] + 0.0174533" office:value-type="float" office:value="0.837754399999998" calcext:value-type="float">
            <text:p>0.837754399999998</text:p>
          </table:table-cell>
          <table:table-cell table:formula="of:=[.D5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0] + COS([.C591]) * [.D591]" office:value-type="float" office:value="4.40679911923698" calcext:value-type="float">
            <text:p>4.40679911923698</text:p>
          </table:table-cell>
          <table:table-cell table:formula="of:=[.B590]+ SIN([.C591]) * [.D591]" office:value-type="float" office:value="-9.45055485072083" calcext:value-type="float">
            <text:p>-9.45055485072083</text:p>
          </table:table-cell>
          <table:table-cell table:style-name="ce6" table:formula="of:=[.C590] + 0.0174533" office:value-type="float" office:value="0.855207699999998" calcext:value-type="float">
            <text:p>0.855207699999998</text:p>
          </table:table-cell>
          <table:table-cell table:formula="of:=[.D5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1] + COS([.C592]) * [.D592]" office:value-type="float" office:value="4.47107815797271" calcext:value-type="float">
            <text:p>4.47107815797271</text:p>
          </table:table-cell>
          <table:table-cell table:formula="of:=[.B591]+ SIN([.C592]) * [.D592]" office:value-type="float" office:value="-9.37395063948404" calcext:value-type="float">
            <text:p>-9.37395063948404</text:p>
          </table:table-cell>
          <table:table-cell table:style-name="ce6" table:formula="of:=[.C591] + 0.0174533" office:value-type="float" office:value="0.872660999999998" calcext:value-type="float">
            <text:p>0.872660999999998</text:p>
          </table:table-cell>
          <table:table-cell table:formula="of:=[.D5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2] + COS([.C593]) * [.D593]" office:value-type="float" office:value="4.53401047828888" calcext:value-type="float">
            <text:p>4.53401047828888</text:p>
          </table:table-cell>
          <table:table-cell table:formula="of:=[.B592]+ SIN([.C593]) * [.D593]" office:value-type="float" office:value="-9.29623627105951" calcext:value-type="float">
            <text:p>-9.29623627105951</text:p>
          </table:table-cell>
          <table:table-cell table:style-name="ce6" table:formula="of:=[.C592] + 0.0174533" office:value-type="float" office:value="0.890114299999998" calcext:value-type="float">
            <text:p>0.890114299999998</text:p>
          </table:table-cell>
          <table:table-cell table:formula="of:=[.D5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3] + COS([.C594]) * [.D594]" office:value-type="float" office:value="4.59557691037465" calcext:value-type="float">
            <text:p>4.59557691037465</text:p>
          </table:table-cell>
          <table:table-cell table:formula="of:=[.B593]+ SIN([.C594]) * [.D594]" office:value-type="float" office:value="-9.21743541801699" calcext:value-type="float">
            <text:p>-9.21743541801699</text:p>
          </table:table-cell>
          <table:table-cell table:style-name="ce6" table:formula="of:=[.C593] + 0.0174533" office:value-type="float" office:value="0.907567599999998" calcext:value-type="float">
            <text:p>0.907567599999998</text:p>
          </table:table-cell>
          <table:table-cell table:formula="of:=[.D5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4] + COS([.C595]) * [.D595]" office:value-type="float" office:value="4.65575870048232" calcext:value-type="float">
            <text:p>4.65575870048232</text:p>
          </table:table-cell>
          <table:table-cell table:formula="of:=[.B594]+ SIN([.C595]) * [.D595]" office:value-type="float" office:value="-9.13757208388025" calcext:value-type="float">
            <text:p>-9.13757208388025</text:p>
          </table:table-cell>
          <table:table-cell table:style-name="ce6" table:formula="of:=[.C594] + 0.0174533" office:value-type="float" office:value="0.925020899999998" calcext:value-type="float">
            <text:p>0.925020899999998</text:p>
          </table:table-cell>
          <table:table-cell table:formula="of:=[.D5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5] + COS([.C596]) * [.D596]" office:value-type="float" office:value="4.71453751663992" calcext:value-type="float">
            <text:p>4.71453751663992</text:p>
          </table:table-cell>
          <table:table-cell table:formula="of:=[.B595]+ SIN([.C596]) * [.D596]" office:value-type="float" office:value="-9.05667059581538" calcext:value-type="float">
            <text:p>-9.05667059581538</text:p>
          </table:table-cell>
          <table:table-cell table:style-name="ce6" table:formula="of:=[.C595] + 0.0174533" office:value-type="float" office:value="0.942474199999998" calcext:value-type="float">
            <text:p>0.942474199999998</text:p>
          </table:table-cell>
          <table:table-cell table:formula="of:=[.D5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6] + COS([.C597]) * [.D597]" office:value-type="float" office:value="4.77189545423531" calcext:value-type="float">
            <text:p>4.77189545423531</text:p>
          </table:table-cell>
          <table:table-cell table:formula="of:=[.B596]+ SIN([.C597]) * [.D597]" office:value-type="float" office:value="-8.97475559722047" calcext:value-type="float">
            <text:p>-8.97475559722047</text:p>
          </table:table-cell>
          <table:table-cell table:style-name="ce6" table:formula="of:=[.C596] + 0.0174533" office:value-type="float" office:value="0.959927499999998" calcext:value-type="float">
            <text:p>0.959927499999998</text:p>
          </table:table-cell>
          <table:table-cell table:formula="of:=[.D5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7] + COS([.C598]) * [.D598]" office:value-type="float" office:value="4.82781504147006" calcext:value-type="float">
            <text:p>4.82781504147006</text:p>
          </table:table-cell>
          <table:table-cell table:formula="of:=[.B597]+ SIN([.C598]) * [.D598]" office:value-type="float" office:value="-8.89185204021901" calcext:value-type="float">
            <text:p>-8.89185204021901</text:p>
          </table:table-cell>
          <table:table-cell table:style-name="ce6" table:formula="of:=[.C597] + 0.0174533" office:value-type="float" office:value="0.977380799999998" calcext:value-type="float">
            <text:p>0.977380799999998</text:p>
          </table:table-cell>
          <table:table-cell table:formula="of:=[.D5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8] + COS([.C599]) * [.D599]" office:value-type="float" office:value="4.88227924468161" calcext:value-type="float">
            <text:p>4.88227924468161</text:p>
          </table:table-cell>
          <table:table-cell table:formula="of:=[.B598]+ SIN([.C599]) * [.D599]" office:value-type="float" office:value="-8.80798517805921" calcext:value-type="float">
            <text:p>-8.80798517805921</text:p>
          </table:table-cell>
          <table:table-cell table:style-name="ce6" table:formula="of:=[.C598] + 0.0174533" office:value-type="float" office:value="0.994834099999998" calcext:value-type="float">
            <text:p>0.994834099999998</text:p>
          </table:table-cell>
          <table:table-cell table:formula="of:=[.D5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599] + COS([.C600]) * [.D600]" office:value-type="float" office:value="4.93527147353184" calcext:value-type="float">
            <text:p>4.93527147353184</text:p>
          </table:table-cell>
          <table:table-cell table:formula="of:=[.B599]+ SIN([.C600]) * [.D600]" office:value-type="float" office:value="-8.72318055742162" calcext:value-type="float">
            <text:p>-8.72318055742162</text:p>
          </table:table-cell>
          <table:table-cell table:style-name="ce6" table:formula="of:=[.C599] + 0.0174533" office:value-type="float" office:value="1.0122874" calcext:value-type="float">
            <text:p>1.0122874</text:p>
          </table:table-cell>
          <table:table-cell table:formula="of:=[.D5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0] + COS([.C601]) * [.D601]" office:value-type="float" office:value="4.98677558606064" calcext:value-type="float">
            <text:p>4.98677558606064</text:p>
          </table:table-cell>
          <table:table-cell table:formula="of:=[.B600]+ SIN([.C601]) * [.D601]" office:value-type="float" office:value="-8.63746401063735" calcext:value-type="float">
            <text:p>-8.63746401063735</text:p>
          </table:table-cell>
          <table:table-cell table:style-name="ce6" table:formula="of:=[.C600] + 0.0174533" office:value-type="float" office:value="1.0297407" calcext:value-type="float">
            <text:p>1.0297407</text:p>
          </table:table-cell>
          <table:table-cell table:formula="of:=[.D6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1] + COS([.C602]) * [.D602]" office:value-type="float" office:value="5.03677589360298" calcext:value-type="float">
            <text:p>5.03677589360298</text:p>
          </table:table-cell>
          <table:table-cell table:formula="of:=[.B601]+ SIN([.C602]) * [.D602]" office:value-type="float" office:value="-8.55086164781928" calcext:value-type="float">
            <text:p>-8.55086164781928</text:p>
          </table:table-cell>
          <table:table-cell table:style-name="ce6" table:formula="of:=[.C601] + 0.0174533" office:value-type="float" office:value="1.047194" calcext:value-type="float">
            <text:p>1.047194</text:p>
          </table:table-cell>
          <table:table-cell table:formula="of:=[.D6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2] + COS([.C603]) * [.D603]" office:value-type="float" office:value="5.08525716556774" calcext:value-type="float">
            <text:p>5.08525716556774</text:p>
          </table:table-cell>
          <table:table-cell table:formula="of:=[.B602]+ SIN([.C603]) * [.D603]" office:value-type="float" office:value="-8.46339984890868" calcext:value-type="float">
            <text:p>-8.46339984890868</text:p>
          </table:table-cell>
          <table:table-cell table:style-name="ce6" table:formula="of:=[.C602] + 0.0174533" office:value-type="float" office:value="1.0646473" calcext:value-type="float">
            <text:p>1.0646473</text:p>
          </table:table-cell>
          <table:table-cell table:formula="of:=[.D6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3] + COS([.C604]) * [.D604]" office:value-type="float" office:value="5.13220463407718" calcext:value-type="float">
            <text:p>5.13220463407718</text:p>
          </table:table-cell>
          <table:table-cell table:formula="of:=[.B603]+ SIN([.C604]) * [.D604]" office:value-type="float" office:value="-8.37510525563959" calcext:value-type="float">
            <text:p>-8.37510525563959</text:p>
          </table:table-cell>
          <table:table-cell table:style-name="ce6" table:formula="of:=[.C603] + 0.0174533" office:value-type="float" office:value="1.0821006" calcext:value-type="float">
            <text:p>1.0821006</text:p>
          </table:table-cell>
          <table:table-cell table:formula="of:=[.D6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4] + COS([.C605]) * [.D605]" office:value-type="float" office:value="5.17760399846535" calcext:value-type="float">
            <text:p>5.17760399846535</text:p>
          </table:table-cell>
          <table:table-cell table:formula="of:=[.B604]+ SIN([.C605]) * [.D605]" office:value-type="float" office:value="-8.28600476342349" calcext:value-type="float">
            <text:p>-8.28600476342349</text:p>
          </table:table-cell>
          <table:table-cell table:style-name="ce6" table:formula="of:=[.C604] + 0.0174533" office:value-type="float" office:value="1.0995539" calcext:value-type="float">
            <text:p>1.0995539</text:p>
          </table:table-cell>
          <table:table-cell table:formula="of:=[.D6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5] + COS([.C606]) * [.D606]" office:value-type="float" office:value="5.22144142963421" calcext:value-type="float">
            <text:p>5.22144142963421</text:p>
          </table:table-cell>
          <table:table-cell table:formula="of:=[.B605]+ SIN([.C606]) * [.D606]" office:value-type="float" office:value="-8.19612551315673" calcext:value-type="float">
            <text:p>-8.19612551315673</text:p>
          </table:table-cell>
          <table:table-cell table:style-name="ce6" table:formula="of:=[.C605] + 0.0174533" office:value-type="float" office:value="1.1170072" calcext:value-type="float">
            <text:p>1.1170072</text:p>
          </table:table-cell>
          <table:table-cell table:formula="of:=[.D6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6] + COS([.C607]) * [.D607]" office:value-type="float" office:value="5.26370357426612" calcext:value-type="float">
            <text:p>5.26370357426612</text:p>
          </table:table-cell>
          <table:table-cell table:formula="of:=[.B606]+ SIN([.C607]) * [.D607]" office:value-type="float" office:value="-8.10549488295307" calcext:value-type="float">
            <text:p>-8.10549488295307</text:p>
          </table:table-cell>
          <table:table-cell table:style-name="ce6" table:formula="of:=[.C606] + 0.0174533" office:value-type="float" office:value="1.1344605" calcext:value-type="float">
            <text:p>1.1344605</text:p>
          </table:table-cell>
          <table:table-cell table:formula="of:=[.D6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7] + COS([.C608]) * [.D608]" office:value-type="float" office:value="5.30437755889138" calcext:value-type="float">
            <text:p>5.30437755889138</text:p>
          </table:table-cell>
          <table:table-cell table:formula="of:=[.B607]+ SIN([.C608]) * [.D608]" office:value-type="float" office:value="-8.01414047980411" calcext:value-type="float">
            <text:p>-8.01414047980411</text:p>
          </table:table-cell>
          <table:table-cell table:style-name="ce6" table:formula="of:=[.C607] + 0.0174533" office:value-type="float" office:value="1.1519138" calcext:value-type="float">
            <text:p>1.1519138</text:p>
          </table:table-cell>
          <table:table-cell table:formula="of:=[.D6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8] + COS([.C609]) * [.D609]" office:value-type="float" office:value="5.34345099380964" calcext:value-type="float">
            <text:p>5.34345099380964</text:p>
          </table:table-cell>
          <table:table-cell table:formula="of:=[.B608]+ SIN([.C609]) * [.D609]" office:value-type="float" office:value="-7.92209013116985" calcext:value-type="float">
            <text:p>-7.92209013116985</text:p>
          </table:table-cell>
          <table:table-cell table:style-name="ce6" table:formula="of:=[.C608] + 0.0174533" office:value-type="float" office:value="1.1693671" calcext:value-type="float">
            <text:p>1.1693671</text:p>
          </table:table-cell>
          <table:table-cell table:formula="of:=[.D6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09] + COS([.C610]) * [.D610]" office:value-type="float" office:value="5.3809119768639" calcext:value-type="float">
            <text:p>5.3809119768639</text:p>
          </table:table-cell>
          <table:table-cell table:formula="of:=[.B609]+ SIN([.C610]) * [.D610]" office:value-type="float" office:value="-7.82937187650224" calcext:value-type="float">
            <text:p>-7.82937187650224</text:p>
          </table:table-cell>
          <table:table-cell table:style-name="ce6" table:formula="of:=[.C609] + 0.0174533" office:value-type="float" office:value="1.1868204" calcext:value-type="float">
            <text:p>1.1868204</text:p>
          </table:table-cell>
          <table:table-cell table:formula="of:=[.D6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0] + COS([.C611]) * [.D611]" office:value-type="float" office:value="5.41674909706607" calcext:value-type="float">
            <text:p>5.41674909706607</text:p>
          </table:table-cell>
          <table:table-cell table:formula="of:=[.B610]+ SIN([.C611]) * [.D611]" office:value-type="float" office:value="-7.73601395870404" calcext:value-type="float">
            <text:p>-7.73601395870404</text:p>
          </table:table-cell>
          <table:table-cell table:style-name="ce6" table:formula="of:=[.C610] + 0.0174533" office:value-type="float" office:value="1.2042737" calcext:value-type="float">
            <text:p>1.2042737</text:p>
          </table:table-cell>
          <table:table-cell table:formula="of:=[.D6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1] + COS([.C612]) * [.D612]" office:value-type="float" office:value="5.4509514380728" calcext:value-type="float">
            <text:p>5.4509514380728</text:p>
          </table:table-cell>
          <table:table-cell table:formula="of:=[.B611]+ SIN([.C612]) * [.D612]" office:value-type="float" office:value="-7.64204481552576" calcext:value-type="float">
            <text:p>-7.64204481552576</text:p>
          </table:table-cell>
          <table:table-cell table:style-name="ce6" table:formula="of:=[.C611] + 0.0174533" office:value-type="float" office:value="1.221727" calcext:value-type="float">
            <text:p>1.221727</text:p>
          </table:table-cell>
          <table:table-cell table:formula="of:=[.D6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2] + COS([.C613]) * [.D613]" office:value-type="float" office:value="5.48350858151077" calcext:value-type="float">
            <text:p>5.48350858151077</text:p>
          </table:table-cell>
          <table:table-cell table:formula="of:=[.B612]+ SIN([.C613]) * [.D613]" office:value-type="float" office:value="-7.54749307090325" calcext:value-type="float">
            <text:p>-7.54749307090325</text:p>
          </table:table-cell>
          <table:table-cell table:style-name="ce6" table:formula="of:=[.C612] + 0.0174533" office:value-type="float" office:value="1.2391803" calcext:value-type="float">
            <text:p>1.2391803</text:p>
          </table:table-cell>
          <table:table-cell table:formula="of:=[.D6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3] + COS([.C614]) * [.D614]" office:value-type="float" office:value="5.5144106101502" calcext:value-type="float">
            <text:p>5.5144106101502</text:p>
          </table:table-cell>
          <table:table-cell table:formula="of:=[.B613]+ SIN([.C614]) * [.D614]" office:value-type="float" office:value="-7.45238752623856" calcext:value-type="float">
            <text:p>-7.45238752623856</text:p>
          </table:table-cell>
          <table:table-cell table:style-name="ce6" table:formula="of:=[.C613] + 0.0174533" office:value-type="float" office:value="1.2566336" calcext:value-type="float">
            <text:p>1.2566336</text:p>
          </table:table-cell>
          <table:table-cell table:formula="of:=[.D6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4] + COS([.C615]) * [.D615]" office:value-type="float" office:value="5.54364811092574" calcext:value-type="float">
            <text:p>5.54364811092574</text:p>
          </table:table-cell>
          <table:table-cell table:formula="of:=[.B614]+ SIN([.C615]) * [.D615]" office:value-type="float" office:value="-7.35675715162672" calcext:value-type="float">
            <text:p>-7.35675715162672</text:p>
          </table:table-cell>
          <table:table-cell table:style-name="ce6" table:formula="of:=[.C614] + 0.0174533" office:value-type="float" office:value="1.2740869" calcext:value-type="float">
            <text:p>1.2740869</text:p>
          </table:table-cell>
          <table:table-cell table:formula="of:=[.D6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5] + COS([.C616]) * [.D616]" office:value-type="float" office:value="5.57121217780379" calcext:value-type="float">
            <text:p>5.57121217780379</text:p>
          </table:table-cell>
          <table:table-cell table:formula="of:=[.B615]+ SIN([.C616]) * [.D616]" office:value-type="float" office:value="-7.26063107703121" calcext:value-type="float">
            <text:p>-7.26063107703121</text:p>
          </table:table-cell>
          <table:table-cell table:style-name="ce6" table:formula="of:=[.C615] + 0.0174533" office:value-type="float" office:value="1.2915402" calcext:value-type="float">
            <text:p>1.2915402</text:p>
          </table:table-cell>
          <table:table-cell table:formula="of:=[.D6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6] + COS([.C617]) * [.D617]" office:value-type="float" office:value="5.59709441449537" calcext:value-type="float">
            <text:p>5.59709441449537</text:p>
          </table:table-cell>
          <table:table-cell table:formula="of:=[.B616]+ SIN([.C617]) * [.D617]" office:value-type="float" office:value="-7.16403858341064" calcext:value-type="float">
            <text:p>-7.16403858341064</text:p>
          </table:table-cell>
          <table:table-cell table:style-name="ce6" table:formula="of:=[.C616] + 0.0174533" office:value-type="float" office:value="1.3089935" calcext:value-type="float">
            <text:p>1.3089935</text:p>
          </table:table-cell>
          <table:table-cell table:formula="of:=[.D6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7] + COS([.C618]) * [.D618]" office:value-type="float" office:value="5.6212869370137" calcext:value-type="float">
            <text:p>5.6212869370137</text:p>
          </table:table-cell>
          <table:table-cell table:formula="of:=[.B617]+ SIN([.C618]) * [.D618]" office:value-type="float" office:value="-7.06700909379949" calcext:value-type="float">
            <text:p>-7.06700909379949</text:p>
          </table:table-cell>
          <table:table-cell table:style-name="ce6" table:formula="of:=[.C617] + 0.0174533" office:value-type="float" office:value="1.3264468" calcext:value-type="float">
            <text:p>1.3264468</text:p>
          </table:table-cell>
          <table:table-cell table:formula="of:=[.D6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8] + COS([.C619]) * [.D619]" office:value-type="float" office:value="5.64378237607573" calcext:value-type="float">
            <text:p>5.64378237607573</text:p>
          </table:table-cell>
          <table:table-cell table:formula="of:=[.B618]+ SIN([.C619]) * [.D619]" office:value-type="float" office:value="-6.96957216434558" calcext:value-type="float">
            <text:p>-6.96957216434558</text:p>
          </table:table-cell>
          <table:table-cell table:style-name="ce6" table:formula="of:=[.C618] + 0.0174533" office:value-type="float" office:value="1.3439001" calcext:value-type="float">
            <text:p>1.3439001</text:p>
          </table:table-cell>
          <table:table-cell table:formula="of:=[.D6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19] + COS([.C620]) * [.D620]" office:value-type="float" office:value="5.66457387934695" calcext:value-type="float">
            <text:p>5.66457387934695</text:p>
          </table:table-cell>
          <table:table-cell table:formula="of:=[.B619]+ SIN([.C620]) * [.D620]" office:value-type="float" office:value="-6.87175747530695" calcext:value-type="float">
            <text:p>-6.87175747530695</text:p>
          </table:table-cell>
          <table:table-cell table:style-name="ce6" table:formula="of:=[.C619] + 0.0174533" office:value-type="float" office:value="1.3613534" calcext:value-type="float">
            <text:p>1.3613534</text:p>
          </table:table-cell>
          <table:table-cell table:formula="of:=[.D6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0] + COS([.C621]) * [.D621]" office:value-type="float" office:value="5.68365511352862" calcext:value-type="float">
            <text:p>5.68365511352862</text:p>
          </table:table-cell>
          <table:table-cell table:formula="of:=[.B620]+ SIN([.C621]) * [.D621]" office:value-type="float" office:value="-6.77359482201098" calcext:value-type="float">
            <text:p>-6.77359482201098</text:p>
          </table:table-cell>
          <table:table-cell table:style-name="ce6" table:formula="of:=[.C620] + 0.0174533" office:value-type="float" office:value="1.3788067" calcext:value-type="float">
            <text:p>1.3788067</text:p>
          </table:table-cell>
          <table:table-cell table:formula="of:=[.D6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1] + COS([.C622]) * [.D622]" office:value-type="float" office:value="5.70102026628697" calcext:value-type="float">
            <text:p>5.70102026628697</text:p>
          </table:table-cell>
          <table:table-cell table:formula="of:=[.B621]+ SIN([.C622]) * [.D622]" office:value-type="float" office:value="-6.67511410577842" calcext:value-type="float">
            <text:p>-6.67511410577842</text:p>
          </table:table-cell>
          <table:table-cell table:style-name="ce6" table:formula="of:=[.C621] + 0.0174533" office:value-type="float" office:value="1.39626" calcext:value-type="float">
            <text:p>1.39626</text:p>
          </table:table-cell>
          <table:table-cell table:formula="of:=[.D6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2] + COS([.C623]) * [.D623]" office:value-type="float" office:value="5.71666404802372" calcext:value-type="float">
            <text:p>5.71666404802372</text:p>
          </table:table-cell>
          <table:table-cell table:formula="of:=[.B622]+ SIN([.C623]) * [.D623]" office:value-type="float" office:value="-6.57634532481514" calcext:value-type="float">
            <text:p>-6.57634532481514</text:p>
          </table:table-cell>
          <table:table-cell table:style-name="ce6" table:formula="of:=[.C622] + 0.0174533" office:value-type="float" office:value="1.4137133" calcext:value-type="float">
            <text:p>1.4137133</text:p>
          </table:table-cell>
          <table:table-cell table:formula="of:=[.D62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3] + COS([.C624]) * [.D624]" office:value-type="float" office:value="5.73058169348733" calcext:value-type="float">
            <text:p>5.73058169348733</text:p>
          </table:table-cell>
          <table:table-cell table:formula="of:=[.B623]+ SIN([.C624]) * [.D624]" office:value-type="float" office:value="-6.4773185650744" calcext:value-type="float">
            <text:p>-6.4773185650744</text:p>
          </table:table-cell>
          <table:table-cell table:style-name="ce6" table:formula="of:=[.C623] + 0.0174533" office:value-type="float" office:value="1.4311666" calcext:value-type="float">
            <text:p>1.4311666</text:p>
          </table:table-cell>
          <table:table-cell table:formula="of:=[.D62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4] + COS([.C625]) * [.D625]" office:value-type="float" office:value="5.74276896322454" calcext:value-type="float">
            <text:p>5.74276896322454</text:p>
          </table:table-cell>
          <table:table-cell table:formula="of:=[.B624]+ SIN([.C625]) * [.D625]" office:value-type="float" office:value="-6.37806399109238" calcext:value-type="float">
            <text:p>-6.37806399109238</text:p>
          </table:table-cell>
          <table:table-cell table:style-name="ce6" table:formula="of:=[.C624] + 0.0174533" office:value-type="float" office:value="1.4486199" calcext:value-type="float">
            <text:p>1.4486199</text:p>
          </table:table-cell>
          <table:table-cell table:formula="of:=[.D62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5] + COS([.C626]) * [.D626]" office:value-type="float" office:value="5.75322214487173" calcext:value-type="float">
            <text:p>5.75322214487173</text:p>
          </table:table-cell>
          <table:table-cell table:formula="of:=[.B625]+ SIN([.C626]) * [.D626]" office:value-type="float" office:value="-6.27861183679972" calcext:value-type="float">
            <text:p>-6.27861183679972</text:p>
          </table:table-cell>
          <table:table-cell table:style-name="ce6" table:formula="of:=[.C625] + 0.0174533" office:value-type="float" office:value="1.4660732" calcext:value-type="float">
            <text:p>1.4660732</text:p>
          </table:table-cell>
          <table:table-cell table:formula="of:=[.D62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6] + COS([.C627]) * [.D627]" office:value-type="float" office:value="5.76193805428578" calcext:value-type="float">
            <text:p>5.76193805428578</text:p>
          </table:table-cell>
          <table:table-cell table:formula="of:=[.B626]+ SIN([.C627]) * [.D627]" office:value-type="float" office:value="-6.178992396312" calcext:value-type="float">
            <text:p>-6.178992396312</text:p>
          </table:table-cell>
          <table:table-cell table:style-name="ce6" table:formula="of:=[.C626] + 0.0174533" office:value-type="float" office:value="1.4835265" calcext:value-type="float">
            <text:p>1.4835265</text:p>
          </table:table-cell>
          <table:table-cell table:formula="of:=[.D62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7] + COS([.C628]) * [.D628]" office:value-type="float" office:value="5.76891403651399" calcext:value-type="float">
            <text:p>5.76891403651399</text:p>
          </table:table-cell>
          <table:table-cell table:formula="of:=[.B627]+ SIN([.C628]) * [.D628]" office:value-type="float" office:value="-6.07923601470184" calcext:value-type="float">
            <text:p>-6.07923601470184</text:p>
          </table:table-cell>
          <table:table-cell table:style-name="ce6" table:formula="of:=[.C627] + 0.0174533" office:value-type="float" office:value="1.5009798" calcext:value-type="float">
            <text:p>1.5009798</text:p>
          </table:table-cell>
          <table:table-cell table:formula="of:=[.D62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8] + COS([.C629]) * [.D629]" office:value-type="float" office:value="5.77414796660276" calcext:value-type="float">
            <text:p>5.77414796660276</text:p>
          </table:table-cell>
          <table:table-cell table:formula="of:=[.B628]+ SIN([.C629]) * [.D629]" office:value-type="float" office:value="-5.97937307875549" calcext:value-type="float">
            <text:p>-5.97937307875549</text:p>
          </table:table-cell>
          <table:table-cell table:style-name="ce6" table:formula="of:=[.C628] + 0.0174533" office:value-type="float" office:value="1.5184331" calcext:value-type="float">
            <text:p>1.5184331</text:p>
          </table:table-cell>
          <table:table-cell table:formula="of:=[.D62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29] + COS([.C630]) * [.D630]" office:value-type="float" office:value="5.77763825024492" calcext:value-type="float">
            <text:p>5.77763825024492</text:p>
          </table:table-cell>
          <table:table-cell table:formula="of:=[.B629]+ SIN([.C630]) * [.D630]" office:value-type="float" office:value="-5.87943400771669" calcext:value-type="float">
            <text:p>-5.87943400771669</text:p>
          </table:table-cell>
          <table:table-cell table:style-name="ce6" table:formula="of:=[.C629] + 0.0174533" office:value-type="float" office:value="1.5358864" calcext:value-type="float">
            <text:p>1.5358864</text:p>
          </table:table-cell>
          <table:table-cell table:formula="of:=[.D62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0] + COS([.C631]) * [.D631]" office:value-type="float" office:value="5.77938382426535" calcext:value-type="float">
            <text:p>5.77938382426535</text:p>
          </table:table-cell>
          <table:table-cell table:formula="of:=[.B630]+ SIN([.C631]) * [.D631]" office:value-type="float" office:value="-5.77944924402072" calcext:value-type="float">
            <text:p>-5.77944924402072</text:p>
          </table:table-cell>
          <table:table-cell table:style-name="ce6" table:formula="of:=[.C630] + 0.0174533" office:value-type="float" office:value="1.55333969999999" calcext:value-type="float">
            <text:p>1.55333969999999</text:p>
          </table:table-cell>
          <table:table-cell table:formula="of:=[.D63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1] + COS([.C632]) * [.D632]" office:value-type="float" office:value="5.77938415694484" calcext:value-type="float">
            <text:p>5.77938415694484</text:p>
          </table:table-cell>
          <table:table-cell table:formula="of:=[.B631]+ SIN([.C632]) * [.D632]" office:value-type="float" office:value="-5.67944924402127" calcext:value-type="float">
            <text:p>-5.67944924402127</text:p>
          </table:table-cell>
          <table:table-cell table:style-name="ce6" table:formula="of:=[.C631] + 0.0174533" office:value-type="float" office:value="1.57079299999999" calcext:value-type="float">
            <text:p>1.57079299999999</text:p>
          </table:table-cell>
          <table:table-cell table:formula="of:=[.D63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2] + COS([.C633]) * [.D633]" office:value-type="float" office:value="5.77763924818206" calcext:value-type="float">
            <text:p>5.77763924818206</text:p>
          </table:table-cell>
          <table:table-cell table:formula="of:=[.B632]+ SIN([.C633]) * [.D633]" office:value-type="float" office:value="-5.57946446871318" calcext:value-type="float">
            <text:p>-5.57946446871318</text:p>
          </table:table-cell>
          <table:table-cell table:style-name="ce6" table:formula="of:=[.C632] + 0.0174533" office:value-type="float" office:value="1.58824629999999" calcext:value-type="float">
            <text:p>1.58824629999999</text:p>
          </table:table-cell>
          <table:table-cell table:formula="of:=[.D63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3] + COS([.C634]) * [.D634]" office:value-type="float" office:value="5.77414962949356" calcext:value-type="float">
            <text:p>5.77414962949356</text:p>
          </table:table-cell>
          <table:table-cell table:formula="of:=[.B633]+ SIN([.C634]) * [.D634]" office:value-type="float" office:value="-5.47952537445369" calcext:value-type="float">
            <text:p>-5.47952537445369</text:p>
          </table:table-cell>
          <table:table-cell table:style-name="ce6" table:formula="of:=[.C633] + 0.0174533" office:value-type="float" office:value="1.60569959999999" calcext:value-type="float">
            <text:p>1.60569959999999</text:p>
          </table:table-cell>
          <table:table-cell table:formula="of:=[.D63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4] + COS([.C635]) * [.D635]" office:value-type="float" office:value="5.76891636385191" calcext:value-type="float">
            <text:p>5.76891636385191</text:p>
          </table:table-cell>
          <table:table-cell table:formula="of:=[.B634]+ SIN([.C635]) * [.D635]" office:value-type="float" office:value="-5.37966240368512" calcext:value-type="float">
            <text:p>-5.37966240368512</text:p>
          </table:table-cell>
          <table:table-cell table:style-name="ce6" table:formula="of:=[.C634] + 0.0174533" office:value-type="float" office:value="1.62315289999999" calcext:value-type="float">
            <text:p>1.62315289999999</text:p>
          </table:table-cell>
          <table:table-cell table:formula="of:=[.D63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5] + COS([.C636]) * [.D636]" office:value-type="float" office:value="5.76194104536191" calcext:value-type="float">
            <text:p>5.76194104536191</text:p>
          </table:table-cell>
          <table:table-cell table:formula="of:=[.B635]+ SIN([.C636]) * [.D636]" office:value-type="float" office:value="-5.27990597566184" calcext:value-type="float">
            <text:p>-5.27990597566184</text:p>
          </table:table-cell>
          <table:table-cell table:style-name="ce6" table:formula="of:=[.C635] + 0.0174533" office:value-type="float" office:value="1.64060619999999" calcext:value-type="float">
            <text:p>1.64060619999999</text:p>
          </table:table-cell>
          <table:table-cell table:formula="of:=[.D63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6] + COS([.C637]) * [.D637]" office:value-type="float" office:value="5.75322579877494" calcext:value-type="float">
            <text:p>5.75322579877494</text:p>
          </table:table-cell>
          <table:table-cell table:formula="of:=[.B636]+ SIN([.C637]) * [.D637]" office:value-type="float" office:value="-5.18028647718424" calcext:value-type="float">
            <text:p>-5.18028647718424</text:p>
          </table:table-cell>
          <table:table-cell table:style-name="ce6" table:formula="of:=[.C636] + 0.0174533" office:value-type="float" office:value="1.65805949999999" calcext:value-type="float">
            <text:p>1.65805949999999</text:p>
          </table:table-cell>
          <table:table-cell table:formula="of:=[.D63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7] + COS([.C638]) * [.D638]" office:value-type="float" office:value="5.74277327884182" calcext:value-type="float">
            <text:p>5.74277327884182</text:p>
          </table:table-cell>
          <table:table-cell table:formula="of:=[.B637]+ SIN([.C638]) * [.D638]" office:value-type="float" office:value="-5.0808342533426" calcext:value-type="float">
            <text:p>-5.0808342533426</text:p>
          </table:table-cell>
          <table:table-cell table:style-name="ce6" table:formula="of:=[.C637] + 0.0174533" office:value-type="float" office:value="1.67551279999999" calcext:value-type="float">
            <text:p>1.67551279999999</text:p>
          </table:table-cell>
          <table:table-cell table:formula="of:=[.D63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8] + COS([.C639]) * [.D639]" office:value-type="float" office:value="5.7305866695041" calcext:value-type="float">
            <text:p>5.7305866695041</text:p>
          </table:table-cell>
          <table:table-cell table:formula="of:=[.B638]+ SIN([.C639]) * [.D639]" office:value-type="float" office:value="-4.98157959827368" calcext:value-type="float">
            <text:p>-4.98157959827368</text:p>
          </table:table-cell>
          <table:table-cell table:style-name="ce6" table:formula="of:=[.C638] + 0.0174533" office:value-type="float" office:value="1.69296609999999" calcext:value-type="float">
            <text:p>1.69296609999999</text:p>
          </table:table-cell>
          <table:table-cell table:formula="of:=[.D63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39] + COS([.C640]) * [.D640]" office:value-type="float" office:value="5.71666968292424" calcext:value-type="float">
            <text:p>5.71666968292424</text:p>
          </table:table-cell>
          <table:table-cell table:formula="of:=[.B639]+ SIN([.C640]) * [.D640]" office:value-type="float" office:value="-4.88255274593284" calcext:value-type="float">
            <text:p>-4.88255274593284</text:p>
          </table:table-cell>
          <table:table-cell table:style-name="ce6" table:formula="of:=[.C639] + 0.0174533" office:value-type="float" office:value="1.71041939999999" calcext:value-type="float">
            <text:p>1.71041939999999</text:p>
          </table:table-cell>
          <table:table-cell table:formula="of:=[.D63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0] + COS([.C641]) * [.D641]" office:value-type="float" office:value="5.70102655835478" calcext:value-type="float">
            <text:p>5.70102655835478</text:p>
          </table:table-cell>
          <table:table-cell table:formula="of:=[.B640]+ SIN([.C641]) * [.D641]" office:value-type="float" office:value="-4.78378386088443" calcext:value-type="float">
            <text:p>-4.78378386088443</text:p>
          </table:table-cell>
          <table:table-cell table:style-name="ce6" table:formula="of:=[.C640] + 0.0174533" office:value-type="float" office:value="1.72787269999999" calcext:value-type="float">
            <text:p>1.72787269999999</text:p>
          </table:table-cell>
          <table:table-cell table:formula="of:=[.D64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1] + COS([.C642]) * [.D642]" office:value-type="float" office:value="5.68366206084711" calcext:value-type="float">
            <text:p>5.68366206084711</text:p>
          </table:table-cell>
          <table:table-cell table:formula="of:=[.B641]+ SIN([.C642]) * [.D642]" office:value-type="float" office:value="-4.68530302911344" calcext:value-type="float">
            <text:p>-4.68530302911344</text:p>
          </table:table-cell>
          <table:table-cell table:style-name="ce6" table:formula="of:=[.C641] + 0.0174533" office:value-type="float" office:value="1.74532599999999" calcext:value-type="float">
            <text:p>1.74532599999999</text:p>
          </table:table-cell>
          <table:table-cell table:formula="of:=[.D64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2] + COS([.C643]) * [.D643]" office:value-type="float" office:value="5.6645814797999" calcext:value-type="float">
            <text:p>5.6645814797999</text:p>
          </table:table-cell>
          <table:table-cell table:formula="of:=[.B642]+ SIN([.C643]) * [.D643]" office:value-type="float" office:value="-4.58714024886094" calcext:value-type="float">
            <text:p>-4.58714024886094</text:p>
          </table:table-cell>
          <table:table-cell table:style-name="ce6" table:formula="of:=[.C642] + 0.0174533" office:value-type="float" office:value="1.76277929999999" calcext:value-type="float">
            <text:p>1.76277929999999</text:p>
          </table:table-cell>
          <table:table-cell table:formula="of:=[.D64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3] + COS([.C644]) * [.D644]" office:value-type="float" office:value="5.64379062734795" calcext:value-type="float">
            <text:p>5.64379062734795</text:p>
          </table:table-cell>
          <table:table-cell table:formula="of:=[.B643]+ SIN([.C644]) * [.D644]" office:value-type="float" office:value="-4.48932542148635" calcext:value-type="float">
            <text:p>-4.48932542148635</text:p>
          </table:table-cell>
          <table:table-cell table:style-name="ce6" table:formula="of:=[.C643] + 0.0174533" office:value-type="float" office:value="1.78023259999999" calcext:value-type="float">
            <text:p>1.78023259999999</text:p>
          </table:table-cell>
          <table:table-cell table:formula="of:=[.D64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4] + COS([.C645]) * [.D645]" office:value-type="float" office:value="5.62129583659178" calcext:value-type="float">
            <text:p>5.62129583659178</text:p>
          </table:table-cell>
          <table:table-cell table:formula="of:=[.B644]+ SIN([.C645]) * [.D645]" office:value-type="float" office:value="-4.39188834235917" calcext:value-type="float">
            <text:p>-4.39188834235917</text:p>
          </table:table-cell>
          <table:table-cell table:style-name="ce6" table:formula="of:=[.C644] + 0.0174533" office:value-type="float" office:value="1.79768589999999" calcext:value-type="float">
            <text:p>1.79768589999999</text:p>
          </table:table-cell>
          <table:table-cell table:formula="of:=[.D64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5] + COS([.C646]) * [.D646]" office:value-type="float" office:value="5.59710395966841" calcext:value-type="float">
            <text:p>5.59710395966841</text:p>
          </table:table-cell>
          <table:table-cell table:formula="of:=[.B645]+ SIN([.C646]) * [.D646]" office:value-type="float" office:value="-4.29485869178305" calcext:value-type="float">
            <text:p>-4.29485869178305</text:p>
          </table:table-cell>
          <table:table-cell table:style-name="ce6" table:formula="of:=[.C645] + 0.0174533" office:value-type="float" office:value="1.81513919999999" calcext:value-type="float">
            <text:p>1.81513919999999</text:p>
          </table:table-cell>
          <table:table-cell table:formula="of:=[.D64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6] + COS([.C647]) * [.D647]" office:value-type="float" office:value="5.57122236566423" calcext:value-type="float">
            <text:p>5.57122236566423</text:p>
          </table:table-cell>
          <table:table-cell table:formula="of:=[.B646]+ SIN([.C647]) * [.D647]" office:value-type="float" office:value="-4.19826602595482" calcext:value-type="float">
            <text:p>-4.19826602595482</text:p>
          </table:table-cell>
          <table:table-cell table:style-name="ce6" table:formula="of:=[.C646] + 0.0174533" office:value-type="float" office:value="1.83259249999999" calcext:value-type="float">
            <text:p>1.83259249999999</text:p>
          </table:table-cell>
          <table:table-cell table:formula="of:=[.D64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7] + COS([.C648]) * [.D648]" office:value-type="float" office:value="5.54365893837026" calcext:value-type="float">
            <text:p>5.54365893837026</text:p>
          </table:table-cell>
          <table:table-cell table:formula="of:=[.B647]+ SIN([.C648]) * [.D648]" office:value-type="float" office:value="-4.10213976796145" calcext:value-type="float">
            <text:p>-4.10213976796145</text:p>
          </table:table-cell>
          <table:table-cell table:style-name="ce6" table:formula="of:=[.C647] + 0.0174533" office:value-type="float" office:value="1.85004579999999" calcext:value-type="float">
            <text:p>1.85004579999999</text:p>
          </table:table-cell>
          <table:table-cell table:formula="of:=[.D64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8] + COS([.C649]) * [.D649]" office:value-type="float" office:value="5.51442207388065" calcext:value-type="float">
            <text:p>5.51442207388065</text:p>
          </table:table-cell>
          <table:table-cell table:formula="of:=[.B648]+ SIN([.C649]) * [.D649]" office:value-type="float" office:value="-4.00650919881739" calcext:value-type="float">
            <text:p>-4.00650919881739</text:p>
          </table:table-cell>
          <table:table-cell table:style-name="ce6" table:formula="of:=[.C648] + 0.0174533" office:value-type="float" office:value="1.86749909999999" calcext:value-type="float">
            <text:p>1.86749909999999</text:p>
          </table:table-cell>
          <table:table-cell table:formula="of:=[.D64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49] + COS([.C650]) * [.D650]" office:value-type="float" office:value="5.48352067803519" calcext:value-type="float">
            <text:p>5.48352067803519</text:p>
          </table:table-cell>
          <table:table-cell table:formula="of:=[.B649]+ SIN([.C650]) * [.D650]" office:value-type="float" office:value="-3.91140344854538" calcext:value-type="float">
            <text:p>-3.91140344854538</text:p>
          </table:table-cell>
          <table:table-cell table:style-name="ce6" table:formula="of:=[.C649] + 0.0174533" office:value-type="float" office:value="1.88495239999999" calcext:value-type="float">
            <text:p>1.88495239999999</text:p>
          </table:table-cell>
          <table:table-cell table:formula="of:=[.D64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0] + COS([.C651]) * [.D651]" office:value-type="float" office:value="5.45096416370646" calcext:value-type="float">
            <text:p>5.45096416370646</text:p>
          </table:table-cell>
          <table:table-cell table:formula="of:=[.B650]+ SIN([.C651]) * [.D651]" office:value-type="float" office:value="-3.81685148730309" calcext:value-type="float">
            <text:p>-3.81685148730309</text:p>
          </table:table-cell>
          <table:table-cell table:style-name="ce6" table:formula="of:=[.C650] + 0.0174533" office:value-type="float" office:value="1.90240569999999" calcext:value-type="float">
            <text:p>1.90240569999999</text:p>
          </table:table-cell>
          <table:table-cell table:formula="of:=[.D65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1] + COS([.C652]) * [.D652]" office:value-type="float" office:value="5.41676244793262" calcext:value-type="float">
            <text:p>5.41676244793262</text:p>
          </table:table-cell>
          <table:table-cell table:formula="of:=[.B651]+ SIN([.C652]) * [.D652]" office:value-type="float" office:value="-3.72288211655854" calcext:value-type="float">
            <text:p>-3.72288211655854</text:p>
          </table:table-cell>
          <table:table-cell table:style-name="ce6" table:formula="of:=[.C651] + 0.0174533" office:value-type="float" office:value="1.91985899999999" calcext:value-type="float">
            <text:p>1.91985899999999</text:p>
          </table:table-cell>
          <table:table-cell table:formula="of:=[.D65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2] + COS([.C653]) * [.D653]" office:value-type="float" office:value="5.38092594889654" calcext:value-type="float">
            <text:p>5.38092594889654</text:p>
          </table:table-cell>
          <table:table-cell table:formula="of:=[.B652]+ SIN([.C653]) * [.D653]" office:value-type="float" office:value="-3.62952396031691" calcext:value-type="float">
            <text:p>-3.62952396031691</text:p>
          </table:table-cell>
          <table:table-cell table:style-name="ce6" table:formula="of:=[.C652] + 0.0174533" office:value-type="float" office:value="1.93731229999999" calcext:value-type="float">
            <text:p>1.93731229999999</text:p>
          </table:table-cell>
          <table:table-cell table:formula="of:=[.D65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3] + COS([.C654]) * [.D654]" office:value-type="float" office:value="5.34346558275234" calcext:value-type="float">
            <text:p>5.34346558275234</text:p>
          </table:table-cell>
          <table:table-cell table:formula="of:=[.B653]+ SIN([.C654]) * [.D654]" office:value-type="float" office:value="-3.53680545640134" calcext:value-type="float">
            <text:p>-3.53680545640134</text:p>
          </table:table-cell>
          <table:table-cell table:style-name="ce6" table:formula="of:=[.C653] + 0.0174533" office:value-type="float" office:value="1.95476559999999" calcext:value-type="float">
            <text:p>1.95476559999999</text:p>
          </table:table-cell>
          <table:table-cell table:formula="of:=[.D65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4] + COS([.C655]) * [.D655]" office:value-type="float" office:value="5.3043927603002" calcext:value-type="float">
            <text:p>5.3043927603002</text:p>
          </table:table-cell>
          <table:table-cell table:formula="of:=[.B654]+ SIN([.C655]) * [.D655]" office:value-type="float" office:value="-3.44475484779051" calcext:value-type="float">
            <text:p>-3.44475484779051</text:p>
          </table:table-cell>
          <table:table-cell table:style-name="ce6" table:formula="of:=[.C654] + 0.0174533" office:value-type="float" office:value="1.97221889999999" calcext:value-type="float">
            <text:p>1.97221889999999</text:p>
          </table:table-cell>
          <table:table-cell table:formula="of:=[.D65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5] + COS([.C656]) * [.D656]" office:value-type="float" office:value="5.26371938351057" calcext:value-type="float">
            <text:p>5.26371938351057</text:p>
          </table:table-cell>
          <table:table-cell table:formula="of:=[.B655]+ SIN([.C656]) * [.D656]" office:value-type="float" office:value="-3.35340017401555" calcext:value-type="float">
            <text:p>-3.35340017401555</text:p>
          </table:table-cell>
          <table:table-cell table:style-name="ce6" table:formula="of:=[.C655] + 0.0174533" office:value-type="float" office:value="1.98967219999999" calcext:value-type="float">
            <text:p>1.98967219999999</text:p>
          </table:table-cell>
          <table:table-cell table:formula="of:=[.D65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6] + COS([.C657]) * [.D657]" office:value-type="float" office:value="5.22145784189864" calcext:value-type="float">
            <text:p>5.22145784189864</text:p>
          </table:table-cell>
          <table:table-cell table:formula="of:=[.B656]+ SIN([.C657]) * [.D657]" office:value-type="float" office:value="-3.26276926261893" calcext:value-type="float">
            <text:p>-3.26276926261893</text:p>
          </table:table-cell>
          <table:table-cell table:style-name="ce6" table:formula="of:=[.C656] + 0.0174533" office:value-type="float" office:value="2.00712549999999" calcext:value-type="float">
            <text:p>2.00712549999999</text:p>
          </table:table-cell>
          <table:table-cell table:formula="of:=[.D65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7] + COS([.C658]) * [.D658]" office:value-type="float" office:value="5.17762100875041" calcext:value-type="float">
            <text:p>5.17762100875041</text:p>
          </table:table-cell>
          <table:table-cell table:formula="of:=[.B657]+ SIN([.C658]) * [.D658]" office:value-type="float" office:value="-3.17288972067787" calcext:value-type="float">
            <text:p>-3.17288972067787</text:p>
          </table:table-cell>
          <table:table-cell table:style-name="ce6" table:formula="of:=[.C657] + 0.0174533" office:value-type="float" office:value="2.02457879999999" calcext:value-type="float">
            <text:p>2.02457879999999</text:p>
          </table:table-cell>
          <table:table-cell table:formula="of:=[.D65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8] + COS([.C659]) * [.D659]" office:value-type="float" office:value="5.13222223720137" calcext:value-type="float">
            <text:p>5.13222223720137</text:p>
          </table:table-cell>
          <table:table-cell table:formula="of:=[.B658]+ SIN([.C659]) * [.D659]" office:value-type="float" office:value="-3.083788926395" calcext:value-type="float">
            <text:p>-3.083788926395</text:p>
          </table:table-cell>
          <table:table-cell table:style-name="ce6" table:formula="of:=[.C658] + 0.0174533" office:value-type="float" office:value="2.04203209999999" calcext:value-type="float">
            <text:p>2.04203209999999</text:p>
          </table:table-cell>
          <table:table-cell table:formula="of:=[.D65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59] + COS([.C660]) * [.D660]" office:value-type="float" office:value="5.08527535616897" calcext:value-type="float">
            <text:p>5.08527535616897</text:p>
          </table:table-cell>
          <table:table-cell table:formula="of:=[.B659]+ SIN([.C660]) * [.D660]" office:value-type="float" office:value="-2.99549402075866" calcext:value-type="float">
            <text:p>-2.99549402075866</text:p>
          </table:table-cell>
          <table:table-cell table:style-name="ce6" table:formula="of:=[.C659] + 0.0174533" office:value-type="float" office:value="2.05948539999999" calcext:value-type="float">
            <text:p>2.05948539999999</text:p>
          </table:table-cell>
          <table:table-cell table:formula="of:=[.D65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0] + COS([.C661]) * [.D661]" office:value-type="float" office:value="5.03679466614022" calcext:value-type="float">
            <text:p>5.03679466614022</text:p>
          </table:table-cell>
          <table:table-cell table:formula="of:=[.B660]+ SIN([.C661]) * [.D661]" office:value-type="float" office:value="-2.9080318992755" calcext:value-type="float">
            <text:p>-2.9080318992755</text:p>
          </table:table-cell>
          <table:table-cell table:style-name="ce6" table:formula="of:=[.C660] + 0.0174533" office:value-type="float" office:value="2.07693869999999" calcext:value-type="float">
            <text:p>2.07693869999999</text:p>
          </table:table-cell>
          <table:table-cell table:formula="of:=[.D66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1] + COS([.C662]) * [.D662]" office:value-type="float" office:value="4.98679493481559" calcext:value-type="float">
            <text:p>4.98679493481559</text:p>
          </table:table-cell>
          <table:table-cell table:formula="of:=[.B661]+ SIN([.C662]) * [.D662]" office:value-type="float" office:value="-2.82142920377781" calcext:value-type="float">
            <text:p>-2.82142920377781</text:p>
          </table:table-cell>
          <table:table-cell table:style-name="ce6" table:formula="of:=[.C661] + 0.0174533" office:value-type="float" office:value="2.09439199999999" calcext:value-type="float">
            <text:p>2.09439199999999</text:p>
          </table:table-cell>
          <table:table-cell table:formula="of:=[.D66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2] + COS([.C663]) * [.D663]" office:value-type="float" office:value="4.93529139261067" calcext:value-type="float">
            <text:p>4.93529139261067</text:p>
          </table:table-cell>
          <table:table-cell table:formula="of:=[.B662]+ SIN([.C663]) * [.D663]" office:value-type="float" office:value="-2.7357123143082" calcext:value-type="float">
            <text:p>-2.7357123143082</text:p>
          </table:table-cell>
          <table:table-cell table:style-name="ce6" table:formula="of:=[.C662] + 0.0174533" office:value-type="float" office:value="2.11184529999999" calcext:value-type="float">
            <text:p>2.11184529999999</text:p>
          </table:table-cell>
          <table:table-cell table:formula="of:=[.D66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3] + COS([.C664]) * [.D664]" office:value-type="float" office:value="4.88229972801677" calcext:value-type="float">
            <text:p>4.88229972801677</text:p>
          </table:table-cell>
          <table:table-cell table:formula="of:=[.B663]+ SIN([.C664]) * [.D664]" office:value-type="float" office:value="-2.65090734108393" calcext:value-type="float">
            <text:p>-2.65090734108393</text:p>
          </table:table-cell>
          <table:table-cell table:style-name="ce6" table:formula="of:=[.C663] + 0.0174533" office:value-type="float" office:value="2.12929859999999" calcext:value-type="float">
            <text:p>2.12929859999999</text:p>
          </table:table-cell>
          <table:table-cell table:formula="of:=[.D66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4] + COS([.C665]) * [.D665]" office:value-type="float" office:value="4.82783608282213" calcext:value-type="float">
            <text:p>4.82783608282213</text:p>
          </table:table-cell>
          <table:table-cell table:formula="of:=[.B664]+ SIN([.C665]) * [.D665]" office:value-type="float" office:value="-2.56704011654352" calcext:value-type="float">
            <text:p>-2.56704011654352</text:p>
          </table:table-cell>
          <table:table-cell table:style-name="ce6" table:formula="of:=[.C664] + 0.0174533" office:value-type="float" office:value="2.14675189999999" calcext:value-type="float">
            <text:p>2.14675189999999</text:p>
          </table:table-cell>
          <table:table-cell table:formula="of:=[.D66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5] + COS([.C666]) * [.D666]" office:value-type="float" office:value="4.77191704719487" calcext:value-type="float">
            <text:p>4.77191704719487</text:p>
          </table:table-cell>
          <table:table-cell table:formula="of:=[.B665]+ SIN([.C666]) * [.D666]" office:value-type="float" office:value="-2.4841361874779" calcext:value-type="float">
            <text:p>-2.4841361874779</text:p>
          </table:table-cell>
          <table:table-cell table:style-name="ce6" table:formula="of:=[.C665] + 0.0174533" office:value-type="float" office:value="2.16420519999999" calcext:value-type="float">
            <text:p>2.16420519999999</text:p>
          </table:table-cell>
          <table:table-cell table:formula="of:=[.D66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6] + COS([.C667]) * [.D667]" office:value-type="float" office:value="4.71455965462955" calcext:value-type="float">
            <text:p>4.71455965462955</text:p>
          </table:table-cell>
          <table:table-cell table:formula="of:=[.B666]+ SIN([.C667]) * [.D667]" office:value-type="float" office:value="-2.40222080724862" calcext:value-type="float">
            <text:p>-2.40222080724862</text:p>
          </table:table-cell>
          <table:table-cell table:style-name="ce6" table:formula="of:=[.C666] + 0.0174533" office:value-type="float" office:value="2.18165849999999" calcext:value-type="float">
            <text:p>2.18165849999999</text:p>
          </table:table-cell>
          <table:table-cell table:formula="of:=[.D66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7] + COS([.C668]) * [.D668]" office:value-type="float" office:value="4.65578137675857" calcext:value-type="float">
            <text:p>4.65578137675857</text:p>
          </table:table-cell>
          <table:table-cell table:formula="of:=[.B667]+ SIN([.C668]) * [.D668]" office:value-type="float" office:value="-2.3213189280954" calcext:value-type="float">
            <text:p>-2.3213189280954</text:p>
          </table:table-cell>
          <table:table-cell table:style-name="ce6" table:formula="of:=[.C667] + 0.0174533" office:value-type="float" office:value="2.19911179999999" calcext:value-type="float">
            <text:p>2.19911179999999</text:p>
          </table:table-cell>
          <table:table-cell table:formula="of:=[.D66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8] + COS([.C669]) * [.D669]" office:value-type="float" office:value="4.59560011803009" calcext:value-type="float">
            <text:p>4.59560011803009</text:p>
          </table:table-cell>
          <table:table-cell table:formula="of:=[.B668]+ SIN([.C669]) * [.D669]" office:value-type="float" office:value="-2.24145519353549" calcext:value-type="float">
            <text:p>-2.24145519353549</text:p>
          </table:table-cell>
          <table:table-cell table:style-name="ce6" table:formula="of:=[.C668] + 0.0174533" office:value-type="float" office:value="2.21656509999999" calcext:value-type="float">
            <text:p>2.21656509999999</text:p>
          </table:table-cell>
          <table:table-cell table:formula="of:=[.D66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69] + COS([.C670]) * [.D670]" office:value-type="float" office:value="4.53403421025424" calcext:value-type="float">
            <text:p>4.53403421025424</text:p>
          </table:table-cell>
          <table:table-cell table:formula="of:=[.B669]+ SIN([.C670]) * [.D670]" office:value-type="float" office:value="-2.16265393085693" calcext:value-type="float">
            <text:p>-2.16265393085693</text:p>
          </table:table-cell>
          <table:table-cell table:style-name="ce6" table:formula="of:=[.C669] + 0.0174533" office:value-type="float" office:value="2.23401839999999" calcext:value-type="float">
            <text:p>2.23401839999999</text:p>
          </table:table-cell>
          <table:table-cell table:formula="of:=[.D66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0] + COS([.C671]) * [.D671]" office:value-type="float" office:value="4.471102407019" calcext:value-type="float">
            <text:p>4.471102407019</text:p>
          </table:table-cell>
          <table:table-cell table:formula="of:=[.B670]+ SIN([.C671]) * [.D671]" office:value-type="float" office:value="-2.08493914370828" calcext:value-type="float">
            <text:p>-2.08493914370828</text:p>
          </table:table-cell>
          <table:table-cell table:style-name="ce6" table:formula="of:=[.C670] + 0.0174533" office:value-type="float" office:value="2.25147169999999" calcext:value-type="float">
            <text:p>2.25147169999999</text:p>
          </table:table-cell>
          <table:table-cell table:formula="of:=[.D67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1] + COS([.C672]) * [.D672]" office:value-type="float" office:value="4.40682387797769" calcext:value-type="float">
            <text:p>4.40682387797769</text:p>
          </table:table-cell>
          <table:table-cell table:formula="of:=[.B671]+ SIN([.C672]) * [.D672]" office:value-type="float" office:value="-2.00833450478683" calcext:value-type="float">
            <text:p>-2.00833450478683</text:p>
          </table:table-cell>
          <table:table-cell table:style-name="ce6" table:formula="of:=[.C671] + 0.0174533" office:value-type="float" office:value="2.26892499999999" calcext:value-type="float">
            <text:p>2.26892499999999</text:p>
          </table:table-cell>
          <table:table-cell table:formula="of:=[.D67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2] + COS([.C673]) * [.D673]" office:value-type="float" office:value="4.34121820300973" calcext:value-type="float">
            <text:p>4.34121820300973</text:p>
          </table:table-cell>
          <table:table-cell table:formula="of:=[.B672]+ SIN([.C673]) * [.D673]" office:value-type="float" office:value="-1.93286334862768" calcext:value-type="float">
            <text:p>-1.93286334862768</text:p>
          </table:table-cell>
          <table:table-cell table:style-name="ce6" table:formula="of:=[.C672] + 0.0174533" office:value-type="float" office:value="2.28637829999999" calcext:value-type="float">
            <text:p>2.28637829999999</text:p>
          </table:table-cell>
          <table:table-cell table:formula="of:=[.D67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3] + COS([.C674]) * [.D674]" office:value-type="float" office:value="4.27430536625637" calcext:value-type="float">
            <text:p>4.27430536625637</text:p>
          </table:table-cell>
          <table:table-cell table:formula="of:=[.B673]+ SIN([.C674]) * [.D674]" office:value-type="float" office:value="-1.85854866449582" calcext:value-type="float">
            <text:p>-1.85854866449582</text:p>
          </table:table-cell>
          <table:table-cell table:style-name="ce6" table:formula="of:=[.C673] + 0.0174533" office:value-type="float" office:value="2.30383159999999" calcext:value-type="float">
            <text:p>2.30383159999999</text:p>
          </table:table-cell>
          <table:table-cell table:formula="of:=[.D67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4] + COS([.C675]) * [.D675]" office:value-type="float" office:value="4.20610575003337" calcext:value-type="float">
            <text:p>4.20610575003337</text:p>
          </table:table-cell>
          <table:table-cell table:formula="of:=[.B674]+ SIN([.C675]) * [.D675]" office:value-type="float" office:value="-1.78541308938332" calcext:value-type="float">
            <text:p>-1.78541308938332</text:p>
          </table:table-cell>
          <table:table-cell table:style-name="ce6" table:formula="of:=[.C674] + 0.0174533" office:value-type="float" office:value="2.32128489999999" calcext:value-type="float">
            <text:p>2.32128489999999</text:p>
          </table:table-cell>
          <table:table-cell table:formula="of:=[.D67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5] + COS([.C676]) * [.D676]" office:value-type="float" office:value="4.13664012862229" calcext:value-type="float">
            <text:p>4.13664012862229</text:p>
          </table:table-cell>
          <table:table-cell table:formula="of:=[.B675]+ SIN([.C676]) * [.D676]" office:value-type="float" office:value="-1.71347890111396" calcext:value-type="float">
            <text:p>-1.71347890111396</text:p>
          </table:table-cell>
          <table:table-cell table:style-name="ce6" table:formula="of:=[.C675] + 0.0174533" office:value-type="float" office:value="2.33873819999999" calcext:value-type="float">
            <text:p>2.33873819999999</text:p>
          </table:table-cell>
          <table:table-cell table:formula="of:=[.D67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6] + COS([.C677]) * [.D677]" office:value-type="float" office:value="4.06592966194248" calcext:value-type="float">
            <text:p>4.06592966194248</text:p>
          </table:table-cell>
          <table:table-cell table:formula="of:=[.B676]+ SIN([.C677]) * [.D677]" office:value-type="float" office:value="-1.64276801155709" calcext:value-type="float">
            <text:p>-1.64276801155709</text:p>
          </table:table-cell>
          <table:table-cell table:style-name="ce6" table:formula="of:=[.C676] + 0.0174533" office:value-type="float" office:value="2.35619149999999" calcext:value-type="float">
            <text:p>2.35619149999999</text:p>
          </table:table-cell>
          <table:table-cell table:formula="of:=[.D67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7] + COS([.C678]) * [.D678]" office:value-type="float" office:value="3.99399588910554" calcext:value-type="float">
            <text:p>3.99399588910554</text:p>
          </table:table-cell>
          <table:table-cell table:formula="of:=[.B677]+ SIN([.C678]) * [.D678]" office:value-type="float" office:value="-1.57330195995313" calcext:value-type="float">
            <text:p>-1.57330195995313</text:p>
          </table:table-cell>
          <table:table-cell table:style-name="ce6" table:formula="of:=[.C677] + 0.0174533" office:value-type="float" office:value="2.37364479999999" calcext:value-type="float">
            <text:p>2.37364479999999</text:p>
          </table:table-cell>
          <table:table-cell table:formula="of:=[.D67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8] + COS([.C679]) * [.D679]" office:value-type="float" office:value="3.9208607218543" calcext:value-type="float">
            <text:p>3.9208607218543</text:p>
          </table:table-cell>
          <table:table-cell table:formula="of:=[.B678]+ SIN([.C679]) * [.D679]" office:value-type="float" office:value="-1.50510190635247" calcext:value-type="float">
            <text:p>-1.50510190635247</text:p>
          </table:table-cell>
          <table:table-cell table:style-name="ce6" table:formula="of:=[.C678] + 0.0174533" office:value-type="float" office:value="2.39109809999999" calcext:value-type="float">
            <text:p>2.39109809999999</text:p>
          </table:table-cell>
          <table:table-cell table:formula="of:=[.D67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79] + COS([.C680]) * [.D680]" office:value-type="float" office:value="3.84654643788827" calcext:value-type="float">
            <text:p>3.84654643788827</text:p>
          </table:table-cell>
          <table:table-cell table:formula="of:=[.B679]+ SIN([.C680]) * [.D680]" office:value-type="float" office:value="-1.43818862516992" calcext:value-type="float">
            <text:p>-1.43818862516992</text:p>
          </table:table-cell>
          <table:table-cell table:style-name="ce6" table:formula="of:=[.C679] + 0.0174533" office:value-type="float" office:value="2.40855139999999" calcext:value-type="float">
            <text:p>2.40855139999999</text:p>
          </table:table-cell>
          <table:table-cell table:formula="of:=[.D67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0] + COS([.C681]) * [.D681]" office:value-type="float" office:value="3.77107567407765" calcext:value-type="float">
            <text:p>3.77107567407765</text:p>
          </table:table-cell>
          <table:table-cell table:formula="of:=[.B680]+ SIN([.C681]) * [.D681]" office:value-type="float" office:value="-1.37258249885658" calcext:value-type="float">
            <text:p>-1.37258249885658</text:p>
          </table:table-cell>
          <table:table-cell table:style-name="ce6" table:formula="of:=[.C680] + 0.0174533" office:value-type="float" office:value="2.4260047" calcext:value-type="float">
            <text:p>2.4260047</text:p>
          </table:table-cell>
          <table:table-cell table:formula="of:=[.D68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1] + COS([.C682]) * [.D682]" office:value-type="float" office:value="3.6944714195679" calcext:value-type="float">
            <text:p>3.6944714195679</text:p>
          </table:table-cell>
          <table:table-cell table:formula="of:=[.B681]+ SIN([.C682]) * [.D682]" office:value-type="float" office:value="-1.30830351169121" calcext:value-type="float">
            <text:p>-1.30830351169121</text:p>
          </table:table-cell>
          <table:table-cell table:style-name="ce6" table:formula="of:=[.C681] + 0.0174533" office:value-type="float" office:value="2.443458" calcext:value-type="float">
            <text:p>2.443458</text:p>
          </table:table-cell>
          <table:table-cell table:formula="of:=[.D68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2] + COS([.C683]) * [.D683]" office:value-type="float" office:value="3.61675700877703" calcext:value-type="float">
            <text:p>3.61675700877703</text:p>
          </table:table-cell>
          <table:table-cell table:formula="of:=[.B682]+ SIN([.C683]) * [.D683]" office:value-type="float" office:value="-1.24537124369277" calcext:value-type="float">
            <text:p>-1.24537124369277</text:p>
          </table:table-cell>
          <table:table-cell table:style-name="ce6" table:formula="of:=[.C682] + 0.0174533" office:value-type="float" office:value="2.4609113" calcext:value-type="float">
            <text:p>2.4609113</text:p>
          </table:table-cell>
          <table:table-cell table:formula="of:=[.D68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3] + COS([.C684]) * [.D684]" office:value-type="float" office:value="3.53795611428769" calcext:value-type="float">
            <text:p>3.53795611428769</text:p>
          </table:table-cell>
          <table:table-cell table:formula="of:=[.B683]+ SIN([.C684]) * [.D684]" office:value-type="float" office:value="-1.18380486465615" calcext:value-type="float">
            <text:p>-1.18380486465615</text:p>
          </table:table-cell>
          <table:table-cell table:style-name="ce6" table:formula="of:=[.C683] + 0.0174533" office:value-type="float" office:value="2.4783646" calcext:value-type="float">
            <text:p>2.4783646</text:p>
          </table:table-cell>
          <table:table-cell table:formula="of:=[.D68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4] + COS([.C685]) * [.D685]" office:value-type="float" office:value="3.45809273963628" calcext:value-type="float">
            <text:p>3.45809273963628</text:p>
          </table:table-cell>
          <table:table-cell table:formula="of:=[.B684]+ SIN([.C685]) * [.D685]" office:value-type="float" office:value="-1.1236231283129" calcext:value-type="float">
            <text:p>-1.1236231283129</text:p>
          </table:table-cell>
          <table:table-cell table:style-name="ce6" table:formula="of:=[.C684] + 0.0174533" office:value-type="float" office:value="2.4958179" calcext:value-type="float">
            <text:p>2.4958179</text:p>
          </table:table-cell>
          <table:table-cell table:formula="of:=[.D68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5] + COS([.C686]) * [.D686]" office:value-type="float" office:value="3.37719121200123" calcext:value-type="float">
            <text:p>3.37719121200123</text:p>
          </table:table-cell>
          <table:table-cell table:formula="of:=[.B685]+ SIN([.C686]) * [.D686]" office:value-type="float" office:value="-1.0648443666186" calcext:value-type="float">
            <text:p>-1.0648443666186</text:p>
          </table:table-cell>
          <table:table-cell table:style-name="ce6" table:formula="of:=[.C685] + 0.0174533" office:value-type="float" office:value="2.5132712" calcext:value-type="float">
            <text:p>2.5132712</text:p>
          </table:table-cell>
          <table:table-cell table:formula="of:=[.D68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6] + COS([.C687]) * [.D687]" office:value-type="float" office:value="3.29527617479268" calcext:value-type="float">
            <text:p>3.29527617479268</text:p>
          </table:table-cell>
          <table:table-cell table:formula="of:=[.B686]+ SIN([.C687]) * [.D687]" office:value-type="float" office:value="-1.00748648416883" calcext:value-type="float">
            <text:p>-1.00748648416883</text:p>
          </table:table-cell>
          <table:table-cell table:style-name="ce6" table:formula="of:=[.C686] + 0.0174533" office:value-type="float" office:value="2.5307245" calcext:value-type="float">
            <text:p>2.5307245</text:p>
          </table:table-cell>
          <table:table-cell table:formula="of:=[.D68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7] + COS([.C688]) * [.D688]" office:value-type="float" office:value="3.21237258014589" calcext:value-type="float">
            <text:p>3.21237258014589</text:p>
          </table:table-cell>
          <table:table-cell table:formula="of:=[.B687]+ SIN([.C688]) * [.D688]" office:value-type="float" office:value="-0.951566952745181" calcext:value-type="float">
            <text:p>-0.951566952745181</text:p>
          </table:table-cell>
          <table:table-cell table:style-name="ce6" table:formula="of:=[.C687] + 0.0174533" office:value-type="float" office:value="2.5481778" calcext:value-type="float">
            <text:p>2.5481778</text:p>
          </table:table-cell>
          <table:table-cell table:formula="of:=[.D68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8] + COS([.C689]) * [.D689]" office:value-type="float" office:value="3.12850568132053" calcext:value-type="float">
            <text:p>3.12850568132053</text:p>
          </table:table-cell>
          <table:table-cell table:formula="of:=[.B688]+ SIN([.C689]) * [.D689]" office:value-type="float" office:value="-0.89710280599324" calcext:value-type="float">
            <text:p>-0.89710280599324</text:p>
          </table:table-cell>
          <table:table-cell table:style-name="ce6" table:formula="of:=[.C688] + 0.0174533" office:value-type="float" office:value="2.5656311" calcext:value-type="float">
            <text:p>2.5656311</text:p>
          </table:table-cell>
          <table:table-cell table:formula="of:=[.D68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89] + COS([.C690]) * [.D690]" office:value-type="float" office:value="3.04370102500832" calcext:value-type="float">
            <text:p>3.04370102500832</text:p>
          </table:table-cell>
          <table:table-cell table:formula="of:=[.B689]+ SIN([.C690]) * [.D690]" office:value-type="float" office:value="-0.844110634233931" calcext:value-type="float">
            <text:p>-0.844110634233931</text:p>
          </table:table-cell>
          <table:table-cell table:style-name="ce6" table:formula="of:=[.C689] + 0.0174533" office:value-type="float" office:value="2.5830844" calcext:value-type="float">
            <text:p>2.5830844</text:p>
          </table:table-cell>
          <table:table-cell table:formula="of:=[.D68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0] + COS([.C691]) * [.D691]" office:value-type="float" office:value="2.95798444355124" calcext:value-type="float">
            <text:p>2.95798444355124</text:p>
          </table:table-cell>
          <table:table-cell table:formula="of:=[.B690]+ SIN([.C691]) * [.D691]" office:value-type="float" office:value="-0.792606579409954" calcext:value-type="float">
            <text:p>-0.792606579409954</text:p>
          </table:table-cell>
          <table:table-cell table:style-name="ce6" table:formula="of:=[.C690] + 0.0174533" office:value-type="float" office:value="2.6005377" calcext:value-type="float">
            <text:p>2.6005377</text:p>
          </table:table-cell>
          <table:table-cell table:formula="of:=[.D69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1] + COS([.C692]) * [.D692]" office:value-type="float" office:value="2.87138204707272" calcext:value-type="float">
            <text:p>2.87138204707272</text:p>
          </table:table-cell>
          <table:table-cell table:formula="of:=[.B691]+ SIN([.C692]) * [.D692]" office:value-type="float" office:value="-0.742606330168786" calcext:value-type="float">
            <text:p>-0.742606330168786</text:p>
          </table:table-cell>
          <table:table-cell table:style-name="ce6" table:formula="of:=[.C691] + 0.0174533" office:value-type="float" office:value="2.617991" calcext:value-type="float">
            <text:p>2.617991</text:p>
          </table:table-cell>
          <table:table-cell table:formula="of:=[.D69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2] + COS([.C693]) * [.D693]" office:value-type="float" office:value="2.7839202155243" calcext:value-type="float">
            <text:p>2.7839202155243</text:p>
          </table:table-cell>
          <table:table-cell table:formula="of:=[.B692]+ SIN([.C693]) * [.D693]" office:value-type="float" office:value="-0.694125117083765" calcext:value-type="float">
            <text:p>-0.694125117083765</text:p>
          </table:table-cell>
          <table:table-cell table:style-name="ce6" table:formula="of:=[.C692] + 0.0174533" office:value-type="float" office:value="2.6354443" calcext:value-type="float">
            <text:p>2.6354443</text:p>
          </table:table-cell>
          <table:table-cell table:formula="of:=[.D69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3] + COS([.C694]) * [.D694]" office:value-type="float" office:value="2.69562559064995" calcext:value-type="float">
            <text:p>2.69562559064995</text:p>
          </table:table-cell>
          <table:table-cell table:formula="of:=[.B693]+ SIN([.C694]) * [.D694]" office:value-type="float" office:value="-0.647177708014702" calcext:value-type="float">
            <text:p>-0.647177708014702</text:p>
          </table:table-cell>
          <table:table-cell table:style-name="ce6" table:formula="of:=[.C693] + 0.0174533" office:value-type="float" office:value="2.6528976" calcext:value-type="float">
            <text:p>2.6528976</text:p>
          </table:table-cell>
          <table:table-cell table:formula="of:=[.D69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4] + COS([.C695]) * [.D695]" office:value-type="float" office:value="2.6065250678708" calcext:value-type="float">
            <text:p>2.6065250678708</text:p>
          </table:table-cell>
          <table:table-cell table:formula="of:=[.B694]+ SIN([.C695]) * [.D695]" office:value-type="float" office:value="-0.601778403609446" calcext:value-type="float">
            <text:p>-0.601778403609446</text:p>
          </table:table-cell>
          <table:table-cell table:style-name="ce6" table:formula="of:=[.C694] + 0.0174533" office:value-type="float" office:value="2.6703509" calcext:value-type="float">
            <text:p>2.6703509</text:p>
          </table:table-cell>
          <table:table-cell table:formula="of:=[.D69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5] + COS([.C696]) * [.D696]" office:value-type="float" office:value="2.51664578809247" calcext:value-type="float">
            <text:p>2.51664578809247</text:p>
          </table:table-cell>
          <table:table-cell table:formula="of:=[.B695]+ SIN([.C696]) * [.D696]" office:value-type="float" office:value="-0.557941032947766" calcext:value-type="float">
            <text:p>-0.557941032947766</text:p>
          </table:table-cell>
          <table:table-cell table:style-name="ce6" table:formula="of:=[.C695] + 0.0174533" office:value-type="float" office:value="2.6878042" calcext:value-type="float">
            <text:p>2.6878042</text:p>
          </table:table-cell>
          <table:table-cell table:formula="of:=[.D69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6] + COS([.C697]) * [.D697]" office:value-type="float" office:value="2.42601512943774" calcext:value-type="float">
            <text:p>2.42601512943774</text:p>
          </table:table-cell>
          <table:table-cell table:formula="of:=[.B696]+ SIN([.C697]) * [.D697]" office:value-type="float" office:value="-0.515678949328874" calcext:value-type="float">
            <text:p>-0.515678949328874</text:p>
          </table:table-cell>
          <table:table-cell table:style-name="ce6" table:formula="of:=[.C696] + 0.0174533" office:value-type="float" office:value="2.7052575" calcext:value-type="float">
            <text:p>2.7052575</text:p>
          </table:table-cell>
          <table:table-cell table:formula="of:=[.D69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7] + COS([.C698]) * [.D698]" office:value-type="float" office:value="2.33466069890686" calcext:value-type="float">
            <text:p>2.33466069890686</text:p>
          </table:table-cell>
          <table:table-cell table:formula="of:=[.B697]+ SIN([.C698]) * [.D698]" office:value-type="float" office:value="-0.475005026203874" calcext:value-type="float">
            <text:p>-0.475005026203874</text:p>
          </table:table-cell>
          <table:table-cell table:style-name="ce6" table:formula="of:=[.C697] + 0.0174533" office:value-type="float" office:value="2.7227108" calcext:value-type="float">
            <text:p>2.7227108</text:p>
          </table:table-cell>
          <table:table-cell table:formula="of:=[.D69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8] + COS([.C699]) * [.D699]" office:value-type="float" office:value="2.24261032396819" calcext:value-type="float">
            <text:p>2.24261032396819</text:p>
          </table:table-cell>
          <table:table-cell table:formula="of:=[.B698]+ SIN([.C699]) * [.D699]" office:value-type="float" office:value="-0.435931653254389" calcext:value-type="float">
            <text:p>-0.435931653254389</text:p>
          </table:table-cell>
          <table:table-cell table:style-name="ce6" table:formula="of:=[.C698] + 0.0174533" office:value-type="float" office:value="2.7401641" calcext:value-type="float">
            <text:p>2.7401641</text:p>
          </table:table-cell>
          <table:table-cell table:formula="of:=[.D69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699] + COS([.C700]) * [.D700]" office:value-type="float" office:value="2.14989204408167" calcext:value-type="float">
            <text:p>2.14989204408167</text:p>
          </table:table-cell>
          <table:table-cell table:formula="of:=[.B699]+ SIN([.C700]) * [.D700]" office:value-type="float" office:value="-0.398470732618532" calcext:value-type="float">
            <text:p>-0.398470732618532</text:p>
          </table:table-cell>
          <table:table-cell table:style-name="ce6" table:formula="of:=[.C699] + 0.0174533" office:value-type="float" office:value="2.7576174" calcext:value-type="float">
            <text:p>2.7576174</text:p>
          </table:table-cell>
          <table:table-cell table:formula="of:=[.D69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0] + COS([.C701]) * [.D701]" office:value-type="float" office:value="2.05653410215776" calcext:value-type="float">
            <text:p>2.05653410215776</text:p>
          </table:table-cell>
          <table:table-cell table:formula="of:=[.B700]+ SIN([.C701]) * [.D701]" office:value-type="float" office:value="-0.362633675265402" calcext:value-type="float">
            <text:p>-0.362633675265402</text:p>
          </table:table-cell>
          <table:table-cell table:style-name="ce6" table:formula="of:=[.C700] + 0.0174533" office:value-type="float" office:value="2.7750707" calcext:value-type="float">
            <text:p>2.7750707</text:p>
          </table:table-cell>
          <table:table-cell table:formula="of:=[.D70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1] + COS([.C702]) * [.D702]" office:value-type="float" office:value="1.96256493595432" calcext:value-type="float">
            <text:p>1.96256493595432</text:p>
          </table:table-cell>
          <table:table-cell table:formula="of:=[.B701]+ SIN([.C702]) * [.D702]" office:value-type="float" office:value="-0.328431397519186" calcext:value-type="float">
            <text:p>-0.328431397519186</text:p>
          </table:table-cell>
          <table:table-cell table:style-name="ce6" table:formula="of:=[.C701] + 0.0174533" office:value-type="float" office:value="2.792524" calcext:value-type="float">
            <text:p>2.792524</text:p>
          </table:table-cell>
          <table:table-cell table:formula="of:=[.D70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2] + COS([.C703]) * [.D703]" office:value-type="float" office:value="1.8680131694142" calcext:value-type="float">
            <text:p>1.8680131694142</text:p>
          </table:table-cell>
          <table:table-cell table:formula="of:=[.B702]+ SIN([.C703]) * [.D703]" office:value-type="float" office:value="-0.295874317733942" calcext:value-type="float">
            <text:p>-0.295874317733942</text:p>
          </table:table-cell>
          <table:table-cell table:style-name="ce6" table:formula="of:=[.C702] + 0.0174533" office:value-type="float" office:value="2.8099773" calcext:value-type="float">
            <text:p>2.8099773</text:p>
          </table:table-cell>
          <table:table-cell table:formula="of:=[.D70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3] + COS([.C704]) * [.D704]" office:value-type="float" office:value="1.77290760394612" calcext:value-type="float">
            <text:p>1.77290760394612</text:p>
          </table:table-cell>
          <table:table-cell table:formula="of:=[.B703]+ SIN([.C704]) * [.D704]" office:value-type="float" office:value="-0.264972353120059" calcext:value-type="float">
            <text:p>-0.264972353120059</text:p>
          </table:table-cell>
          <table:table-cell table:style-name="ce6" table:formula="of:=[.C703] + 0.0174533" office:value-type="float" office:value="2.8274306" calcext:value-type="float">
            <text:p>2.8274306</text:p>
          </table:table-cell>
          <table:table-cell table:formula="of:=[.D70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4] + COS([.C705]) * [.D705]" office:value-type="float" office:value="1.67727720965147" calcext:value-type="float">
            <text:p>1.67727720965147</text:p>
          </table:table-cell>
          <table:table-cell table:formula="of:=[.B704]+ SIN([.C705]) * [.D705]" office:value-type="float" office:value="-0.235734916723381" calcext:value-type="float">
            <text:p>-0.235734916723381</text:p>
          </table:table-cell>
          <table:table-cell table:style-name="ce6" table:formula="of:=[.C704] + 0.0174533" office:value-type="float" office:value="2.8448839" calcext:value-type="float">
            <text:p>2.8448839</text:p>
          </table:table-cell>
          <table:table-cell table:formula="of:=[.D70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5] + COS([.C706]) * [.D706]" office:value-type="float" office:value="1.58115111649971" calcext:value-type="float">
            <text:p>1.58115111649971</text:p>
          </table:table-cell>
          <table:table-cell table:formula="of:=[.B705]+ SIN([.C706]) * [.D706]" office:value-type="float" office:value="-0.208170914557897" calcext:value-type="float">
            <text:p>-0.208170914557897</text:p>
          </table:table-cell>
          <table:table-cell table:style-name="ce6" table:formula="of:=[.C705] + 0.0174533" office:value-type="float" office:value="2.8623372" calcext:value-type="float">
            <text:p>2.8623372</text:p>
          </table:table-cell>
          <table:table-cell table:formula="of:=[.D70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6] + COS([.C707]) * [.D707]" office:value-type="float" office:value="1.4845586054551" calcext:value-type="float">
            <text:p>1.4845586054551</text:p>
          </table:table-cell>
          <table:table-cell table:formula="of:=[.B706]+ SIN([.C707]) * [.D707]" office:value-type="float" office:value="-0.182288742892883" calcext:value-type="float">
            <text:p>-0.182288742892883</text:p>
          </table:table-cell>
          <table:table-cell table:style-name="ce6" table:formula="of:=[.C706] + 0.0174533" office:value-type="float" office:value="2.8797905" calcext:value-type="float">
            <text:p>2.8797905</text:p>
          </table:table-cell>
          <table:table-cell table:formula="of:=[.D70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7] + COS([.C708]) * [.D708]" office:value-type="float" office:value="1.38752909955744" calcext:value-type="float">
            <text:p>1.38752909955744</text:p>
          </table:table-cell>
          <table:table-cell table:formula="of:=[.B707]+ SIN([.C708]) * [.D708]" office:value-type="float" office:value="-0.158096285695311" calcext:value-type="float">
            <text:p>-0.158096285695311</text:p>
          </table:table-cell>
          <table:table-cell table:style-name="ce6" table:formula="of:=[.C707] + 0.0174533" office:value-type="float" office:value="2.8972438" calcext:value-type="float">
            <text:p>2.8972438</text:p>
          </table:table-cell>
          <table:table-cell table:formula="of:=[.D70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8] + COS([.C709]) * [.D709]" office:value-type="float" office:value="1.29009215495951" calcext:value-type="float">
            <text:p>1.29009215495951</text:p>
          </table:table-cell>
          <table:table-cell table:formula="of:=[.B708]+ SIN([.C709]) * [.D709]" office:value-type="float" office:value="-0.135600912228317" calcext:value-type="float">
            <text:p>-0.135600912228317</text:p>
          </table:table-cell>
          <table:table-cell table:style-name="ce6" table:formula="of:=[.C708] + 0.0174533" office:value-type="float" office:value="2.9146971" calcext:value-type="float">
            <text:p>2.9146971</text:p>
          </table:table-cell>
          <table:table-cell table:formula="of:=[.D70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09] + COS([.C710]) * [.D710]" office:value-type="float" office:value="1.19227745192396" calcext:value-type="float">
            <text:p>1.19227745192396</text:p>
          </table:table-cell>
          <table:table-cell table:formula="of:=[.B709]+ SIN([.C710]) * [.D710]" office:value-type="float" office:value="-0.114809474806451" calcext:value-type="float">
            <text:p>-0.114809474806451</text:p>
          </table:table-cell>
          <table:table-cell table:style-name="ce6" table:formula="of:=[.C709] + 0.0174533" office:value-type="float" office:value="2.9321504" calcext:value-type="float">
            <text:p>2.9321504</text:p>
          </table:table-cell>
          <table:table-cell table:formula="of:=[.D70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0] + COS([.C711]) * [.D711]" office:value-type="float" office:value="1.09411478578243" calcext:value-type="float">
            <text:p>1.09411478578243</text:p>
          </table:table-cell>
          <table:table-cell table:formula="of:=[.B710]+ SIN([.C711]) * [.D711]" office:value-type="float" office:value="-0.0957283067083907" calcext:value-type="float">
            <text:p>-0.095728306708391</text:p>
          </table:table-cell>
          <table:table-cell table:style-name="ce6" table:formula="of:=[.C710] + 0.0174533" office:value-type="float" office:value="2.9496037" calcext:value-type="float">
            <text:p>2.9496037</text:p>
          </table:table-cell>
          <table:table-cell table:formula="of:=[.D71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1] + COS([.C712]) * [.D712]" office:value-type="float" office:value="0.995634057859581" calcext:value-type="float">
            <text:p>0.995634057859581</text:p>
          </table:table-cell>
          <table:table-cell table:formula="of:=[.B711]+ SIN([.C712]) * [.D712]" office:value-type="float" office:value="-0.0783632202477643" calcext:value-type="float">
            <text:p>-0.078363220247764</text:p>
          </table:table-cell>
          <table:table-cell table:style-name="ce6" table:formula="of:=[.C711] + 0.0174533" office:value-type="float" office:value="2.967057" calcext:value-type="float">
            <text:p>2.967057</text:p>
          </table:table-cell>
          <table:table-cell table:formula="of:=[.D711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2] + COS([.C713]) * [.D713]" office:value-type="float" office:value="0.896865266364847" calcext:value-type="float">
            <text:p>0.896865266364847</text:p>
          </table:table-cell>
          <table:table-cell table:formula="of:=[.B712]+ SIN([.C713]) * [.D713]" office:value-type="float" office:value="-0.0627195050026609" calcext:value-type="float">
            <text:p>-0.062719505002661</text:p>
          </table:table-cell>
          <table:table-cell table:style-name="ce6" table:formula="of:=[.C712] + 0.0174533" office:value-type="float" office:value="2.9845103" calcext:value-type="float">
            <text:p>2.9845103</text:p>
          </table:table-cell>
          <table:table-cell table:formula="of:=[.D712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3] + COS([.C714]) * [.D714]" office:value-type="float" office:value="0.797838497254705" calcext:value-type="float">
            <text:p>0.797838497254705</text:p>
          </table:table-cell>
          <table:table-cell table:formula="of:=[.B713]+ SIN([.C714]) * [.D714]" office:value-type="float" office:value="-0.0488019262043726" calcext:value-type="float">
            <text:p>-0.048801926204373</text:p>
          </table:table-cell>
          <table:table-cell table:style-name="ce6" table:formula="of:=[.C713] + 0.0174533" office:value-type="float" office:value="3.0019636" calcext:value-type="float">
            <text:p>3.0019636</text:p>
          </table:table-cell>
          <table:table-cell table:formula="of:=[.D713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4] + COS([.C715]) * [.D715]" office:value-type="float" office:value="0.698583915068173" calcext:value-type="float">
            <text:p>0.698583915068173</text:p>
          </table:table-cell>
          <table:table-cell table:formula="of:=[.B714]+ SIN([.C715]) * [.D715]" office:value-type="float" office:value="-0.0366147232858576" calcext:value-type="float">
            <text:p>-0.036614723285858</text:p>
          </table:table-cell>
          <table:table-cell table:style-name="ce6" table:formula="of:=[.C714] + 0.0174533" office:value-type="float" office:value="3.0194169" calcext:value-type="float">
            <text:p>3.0194169</text:p>
          </table:table-cell>
          <table:table-cell table:formula="of:=[.D714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5] + COS([.C716]) * [.D716]" office:value-type="float" office:value="0.599131753738402" calcext:value-type="float">
            <text:p>0.599131753738402</text:p>
          </table:table-cell>
          <table:table-cell table:formula="of:=[.B715]+ SIN([.C716]) * [.D716]" office:value-type="float" office:value="-0.0261616085903672" calcext:value-type="float">
            <text:p>-0.026161608590367</text:p>
          </table:table-cell>
          <table:table-cell table:style-name="ce6" table:formula="of:=[.C715] + 0.0174533" office:value-type="float" office:value="3.0368702" calcext:value-type="float">
            <text:p>3.0368702</text:p>
          </table:table-cell>
          <table:table-cell table:formula="of:=[.D715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6] + COS([.C717]) * [.D717]" office:value-type="float" office:value="0.499512307383112" calcext:value-type="float">
            <text:p>0.499512307383112</text:p>
          </table:table-cell>
          <table:table-cell table:formula="of:=[.B716]+ SIN([.C717]) * [.D717]" office:value-type="float" office:value="-0.0174457662406282" calcext:value-type="float">
            <text:p>-0.017445766240628</text:p>
          </table:table-cell>
          <table:table-cell table:style-name="ce6" table:formula="of:=[.C716] + 0.0174533" office:value-type="float" office:value="3.0543235" calcext:value-type="float">
            <text:p>3.0543235</text:p>
          </table:table-cell>
          <table:table-cell table:formula="of:=[.D716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7] + COS([.C718]) * [.D718]" office:value-type="float" office:value="0.399755921076708" calcext:value-type="float">
            <text:p>0.399755921076708</text:p>
          </table:table-cell>
          <table:table-cell table:formula="of:=[.B717]+ SIN([.C718]) * [.D718]" office:value-type="float" office:value="-0.0104698511689284" calcext:value-type="float">
            <text:p>-0.010469851168928</text:p>
          </table:table-cell>
          <table:table-cell table:style-name="ce6" table:formula="of:=[.C717] + 0.0174533" office:value-type="float" office:value="3.0717768" calcext:value-type="float">
            <text:p>3.0717768</text:p>
          </table:table-cell>
          <table:table-cell table:formula="of:=[.D717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8] + COS([.C719]) * [.D719]" office:value-type="float" office:value="0.299892981606867" calcext:value-type="float">
            <text:p>0.299892981606867</text:p>
          </table:table-cell>
          <table:table-cell table:formula="of:=[.B718]+ SIN([.C719]) * [.D719]" office:value-type="float" office:value="-0.00523598830839698" calcext:value-type="float">
            <text:p>-0.005235988308397</text:p>
          </table:table-cell>
          <table:table-cell table:style-name="ce6" table:formula="of:=[.C718] + 0.0174533" office:value-type="float" office:value="3.0892301" calcext:value-type="float">
            <text:p>3.0892301</text:p>
          </table:table-cell>
          <table:table-cell table:formula="of:=[.D718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19] + COS([.C720]) * [.D720]" office:value-type="float" office:value="0.199953908218418" calcext:value-type="float">
            <text:p>0.199953908218418</text:p>
          </table:table-cell>
          <table:table-cell table:formula="of:=[.B719]+ SIN([.C720]) * [.D720]" office:value-type="float" office:value="-0.00174577194572951" calcext:value-type="float">
            <text:p>-0.00174577194573</text:p>
          </table:table-cell>
          <table:table-cell table:style-name="ce6" table:formula="of:=[.C719] + 0.0174533" office:value-type="float" office:value="3.1066834" calcext:value-type="float">
            <text:p>3.1066834</text:p>
          </table:table-cell>
          <table:table-cell table:formula="of:=[.D719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0] + COS([.C721]) * [.D721]" office:value-type="float" office:value="0.0999691433473402" calcext:value-type="float">
            <text:p>0.09996914334734</text:p>
          </table:table-cell>
          <table:table-cell table:formula="of:=[.B720]+ SIN([.C721]) * [.D721]" office:value-type="float" office:value="-0.000000265235551746889" calcext:value-type="float">
            <text:p>-2.65235551746889E-07</text:p>
          </table:table-cell>
          <table:table-cell table:style-name="ce6" table:formula="of:=[.C720] + 0.0174533" office:value-type="float" office:value="3.1241367" calcext:value-type="float">
            <text:p>3.1241367</text:p>
          </table:table-cell>
          <table:table-cell table:formula="of:=[.D720]"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table:formula="of:=[.A721] + COS([.C722]) * [.D722]" office:value-type="float" office:value="-0.0000308566523077175" calcext:value-type="float">
            <text:p>-3.08566523077175E-05</text:p>
          </table:table-cell>
          <table:table-cell table:formula="of:=[.B721]+ SIN([.C722]) * [.D722]" office:value-type="float" office:value="0.000000000123427588384417" calcext:value-type="float">
            <text:p>1.23427588384417E-10</text:p>
          </table:table-cell>
          <table:table-cell table:style-name="ce6" table:formula="of:=[.C721] + 0.0174533" office:value-type="float" office:value="3.14159" calcext:value-type="float">
            <text:p>3.14159</text:p>
          </table:table-cell>
          <table:table-cell table:formula="of:=[.D721]" office:value-type="float" office:value="0.1" calcext:value-type="float">
            <text:p>0.1</text:p>
          </table:table-cell>
          <table:table-cell table:number-columns-repeated="25"/>
        </table:table-row>
        <table:table-row table:style-name="ro1" table:number-rows-repeated="22">
          <table:table-cell table:style-name="ce3" table:number-columns-repeated="4"/>
          <table:table-cell table:number-columns-repeated="25"/>
        </table:table-row>
        <table:table-row table:style-name="ro1">
          <table:table-cell table:style-name="ce3" table:number-columns-repeated="4"/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22:27:38.926798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14:54:34.492091910</meta:creation-date>
    <dc:date>2021-03-10T22:55:30.720455066</dc:date>
    <meta:editing-duration>PT3H23M53S</meta:editing-duration>
    <meta:editing-cycles>18</meta:editing-cycles>
    <meta:generator>LibreOffice/6.0.7.3$Linux_X86_64 LibreOffice_project/00m0$Build-3</meta:generator>
    <meta:document-statistic meta:table-count="1" meta:cell-count="32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143cm" svg:height="31.872cm" xlink:href=".." xlink:type="simple" chart:class="chart:scatter" chart:style-name="ch1">
        <chart:legend chart:legend-position="start" svg:x="0.21cm" svg:y="15.151cm" style:legend-expansion="high" chart:style-name="ch2"/>
        <chart:plot-area chart:style-name="ch3" table:cell-range-address="Sheet1.Z2:Sheet1.Z82 Sheet1.L66:Sheet1.M66 Sheet1.B2:Sheet1.B1000" chart:data-source-has-labels="both" svg:x="3.997cm" svg:y="0.636cm" svg:width="30.746cm" svg:height="30.869cm">
          <chartooo:coordinate-region svg:x="4.156cm" svg:y="0.831cm" svg:width="30.479cm" svg:height="30.479cm"/>
          <chart:axis chart:dimension="x" chart:name="primary-x" chart:style-name="ch4" chartooo:axis-type="auto">
            <chart:categories table:cell-range-address="Sheet1.Z2:Sheet1.Z12"/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M66:Sheet1.M66" loext:label-string="point" chart:class="chart:scatter">
            <chart:domain table:cell-range-address="Sheet1.L66:Sheet1.L66"/>
            <chart:data-point/>
          </chart:series>
          <chart:series chart:style-name="ch8" chart:values-cell-range-address="Sheet1.Z2:Sheet1.Z82" loext:label-string="path" chart:class="chart:scatter">
            <chart:domain table:cell-range-address="Sheet1.Y2:Sheet1.Y82"/>
            <chart:data-point chart:repeated="81"/>
          </chart:series>
          <chart:series chart:style-name="ch9" chart:values-cell-range-address="Sheet1.B2:Sheet1.B1000" loext:label-string="car_state" chart:class="chart:scatter">
            <chart:domain table:cell-range-address="Sheet1.A2:Sheet1.A1000"/>
            <chart:data-point chart:repeated="9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oint</text:p>
              </table:table-cell>
              <table:table-cell office:value-type="string">
                <text:p>Column Y</text:p>
              </table:table-cell>
              <table:table-cell office:value-type="string">
                <text:p>path</text:p>
              </table:table-cell>
              <table:table-cell office:value-type="string">
                <text:p>Column A</text:p>
              </table:table-cell>
              <table:table-cell office:value-type="string">
                <text:p>car_stat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Z2:Sheet1.Z12</svg:desc>
                </draw:g>
              </table:table-cell>
              <table:table-cell office:value-type="float" office:value="-5.56461233645256">
                <text:p>-5.56461233645256</text:p>
                <draw:g>
                  <svg:desc>Sheet1.L66:Sheet1.L66</svg:desc>
                </draw:g>
              </table:table-cell>
              <table:table-cell office:value-type="float" office:value="4.58713998362539">
                <text:p>4.58713998362539</text:p>
                <draw:g>
                  <svg:desc>Sheet1.M66:Sheet1.M66</svg:desc>
                </draw:g>
              </table:table-cell>
              <table:table-cell office:value-type="float" office:value="0">
                <text:p>0</text:p>
                <draw:g>
                  <svg:desc>Sheet1.Y2:Sheet1.Y82</svg:desc>
                </draw:g>
              </table:table-cell>
              <table:table-cell office:value-type="float" office:value="0">
                <text:p>0</text:p>
                <draw:g>
                  <svg:desc>Sheet1.Z2:Sheet1.Z82</svg:desc>
                </draw:g>
              </table:table-cell>
              <table:table-cell office:value-type="float" office:value="0">
                <text:p>0</text:p>
                <draw:g>
                  <svg:desc>Sheet1.A2:Sheet1.A1000</svg:desc>
                </draw:g>
              </table:table-cell>
              <table:table-cell office:value-type="float" office:value="0">
                <text:p>0</text:p>
                <draw:g>
                  <svg:desc>Sheet1.B2:Sheet1.B1000</svg:desc>
                </draw:g>
              </table:table-cell>
            </table:table-row>
            <table:table-row>
              <table:table-cell office:value-type="float" office:value="0.138944448961122">
                <text:p>0.138944448961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10008998375">
                <text:p>-0.889210008998375</text:p>
              </table:table-cell>
              <table:table-cell office:value-type="float" office:value="0.138944448961122">
                <text:p>0.138944448961122</text:p>
              </table:table-cell>
              <table:table-cell office:value-type="float" office:value="-0.0999847648710779">
                <text:p>-0.0999847648710779</text:p>
              </table:table-cell>
              <table:table-cell office:value-type="float" office:value="0.00174550671017781">
                <text:p>0.00174550671017781</text:p>
              </table:table-cell>
            </table:table-row>
            <table:table-row>
              <table:table-cell office:value-type="float" office:value="0.413499496151631">
                <text:p>0.413499496151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630949334206">
                <text:p>-1.74630949334206</text:p>
              </table:table-cell>
              <table:table-cell office:value-type="float" office:value="0.413499496151631">
                <text:p>0.413499496151631</text:p>
              </table:table-cell>
              <table:table-cell office:value-type="float" office:value="-0.199923838259527">
                <text:p>-0.199923838259527</text:p>
              </table:table-cell>
              <table:table-cell office:value-type="float" office:value="0.00523572307284533">
                <text:p>0.00523572307284533</text:p>
              </table:table-cell>
            </table:table-row>
            <table:table-row>
              <table:table-cell office:value-type="float" office:value="0.817082152103486">
                <text:p>0.817082152103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074783144813">
                <text:p>-2.55074783144813</text:p>
              </table:table-cell>
              <table:table-cell office:value-type="float" office:value="0.817082152103486">
                <text:p>0.817082152103486</text:p>
              </table:table-cell>
              <table:table-cell office:value-type="float" office:value="-0.299786777729368">
                <text:p>-0.299786777729368</text:p>
              </table:table-cell>
              <table:table-cell office:value-type="float" office:value="0.0104695859333767">
                <text:p>0.0104695859333767</text:p>
              </table:table-cell>
            </table:table-row>
            <table:table-row>
              <table:table-cell office:value-type="float" office:value="1.34001574031483">
                <text:p>1.34001574031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323705479576">
                <text:p>-3.28323705479576</text:p>
              </table:table-cell>
              <table:table-cell office:value-type="float" office:value="1.34001574031483">
                <text:p>1.34001574031483</text:p>
              </table:table-cell>
              <table:table-cell office:value-type="float" office:value="-0.399543164035771">
                <text:p>-0.399543164035771</text:p>
              </table:table-cell>
              <table:table-cell office:value-type="float" office:value="0.0174455010050767">
                <text:p>0.0174455010050767</text:p>
              </table:table-cell>
            </table:table-row>
            <table:table-row>
              <table:table-cell office:value-type="float" office:value="1.96976191432688">
                <text:p>1.96976191432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21431436034">
                <text:p>-3.92621431436034</text:p>
              </table:table-cell>
              <table:table-cell office:value-type="float" office:value="1.96976191432688">
                <text:p>1.96976191432688</text:p>
              </table:table-cell>
              <table:table-cell office:value-type="float" office:value="-0.499162610391061">
                <text:p>-0.499162610391061</text:p>
              </table:table-cell>
              <table:table-cell office:value-type="float" office:value="0.0261613433548157">
                <text:p>0.0261613433548157</text:p>
              </table:table-cell>
            </table:table-row>
            <table:table-row>
              <table:table-cell office:value-type="float" office:value="2.69122128888528">
                <text:p>2.69122128888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426298396357">
                <text:p>-4.46426298396357</text:p>
              </table:table-cell>
              <table:table-cell office:value-type="float" office:value="2.69122128888528">
                <text:p>2.69122128888528</text:p>
              </table:table-cell>
              <table:table-cell office:value-type="float" office:value="-0.598614771720833">
                <text:p>-0.598614771720833</text:p>
              </table:table-cell>
              <table:table-cell office:value-type="float" office:value="0.0366144580503062">
                <text:p>0.0366144580503062</text:p>
              </table:table-cell>
            </table:table-row>
            <table:table-row>
              <table:table-cell office:value-type="float" office:value="3.48709547697096">
                <text:p>3.48709547697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448230377045">
                <text:p>-4.88448230377045</text:p>
              </table:table-cell>
              <table:table-cell office:value-type="float" office:value="3.48709547697096">
                <text:p>3.48709547697096</text:p>
              </table:table-cell>
              <table:table-cell office:value-type="float" office:value="-0.697869353907365">
                <text:p>-0.697869353907365</text:p>
              </table:table-cell>
              <table:table-cell office:value-type="float" office:value="0.0488016609688212">
                <text:p>0.0488016609688212</text:p>
              </table:table-cell>
            </table:table-row>
            <table:table-row>
              <table:table-cell office:value-type="float" office:value="4.33830185216104">
                <text:p>4.33830185216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679670101383">
                <text:p>-5.17679670101383</text:p>
              </table:table-cell>
              <table:table-cell office:value-type="float" office:value="4.33830185216104">
                <text:p>4.33830185216104</text:p>
              </table:table-cell>
              <table:table-cell office:value-type="float" office:value="-0.796896123017507">
                <text:p>-0.796896123017507</text:p>
              </table:table-cell>
              <table:table-cell office:value-type="float" office:value="0.0627192397671097">
                <text:p>0.0627192397671097</text:p>
              </table:table-cell>
            </table:table-row>
            <table:table-row>
              <table:table-cell office:value-type="float" office:value="5.22443109158805">
                <text:p>5.22443109158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419737138251">
                <text:p>-5.33419737138251</text:p>
              </table:table-cell>
              <table:table-cell office:value-type="float" office:value="5.22443109158805">
                <text:p>5.22443109158805</text:p>
              </table:table-cell>
              <table:table-cell office:value-type="float" office:value="-0.89566491451224">
                <text:p>-0.89566491451224</text:p>
              </table:table-cell>
              <table:table-cell office:value-type="float" office:value="0.0783629550122133">
                <text:p>0.0783629550122133</text:p>
              </table:table-cell>
            </table:table-row>
            <table:table-row>
              <table:table-cell office:value-type="float" office:value="6.12423652901815">
                <text:p>6.12423652901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291032869084">
                <text:p>-5.35291032869084</text:p>
              </table:table-cell>
              <table:table-cell office:value-type="float" office:value="6.12423652901815">
                <text:p>6.12423652901815</text:p>
              </table:table-cell>
              <table:table-cell office:value-type="float" office:value="-0.994145642435093">
                <text:p>-0.994145642435093</text:p>
              </table:table-cell>
              <table:table-cell office:value-type="float" office:value="0.0957280414728398">
                <text:p>0.095728041472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248689351318">
                <text:p>-5.23248689351318</text:p>
              </table:table-cell>
              <table:table-cell office:value-type="float" office:value="7.01614358485974">
                <text:p>7.01614358485974</text:p>
              </table:table-cell>
              <table:table-cell office:value-type="float" office:value="-1.09230830857662">
                <text:p>-1.09230830857662</text:p>
              </table:table-cell>
              <table:table-cell office:value-type="float" office:value="0.1148092095709">
                <text:p>0.114809209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81445114291">
                <text:p>-4.97581445114291</text:p>
              </table:table-cell>
              <table:table-cell office:value-type="float" office:value="7.87876705853043">
                <text:p>7.87876705853043</text:p>
              </table:table-cell>
              <table:table-cell office:value-type="float" office:value="-1.19012301161217">
                <text:p>-1.19012301161217</text:p>
              </table:table-cell>
              <table:table-cell office:value-type="float" office:value="0.135600646992766">
                <text:p>0.135600646992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904722093295">
                <text:p>-4.58904722093295</text:p>
              </table:table-cell>
              <table:table-cell office:value-type="float" office:value="8.69142388009518">
                <text:p>8.69142388009518</text:p>
              </table:table-cell>
              <table:table-cell office:value-type="float" office:value="-1.2875599562101">
                <text:p>-1.2875599562101</text:p>
              </table:table-cell>
              <table:table-cell office:value-type="float" office:value="0.15809602045976">
                <text:p>0.15809602045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14586969571">
                <text:p>-4.0814586969571</text:p>
              </table:table-cell>
              <table:table-cell office:value-type="float" office:value="9.43462902696111">
                <text:p>9.43462902696111</text:p>
              </table:table-cell>
              <table:table-cell office:value-type="float" office:value="-1.38458946210776">
                <text:p>-1.38458946210776</text:p>
              </table:table-cell>
              <table:table-cell office:value-type="float" office:value="0.182288477657333">
                <text:p>0.182288477657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521929801344">
                <text:p>-3.46521929801344</text:p>
              </table:table-cell>
              <table:table-cell office:value-type="float" office:value="10.090562715065">
                <text:p>10.090562715065</text:p>
              </table:table-cell>
              <table:table-cell office:value-type="float" office:value="-1.48118197315237">
                <text:p>-1.48118197315237</text:p>
              </table:table-cell>
              <table:table-cell office:value-type="float" office:value="0.208170649322347">
                <text:p>0.208170649322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510455824183">
                <text:p>-2.75510455824183</text:p>
              </table:table-cell>
              <table:table-cell office:value-type="float" office:value="10.6434976627388">
                <text:p>10.6434976627388</text:p>
              </table:table-cell>
              <table:table-cell office:value-type="float" office:value="-1.57730806630413">
                <text:p>-1.57730806630413</text:p>
              </table:table-cell>
              <table:table-cell office:value-type="float" office:value="0.235734651487831">
                <text:p>0.235734651487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814085505129">
                <text:p>-1.96814085505129</text:p>
              </table:table-cell>
              <table:table-cell office:value-type="float" office:value="11.0801761827746">
                <text:p>11.0801761827746</text:p>
              </table:table-cell>
              <table:table-cell office:value-type="float" office:value="-1.67293846059878">
                <text:p>-1.67293846059878</text:p>
              </table:table-cell>
              <table:table-cell office:value-type="float" office:value="0.264972087884509">
                <text:p>0.264972087884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19716871681">
                <text:p>-1.12319716871681</text:p>
              </table:table-cell>
              <table:table-cell office:value-type="float" office:value="11.3901280611743">
                <text:p>11.3901280611743</text:p>
              </table:table-cell>
              <table:table-cell office:value-type="float" office:value="-1.76804402606686">
                <text:p>-1.76804402606686</text:p>
              </table:table-cell>
              <table:table-cell office:value-type="float" office:value="0.295874052498392">
                <text:p>0.2958740524983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40532662000634">
                <text:p>-0.240532662000634</text:p>
              </table:table-cell>
              <table:table-cell office:value-type="float" office:value="11.5659216008266">
                <text:p>11.5659216008266</text:p>
              </table:table-cell>
              <table:table-cell office:value-type="float" office:value="-1.86259579260698">
                <text:p>-1.86259579260698</text:p>
              </table:table-cell>
              <table:table-cell office:value-type="float" office:value="0.328431132283637">
                <text:p>0.328431132283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689072546371">
                <text:p>0.658689072546371</text:p>
              </table:table-cell>
              <table:table-cell office:value-type="float" office:value="11.6033418108511">
                <text:p>11.6033418108511</text:p>
              </table:table-cell>
              <table:table-cell office:value-type="float" office:value="-1.95656495881042">
                <text:p>-1.95656495881042</text:p>
              </table:table-cell>
              <table:table-cell office:value-type="float" office:value="0.362633410029853">
                <text:p>0.362633410029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29074507407">
                <text:p>1.5529074507407</text:p>
              </table:table-cell>
              <table:table-cell office:value-type="float" office:value="11.5014914691752">
                <text:p>11.5014914691752</text:p>
              </table:table-cell>
              <table:table-cell office:value-type="float" office:value="-2.04992290073433">
                <text:p>-2.04992290073433</text:p>
              </table:table-cell>
              <table:table-cell office:value-type="float" office:value="0.398470467382983">
                <text:p>0.398470467382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068185356617">
                <text:p>2.42068185356617</text:p>
              </table:table-cell>
              <table:table-cell office:value-type="float" office:value="11.2628126351724">
                <text:p>11.2628126351724</text:p>
              </table:table-cell>
              <table:table-cell office:value-type="float" office:value="-2.14264118062085">
                <text:p>-2.14264118062085</text:p>
              </table:table-cell>
              <table:table-cell office:value-type="float" office:value="0.43593138801884">
                <text:p>0.435931388018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120570757642">
                <text:p>3.24120570757642</text:p>
              </table:table-cell>
              <table:table-cell office:value-type="float" office:value="10.8930280965555">
                <text:p>10.8930280965555</text:p>
              </table:table-cell>
              <table:table-cell office:value-type="float" office:value="-2.23469155555952">
                <text:p>-2.23469155555952</text:p>
              </table:table-cell>
              <table:table-cell office:value-type="float" office:value="0.475004760968326">
                <text:p>0.475004760968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80536282586">
                <text:p>3.99480536282586</text:p>
              </table:table-cell>
              <table:table-cell office:value-type="float" office:value="10.401004154447">
                <text:p>10.401004154447</text:p>
              </table:table-cell>
              <table:table-cell office:value-type="float" office:value="-2.3260459860904">
                <text:p>-2.3260459860904</text:p>
              </table:table-cell>
              <table:table-cell office:value-type="float" office:value="0.515678684093325">
                <text:p>0.515678684093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6341180676347">
                <text:p>4.66341180676347</text:p>
              </table:table-cell>
              <table:table-cell office:value-type="float" office:value="9.79853803662371">
                <text:p>9.79853803662371</text:p>
              </table:table-cell>
              <table:table-cell office:value-type="float" office:value="-2.41667664474513">
                <text:p>-2.41667664474513</text:p>
              </table:table-cell>
              <table:table-cell office:value-type="float" office:value="0.557940767712219">
                <text:p>0.557940767712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3099390383468">
                <text:p>5.23099390383468</text:p>
              </table:table-cell>
              <table:table-cell office:value-type="float" office:value="9.10007503611169">
                <text:p>9.10007503611169</text:p>
              </table:table-cell>
              <table:table-cell office:value-type="float" office:value="-2.50655592452346">
                <text:p>-2.50655592452346</text:p>
              </table:table-cell>
              <table:table-cell office:value-type="float" office:value="0.601778138373899">
                <text:p>0.601778138373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94277303182">
                <text:p>5.68394277303182</text:p>
              </table:table-cell>
              <table:table-cell office:value-type="float" office:value="8.32236215728492">
                <text:p>8.32236215728492</text:p>
              </table:table-cell>
              <table:table-cell office:value-type="float" office:value="-2.59565644730261">
                <text:p>-2.59565644730261</text:p>
              </table:table-cell>
              <table:table-cell office:value-type="float" office:value="0.647177442779155">
                <text:p>0.647177442779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1139808719647">
                <text:p>6.01139808719647</text:p>
              </table:table-cell>
              <table:table-cell office:value-type="float" office:value="7.48404657397197">
                <text:p>7.48404657397197</text:p>
              </table:table-cell>
              <table:table-cell office:value-type="float" office:value="-2.68395107217696">
                <text:p>-2.68395107217696</text:p>
              </table:table-cell>
              <table:table-cell office:value-type="float" office:value="0.694124851848218">
                <text:p>0.6941248518482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0550847041528">
                <text:p>6.20550847041528</text:p>
              </table:table-cell>
              <table:table-cell office:value-type="float" office:value="6.60522852731689">
                <text:p>6.60522852731689</text:p>
              </table:table-cell>
              <table:table-cell office:value-type="float" office:value="-2.77141290372538">
                <text:p>-2.77141290372538</text:p>
              </table:table-cell>
              <table:table-cell office:value-type="float" office:value="0.74260606493324">
                <text:p>0.74260606493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6161974997701">
                <text:p>6.26161974997701</text:p>
              </table:table-cell>
              <table:table-cell office:value-type="float" office:value="5.70697938353442">
                <text:p>5.70697938353442</text:p>
              </table:table-cell>
              <table:table-cell office:value-type="float" office:value="-2.85801530020389">
                <text:p>-2.85801530020389</text:p>
              </table:table-cell>
              <table:table-cell office:value-type="float" office:value="0.792606314174408">
                <text:p>0.792606314174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838654918517">
                <text:p>6.17838654918517</text:p>
              </table:table-cell>
              <table:table-cell office:value-type="float" office:value="4.81083640705915">
                <text:p>4.81083640705915</text:p>
              </table:table-cell>
              <table:table-cell office:value-type="float" office:value="-2.94373188166098">
                <text:p>-2.94373188166098</text:p>
              </table:table-cell>
              <table:table-cell office:value-type="float" office:value="0.844110368998385">
                <text:p>0.844110368998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5780454537228">
                <text:p>5.95780454537228</text:p>
              </table:table-cell>
              <table:table-cell office:value-type="float" office:value="3.93828636288181">
                <text:p>3.93828636288181</text:p>
              </table:table-cell>
              <table:table-cell office:value-type="float" office:value="-3.02853653797319">
                <text:p>-3.02853653797319</text:p>
              </table:table-cell>
              <table:table-cell office:value-type="float" office:value="0.897102540757694">
                <text:p>0.89710254075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0516261966727">
                <text:p>5.60516261966727</text:p>
              </table:table-cell>
              <table:table-cell office:value-type="float" office:value="3.11025032970749">
                <text:p>3.11025032970749</text:p>
              </table:table-cell>
              <table:table-cell office:value-type="float" office:value="-3.11240343679854">
                <text:p>-3.11240343679854</text:p>
              </table:table-cell>
              <table:table-cell office:value-type="float" office:value="0.951566687509635">
                <text:p>0.951566687509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891604581818">
                <text:p>5.12891604581818</text:p>
              </table:table-cell>
              <table:table-cell office:value-type="float" office:value="2.34658207653926">
                <text:p>2.34658207653926</text:p>
              </table:table-cell>
              <table:table-cell office:value-type="float" office:value="-3.19530703144534">
                <text:p>-3.19530703144534</text:p>
              </table:table-cell>
              <table:table-cell office:value-type="float" office:value="1.00748621893328">
                <text:p>1.00748621893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4048375861396">
                <text:p>4.54048375861396</text:p>
              </table:table-cell>
              <table:table-cell office:value-type="float" office:value="1.66559203008072">
                <text:p>1.66559203008072</text:p>
              </table:table-cell>
              <table:table-cell office:value-type="float" office:value="-3.27722206865389">
                <text:p>-3.27722206865389</text:p>
              </table:table-cell>
              <table:table-cell office:value-type="float" office:value="1.06484410138306">
                <text:p>1.06484410138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397456278777">
                <text:p>3.85397456278777</text:p>
              </table:table-cell>
              <table:table-cell office:value-type="float" office:value="1.0836082467619">
                <text:p>1.0836082467619</text:p>
              </table:table-cell>
              <table:table-cell office:value-type="float" office:value="-3.35812359628894">
                <text:p>-3.35812359628894</text:p>
              </table:table-cell>
              <table:table-cell office:value-type="float" office:value="1.12362286307735">
                <text:p>1.1236228630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8584884707436">
                <text:p>3.08584884707436</text:p>
              </table:table-cell>
              <table:table-cell office:value-type="float" office:value="0.614584915935222">
                <text:p>0.614584915935222</text:p>
              </table:table-cell>
              <table:table-cell office:value-type="float" office:value="-3.43798697094035">
                <text:p>-3.43798697094035</text:p>
              </table:table-cell>
              <table:table-cell office:value-type="float" office:value="1.18380459942061">
                <text:p>1.183804599420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452391448241">
                <text:p>2.25452391448241</text:p>
              </table:table-cell>
              <table:table-cell office:value-type="float" office:value="0.269767781136237">
                <text:p>0.269767781136237</text:p>
              </table:table-cell>
              <table:table-cell office:value-type="float" office:value="-3.51678786542968">
                <text:p>-3.51678786542968</text:p>
              </table:table-cell>
              <table:table-cell office:value-type="float" office:value="1.24537097845722">
                <text:p>1.245370978457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7993239175388">
                <text:p>1.37993239175388</text:p>
              </table:table-cell>
              <table:table-cell office:value-type="float" office:value="0.0574245015830528">
                <text:p>0.0574245015830528</text:p>
              </table:table-cell>
              <table:table-cell office:value-type="float" office:value="-3.59450227622055">
                <text:p>-3.59450227622055</text:p>
              </table:table-cell>
              <table:table-cell office:value-type="float" office:value="1.30830324645567">
                <text:p>1.30830324645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044305999471">
                <text:p>0.483044305999471</text:p>
              </table:table-cell>
              <table:table-cell office:value-type="float" office:value="-0.0173535809798891">
                <text:p>-0.0173535809798891</text:p>
              </table:table-cell>
              <table:table-cell office:value-type="float" office:value="-3.6711065307303">
                <text:p>-3.6711065307303</text:p>
              </table:table-cell>
              <table:table-cell office:value-type="float" office:value="1.37258223362104">
                <text:p>1.372582233621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1463571235079">
                <text:p>-0.41463571235079</text:p>
              </table:table-cell>
              <table:table-cell office:value-type="float" office:value="0.0472264829305454">
                <text:p>0.0472264829305454</text:p>
              </table:table-cell>
              <table:table-cell office:value-type="float" office:value="-3.74657729454092">
                <text:p>-3.74657729454092</text:p>
              </table:table-cell>
              <table:table-cell office:value-type="float" office:value="1.43818835993437">
                <text:p>1.43818835993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15237981052">
                <text:p>-1.3115237981052</text:p>
              </table:table-cell>
              <table:table-cell office:value-type="float" office:value="-0.0275515996323965">
                <text:p>-0.0275515996323965</text:p>
              </table:table-cell>
              <table:table-cell office:value-type="float" office:value="-3.82089157850695">
                <text:p>-3.82089157850695</text:p>
              </table:table-cell>
              <table:table-cell office:value-type="float" office:value="1.50510164111693">
                <text:p>1.50510164111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611532083372">
                <text:p>-2.18611532083372</text:p>
              </table:table-cell>
              <table:table-cell office:value-type="float" office:value="-0.23989487918558">
                <text:p>-0.23989487918558</text:p>
              </table:table-cell>
              <table:table-cell office:value-type="float" office:value="-3.89402674575819">
                <text:p>-3.89402674575819</text:p>
              </table:table-cell>
              <table:table-cell office:value-type="float" office:value="1.57330169471759">
                <text:p>1.573301694717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744025342568">
                <text:p>-3.01744025342568</text:p>
              </table:table-cell>
              <table:table-cell office:value-type="float" office:value="-0.584712013984566">
                <text:p>-0.584712013984566</text:p>
              </table:table-cell>
              <table:table-cell office:value-type="float" office:value="-3.96596051859513">
                <text:p>-3.96596051859513</text:p>
              </table:table-cell>
              <table:table-cell office:value-type="float" office:value="1.64276774632155">
                <text:p>1.64276774632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556596913909">
                <text:p>-3.78556596913909</text:p>
              </table:table-cell>
              <table:table-cell office:value-type="float" office:value="-1.05373534481125">
                <text:p>-1.05373534481125</text:p>
              </table:table-cell>
              <table:table-cell office:value-type="float" office:value="-4.03667098527494">
                <text:p>-4.03667098527494</text:p>
              </table:table-cell>
              <table:table-cell office:value-type="float" office:value="1.71347863587842">
                <text:p>1.7134786358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207516496528">
                <text:p>-4.47207516496528</text:p>
              </table:table-cell>
              <table:table-cell office:value-type="float" office:value="-1.63571912813007">
                <text:p>-1.63571912813007</text:p>
              </table:table-cell>
              <table:table-cell office:value-type="float" office:value="-4.10613660668602">
                <text:p>-4.10613660668602</text:p>
              </table:table-cell>
              <table:table-cell office:value-type="float" office:value="1.78541282414778">
                <text:p>1.785412824147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05074521695">
                <text:p>-5.0605074521695</text:p>
              </table:table-cell>
              <table:table-cell office:value-type="float" office:value="-2.31670917458861">
                <text:p>-2.31670917458861</text:p>
              </table:table-cell>
              <table:table-cell office:value-type="float" office:value="-4.17433622290903">
                <text:p>-4.17433622290903</text:p>
              </table:table-cell>
              <table:table-cell office:value-type="float" office:value="1.85854839926027">
                <text:p>1.858548399260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3675402601858">
                <text:p>-5.53675402601858</text:p>
              </table:table-cell>
              <table:table-cell office:value-type="float" office:value="-3.08037742775683">
                <text:p>-3.08037742775683</text:p>
              </table:table-cell>
              <table:table-cell office:value-type="float" office:value="-4.24124905966238">
                <text:p>-4.24124905966238</text:p>
              </table:table-cell>
              <table:table-cell office:value-type="float" office:value="1.93286308339214">
                <text:p>1.93286308339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8893959517236">
                <text:p>-5.8893959517236</text:p>
              </table:table-cell>
              <table:table-cell office:value-type="float" office:value="-3.90841346093115">
                <text:p>-3.90841346093115</text:p>
              </table:table-cell>
              <table:table-cell office:value-type="float" office:value="-4.30685473463035">
                <text:p>-4.30685473463035</text:p>
              </table:table-cell>
              <table:table-cell office:value-type="float" office:value="2.00833423955128">
                <text:p>2.008334239551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0997795553649">
                <text:p>-6.10997795553649</text:p>
              </table:table-cell>
              <table:table-cell office:value-type="float" office:value="-4.7809635051085">
                <text:p>-4.7809635051085</text:p>
              </table:table-cell>
              <table:table-cell office:value-type="float" office:value="-4.37113326367165">
                <text:p>-4.37113326367165</text:p>
              </table:table-cell>
              <table:table-cell office:value-type="float" office:value="2.08493887847273">
                <text:p>2.084938878472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9321115632833">
                <text:p>-6.19321115632833</text:p>
              </table:table-cell>
              <table:table-cell office:value-type="float" office:value="-5.67710648158376">
                <text:p>-5.67710648158376</text:p>
              </table:table-cell>
              <table:table-cell office:value-type="float" office:value="-4.4340650669069">
                <text:p>-4.4340650669069</text:p>
              </table:table-cell>
              <table:table-cell office:value-type="float" office:value="2.16265366562138">
                <text:p>2.16265366562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1370998767666">
                <text:p>-6.1370998767666</text:p>
              </table:table-cell>
              <table:table-cell office:value-type="float" office:value="-6.57535562536623">
                <text:p>-6.57535562536623</text:p>
              </table:table-cell>
              <table:table-cell office:value-type="float" office:value="-4.49563097468275">
                <text:p>-4.49563097468275</text:p>
              </table:table-cell>
              <table:table-cell office:value-type="float" office:value="2.24145492829994">
                <text:p>2.24145492829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94298949354779">
                <text:p>-5.94298949354779</text:p>
              </table:table-cell>
              <table:table-cell office:value-type="float" office:value="-7.45417367202131">
                <text:p>-7.45417367202131</text:p>
              </table:table-cell>
              <table:table-cell office:value-type="float" office:value="-4.55581223341123">
                <text:p>-4.55581223341123</text:p>
              </table:table-cell>
              <table:table-cell office:value-type="float" office:value="2.32131866285986">
                <text:p>2.32131866285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553417938314">
                <text:p>-5.61553417938314</text:p>
              </table:table-cell>
              <table:table-cell office:value-type="float" office:value="-8.29248925533426">
                <text:p>-8.29248925533426</text:p>
              </table:table-cell>
              <table:table-cell office:value-type="float" office:value="-4.61459051128221">
                <text:p>-4.61459051128221</text:p>
              </table:table-cell>
              <table:table-cell office:value-type="float" office:value="2.40222054201307">
                <text:p>2.40222054201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258531018599">
                <text:p>-5.16258531018599</text:p>
              </table:table-cell>
              <table:table-cell office:value-type="float" office:value="-9.07020213416104">
                <text:p>-9.07020213416104</text:p>
              </table:table-cell>
              <table:table-cell office:value-type="float" office:value="-4.67194790384753">
                <text:p>-4.67194790384753</text:p>
              </table:table-cell>
              <table:table-cell office:value-type="float" office:value="2.48413592224236">
                <text:p>2.48413592224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500321311479">
                <text:p>-4.59500321311479</text:p>
              </table:table-cell>
              <table:table-cell office:value-type="float" office:value="-9.76866513467305">
                <text:p>-9.76866513467305</text:p>
              </table:table-cell>
              <table:table-cell office:value-type="float" office:value="-4.72786693947478">
                <text:p>-4.72786693947478</text:p>
              </table:table-cell>
              <table:table-cell office:value-type="float" office:value="2.56703985130798">
                <text:p>2.567039851307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639676917717">
                <text:p>-3.92639676917717</text:p>
              </table:table-cell>
              <table:table-cell office:value-type="float" office:value="-10.3711312524964">
                <text:p>-10.3711312524964</text:p>
              </table:table-cell>
              <table:table-cell office:value-type="float" office:value="-4.78233058466943">
                <text:p>-4.78233058466943</text:p>
              </table:table-cell>
              <table:table-cell office:value-type="float" office:value="2.65090707584839">
                <text:p>2.65090707584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279711392774">
                <text:p>-3.17279711392774</text:p>
              </table:table-cell>
              <table:table-cell office:value-type="float" office:value="-10.8631551946048">
                <text:p>-10.8631551946048</text:p>
              </table:table-cell>
              <table:table-cell office:value-type="float" office:value="-4.83532224926332">
                <text:p>-4.83532224926332</text:p>
              </table:table-cell>
              <table:table-cell office:value-type="float" office:value="2.73571204907265">
                <text:p>2.735712049072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227325991748">
                <text:p>-2.35227325991748</text:p>
              </table:table-cell>
              <table:table-cell office:value-type="float" office:value="-11.2329397332218">
                <text:p>-11.2329397332218</text:p>
              </table:table-cell>
              <table:table-cell office:value-type="float" office:value="-4.88682579146825">
                <text:p>-4.88682579146825</text:p>
              </table:table-cell>
              <table:table-cell office:value-type="float" office:value="2.82142893854227">
                <text:p>2.82142893854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449885709202">
                <text:p>-1.48449885709202</text:p>
              </table:table-cell>
              <table:table-cell office:value-type="float" office:value="-11.4716185672245">
                <text:p>-11.4716185672245</text:p>
              </table:table-cell>
              <table:table-cell office:value-type="float" office:value="-4.93682552279287">
                <text:p>-4.93682552279287</text:p>
              </table:table-cell>
              <table:table-cell office:value-type="float" office:value="2.90803163403995">
                <text:p>2.90803163403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0280478897688">
                <text:p>-0.590280478897688</text:p>
              </table:table-cell>
              <table:table-cell office:value-type="float" office:value="-11.5734689089005">
                <text:p>-11.5734689089005</text:p>
              </table:table-cell>
              <table:table-cell office:value-type="float" office:value="-4.98530621282163">
                <text:p>-4.98530621282163</text:p>
              </table:table-cell>
              <table:table-cell office:value-type="float" office:value="2.99549375552312">
                <text:p>2.99549375552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941255649316">
                <text:p>0.308941255649316</text:p>
              </table:table-cell>
              <table:table-cell office:value-type="float" office:value="-11.536048698876">
                <text:p>-11.536048698876</text:p>
              </table:table-cell>
              <table:table-cell office:value-type="float" office:value="-5.03225309385403">
                <text:p>-5.03225309385403</text:p>
              </table:table-cell>
              <table:table-cell office:value-type="float" office:value="3.08378866115945">
                <text:p>3.08378866115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16057623655">
                <text:p>1.1916057623655</text:p>
              </table:table-cell>
              <table:table-cell office:value-type="float" office:value="-11.3602551592237">
                <text:p>-11.3602551592237</text:p>
              </table:table-cell>
              <table:table-cell office:value-type="float" office:value="-5.07765186540307">
                <text:p>-5.07765186540307</text:p>
              </table:table-cell>
              <table:table-cell office:value-type="float" office:value="3.17288945544232">
                <text:p>3.172889455442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3654944869997">
                <text:p>2.03654944869997</text:p>
              </table:table-cell>
              <table:table-cell office:value-type="float" office:value="-11.050303280824">
                <text:p>-11.050303280824</text:p>
              </table:table-cell>
              <table:table-cell office:value-type="float" office:value="-5.1214886985513">
                <text:p>-5.1214886985513</text:p>
              </table:table-cell>
              <table:table-cell office:value-type="float" office:value="3.26276899738338">
                <text:p>3.262768997383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2351315189051">
                <text:p>2.82351315189051</text:p>
              </table:table-cell>
              <table:table-cell office:value-type="float" office:value="-10.6136247607882">
                <text:p>-10.6136247607882</text:p>
              </table:table-cell>
              <table:table-cell office:value-type="float" office:value="-5.16375024016323">
                <text:p>-5.16375024016323</text:p>
              </table:table-cell>
              <table:table-cell office:value-type="float" office:value="3.35339990878">
                <text:p>3.35339990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362789166212">
                <text:p>3.53362789166212</text:p>
              </table:table-cell>
              <table:table-cell office:value-type="float" office:value="-10.0606898131143">
                <text:p>-10.0606898131143</text:p>
              </table:table-cell>
              <table:table-cell office:value-type="float" office:value="-5.20442361695286">
                <text:p>-5.20442361695286</text:p>
              </table:table-cell>
              <table:table-cell office:value-type="float" office:value="3.44475458255496">
                <text:p>3.44475458255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4986729060579">
                <text:p>4.14986729060579</text:p>
              </table:table-cell>
              <table:table-cell office:value-type="float" office:value="-9.40475612501046">
                <text:p>-9.40475612501046</text:p>
              </table:table-cell>
              <table:table-cell office:value-type="float" office:value="-5.243496439405">
                <text:p>-5.243496439405</text:p>
              </table:table-cell>
              <table:table-cell office:value-type="float" office:value="3.53680519116579">
                <text:p>3.53680519116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745581458163">
                <text:p>4.65745581458163</text:p>
              </table:table-cell>
              <table:table-cell office:value-type="float" office:value="-8.66155097814452">
                <text:p>-8.66155097814452</text:p>
              </table:table-cell>
              <table:table-cell office:value-type="float" office:value="-5.2809568055492">
                <text:p>-5.2809568055492</text:p>
              </table:table-cell>
              <table:table-cell office:value-type="float" office:value="3.62952369508136">
                <text:p>3.62952369508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442230447916">
                <text:p>5.0442230447916</text:p>
              </table:table-cell>
              <table:table-cell office:value-type="float" office:value="-7.84889415657977">
                <text:p>-7.84889415657977</text:p>
              </table:table-cell>
              <table:table-cell office:value-type="float" office:value="-5.31679330458528">
                <text:p>-5.31679330458528</text:p>
              </table:table-cell>
              <table:table-cell office:value-type="float" office:value="3.72288185132299">
                <text:p>3.722881851322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089548716186">
                <text:p>5.30089548716186</text:p>
              </table:table-cell>
              <table:table-cell office:value-type="float" office:value="-6.98627068290909">
                <text:p>-6.98627068290909</text:p>
              </table:table-cell>
              <table:table-cell office:value-type="float" office:value="-5.35099502035912">
                <text:p>-5.35099502035912</text:p>
              </table:table-cell>
              <table:table-cell office:value-type="float" office:value="3.81685122206754">
                <text:p>3.81685122206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2131892233952">
                <text:p>5.42131892233952</text:p>
              </table:table-cell>
              <table:table-cell office:value-type="float" office:value="-6.0943636270675">
                <text:p>-6.0943636270675</text:p>
              </table:table-cell>
              <table:table-cell office:value-type="float" office:value="-5.38355153468785">
                <text:p>-5.38355153468785</text:p>
              </table:table-cell>
              <table:table-cell office:value-type="float" office:value="3.91140318330983">
                <text:p>3.91140318330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0260596503119">
                <text:p>5.40260596503119</text:p>
              </table:table-cell>
              <table:table-cell office:value-type="float" office:value="-5.19455818963739">
                <text:p>-5.19455818963739</text:p>
              </table:table-cell>
              <table:table-cell office:value-type="float" office:value="-5.41445293053331">
                <text:p>-5.41445293053331</text:p>
              </table:table-cell>
              <table:table-cell office:value-type="float" office:value="4.00650893358184">
                <text:p>4.0065089335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4520529466251">
                <text:p>5.24520529466251</text:p>
              </table:table-cell>
              <table:table-cell office:value-type="float" office:value="-4.30842895021039">
                <text:p>-4.30842895021039</text:p>
              </table:table-cell>
              <table:table-cell office:value-type="float" office:value="-5.44368979502292">
                <text:p>-5.44368979502292</text:p>
              </table:table-cell>
              <table:table-cell office:value-type="float" office:value="4.1021395027259">
                <text:p>4.1021395027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5289089741913">
                <text:p>4.95289089741913</text:p>
              </table:table-cell>
              <table:table-cell office:value-type="float" office:value="-3.4572225750203">
                <text:p>-3.4572225750203</text:p>
              </table:table-cell>
              <table:table-cell office:value-type="float" office:value="-5.47125322231689">
                <text:p>-5.47125322231689</text:p>
              </table:table-cell>
              <table:table-cell office:value-type="float" office:value="4.19826576071928">
                <text:p>4.1982657607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267157761225">
                <text:p>4.53267157761225</text:p>
              </table:table-cell>
              <table:table-cell office:value-type="float" office:value="-2.66134838693462">
                <text:p>-2.66134838693462</text:p>
              </table:table-cell>
              <table:table-cell office:value-type="float" office:value="-5.49713481632107">
                <text:p>-5.49713481632107</text:p>
              </table:table-cell>
              <table:table-cell office:value-type="float" office:value="4.2948584265475">
                <text:p>4.2948584265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62290800902">
                <text:p>3.99462290800902</text:p>
              </table:table-cell>
              <table:table-cell office:value-type="float" office:value="-1.93988901237622">
                <text:p>-1.93988901237622</text:p>
              </table:table-cell>
              <table:table-cell office:value-type="float" office:value="-5.52132669324444">
                <text:p>-5.52132669324444</text:p>
              </table:table-cell>
              <table:table-cell office:value-type="float" office:value="4.39188807712362">
                <text:p>4.39188807712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164564844444">
                <text:p>3.35164564844444</text:p>
              </table:table-cell>
              <table:table-cell office:value-type="float" office:value="-1.31014283836417">
                <text:p>-1.31014283836417</text:p>
              </table:table-cell>
              <table:table-cell office:value-type="float" office:value="-5.54382148400062">
                <text:p>-5.54382148400062</text:p>
              </table:table-cell>
              <table:table-cell office:value-type="float" office:value="4.4893251562508">
                <text:p>4.4893251562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1915642509681">
                <text:p>2.61915642509681</text:p>
              </table:table-cell>
              <table:table-cell office:value-type="float" office:value="-0.787209250152829">
                <text:p>-0.787209250152829</text:p>
              </table:table-cell>
              <table:table-cell office:value-type="float" office:value="-5.56461233645256">
                <text:p>-5.56461233645256</text:p>
              </table:table-cell>
              <table:table-cell office:value-type="float" office:value="4.58713998362539">
                <text:p>4.58713998362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1471808699075">
                <text:p>1.81471808699075</text:p>
              </table:table-cell>
              <table:table-cell office:value-type="float" office:value="-0.383626594200974">
                <text:p>-0.383626594200974</text:p>
              </table:table-cell>
              <table:table-cell office:value-type="float" office:value="-5.58369291749977">
                <text:p>-5.58369291749977</text:p>
              </table:table-cell>
              <table:table-cell office:value-type="float" office:value="4.6853027638779">
                <text:p>4.6853027638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618602647058">
                <text:p>0.957618602647058</text:p>
              </table:table-cell>
              <table:table-cell office:value-type="float" office:value="-0.109071547010465">
                <text:p>-0.109071547010465</text:p>
              </table:table-cell>
              <table:table-cell office:value-type="float" office:value="-5.60105741500745">
                <text:p>-5.60105741500745</text:p>
              </table:table-cell>
              <table:table-cell office:value-type="float" office:value="4.78378359564888">
                <text:p>4.783783595648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005395769">
                <text:p>-5.6167005395769</text:p>
              </table:table-cell>
              <table:table-cell office:value-type="float" office:value="4.88255248069729">
                <text:p>4.88255248069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752615677">
                <text:p>-5.63061752615677</text:p>
              </table:table-cell>
              <table:table-cell office:value-type="float" office:value="4.98157933303813">
                <text:p>4.981579333038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0413549448">
                <text:p>-5.64280413549448</text:p>
              </table:table-cell>
              <table:table-cell office:value-type="float" office:value="5.08083398810705">
                <text:p>5.080833988107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66554276">
                <text:p>-5.6532566554276</text:p>
              </table:table-cell>
              <table:table-cell office:value-type="float" office:value="5.18028621194869">
                <text:p>5.18028621194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7190201457">
                <text:p>-5.66197190201457</text:p>
              </table:table-cell>
              <table:table-cell office:value-type="float" office:value="5.27990571042629">
                <text:p>5.27990571042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722050458">
                <text:p>-5.66894722050458</text:p>
              </table:table-cell>
              <table:table-cell office:value-type="float" office:value="5.37966213844957">
                <text:p>5.37966213844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8048614622">
                <text:p>-5.67418048614622</text:p>
              </table:table-cell>
              <table:table-cell office:value-type="float" office:value="5.47952510921814">
                <text:p>5.47952510921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7010483473">
                <text:p>-5.67767010483473</text:p>
              </table:table-cell>
              <table:table-cell office:value-type="float" office:value="5.57946420347763">
                <text:p>5.579464203477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501359751">
                <text:p>-5.67941501359751</text:p>
              </table:table-cell>
              <table:table-cell office:value-type="float" office:value="5.67944897878573">
                <text:p>5.679448978785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1468091802">
                <text:p>-5.67941468091802</text:p>
              </table:table-cell>
              <table:table-cell office:value-type="float" office:value="5.77944897878517">
                <text:p>5.77944897878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66910689759">
                <text:p>-5.67766910689759</text:p>
              </table:table-cell>
              <table:table-cell office:value-type="float" office:value="5.87943374248114">
                <text:p>5.87943374248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17882325543">
                <text:p>-5.67417882325543</text:p>
              </table:table-cell>
              <table:table-cell office:value-type="float" office:value="5.97937281351994">
                <text:p>5.97937281351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894489316666">
                <text:p>-5.66894489316666</text:p>
              </table:table-cell>
              <table:table-cell office:value-type="float" office:value="6.07923574946629">
                <text:p>6.07923574946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196891093845">
                <text:p>-5.66196891093845</text:p>
              </table:table-cell>
              <table:table-cell office:value-type="float" office:value="6.17899213107645">
                <text:p>6.17899213107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2530015244">
                <text:p>-5.6532530015244</text:p>
              </table:table-cell>
              <table:table-cell office:value-type="float" office:value="6.27861157156417">
                <text:p>6.27861157156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7998198772">
                <text:p>-5.6427998198772</text:p>
              </table:table-cell>
              <table:table-cell office:value-type="float" office:value="6.37806372585683">
                <text:p>6.37806372585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1255014">
                <text:p>-5.63061255014</text:p>
              </table:table-cell>
              <table:table-cell office:value-type="float" office:value="6.47731829983885">
                <text:p>6.47731829983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69490467639">
                <text:p>-5.61669490467639</text:p>
              </table:table-cell>
              <table:table-cell office:value-type="float" office:value="6.57634505957959">
                <text:p>6.57634505957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05112293963">
                <text:p>-5.60105112293963</text:p>
              </table:table-cell>
              <table:table-cell office:value-type="float" office:value="6.67511384054287">
                <text:p>6.67511384054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68597018128">
                <text:p>-5.58368597018128</text:p>
              </table:table-cell>
              <table:table-cell office:value-type="float" office:value="6.77359455677543">
                <text:p>6.773594556775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0473599962">
                <text:p>-5.56460473599962</text:p>
              </table:table-cell>
              <table:table-cell office:value-type="float" office:value="6.8717572100714">
                <text:p>6.8717572100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132327284">
                <text:p>-5.5438132327284</text:p>
              </table:table-cell>
              <table:table-cell office:value-type="float" office:value="6.96957189911003">
                <text:p>6.96957189911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1779366636">
                <text:p>-5.52131779366636</text:p>
              </table:table-cell>
              <table:table-cell office:value-type="float" office:value="7.06700882856394">
                <text:p>7.06700882856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2527114804">
                <text:p>-5.49712527114804</text:p>
              </table:table-cell>
              <table:table-cell office:value-type="float" office:value="7.16403831817509">
                <text:p>7.164038318175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24303445646">
                <text:p>-5.47124303445646</text:p>
              </table:table-cell>
              <table:table-cell office:value-type="float" office:value="7.26063081179566">
                <text:p>7.26063081179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6789675784">
                <text:p>-5.4436789675784</text:p>
              </table:table-cell>
              <table:table-cell office:value-type="float" office:value="7.35675688639118">
                <text:p>7.35675688639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44146680286">
                <text:p>-5.41444146680286</text:p>
              </table:table-cell>
              <table:table-cell office:value-type="float" office:value="7.45238726100301">
                <text:p>7.45238726100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3943816343">
                <text:p>-5.38353943816343</text:p>
              </table:table-cell>
              <table:table-cell office:value-type="float" office:value="7.54749280566771">
                <text:p>7.547492805667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98229472546">
                <text:p>-5.35098229472546</text:p>
              </table:table-cell>
              <table:table-cell office:value-type="float" office:value="7.64204455029021">
                <text:p>7.6420445502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77995371873">
                <text:p>-5.31677995371873</text:p>
              </table:table-cell>
              <table:table-cell office:value-type="float" office:value="7.73601369346849">
                <text:p>7.73601369346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094283351657">
                <text:p>-5.28094283351657</text:p>
              </table:table-cell>
              <table:table-cell office:value-type="float" office:value="7.82937161126669">
                <text:p>7.82937161126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4818504623">
                <text:p>-5.2434818504623</text:p>
              </table:table-cell>
              <table:table-cell office:value-type="float" office:value="7.9220898659343">
                <text:p>7.922089865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0841554404">
                <text:p>-5.20440841554404</text:p>
              </table:table-cell>
              <table:table-cell office:value-type="float" office:value="8.01414021456856">
                <text:p>8.01414021456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3443091878">
                <text:p>-5.16373443091878</text:p>
              </table:table-cell>
              <table:table-cell office:value-type="float" office:value="8.10549461771752">
                <text:p>8.10549461771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47228628688">
                <text:p>-5.12147228628688</text:p>
              </table:table-cell>
              <table:table-cell office:value-type="float" office:value="8.19612524792118">
                <text:p>8.19612524792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3485511802">
                <text:p>-5.07763485511802</text:p>
              </table:table-cell>
              <table:table-cell office:value-type="float" office:value="8.28600449818794">
                <text:p>8.286004498187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3549072984">
                <text:p>-5.03223549072984</text:p>
              </table:table-cell>
              <table:table-cell office:value-type="float" office:value="8.37510499040404">
                <text:p>8.3751049904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2880222204">
                <text:p>-4.9852880222204</text:p>
              </table:table-cell>
              <table:table-cell office:value-type="float" office:value="8.46339958367313">
                <text:p>8.46339958367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0675025564">
                <text:p>-4.93680675025564</text:p>
              </table:table-cell>
              <table:table-cell office:value-type="float" office:value="8.55086138258373">
                <text:p>8.55086138258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0644271331">
                <text:p>-4.88680644271331</text:p>
              </table:table-cell>
              <table:table-cell office:value-type="float" office:value="8.6374637454018">
                <text:p>8.63746374540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023301845">
                <text:p>-4.8353023301845</text:p>
              </table:table-cell>
              <table:table-cell office:value-type="float" office:value="8.72318029218607">
                <text:p>8.72318029218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1010133428">
                <text:p>-4.78231010133428</text:p>
              </table:table-cell>
              <table:table-cell office:value-type="float" office:value="8.80798491282366">
                <text:p>8.807984912823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84589812272">
                <text:p>-4.72784589812272</text:p>
              </table:table-cell>
              <table:table-cell office:value-type="float" office:value="8.89185177498346">
                <text:p>8.891851774983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2631088797">
                <text:p>-4.67192631088797</text:p>
              </table:table-cell>
              <table:table-cell office:value-type="float" office:value="8.97475533198492">
                <text:p>8.97475533198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56837329258">
                <text:p>-4.61456837329258</text:p>
              </table:table-cell>
              <table:table-cell office:value-type="float" office:value="9.05667033057983">
                <text:p>9.056670330579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78955713498">
                <text:p>-4.55578955713498</text:p>
              </table:table-cell>
              <table:table-cell office:value-type="float" office:value="9.13757181864471">
                <text:p>9.137571818644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0776702731">
                <text:p>-4.49560776702731</text:p>
              </table:table-cell>
              <table:table-cell office:value-type="float" office:value="9.21743515278144">
                <text:p>9.2174351527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4133494154">
                <text:p>-4.43404133494154</text:p>
              </table:table-cell>
              <table:table-cell office:value-type="float" office:value="9.29623600582396">
                <text:p>9.29623600582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0901462537">
                <text:p>-4.37110901462537</text:p>
              </table:table-cell>
              <table:table-cell office:value-type="float" office:value="9.37395037424849">
                <text:p>9.37395037424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2997588965">
                <text:p>-4.30682997588965</text:p>
              </table:table-cell>
              <table:table-cell office:value-type="float" office:value="9.45055458548528">
                <text:p>9.45055458548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2379876902">
                <text:p>-4.24122379876902</text:p>
              </table:table-cell>
              <table:table-cell office:value-type="float" office:value="9.5260253051295">
                <text:p>9.52602530512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1046755772">
                <text:p>-4.17431046755772</text:p>
              </table:table-cell>
              <table:table-cell office:value-type="float" office:value="9.60033954404915">
                <text:p>9.60033954404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1036472211">
                <text:p>-4.10611036472211</text:p>
              </table:table-cell>
              <table:table-cell office:value-type="float" office:value="9.67347466538776">
                <text:p>9.673474665387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64426469199">
                <text:p>-4.03664426469199</text:p>
              </table:table-cell>
              <table:table-cell office:value-type="float" office:value="9.74540839145978">
                <text:p>9.74540839145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3332753249">
                <text:p>-3.96593332753249</text:p>
              </table:table-cell>
              <table:table-cell office:value-type="float" office:value="9.81611881053664">
                <text:p>9.816118810536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399909249853">
                <text:p>-3.89399909249853</text:p>
              </table:table-cell>
              <table:table-cell office:value-type="float" office:value="9.88558438352124">
                <text:p>9.88558438352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86347147372">
                <text:p>-3.82086347147372</text:p>
              </table:table-cell>
              <table:table-cell office:value-type="float" office:value="9.95378395050899">
                <text:p>9.953783950508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54874229581">
                <text:p>-3.74654874229581</text:p>
              </table:table-cell>
              <table:table-cell office:value-type="float" office:value="10.0206967372333">
                <text:p>10.02069673723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07754197061">
                <text:p>-3.67107754197061</text:p>
              </table:table-cell>
              <table:table-cell office:value-type="float" office:value="10.0863023613937">
                <text:p>10.0863023613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85977654">
                <text:p>-3.59447285977654</text:p>
              </table:table-cell>
              <table:table-cell office:value-type="float" office:value="10.1505808388643">
                <text:p>10.1505808388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7580302619">
                <text:p>-3.5167580302619</text:p>
              </table:table-cell>
              <table:table-cell office:value-type="float" office:value="10.2135125897816">
                <text:p>10.2135125897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795672613687">
                <text:p>-3.43795672613687</text:p>
              </table:table-cell>
              <table:table-cell office:value-type="float" office:value="10.275078444508">
                <text:p>10.2750784445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09295106265">
                <text:p>-3.35809295106265</text:p>
              </table:table-cell>
              <table:table-cell office:value-type="float" office:value="10.3352596494718">
                <text:p>10.33525964947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19103233962">
                <text:p>-3.27719103233962</text:p>
              </table:table-cell>
              <table:table-cell office:value-type="float" office:value="10.3940378728792">
                <text:p>10.3940378728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27561349706">
                <text:p>-3.19527561349706</text:p>
              </table:table-cell>
              <table:table-cell office:value-type="float" office:value="10.4513952102987">
                <text:p>10.45139521029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37164678648">
                <text:p>-3.11237164678648</text:p>
              </table:table-cell>
              <table:table-cell office:value-type="float" office:value="10.5073141901146">
                <text:p>10.5073141901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0438558088">
                <text:p>-3.02850438558088</text:p>
              </table:table-cell>
              <table:table-cell office:value-type="float" office:value="10.5617777788494">
                <text:p>10.561777778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69937668238">
                <text:p>-2.94369937668238</text:p>
              </table:table-cell>
              <table:table-cell office:value-type="float" office:value="10.6147693863521">
                <text:p>10.6147693863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98245254034">
                <text:p>-2.85798245254034</text:p>
              </table:table-cell>
              <table:table-cell office:value-type="float" office:value="10.666272870852">
                <text:p>10.6662728708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3797233826">
                <text:p>-2.7713797233826</text:p>
              </table:table-cell>
              <table:table-cell office:value-type="float" office:value="10.7162725438752">
                <text:p>10.716272543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1756926201">
                <text:p>-2.68391756926201</text:p>
              </table:table-cell>
              <table:table-cell office:value-type="float" office:value="10.764753175024">
                <text:p>10.764753175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2263202081">
                <text:p>-2.59562263202081</text:p>
              </table:table-cell>
              <table:table-cell office:value-type="float" office:value="10.8116999966158">
                <text:p>10.8116999966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2180717528">
                <text:p>-2.50652180717528</text:p>
              </table:table-cell>
              <table:table-cell office:value-type="float" office:value="10.8570987081817">
                <text:p>10.85709870818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4223572306">
                <text:p>-2.41664223572306</text:p>
              </table:table-cell>
              <table:table-cell office:value-type="float" office:value="10.9009354808226">
                <text:p>10.90093548082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1129587577">
                <text:p>-2.32601129587577</text:p>
              </table:table-cell>
              <table:table-cell office:value-type="float" office:value="10.9431969614213">
                <text:p>10.94319696142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65659471931">
                <text:p>-2.23465659471931</text:p>
              </table:table-cell>
              <table:table-cell office:value-type="float" office:value="10.9838702767105">
                <text:p>10.98387027671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0595980448">
                <text:p>-2.14260595980448</text:p>
              </table:table-cell>
              <table:table-cell office:value-type="float" office:value="11.0229430371937">
                <text:p>11.0229430371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88743067042">
                <text:p>-2.04988743067042</text:p>
              </table:table-cell>
              <table:table-cell office:value-type="float" office:value="11.0604033409193">
                <text:p>11.06040334091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2925030349">
                <text:p>-1.95652925030349</text:p>
              </table:table-cell>
              <table:table-cell office:value-type="float" office:value="11.0962397771062">
                <text:p>11.09623977710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5598565342">
                <text:p>-1.8625598565342</text:p>
              </table:table-cell>
              <table:table-cell office:value-type="float" office:value="11.1304414296194">
                <text:p>11.1304414296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0787337472">
                <text:p>-1.76800787337472</text:p>
              </table:table-cell>
              <table:table-cell office:value-type="float" office:value="11.1629978802952">
                <text:p>11.16299788029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0210229975">
                <text:p>-1.67290210229975</text:p>
              </table:table-cell>
              <table:table-cell office:value-type="float" office:value="11.193899212115">
                <text:p>11.193899212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27151347331">
                <text:p>-1.57727151347331</text:p>
              </table:table-cell>
              <table:table-cell office:value-type="float" office:value="11.2231360122256">
                <text:p>11.22313601222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4523692412">
                <text:p>-1.48114523692412</text:p>
              </table:table-cell>
              <table:table-cell office:value-type="float" office:value="11.2506993748069">
                <text:p>11.2506993748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55255367229">
                <text:p>-1.38455255367229</text:p>
              </table:table-cell>
              <table:table-cell office:value-type="float" office:value="11.2765809037844">
                <text:p>11.2765809037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228868101">
                <text:p>-1.2875228868101</text:p>
              </table:table-cell>
              <table:table-cell office:value-type="float" office:value="11.3007727153869">
                <text:p>11.30077271538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08579253933">
                <text:p>-1.19008579253933</text:p>
              </table:table-cell>
              <table:table-cell office:value-type="float" office:value="11.3232674405479">
                <text:p>11.32326744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27095116825">
                <text:p>-1.09227095116825</text:p>
              </table:table-cell>
              <table:table-cell office:value-type="float" office:value="11.3440582271504">
                <text:p>11.34405822715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08158070631">
                <text:p>-0.994108158070631</text:p>
              </table:table-cell>
              <table:table-cell office:value-type="float" office:value="11.363138742114">
                <text:p>11.363138742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27314609795">
                <text:p>-0.895627314609795</text:p>
              </table:table-cell>
              <table:table-cell office:value-type="float" office:value="11.3805031733238">
                <text:p>11.3805031733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858419030384">
                <text:p>-0.796858419030384</text:p>
              </table:table-cell>
              <table:table-cell office:value-type="float" office:value="11.3961462314016">
                <text:p>11.396146231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31557320574">
                <text:p>-0.697831557320574</text:p>
              </table:table-cell>
              <table:table-cell office:value-type="float" office:value="11.4100631513161">
                <text:p>11.4100631513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57689404759">
                <text:p>-0.59857689404759</text:p>
              </table:table-cell>
              <table:table-cell office:value-type="float" office:value="11.422249693835">
                <text:p>11.422249693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24663169283">
                <text:p>-0.499124663169283</text:p>
              </table:table-cell>
              <table:table-cell office:value-type="float" office:value="11.4327021468164">
                <text:p>11.4327021468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05158824558">
                <text:p>-0.399505158824558</text:p>
              </table:table-cell>
              <table:table-cell office:value-type="float" office:value="11.441417326339">
                <text:p>11.441417326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748726105485">
                <text:p>-0.299748726105485</text:p>
              </table:table-cell>
              <table:table-cell office:value-type="float" office:value="11.4483925776725">
                <text:p>11.448392577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885751813878">
                <text:p>-0.199885751813878</text:p>
              </table:table-cell>
              <table:table-cell office:value-type="float" office:value="11.4536257760859">
                <text:p>11.453625776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99466552051733">
                <text:p>-0.0999466552051733</text:p>
              </table:table-cell>
              <table:table-cell office:value-type="float" office:value="11.4571153274949">
                <text:p>11.4571153274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381212775769774">
                <text:p>0.0000381212775769774</text:p>
              </table:table-cell>
              <table:table-cell office:value-type="float" office:value="11.4588601689474">
                <text:p>11.4588601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0038121276777">
                <text:p>0.100038121276777</text:p>
              </table:table-cell>
              <table:table-cell office:value-type="float" office:value="11.4588597689474">
                <text:p>11.45885976894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0022883797596">
                <text:p>0.200022883797596</text:p>
              </table:table-cell>
              <table:table-cell office:value-type="float" office:value="11.4571141276167">
                <text:p>11.4571141276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61952486691">
                <text:p>0.299961952486691</text:p>
              </table:table-cell>
              <table:table-cell office:value-type="float" office:value="11.453623776695">
                <text:p>11.453623776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824884909516">
                <text:p>0.399824884909516</text:p>
              </table:table-cell>
              <table:table-cell office:value-type="float" office:value="11.448389779378">
                <text:p>11.448389779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81261823386">
                <text:p>0.499581261823386</text:p>
              </table:table-cell>
              <table:table-cell office:value-type="float" office:value="11.4414137299933">
                <text:p>11.4414137299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200696443486">
                <text:p>0.599200696443486</text:p>
              </table:table-cell>
              <table:table-cell office:value-type="float" office:value="11.432697753515">
                <text:p>11.432697753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652843698987">
                <text:p>0.698652843698987</text:p>
              </table:table-cell>
              <table:table-cell office:value-type="float" office:value="11.4222445049161">
                <text:p>11.4222445049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907409476455">
                <text:p>0.797907409476455</text:p>
              </table:table-cell>
              <table:table-cell office:value-type="float" office:value="11.4100571683602">
                <text:p>11.41005716836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934159847737">
                <text:p>0.896934159847737</text:p>
              </table:table-cell>
              <table:table-cell office:value-type="float" office:value="11.3961394562313">
                <text:p>11.3961394562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702930279523">
                <text:p>0.995702930279523</text:p>
              </table:table-cell>
              <table:table-cell office:value-type="float" office:value="11.3804956080029">
                <text:p>11.38049560800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8363482176">
                <text:p>1.09418363482176</text:p>
              </table:table-cell>
              <table:table-cell office:value-type="float" office:value="11.3631303889468">
                <text:p>11.3631303889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34627527212">
                <text:p>1.19234627527212</text:p>
              </table:table-cell>
              <table:table-cell office:value-type="float" office:value="11.3440490886815">
                <text:p>11.3440490886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6095031378">
                <text:p>1.29016095031378</text:p>
              </table:table-cell>
              <table:table-cell office:value-type="float" office:value="11.323257519561">
                <text:p>11.323257519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9786462362">
                <text:p>1.38759786462362</text:p>
              </table:table-cell>
              <table:table-cell office:value-type="float" office:value="11.3007620149039">
                <text:p>11.3007620149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62733794822">
                <text:p>1.48462733794822</text:p>
              </table:table-cell>
              <table:table-cell office:value-type="float" office:value="11.2765694270648">
                <text:p>11.27656942706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21981414472">
                <text:p>1.58121981414472</text:p>
              </table:table-cell>
              <table:table-cell office:value-type="float" office:value="11.2506871253467">
                <text:p>11.2506871253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34587018394">
                <text:p>1.67734587018394</text:p>
              </table:table-cell>
              <table:table-cell office:value-type="float" office:value="11.2231229937561">
                <text:p>11.2231229937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7622511292">
                <text:p>1.77297622511292</text:p>
              </table:table-cell>
              <table:table-cell office:value-type="float" office:value="11.1938854286017">
                <text:p>11.19388542860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8174897419">
                <text:p>1.86808174897419</text:p>
              </table:table-cell>
              <table:table-cell office:value-type="float" office:value="11.1629833359367">
                <text:p>11.16298333593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63347167904">
                <text:p>1.96263347167904</text:p>
              </table:table-cell>
              <table:table-cell office:value-type="float" office:value="11.1304261288461">
                <text:p>11.1304261288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6025918321">
                <text:p>2.0566025918321</text:p>
              </table:table-cell>
              <table:table-cell office:value-type="float" office:value="11.0962237245788">
                <text:p>11.09622372457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6048550455">
                <text:p>2.14996048550455</text:p>
              </table:table-cell>
              <table:table-cell office:value-type="float" office:value="11.0603865415276">
                <text:p>11.06038654152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7871495321">
                <text:p>2.24267871495321</text:p>
              </table:table-cell>
              <table:table-cell office:value-type="float" office:value="11.022925496055">
                <text:p>11.022925496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72903728302">
                <text:p>2.33472903728302</text:p>
              </table:table-cell>
              <table:table-cell office:value-type="float" office:value="10.983851999168">
                <text:p>10.983851999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8341305003">
                <text:p>2.42608341305003</text:p>
              </table:table-cell>
              <table:table-cell office:value-type="float" office:value="10.9431779530425">
                <text:p>10.943177953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71401480257">
                <text:p>2.51671401480257</text:p>
              </table:table-cell>
              <table:table-cell office:value-type="float" office:value="10.9009157473976">
                <text:p>10.9009157473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9323555773">
                <text:p>2.60659323555773</text:p>
              </table:table-cell>
              <table:table-cell office:value-type="float" office:value="10.8570782557215">
                <text:p>10.85707825572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9369721072">
                <text:p>2.69569369721072</text:p>
              </table:table-cell>
              <table:table-cell office:value-type="float" office:value="10.8116788313505">
                <text:p>10.8116788313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8825887452">
                <text:p>2.78398825887452</text:p>
              </table:table-cell>
              <table:table-cell office:value-type="float" office:value="10.7647313034007">
                <text:p>10.7647313034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5002514726">
                <text:p>2.87145002514726</text:p>
              </table:table-cell>
              <table:table-cell office:value-type="float" office:value="10.7162499725562">
                <text:p>10.71624997255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5235430485">
                <text:p>2.95805235430485</text:p>
              </table:table-cell>
              <table:table-cell office:value-type="float" office:value="10.6662496067127">
                <text:p>10.6662496067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6886641627">
                <text:p>3.04376886641627</text:p>
              </table:table-cell>
              <table:table-cell office:value-type="float" office:value="10.6147454364791">
                <text:p>10.614745436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734513792">
                <text:p>3.1285734513792</text:p>
              </table:table-cell>
              <table:table-cell office:value-type="float" office:value="10.561753150538">
                <text:p>10.561753150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4402768734">
                <text:p>3.2124402768734</text:p>
              </table:table-cell>
              <table:table-cell office:value-type="float" office:value="10.5072888908669">
                <text:p>10.5072888908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34379622949">
                <text:p>3.29534379622949</text:p>
              </table:table-cell>
              <table:table-cell office:value-type="float" office:value="10.451369247821">
                <text:p>10.451369247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5875621073">
                <text:p>3.37725875621073</text:p>
              </table:table-cell>
              <table:table-cell office:value-type="float" office:value="10.3940112550801">
                <text:p>10.39401125508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6020470538">
                <text:p>3.45816020470538</text:p>
              </table:table-cell>
              <table:table-cell office:value-type="float" office:value="10.3352323844592">
                <text:p>10.33523238445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802349832741">
                <text:p>3.53802349832741</text:p>
              </table:table-cell>
              <table:table-cell office:value-type="float" office:value="10.2750505405871">
                <text:p>10.27505054058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82430992308">
                <text:p>3.61682430992308</text:p>
              </table:table-cell>
              <table:table-cell office:value-type="float" office:value="10.2134840554522">
                <text:p>10.21348405545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53863598123">
                <text:p>3.69453863598123</text:p>
              </table:table-cell>
              <table:table-cell office:value-type="float" office:value="10.1505516828184">
                <text:p>10.1505516828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4280394502">
                <text:p>3.77114280394502</text:p>
              </table:table-cell>
              <table:table-cell office:value-type="float" office:value="10.0862725925123">
                <text:p>10.0862725925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61347942282">
                <text:p>3.84661347942282</text:p>
              </table:table-cell>
              <table:table-cell office:value-type="float" office:value="10.0206663645844">
                <text:p>10.02066636458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92767329606">
                <text:p>3.92092767329606</text:p>
              </table:table-cell>
              <table:table-cell office:value-type="float" office:value="9.9537529833444">
                <text:p>9.9537529833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6274872199">
                <text:p>3.99406274872199</text:p>
              </table:table-cell>
              <table:table-cell office:value-type="float" office:value="9.88555283127387">
                <text:p>9.88555283127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9642802906">
                <text:p>4.06599642802906</text:p>
              </table:table-cell>
              <table:table-cell office:value-type="float" office:value="9.81608668281761">
                <text:p>9.81608668281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70679950294">
                <text:p>4.13670679950294</text:p>
              </table:table-cell>
              <table:table-cell office:value-type="float" office:value="9.74537569805551">
                <text:p>9.7453756980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7232406103">
                <text:p>4.20617232406103</text:p>
              </table:table-cell>
              <table:table-cell office:value-type="float" office:value="9.67344141625699">
                <text:p>9.67344141625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7184181349">
                <text:p>4.27437184181349</text:p>
              </table:table-cell>
              <table:table-cell office:value-type="float" office:value="9.6003057493199">
                <text:p>9.60030574931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8457850874">
                <text:p>4.34128457850874</text:p>
              </table:table-cell>
              <table:table-cell office:value-type="float" office:value="9.52599097509598">
                <text:p>9.525990975095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901518615">
                <text:p>4.4068901518615</text:p>
              </table:table-cell>
              <table:table-cell office:value-type="float" office:value="9.45051973060475">
                <text:p>9.45051973060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6857776149">
                <text:p>4.47116857776149</text:p>
              </table:table-cell>
              <table:table-cell office:value-type="float" office:value="9.3739150051381">
                <text:p>9.3739150051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10027636069">
                <text:p>4.53410027636069</text:p>
              </table:table-cell>
              <table:table-cell office:value-type="float" office:value="9.2962001332575">
                <text:p>9.29620013325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6607803767">
                <text:p>4.59566607803767</text:p>
              </table:table-cell>
              <table:table-cell office:value-type="float" office:value="9.21739878768604">
                <text:p>9.21739878768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4722923674">
                <text:p>4.65584722923674</text:p>
              </table:table-cell>
              <table:table-cell office:value-type="float" office:value="9.13753497209754">
                <text:p>9.137534972097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62539818056">
                <text:p>4.71462539818056</text:p>
              </table:table-cell>
              <table:table-cell office:value-type="float" office:value="9.05663301380473">
                <text:p>9.056633013804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8268045411">
                <text:p>4.77198268045411</text:p>
              </table:table-cell>
              <table:table-cell office:value-type="float" office:value="8.97471755634894">
                <text:p>8.974717556348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90160445862">
                <text:p>4.82790160445862</text:p>
              </table:table-cell>
              <table:table-cell office:value-type="float" office:value="8.89181355199343">
                <text:p>8.891813551993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6513673354">
                <text:p>4.88236513673354</text:p>
              </table:table-cell>
              <table:table-cell office:value-type="float" office:value="8.80794625412269">
                <text:p>8.80794625412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566871451">
                <text:p>4.9353566871451</text:p>
              </table:table-cell>
              <table:table-cell office:value-type="float" office:value="8.72314120954998">
                <text:p>8.723141209549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6011393988">
                <text:p>4.98686011393988</text:p>
              </table:table-cell>
              <table:table-cell office:value-type="float" office:value="8.63742425073556">
                <text:p>8.637424250735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5972866171">
                <text:p>5.03685972866171</text:p>
              </table:table-cell>
              <table:table-cell office:value-type="float" office:value="8.5508214879178">
                <text:p>8.5508214879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4030093053">
                <text:p>5.08534030093053</text:p>
              </table:table-cell>
              <table:table-cell office:value-type="float" office:value="8.46335930115982">
                <text:p>8.46335930115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8706308173">
                <text:p>5.13228706308173</text:p>
              </table:table-cell>
              <table:table-cell office:value-type="float" office:value="8.3750643323138">
                <text:p>8.3750643323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8571466451">
                <text:p>5.17768571466451</text:p>
              </table:table-cell>
              <table:table-cell office:value-type="float" office:value="8.28596347690565">
                <text:p>8.285963476905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52242679796">
                <text:p>5.22152242679796</text:p>
              </table:table-cell>
              <table:table-cell office:value-type="float" office:value="8.19608387594231">
                <text:p>8.196083875942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8384638347">
                <text:p>5.26378384638347</text:p>
              </table:table-cell>
              <table:table-cell office:value-type="float" office:value="8.1054529076444">
                <text:p>8.10545290764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5710017221">
                <text:p>5.30445710017221</text:p>
              </table:table-cell>
              <table:table-cell office:value-type="float" office:value="8.01409817910647">
                <text:p>8.014098179106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2979868643">
                <text:p>5.34352979868643</text:p>
              </table:table-cell>
              <table:table-cell office:value-type="float" office:value="7.92204751788768">
                <text:p>7.92204751788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9003999346">
                <text:p>5.38099003999346</text:p>
              </table:table-cell>
              <table:table-cell office:value-type="float" office:value="7.82932896353517">
                <text:p>7.829328963535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2641333113">
                <text:p>5.41682641333113</text:p>
              </table:table-cell>
              <table:table-cell office:value-type="float" office:value="7.735970759043">
                <text:p>7.7359707590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2800258362">
                <text:p>5.45102800258362</text:p>
              </table:table-cell>
              <table:table-cell office:value-type="float" office:value="7.642001342249">
                <text:p>7.6420013422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8438960659">
                <text:p>5.48358438960659</text:p>
              </table:table-cell>
              <table:table-cell office:value-type="float" office:value="7.54744933717238">
                <text:p>7.54744933717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8565740068">
                <text:p>5.51448565740068</text:p>
              </table:table-cell>
              <table:table-cell office:value-type="float" office:value="7.4523435452945">
                <text:p>7.45234354529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2239313228">
                <text:p>5.54372239313228</text:p>
              </table:table-cell>
              <table:table-cell office:value-type="float" office:value="7.35671293678571">
                <text:p>7.35671293678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8569100086">
                <text:p>5.57128569100086</text:p>
              </table:table-cell>
              <table:table-cell office:value-type="float" office:value="7.26058664168074">
                <text:p>7.26058664168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6715495166">
                <text:p>5.59716715495166</text:p>
              </table:table-cell>
              <table:table-cell office:value-type="float" office:value="7.16399394100536">
                <text:p>7.163993941005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5890123329">
                <text:p>5.62135890123329</text:p>
              </table:table-cell>
              <table:table-cell office:value-type="float" office:value="7.06696425785714">
                <text:p>7.066964257857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5356079918">
                <text:p>5.64385356079918</text:p>
              </table:table-cell>
              <table:table-cell office:value-type="float" office:value="6.96952714844283">
                <text:p>6.969527148442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4428155222">
                <text:p>5.66464428155222</text:p>
              </table:table-cell>
              <table:table-cell office:value-type="float" office:value="6.87171229307531">
                <text:p>6.871712293075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2473043204">
                <text:p>5.68372473043204</text:p>
              </table:table-cell>
              <table:table-cell office:value-type="float" office:value="6.77354948713261">
                <text:p>6.773549487132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909534411">
                <text:p>5.70108909534411</text:p>
              </table:table-cell>
              <table:table-cell office:value-type="float" office:value="6.67506863198198">
                <text:p>6.67506863198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3208693011">
                <text:p>5.71673208693011</text:p>
              </table:table-cell>
              <table:table-cell office:value-type="float" office:value="6.5762997258716">
                <text:p>6.5762997258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89401792">
                <text:p>5.7306489401792</text:p>
              </table:table-cell>
              <table:table-cell office:value-type="float" office:value="6.47727285479287">
                <text:p>6.477272854792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3541587942">
                <text:p>5.74283541587942</text:p>
              </table:table-cell>
              <table:table-cell office:value-type="float" office:value="6.37801818331587">
                <text:p>6.37801818331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780190905">
                <text:p>5.75328780190905</text:p>
              </table:table-cell>
              <table:table-cell office:value-type="float" office:value="6.27856594540094">
                <text:p>6.27856594540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20029143673">
                <text:p>5.7620029143673</text:p>
              </table:table-cell>
              <table:table-cell office:value-type="float" office:value="6.17894643518913">
                <text:p>6.178946435189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809854423">
                <text:p>5.76897809854423</text:p>
              </table:table-cell>
              <table:table-cell office:value-type="float" office:value="6.07918999777431">
                <text:p>6.07918999777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1122972935">
                <text:p>5.77421122972935</text:p>
              </table:table-cell>
              <table:table-cell office:value-type="float" office:value="5.97932701995971">
                <text:p>5.979327019959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70071385883">
                <text:p>5.77770071385883</text:p>
              </table:table-cell>
              <table:table-cell office:value-type="float" office:value="5.87938792100184">
                <text:p>5.8793879210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48800109">
                <text:p>5.77944548800109</text:p>
              </table:table-cell>
              <table:table-cell office:value-type="float" office:value="5.77940314334448">
                <text:p>5.779403143344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44502068058">
                <text:p>5.77944502068058</text:p>
              </table:table-cell>
              <table:table-cell office:value-type="float" office:value="5.67940314334557">
                <text:p>5.679403143345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9931203965">
                <text:p>5.77769931203965</text:p>
              </table:table-cell>
              <table:table-cell office:value-type="float" office:value="5.57941838199995">
                <text:p>5.5794183819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2088938385">
                <text:p>5.7742088938385</text:p>
              </table:table-cell>
              <table:table-cell office:value-type="float" office:value="5.4794793156606">
                <text:p>5.47947931566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7482929326">
                <text:p>5.76897482929326</text:p>
              </table:table-cell>
              <table:table-cell office:value-type="float" office:value="5.37961638676135">
                <text:p>5.37961638676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9871275205">
                <text:p>5.76199871275205</text:p>
              </table:table-cell>
              <table:table-cell office:value-type="float" office:value="5.27986001454381">
                <text:p>5.27986001454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8266920937">
                <text:p>5.75328266920937</text:p>
              </table:table-cell>
              <table:table-cell office:value-type="float" office:value="5.18024058579137">
                <text:p>5.180240585791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82935365879">
                <text:p>5.74282935365879</text:p>
              </table:table-cell>
              <table:table-cell office:value-type="float" office:value="5.08078844557307">
                <text:p>5.08078844557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64195028423">
                <text:p>5.73064195028423</text:p>
              </table:table-cell>
              <table:table-cell office:value-type="float" office:value="4.98153388800021">
                <text:p>4.98153388800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72417148999">
                <text:p>5.71672417148999</text:p>
              </table:table-cell>
              <table:table-cell office:value-type="float" office:value="4.88250714699842">
                <text:p>4.88250714699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8025676996">
                <text:p>5.70108025676996</text:p>
              </table:table-cell>
              <table:table-cell office:value-type="float" office:value="4.78373838709818">
                <text:p>4.78373838709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71497141618">
                <text:p>5.68371497141618</text:p>
              </table:table-cell>
              <table:table-cell office:value-type="float" office:value="4.68525769424632">
                <text:p>4.68525769424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63360506734">
                <text:p>5.66463360506734</text:p>
              </table:table-cell>
              <table:table-cell office:value-type="float" office:value="4.58709506664161">
                <text:p>4.58709506664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84197009744">
                <text:p>5.64384197009744</text:p>
              </table:table-cell>
              <table:table-cell office:value-type="float" office:value="4.48928040559696">
                <text:p>4.489280405596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34639984535">
                <text:p>5.62134639984535</text:p>
              </table:table-cell>
              <table:table-cell office:value-type="float" office:value="4.39184350643123">
                <text:p>4.39184350643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5374668555">
                <text:p>5.59715374668555</text:p>
              </table:table-cell>
              <table:table-cell office:value-type="float" office:value="4.29481404939323">
                <text:p>4.29481404939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7137994087">
                <text:p>5.57127137994087</text:p>
              </table:table-cell>
              <table:table-cell office:value-type="float" office:value="4.19822159062085">
                <text:p>4.198221590620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70718363772">
                <text:p>5.54370718363772</text:p>
              </table:table-cell>
              <table:table-cell office:value-type="float" office:value="4.10209555313796">
                <text:p>4.102095553137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6955410449">
                <text:p>5.51446955410449</text:p>
              </table:table-cell>
              <table:table-cell office:value-type="float" office:value="4.00646521789188">
                <text:p>4.006465217891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6739741401">
                <text:p>5.48356739741401</text:p>
              </table:table-cell>
              <table:table-cell office:value-type="float" office:value="3.91135971483408">
                <text:p>3.911359714834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101012667064">
                <text:p>5.45101012667064</text:p>
              </table:table-cell>
              <table:table-cell office:value-type="float" office:value="3.81680801404693">
                <text:p>3.81680801404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80765914293">
                <text:p>5.41680765914293</text:p>
              </table:table-cell>
              <table:table-cell office:value-type="float" office:value="3.72283891691912">
                <text:p>3.72283891691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7041324274">
                <text:p>5.38097041324274</text:p>
              </table:table-cell>
              <table:table-cell office:value-type="float" office:value="3.62948104737247">
                <text:p>3.62948104737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50930535171">
                <text:p>5.34350930535171</text:p>
              </table:table-cell>
              <table:table-cell office:value-type="float" office:value="3.53676284314279">
                <text:p>3.536762843142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43574649595">
                <text:p>5.30443574649595</text:p>
              </table:table-cell>
              <table:table-cell office:value-type="float" office:value="3.44471254711749">
                <text:p>3.444712547117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6163887023">
                <text:p>5.26376163887023</text:p>
              </table:table-cell>
              <table:table-cell office:value-type="float" office:value="3.35335819873247">
                <text:p>3.35335819873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9937221236">
                <text:p>5.22149937221236</text:p>
              </table:table-cell>
              <table:table-cell office:value-type="float" office:value="3.26272762543108">
                <text:p>3.262727625431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618200292">
                <text:p>5.1776618200292</text:p>
              </table:table-cell>
              <table:table-cell office:value-type="float" office:value="3.17284843418756">
                <text:p>3.172848434187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6233567526">
                <text:p>5.13226233567526</text:p>
              </table:table-cell>
              <table:table-cell office:value-type="float" office:value="3.08374800309772">
                <text:p>3.083748003097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31474828511">
                <text:p>5.08531474828511</text:p>
              </table:table-cell>
              <table:table-cell office:value-type="float" office:value="2.99545347303925">
                <text:p>2.9954534730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83335856094">
                <text:p>5.03683335856094</text:p>
              </table:table-cell>
              <table:table-cell office:value-type="float" office:value="2.90799173940441">
                <text:p>2.90799173940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83293441635">
                <text:p>4.98683293441635</text:p>
              </table:table-cell>
              <table:table-cell office:value-type="float" office:value="2.82138944390734">
                <text:p>2.82138944390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32870647795">
                <text:p>4.93532870647795</text:p>
              </table:table-cell>
              <table:table-cell office:value-type="float" office:value="2.73567296646881">
                <text:p>2.73567296646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33636344597">
                <text:p>4.88233636344597</text:p>
              </table:table-cell>
              <table:table-cell office:value-type="float" office:value="2.65086841718058">
                <text:p>2.650868417180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7204731527">
                <text:p>4.82787204731527</text:p>
              </table:table-cell>
              <table:table-cell office:value-type="float" office:value="2.56700162835201">
                <text:p>2.567001628352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5234845837">
                <text:p>4.77195234845837</text:p>
              </table:table-cell>
              <table:table-cell office:value-type="float" office:value="2.48409814664133">
                <text:p>2.48409814664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9430057185">
                <text:p>4.71459430057185</text:p>
              </table:table-cell>
              <table:table-cell office:value-type="float" office:value="2.40218322527381">
                <text:p>2.40218322527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81537548771">
                <text:p>4.65581537548771</text:p>
              </table:table-cell>
              <table:table-cell office:value-type="float" office:value="2.32128181634941">
                <text:p>2.321281816349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3347785128">
                <text:p>4.59563347785128</text:p>
              </table:table-cell>
              <table:table-cell office:value-type="float" office:value="2.24141856324212">
                <text:p>2.24141856324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669396673">
                <text:p>4.5340669396673</text:p>
              </table:table-cell>
              <table:table-cell office:value-type="float" office:value="2.16261779309334">
                <text:p>2.16261779309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3451471577">
                <text:p>4.47113451471577</text:p>
              </table:table-cell>
              <table:table-cell office:value-type="float" office:value="2.0849035094016">
                <text:p>2.08490350940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5537283941">
                <text:p>4.40685537283941</text:p>
              </table:table-cell>
              <table:table-cell office:value-type="float" office:value="2.00829938471084">
                <text:p>2.00829938471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4909410429">
                <text:p>4.34124909410429</text:p>
              </table:table-cell>
              <table:table-cell office:value-type="float" office:value="1.93282875339951">
                <text:p>1.93282875339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3566283561">
                <text:p>4.27433566283561</text:p>
              </table:table-cell>
              <table:table-cell office:value-type="float" office:value="1.85851460457271">
                <text:p>1.85851460457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3546153018">
                <text:p>4.20613546153018</text:p>
              </table:table-cell>
              <table:table-cell office:value-type="float" office:value="1.78537957505949">
                <text:p>1.78537957505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6926464782">
                <text:p>4.13666926464782</text:p>
              </table:table-cell>
              <table:table-cell office:value-type="float" office:value="1.7134459425174">
                <text:p>1.7134459425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5823228316">
                <text:p>4.06595823228316</text:p>
              </table:table-cell>
              <table:table-cell office:value-type="float" office:value="1.64273561864653">
                <text:p>1.642735618646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402390372011">
                <text:p>3.99402390372011</text:p>
              </table:table-cell>
              <table:table-cell office:value-type="float" office:value="1.57327014251498">
                <text:p>1.573270142514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8819087077">
                <text:p>3.92088819087077</text:p>
              </table:table-cell>
              <table:table-cell office:value-type="float" office:value="1.50507067399784">
                <text:p>1.50507067399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7337160087">
                <text:p>3.84657337160087</text:p>
              </table:table-cell>
              <table:table-cell office:value-type="float" office:value="1.4381579873317">
                <text:p>1.4381579873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10208294366">
                <text:p>3.77110208294366</text:p>
              </table:table-cell>
              <table:table-cell office:value-type="float" office:value="1.37255246478657">
                <text:p>1.372552464786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9731420446">
                <text:p>3.69449731420446</text:p>
              </table:table-cell>
              <table:table-cell office:value-type="float" office:value="1.30827409045729">
                <text:p>1.308274090457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8239995793">
                <text:p>3.61678239995793</text:p>
              </table:table-cell>
              <table:table-cell office:value-type="float" office:value="1.24534244417615">
                <text:p>1.24534244417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8101294009">
                <text:p>3.53798101294009</text:p>
              </table:table-cell>
              <table:table-cell office:value-type="float" office:value="1.18377669554866">
                <text:p>1.18377669554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11715683734">
                <text:p>3.45811715683734</text:p>
              </table:table-cell>
              <table:table-cell office:value-type="float" office:value="1.12359559811433">
                <text:p>1.123595598114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21515897479">
                <text:p>3.37721515897479</text:p>
              </table:table-cell>
              <table:table-cell office:value-type="float" office:value="1.06481748363413">
                <text:p>1.06481748363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996629058">
                <text:p>3.2952996629058</text:p>
              </table:table-cell>
              <table:table-cell office:value-type="float" office:value="1.00746025650649">
                <text:p>1.00746025650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9562090541">
                <text:p>3.21239562090541</text:p>
              </table:table-cell>
              <table:table-cell office:value-type="float" office:value="0.951541388313394">
                <text:p>0.9515413883133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2828636956">
                <text:p>3.12852828636956</text:p>
              </table:table-cell>
              <table:table-cell office:value-type="float" office:value="0.897077912498387">
                <text:p>0.8970779124983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2320612269">
                <text:p>3.04372320612269</text:p>
              </table:table-cell>
              <table:table-cell office:value-type="float" office:value="0.844086419178024">
                <text:p>0.84408641917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800621263591">
                <text:p>2.95800621263591</text:p>
              </table:table-cell>
              <table:table-cell office:value-type="float" office:value="0.792583050088347">
                <text:p>0.7925830500883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40341615818">
                <text:p>2.87140341615818</text:p>
              </table:table-cell>
              <table:table-cell office:value-type="float" office:value="0.742583493667951">
                <text:p>0.742583493667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4119676285">
                <text:p>2.78394119676285</text:p>
              </table:table-cell>
              <table:table-cell office:value-type="float" office:value="0.694102980279134">
                <text:p>0.694102980279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4619631205">
                <text:p>2.69564619631205</text:p>
              </table:table-cell>
              <table:table-cell office:value-type="float" office:value="0.647156277568572">
                <text:p>0.6471562775685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4531034131">
                <text:p>2.60654531034131</text:p>
              </table:table-cell>
              <table:table-cell office:value-type="float" office:value="0.601757685968951">
                <text:p>0.601757685968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656798669">
                <text:p>2.5166656798669</text:p>
              </table:table-cell>
              <table:table-cell office:value-type="float" office:value="0.557921034342912">
                <text:p>0.5579210343429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346831184">
                <text:p>2.4260346831184</text:p>
              </table:table-cell>
              <table:table-cell office:value-type="float" office:value="0.515659675770641">
                <text:p>0.515659675770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7992719906">
                <text:p>2.33467992719906</text:p>
              </table:table-cell>
              <table:table-cell office:value-type="float" office:value="0.474986483482388">
                <text:p>0.4749864834823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2923967634">
                <text:p>2.24262923967634</text:p>
              </table:table-cell>
              <table:table-cell office:value-type="float" office:value="0.435913846937152">
                <text:p>0.4359138469371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91066010543">
                <text:p>2.14991066010543</text:p>
              </table:table-cell>
              <table:table-cell office:value-type="float" office:value="0.398453668048733">
                <text:p>0.3984536680487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5243148805">
                <text:p>2.05655243148805</text:p>
              </table:table-cell>
              <table:table-cell office:value-type="float" office:value="0.362617357560285">
                <text:p>0.36261735756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8299166939">
                <text:p>1.96258299166939</text:p>
              </table:table-cell>
              <table:table-cell office:value-type="float" office:value="0.328415831568494">
                <text:p>0.328415831568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3096467566">
                <text:p>1.86803096467566</text:p>
              </table:table-cell>
              <table:table-cell office:value-type="float" office:value="0.295859508198424">
                <text:p>0.29585950819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2515199491">
                <text:p>1.77292515199491</text:p>
              </table:table-cell>
              <table:table-cell office:value-type="float" office:value="0.264958304430054">
                <text:p>0.2649583044300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9452380383">
                <text:p>1.67729452380383</text:p>
              </table:table-cell>
              <table:table-cell office:value-type="float" office:value="0.235721633077466">
                <text:p>0.2357216330774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6821014312">
                <text:p>1.58116821014312</text:p>
              </table:table-cell>
              <table:table-cell office:value-type="float" office:value="0.20815839992161">
                <text:p>0.20815839992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7549204423">
                <text:p>1.48457549204423</text:p>
              </table:table-cell>
              <table:table-cell office:value-type="float" office:value="0.182277000997512">
                <text:p>0.182277000997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4579261002">
                <text:p>1.38754579261002</text:p>
              </table:table-cell>
              <table:table-cell office:value-type="float" office:value="0.158085320036761">
                <text:p>0.1580853200367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10866805222">
                <text:p>1.29010866805222</text:p>
              </table:table-cell>
              <table:table-cell office:value-type="float" office:value="0.135590726066045">
                <text:p>0.135590726066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937986883">
                <text:p>1.1922937986883</text:p>
              </table:table-cell>
              <table:table-cell office:value-type="float" office:value="0.114800071162468">
                <text:p>0.11480007116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3097990057">
                <text:p>1.09413097990057</text:p>
              </table:table-cell>
              <table:table-cell office:value-type="float" office:value="0.0957196883663481">
                <text:p>0.0957196883663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50113060175">
                <text:p>0.995650113060175</text:p>
              </table:table-cell>
              <table:table-cell office:value-type="float" office:value="0.078355389752101">
                <text:p>0.0783553897521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8119641888">
                <text:p>0.89688119641888</text:p>
              </table:table-cell>
              <table:table-cell office:value-type="float" office:value="0.0627124646578304">
                <text:p>0.062712464657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54315971276">
                <text:p>0.797854315971276</text:p>
              </table:table-cell>
              <table:table-cell office:value-type="float" office:value="0.0487956780741405">
                <text:p>0.04879567807414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99636290297">
                <text:p>0.698599636290297</text:p>
              </table:table-cell>
              <table:table-cell office:value-type="float" office:value="0.0366092691926734">
                <text:p>0.03660926919267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47391338791">
                <text:p>0.599147391338791</text:p>
              </table:table-cell>
              <table:table-cell office:value-type="float" office:value="0.0261569501148083">
                <text:p>0.0261569501148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2787525995">
                <text:p>0.49952787525995</text:p>
              </table:table-cell>
              <table:table-cell office:value-type="float" office:value="0.0174419047209194">
                <text:p>0.01744190472091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71433149418">
                <text:p>0.399771433149418</text:p>
              </table:table-cell>
              <table:table-cell office:value-type="float" office:value="0.0104667877005335">
                <text:p>0.010466787700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908451811869">
                <text:p>0.299908451811869</text:p>
              </table:table-cell>
              <table:table-cell office:value-type="float" office:value="0.00523372374368574">
                <text:p>0.005233723743685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69350504888">
                <text:p>0.199969350504888</text:p>
              </table:table-cell>
              <table:table-cell office:value-type="float" office:value="0.00174430689371738">
                <text:p>0.001744306893717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845716729555">
                <text:p>0.0999845716729555</text:p>
              </table:table-cell>
              <table:table-cell office:value-type="float" office:value="-0.000000399938285227178">
                <text:p>-0.00000039993828522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154283256153243">
                <text:p>-0.0000154283256153243</text:p>
              </table:table-cell>
              <table:table-cell office:value-type="float" office:value="0.000000134702735812967">
                <text:p>0.0000001347027358129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00207157547">
                <text:p>-0.100000207157547</text:p>
              </table:table-cell>
              <table:table-cell office:value-type="float" office:value="-0.00174457212926715">
                <text:p>-0.00174457212926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39308464529">
                <text:p>-0.199939308464529</text:p>
              </table:table-cell>
              <table:table-cell office:value-type="float" office:value="-0.00523398897923587">
                <text:p>-0.005233988979235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02289802077">
                <text:p>-0.299802289802077</text:p>
              </table:table-cell>
              <table:table-cell office:value-type="float" office:value="-0.010467052936084">
                <text:p>-0.0104670529360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558731912609">
                <text:p>-0.399558731912609</text:p>
              </table:table-cell>
              <table:table-cell office:value-type="float" office:value="-0.0174421699564702">
                <text:p>-0.017442169956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17824799145">
                <text:p>-0.49917824799145</text:p>
              </table:table-cell>
              <table:table-cell office:value-type="float" office:value="-0.0261572153503594">
                <text:p>-0.0261572153503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30492942957">
                <text:p>-0.598630492942957</text:p>
              </table:table-cell>
              <table:table-cell office:value-type="float" office:value="-0.0366095344282247">
                <text:p>-0.0366095344282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885172623936">
                <text:p>-0.697885172623936</text:p>
              </table:table-cell>
              <table:table-cell office:value-type="float" office:value="-0.0487959433096922">
                <text:p>-0.04879594330969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1205307154">
                <text:p>-0.79691205307154</text:p>
              </table:table-cell>
              <table:table-cell office:value-type="float" office:value="-0.0627127298933823">
                <text:p>-0.0627127298933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680969712834">
                <text:p>-0.895680969712834</text:p>
              </table:table-cell>
              <table:table-cell office:value-type="float" office:value="-0.0783556549876532">
                <text:p>-0.0783556549876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161836553228">
                <text:p>-0.994161836553228</text:p>
              </table:table-cell>
              <table:table-cell office:value-type="float" office:value="-0.0957199536019005">
                <text:p>-0.0957199536019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2465534096">
                <text:p>-1.09232465534096</text:p>
              </table:table-cell>
              <table:table-cell office:value-type="float" office:value="-0.114800336398021">
                <text:p>-0.114800336398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3952470488">
                <text:p>-1.19013952470488</text:p>
              </table:table-cell>
              <table:table-cell office:value-type="float" office:value="-0.135590991301597">
                <text:p>-0.1355909913015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57664926268">
                <text:p>-1.28757664926268</text:p>
              </table:table-cell>
              <table:table-cell office:value-type="float" office:value="-0.158085585272314">
                <text:p>-0.1580855852723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0634869689">
                <text:p>-1.38460634869689</text:p>
              </table:table-cell>
              <table:table-cell office:value-type="float" office:value="-0.182277266233065">
                <text:p>-0.1822772662330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19906679578">
                <text:p>-1.48119906679578</text:p>
              </table:table-cell>
              <table:table-cell office:value-type="float" office:value="-0.208158665157163">
                <text:p>-0.2081586651571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2538045649">
                <text:p>-1.57732538045649</text:p>
              </table:table-cell>
              <table:table-cell office:value-type="float" office:value="-0.235721898313019">
                <text:p>-0.2357218983130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295600864757">
                <text:p>-1.67295600864757</text:p>
              </table:table-cell>
              <table:table-cell office:value-type="float" office:value="-0.264958569665608">
                <text:p>-0.2649585696656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06182132832">
                <text:p>-1.76806182132832</text:p>
              </table:table-cell>
              <table:table-cell office:value-type="float" office:value="-0.295859773433978">
                <text:p>-0.2958597734339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1384832205">
                <text:p>-1.86261384832205</text:p>
              </table:table-cell>
              <table:table-cell office:value-type="float" office:value="-0.328416096804048">
                <text:p>-0.328416096804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58328814071">
                <text:p>-1.95658328814071</text:p>
              </table:table-cell>
              <table:table-cell office:value-type="float" office:value="-0.36261762279584">
                <text:p>-0.362617622795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4151675809">
                <text:p>-2.04994151675809</text:p>
              </table:table-cell>
              <table:table-cell office:value-type="float" office:value="-0.398453933284288">
                <text:p>-0.3984539332842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660096329">
                <text:p>-2.142660096329</text:p>
              </table:table-cell>
              <table:table-cell office:value-type="float" office:value="-0.435914112172707">
                <text:p>-0.435914112172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1078385171">
                <text:p>-2.23471078385171</text:p>
              </table:table-cell>
              <table:table-cell office:value-type="float" office:value="-0.474986748717942">
                <text:p>-0.474986748717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06553977106">
                <text:p>-2.32606553977106</text:p>
              </table:table-cell>
              <table:table-cell office:value-type="float" office:value="-0.515659941006196">
                <text:p>-0.5156599410061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69653651955">
                <text:p>-2.41669653651955</text:p>
              </table:table-cell>
              <table:table-cell office:value-type="float" office:value="-0.557921299578467">
                <text:p>-0.557921299578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57616699397">
                <text:p>-2.50657616699397</text:p>
              </table:table-cell>
              <table:table-cell office:value-type="float" office:value="-0.601757951204506">
                <text:p>-0.601757951204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67705296471">
                <text:p>-2.59567705296471</text:p>
              </table:table-cell>
              <table:table-cell office:value-type="float" office:value="-0.647156542804126">
                <text:p>-0.647156542804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397205341551">
                <text:p>-2.68397205341551</text:p>
              </table:table-cell>
              <table:table-cell office:value-type="float" office:value="-0.694103245514688">
                <text:p>-0.694103245514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3427281083">
                <text:p>-2.77143427281083</text:p>
              </table:table-cell>
              <table:table-cell office:value-type="float" office:value="-0.742583758903506">
                <text:p>-0.74258375890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3706928857">
                <text:p>-2.85803706928857</text:p>
              </table:table-cell>
              <table:table-cell office:value-type="float" office:value="-0.792583315323902">
                <text:p>-0.792583315323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5406277535">
                <text:p>-2.94375406277535</text:p>
              </table:table-cell>
              <table:table-cell office:value-type="float" office:value="-0.844086684413579">
                <text:p>-0.844086684413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55914302222">
                <text:p>-3.02855914302222</text:p>
              </table:table-cell>
              <table:table-cell office:value-type="float" office:value="-0.897078177733942">
                <text:p>-0.89707817773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2647755807">
                <text:p>-3.11242647755807</text:p>
              </table:table-cell>
              <table:table-cell office:value-type="float" office:value="-0.951541653548949">
                <text:p>-0.951541653548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3051955846">
                <text:p>-3.19533051955846</text:p>
              </table:table-cell>
              <table:table-cell office:value-type="float" office:value="-1.00746052174205">
                <text:p>-1.00746052174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4601562744">
                <text:p>-3.27724601562744</text:p>
              </table:table-cell>
              <table:table-cell office:value-type="float" office:value="-1.06481774886969">
                <text:p>-1.06481774886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4801349">
                <text:p>-3.35814801349</text:p>
              </table:table-cell>
              <table:table-cell office:value-type="float" office:value="-1.12359586334988">
                <text:p>-1.123595863349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1186959274">
                <text:p>-3.43801186959274</text:p>
              </table:table-cell>
              <table:table-cell office:value-type="float" office:value="-1.18377696078421">
                <text:p>-1.183776960784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1325661059">
                <text:p>-3.51681325661059</text:p>
              </table:table-cell>
              <table:table-cell office:value-type="float" office:value="-1.2453427094117">
                <text:p>-1.2453427094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2817085712">
                <text:p>-3.59452817085712</text:p>
              </table:table-cell>
              <table:table-cell office:value-type="float" office:value="-1.30827435569285">
                <text:p>-1.30827435569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3293959631">
                <text:p>-3.67113293959631</text:p>
              </table:table-cell>
              <table:table-cell office:value-type="float" office:value="-1.37255273002212">
                <text:p>-1.37255273002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0422825353">
                <text:p>-3.74660422825353</text:p>
              </table:table-cell>
              <table:table-cell office:value-type="float" office:value="-1.43815825256725">
                <text:p>-1.438158252567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1904752343">
                <text:p>-3.82091904752343</text:p>
              </table:table-cell>
              <table:table-cell office:value-type="float" office:value="-1.5050709392334">
                <text:p>-1.50507093923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5476037276">
                <text:p>-3.89405476037276</text:p>
              </table:table-cell>
              <table:table-cell office:value-type="float" office:value="-1.57327040775053">
                <text:p>-1.57327040775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98908893581">
                <text:p>-3.96598908893581</text:p>
              </table:table-cell>
              <table:table-cell office:value-type="float" office:value="-1.64273588388208">
                <text:p>-1.642735883882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0012130048">
                <text:p>-4.03670012130048</text:p>
              </table:table-cell>
              <table:table-cell office:value-type="float" office:value="-1.71344620775296">
                <text:p>-1.713446207752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16631818284">
                <text:p>-4.10616631818284</text:p>
              </table:table-cell>
              <table:table-cell office:value-type="float" office:value="-1.78537984029505">
                <text:p>-1.7853798402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36651948827">
                <text:p>-4.17436651948827</text:p>
              </table:table-cell>
              <table:table-cell office:value-type="float" office:value="-1.85851486980827">
                <text:p>-1.858514869808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27995075695">
                <text:p>-4.24127995075695</text:p>
              </table:table-cell>
              <table:table-cell office:value-type="float" office:value="-1.93282901863506">
                <text:p>-1.9328290186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88622949207">
                <text:p>-4.30688622949207</text:p>
              </table:table-cell>
              <table:table-cell office:value-type="float" office:value="-2.00829964994639">
                <text:p>-2.008299649946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6537136843">
                <text:p>-4.37116537136843</text:p>
              </table:table-cell>
              <table:table-cell office:value-type="float" office:value="-2.08490377463716">
                <text:p>-2.08490377463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09779631996">
                <text:p>-4.43409779631996</text:p>
              </table:table-cell>
              <table:table-cell office:value-type="float" office:value="-2.1626180583289">
                <text:p>-2.1626180583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6433450394">
                <text:p>-4.49566433450394</text:p>
              </table:table-cell>
              <table:table-cell office:value-type="float" office:value="-2.24141882847767">
                <text:p>-2.24141882847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4623214037">
                <text:p>-4.55584623214037</text:p>
              </table:table-cell>
              <table:table-cell office:value-type="float" office:value="-2.32128208158496">
                <text:p>-2.321282081584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2515722451">
                <text:p>-4.61462515722451</text:p>
              </table:table-cell>
              <table:table-cell office:value-type="float" office:value="-2.40218349050936">
                <text:p>-2.40218349050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198320511103">
                <text:p>-4.67198320511103</text:p>
              </table:table-cell>
              <table:table-cell office:value-type="float" office:value="-2.48409841187688">
                <text:p>-2.48409841187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0290396793">
                <text:p>-4.72790290396793</text:p>
              </table:table-cell>
              <table:table-cell office:value-type="float" office:value="-2.56700189358757">
                <text:p>-2.567001893587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6722009863">
                <text:p>-4.78236722009863</text:p>
              </table:table-cell>
              <table:table-cell office:value-type="float" office:value="-2.65086868241613">
                <text:p>-2.65086868241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5956313061">
                <text:p>-4.83535956313061</text:p>
              </table:table-cell>
              <table:table-cell office:value-type="float" office:value="-2.73567323170437">
                <text:p>-2.735673231704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6379106901">
                <text:p>-4.88686379106901</text:p>
              </table:table-cell>
              <table:table-cell office:value-type="float" office:value="-2.8213897091429">
                <text:p>-2.8213897091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642152136">
                <text:p>-4.9368642152136</text:p>
              </table:table-cell>
              <table:table-cell office:value-type="float" office:value="-2.90799200463996">
                <text:p>-2.90799200463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4560493777">
                <text:p>-4.98534560493777</text:p>
              </table:table-cell>
              <table:table-cell office:value-type="float" office:value="-2.99545373827481">
                <text:p>-2.995453738274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29319232792">
                <text:p>-5.03229319232792</text:p>
              </table:table-cell>
              <table:table-cell office:value-type="float" office:value="-3.08374826833327">
                <text:p>-3.083748268333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69267668186">
                <text:p>-5.07769267668186</text:p>
              </table:table-cell>
              <table:table-cell office:value-type="float" office:value="-3.17284869942311">
                <text:p>-3.17284869942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3022886502">
                <text:p>-5.12153022886502</text:p>
              </table:table-cell>
              <table:table-cell office:value-type="float" office:value="-3.26272789066663">
                <text:p>-3.262727890666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79249552289">
                <text:p>-5.16379249552289</text:p>
              </table:table-cell>
              <table:table-cell office:value-type="float" office:value="-3.35335846396802">
                <text:p>-3.35335846396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6660314862">
                <text:p>-5.20446660314862</text:p>
              </table:table-cell>
              <table:table-cell office:value-type="float" office:value="-3.44471281235304">
                <text:p>-3.44471281235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4016200437">
                <text:p>-5.24354016200437</text:p>
              </table:table-cell>
              <table:table-cell office:value-type="float" office:value="-3.53676310837834">
                <text:p>-3.53676310837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0126989541">
                <text:p>-5.28100126989541</text:p>
              </table:table-cell>
              <table:table-cell office:value-type="float" office:value="-3.62948131260802">
                <text:p>-3.629481312608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3851579559">
                <text:p>-5.31683851579559</text:p>
              </table:table-cell>
              <table:table-cell office:value-type="float" office:value="-3.72283918215467">
                <text:p>-3.72283918215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409833233">
                <text:p>-5.3510409833233</text:p>
              </table:table-cell>
              <table:table-cell office:value-type="float" office:value="-3.81680827928248">
                <text:p>-3.816808279282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59825406668">
                <text:p>-5.38359825406668</text:p>
              </table:table-cell>
              <table:table-cell office:value-type="float" office:value="-3.91135998006963">
                <text:p>-3.91135998006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0041075715">
                <text:p>-5.41450041075715</text:p>
              </table:table-cell>
              <table:table-cell office:value-type="float" office:value="-4.00646548312743">
                <text:p>-4.006465483127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3804029038">
                <text:p>-5.44373804029038</text:p>
              </table:table-cell>
              <table:table-cell office:value-type="float" office:value="-4.10209581837351">
                <text:p>-4.102095818373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0223659354">
                <text:p>-5.47130223659354</text:p>
              </table:table-cell>
              <table:table-cell office:value-type="float" office:value="-4.1982218558564">
                <text:p>-4.1982218558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8460333821">
                <text:p>-5.49718460333821</text:p>
              </table:table-cell>
              <table:table-cell office:value-type="float" office:value="-4.29481431462878">
                <text:p>-4.29481431462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7725649801">
                <text:p>-5.52137725649801</text:p>
              </table:table-cell>
              <table:table-cell office:value-type="float" office:value="-4.39184377166678">
                <text:p>-4.391843771666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728267501">
                <text:p>-5.5438728267501</text:p>
              </table:table-cell>
              <table:table-cell office:value-type="float" office:value="-4.48928067083251">
                <text:p>-4.48928067083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6446172">
                <text:p>-5.56466446172</text:p>
              </table:table-cell>
              <table:table-cell office:value-type="float" office:value="-4.58709533187716">
                <text:p>-4.587095331877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4582806884">
                <text:p>-5.58374582806884</text:p>
              </table:table-cell>
              <table:table-cell office:value-type="float" office:value="-4.68525795948187">
                <text:p>-4.68525795948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111342262">
                <text:p>-5.60111111342262</text:p>
              </table:table-cell>
              <table:table-cell office:value-type="float" office:value="-4.78373865233373">
                <text:p>-4.78373865233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5502814265">
                <text:p>-5.61675502814265</text:p>
              </table:table-cell>
              <table:table-cell office:value-type="float" office:value="-4.88250741223397">
                <text:p>-4.88250741223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280693689">
                <text:p>-5.63067280693689</text:p>
              </table:table-cell>
              <table:table-cell office:value-type="float" office:value="-4.98153415323576">
                <text:p>-4.98153415323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021031146">
                <text:p>-5.64286021031146</text:p>
              </table:table-cell>
              <table:table-cell office:value-type="float" office:value="-5.08078871080862">
                <text:p>-5.08078871080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352586203">
                <text:p>-5.65331352586203</text:p>
              </table:table-cell>
              <table:table-cell office:value-type="float" office:value="-5.18024085102692">
                <text:p>-5.180240851026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2956940471">
                <text:p>-5.66202956940471</text:p>
              </table:table-cell>
              <table:table-cell office:value-type="float" office:value="-5.27986027977936">
                <text:p>-5.279860279779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568594592">
                <text:p>-5.66900568594592</text:p>
              </table:table-cell>
              <table:table-cell office:value-type="float" office:value="-5.3796166519969">
                <text:p>-5.37961665199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3975049117">
                <text:p>-5.67423975049117</text:p>
              </table:table-cell>
              <table:table-cell office:value-type="float" office:value="-5.47947958089615">
                <text:p>-5.47947958089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016869231">
                <text:p>-5.67773016869231</text:p>
              </table:table-cell>
              <table:table-cell office:value-type="float" office:value="-5.5794186472355">
                <text:p>-5.57941864723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587733325">
                <text:p>-5.67947587733325</text:p>
              </table:table-cell>
              <table:table-cell office:value-type="float" office:value="-5.67940340858112">
                <text:p>-5.67940340858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947634465376">
                <text:p>-5.67947634465376</text:p>
              </table:table-cell>
              <table:table-cell office:value-type="float" office:value="-5.77940340858003">
                <text:p>-5.77940340858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773157051149">
                <text:p>-5.67773157051149</text:p>
              </table:table-cell>
              <table:table-cell office:value-type="float" office:value="-5.87938818623739">
                <text:p>-5.87938818623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7424208638201">
                <text:p>-5.67424208638201</text:p>
              </table:table-cell>
              <table:table-cell office:value-type="float" office:value="-5.97932728519526">
                <text:p>-5.979327285195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900895519689">
                <text:p>-5.66900895519689</text:p>
              </table:table-cell>
              <table:table-cell office:value-type="float" office:value="-6.07919026300986">
                <text:p>-6.07919026300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6203377101996">
                <text:p>-5.66203377101996</text:p>
              </table:table-cell>
              <table:table-cell office:value-type="float" office:value="-6.17894670042468">
                <text:p>-6.178946700424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5331865856171">
                <text:p>-5.65331865856171</text:p>
              </table:table-cell>
              <table:table-cell office:value-type="float" office:value="-6.27856621063649">
                <text:p>-6.27856621063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4286627253209">
                <text:p>-5.64286627253209</text:p>
              </table:table-cell>
              <table:table-cell office:value-type="float" office:value="-6.37801844855142">
                <text:p>-6.37801844855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3067979683187">
                <text:p>-5.63067979683187</text:p>
              </table:table-cell>
              <table:table-cell office:value-type="float" office:value="-6.47727312002842">
                <text:p>-6.47727312002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1676294358278">
                <text:p>-5.61676294358278</text:p>
              </table:table-cell>
              <table:table-cell office:value-type="float" office:value="-6.57629999110715">
                <text:p>-6.57629999110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60111995199677">
                <text:p>-5.60111995199677</text:p>
              </table:table-cell>
              <table:table-cell office:value-type="float" office:value="-6.67506889721753">
                <text:p>-6.675068897217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8375558708471">
                <text:p>-5.58375558708471</text:p>
              </table:table-cell>
              <table:table-cell office:value-type="float" office:value="-6.77354975236816">
                <text:p>-6.77354975236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6467513820488">
                <text:p>-5.56467513820488</text:p>
              </table:table-cell>
              <table:table-cell office:value-type="float" office:value="-6.87171255831086">
                <text:p>-6.87171255831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4388441745184">
                <text:p>-5.54388441745184</text:p>
              </table:table-cell>
              <table:table-cell office:value-type="float" office:value="-6.96952741367838">
                <text:p>-6.969527413678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52138975788596">
                <text:p>-5.52138975788596</text:p>
              </table:table-cell>
              <table:table-cell office:value-type="float" office:value="-7.06696452309269">
                <text:p>-7.066964523092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9719801160432">
                <text:p>-5.49719801160432</text:p>
              </table:table-cell>
              <table:table-cell office:value-type="float" office:value="-7.16399420624091">
                <text:p>-7.163994206240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7131654765352">
                <text:p>-5.47131654765352</text:p>
              </table:table-cell>
              <table:table-cell office:value-type="float" office:value="-7.26058690691629">
                <text:p>-7.260586906916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4375324978495">
                <text:p>-5.44375324978495</text:p>
              </table:table-cell>
              <table:table-cell office:value-type="float" office:value="-7.35671320202126">
                <text:p>-7.356713202021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41451651405334">
                <text:p>-5.41451651405334</text:p>
              </table:table-cell>
              <table:table-cell office:value-type="float" office:value="-7.45234381053005">
                <text:p>-7.452343810530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8361524625926">
                <text:p>-5.38361524625926</text:p>
              </table:table-cell>
              <table:table-cell office:value-type="float" office:value="-7.54744960240793">
                <text:p>-7.54744960240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105885923629">
                <text:p>-5.35105885923629</text:p>
              </table:table-cell>
              <table:table-cell office:value-type="float" office:value="-7.64200160748455">
                <text:p>-7.642001607484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68572699838">
                <text:p>-5.3168572699838</text:p>
              </table:table-cell>
              <table:table-cell office:value-type="float" office:value="-7.73597102427855">
                <text:p>-7.73597102427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102089664612">
                <text:p>-5.28102089664612</text:p>
              </table:table-cell>
              <table:table-cell office:value-type="float" office:value="-7.82932922877072">
                <text:p>-7.82932922877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356065533909">
                <text:p>-5.24356065533909</text:p>
              </table:table-cell>
              <table:table-cell office:value-type="float" office:value="-7.92204778312323">
                <text:p>-7.922047783123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48795682487">
                <text:p>-5.20448795682487</text:p>
              </table:table-cell>
              <table:table-cell office:value-type="float" office:value="-8.01409844434202">
                <text:p>-8.01409844434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381470303614">
                <text:p>-5.16381470303614</text:p>
              </table:table-cell>
              <table:table-cell office:value-type="float" office:value="-8.10545317287995">
                <text:p>-8.1054531728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155328345063">
                <text:p>-5.12155328345063</text:p>
              </table:table-cell>
              <table:table-cell office:value-type="float" office:value="-8.19608414117786">
                <text:p>-8.19608414117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771657131717">
                <text:p>-5.07771657131717</text:p>
              </table:table-cell>
              <table:table-cell office:value-type="float" office:value="-8.2859637421412">
                <text:p>-8.28596374214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31791973439">
                <text:p>-5.03231791973439</text:p>
              </table:table-cell>
              <table:table-cell office:value-type="float" office:value="-8.37506459754935">
                <text:p>-8.375064597549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537115758319">
                <text:p>-4.98537115758319</text:p>
              </table:table-cell>
              <table:table-cell office:value-type="float" office:value="-8.46335956639537">
                <text:p>-8.463359566395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689058531438">
                <text:p>-4.93689058531438</text:p>
              </table:table-cell>
              <table:table-cell office:value-type="float" office:value="-8.55082175315335">
                <text:p>-8.550821753153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689097059255">
                <text:p>-4.88689097059255</text:p>
              </table:table-cell>
              <table:table-cell office:value-type="float" office:value="-8.63742451597111">
                <text:p>-8.63742451597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538754379776">
                <text:p>-4.83538754379776</text:p>
              </table:table-cell>
              <table:table-cell office:value-type="float" office:value="-8.72314147478553">
                <text:p>-8.723141474785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23959933862">
                <text:p>-4.7823959933862</text:p>
              </table:table-cell>
              <table:table-cell office:value-type="float" office:value="-8.80794651935824">
                <text:p>-8.807946519358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793246111129">
                <text:p>-4.72793246111129</text:p>
              </table:table-cell>
              <table:table-cell office:value-type="float" office:value="-8.89181381722898">
                <text:p>-8.891813817228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201353710678">
                <text:p>-4.67201353710678</text:p>
              </table:table-cell>
              <table:table-cell office:value-type="float" office:value="-8.97471782158449">
                <text:p>-8.974717821584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465625483322">
                <text:p>-4.61465625483322</text:p>
              </table:table-cell>
              <table:table-cell office:value-type="float" office:value="-9.05663327904028">
                <text:p>-9.056633279040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58780858894">
                <text:p>-4.5558780858894</text:p>
              </table:table-cell>
              <table:table-cell office:value-type="float" office:value="-9.13753523733309">
                <text:p>-9.13753523733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569693469033">
                <text:p>-4.49569693469033</text:p>
              </table:table-cell>
              <table:table-cell office:value-type="float" office:value="-9.21739905292159">
                <text:p>-9.21739905292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413113301336">
                <text:p>-4.43413113301336</text:p>
              </table:table-cell>
              <table:table-cell office:value-type="float" office:value="-9.29620039849305">
                <text:p>-9.29620039849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119943441415">
                <text:p>-4.37119943441415</text:p>
              </table:table-cell>
              <table:table-cell office:value-type="float" office:value="-9.37391527037365">
                <text:p>-9.37391527037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692100851417">
                <text:p>-4.30692100851417</text:p>
              </table:table-cell>
              <table:table-cell office:value-type="float" office:value="-9.4505199958403">
                <text:p>-9.4505199958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13154351614">
                <text:p>-4.2413154351614</text:p>
              </table:table-cell>
              <table:table-cell office:value-type="float" office:value="-9.52599124033153">
                <text:p>-9.52599124033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440269846615">
                <text:p>-4.17440269846615</text:p>
              </table:table-cell>
              <table:table-cell office:value-type="float" office:value="-9.60030601455545">
                <text:p>-9.600306014555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2031807137">
                <text:p>-4.1062031807137</text:p>
              </table:table-cell>
              <table:table-cell office:value-type="float" office:value="-9.67344168149254">
                <text:p>-9.673441681492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67376561556">
                <text:p>-4.0367376561556</text:p>
              </table:table-cell>
              <table:table-cell office:value-type="float" office:value="-9.74537596329106">
                <text:p>-9.74537596329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602728468172">
                <text:p>-3.96602728468172</text:p>
              </table:table-cell>
              <table:table-cell office:value-type="float" office:value="-9.81608694805315">
                <text:p>-9.81608694805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09360537465">
                <text:p>-3.89409360537465</text:p>
              </table:table-cell>
              <table:table-cell office:value-type="float" office:value="-9.88555309650942">
                <text:p>-9.88555309650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095852994872">
                <text:p>-3.82095852994872</text:p>
              </table:table-cell>
              <table:table-cell office:value-type="float" office:value="-9.95375324857995">
                <text:p>-9.95375324857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664433607548">
                <text:p>-3.74664433607548</text:p>
              </table:table-cell>
              <table:table-cell office:value-type="float" office:value="-10.02066662982">
                <text:p>-10.020666629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117366059769">
                <text:p>-3.67117366059769</text:p>
              </table:table-cell>
              <table:table-cell office:value-type="float" office:value="-10.0862728577478">
                <text:p>-10.08627285774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56949263389">
                <text:p>-3.59456949263389</text:p>
              </table:table-cell>
              <table:table-cell office:value-type="float" office:value="-10.1505519480539">
                <text:p>-10.15055194805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685516657574">
                <text:p>-3.51685516657574</text:p>
              </table:table-cell>
              <table:table-cell office:value-type="float" office:value="-10.2134843206878">
                <text:p>-10.21348432068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805435498008">
                <text:p>-3.43805435498008</text:p>
              </table:table-cell>
              <table:table-cell office:value-type="float" office:value="-10.2750508058227">
                <text:p>-10.27505080582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819106135805">
                <text:p>-3.35819106135805</text:p>
              </table:table-cell>
              <table:table-cell office:value-type="float" office:value="-10.3352326496947">
                <text:p>-10.3352326496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728961286339">
                <text:p>-3.27728961286339</text:p>
              </table:table-cell>
              <table:table-cell office:value-type="float" office:value="-10.3940115203156">
                <text:p>-10.3940115203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537465288215">
                <text:p>-3.19537465288215</text:p>
              </table:table-cell>
              <table:table-cell office:value-type="float" office:value="-10.4513695130566">
                <text:p>-10.45136951305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247113352606">
                <text:p>-3.11247113352606</text:p>
              </table:table-cell>
              <table:table-cell office:value-type="float" office:value="-10.5072891561024">
                <text:p>-10.5072891561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860430803186">
                <text:p>-3.02860430803186</text:p>
              </table:table-cell>
              <table:table-cell office:value-type="float" office:value="-10.5617534157735">
                <text:p>-10.5617534157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379972306893">
                <text:p>-2.94379972306893</text:p>
              </table:table-cell>
              <table:table-cell office:value-type="float" office:value="-10.6147457017147">
                <text:p>-10.6147457017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808321095751">
                <text:p>-2.85808321095751</text:p>
              </table:table-cell>
              <table:table-cell office:value-type="float" office:value="-10.6662498719483">
                <text:p>-10.6662498719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148088179993">
                <text:p>-2.77148088179993</text:p>
              </table:table-cell>
              <table:table-cell office:value-type="float" office:value="-10.7162502377917">
                <text:p>-10.7162502377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401911552718">
                <text:p>-2.68401911552718</text:p>
              </table:table-cell>
              <table:table-cell office:value-type="float" office:value="-10.7647315686362">
                <text:p>-10.76473156863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572455386338">
                <text:p>-2.59572455386338</text:p>
              </table:table-cell>
              <table:table-cell office:value-type="float" office:value="-10.811679096586">
                <text:p>-10.8116790965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66240922104">
                <text:p>-2.5066240922104</text:p>
              </table:table-cell>
              <table:table-cell office:value-type="float" office:value="-10.8570785209571">
                <text:p>-10.8570785209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74487145524">
                <text:p>-2.41674487145524</text:p>
              </table:table-cell>
              <table:table-cell office:value-type="float" office:value="-10.9009160126331">
                <text:p>-10.9009160126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611426970269">
                <text:p>-2.32611426970269</text:p>
              </table:table-cell>
              <table:table-cell office:value-type="float" office:value="-10.943178218278">
                <text:p>-10.943178218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475989393568">
                <text:p>-2.23475989393568</text:p>
              </table:table-cell>
              <table:table-cell office:value-type="float" office:value="-10.9838522644035">
                <text:p>-10.9838522644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70957160588">
                <text:p>-2.14270957160588</text:p>
              </table:table-cell>
              <table:table-cell office:value-type="float" office:value="-11.0229257612905">
                <text:p>-11.02292576129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999134215721">
                <text:p>-2.04999134215721</text:p>
              </table:table-cell>
              <table:table-cell office:value-type="float" office:value="-11.0603868067632">
                <text:p>-11.0603868067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663344848476">
                <text:p>-1.95663344848476</text:p>
              </table:table-cell>
              <table:table-cell office:value-type="float" office:value="-11.0962239898144">
                <text:p>-11.0962239898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26643283317">
                <text:p>-1.8626643283317</text:p>
              </table:table-cell>
              <table:table-cell office:value-type="float" office:value="-11.1304263940816">
                <text:p>-11.13042639408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811260562685">
                <text:p>-1.76811260562685</text:p>
              </table:table-cell>
              <table:table-cell office:value-type="float" office:value="-11.1629836011723">
                <text:p>-11.16298360117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300708176558">
                <text:p>-1.67300708176558</text:p>
              </table:table-cell>
              <table:table-cell office:value-type="float" office:value="-11.1938856938372">
                <text:p>-11.1938856938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3767268366">
                <text:p>-1.5773767268366</text:p>
              </table:table-cell>
              <table:table-cell office:value-type="float" office:value="-11.2231232589916">
                <text:p>-11.2231232589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125067079738">
                <text:p>-1.48125067079738</text:p>
              </table:table-cell>
              <table:table-cell office:value-type="float" office:value="-11.2506873905822">
                <text:p>-11.2506873905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465819460088">
                <text:p>-1.38465819460088</text:p>
              </table:table-cell>
              <table:table-cell office:value-type="float" office:value="-11.2765696923004">
                <text:p>-11.27656969230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762872127628">
                <text:p>-1.28762872127628</text:p>
              </table:table-cell>
              <table:table-cell office:value-type="float" office:value="-11.3007622801395">
                <text:p>-11.3007622801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019180696644">
                <text:p>-1.19019180696644</text:p>
              </table:table-cell>
              <table:table-cell office:value-type="float" office:value="-11.3232577847965">
                <text:p>-11.32325778479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37713192478">
                <text:p>-1.09237713192478</text:p>
              </table:table-cell>
              <table:table-cell office:value-type="float" office:value="-11.3440493539171">
                <text:p>-11.3440493539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421449147442">
                <text:p>-0.99421449147442</text:p>
              </table:table-cell>
              <table:table-cell office:value-type="float" office:value="-11.3631306541823">
                <text:p>-11.36313065418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5733786932186">
                <text:p>-0.895733786932186</text:p>
              </table:table-cell>
              <table:table-cell office:value-type="float" office:value="-11.3804958732384">
                <text:p>-11.38049587323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9650165004">
                <text:p>-0.7969650165004</text:p>
              </table:table-cell>
              <table:table-cell office:value-type="float" office:value="-11.3961397214668">
                <text:p>-11.3961397214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7938266129117">
                <text:p>-0.697938266129117</text:p>
              </table:table-cell>
              <table:table-cell office:value-type="float" office:value="-11.4100574335957">
                <text:p>-11.41005743359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868370035165">
                <text:p>-0.59868370035165</text:p>
              </table:table-cell>
              <table:table-cell office:value-type="float" office:value="-11.4222447701516">
                <text:p>-11.4222447701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9231553096149">
                <text:p>-0.499231553096149</text:p>
              </table:table-cell>
              <table:table-cell office:value-type="float" office:value="-11.4326980187505">
                <text:p>-11.4326980187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99612118476049">
                <text:p>-0.399612118476049</text:p>
              </table:table-cell>
              <table:table-cell office:value-type="float" office:value="-11.4414139952289">
                <text:p>-11.4414139952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99855741562179">
                <text:p>-0.299855741562179</text:p>
              </table:table-cell>
              <table:table-cell office:value-type="float" office:value="-11.4483900446136">
                <text:p>-11.44839004461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99992809139354">
                <text:p>-0.199992809139354</text:p>
              </table:table-cell>
              <table:table-cell office:value-type="float" office:value="-11.4536240419306">
                <text:p>-11.45362404193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0053740450259">
                <text:p>-0.100053740450259</text:p>
              </table:table-cell>
              <table:table-cell office:value-type="float" office:value="-11.4571143928523">
                <text:p>-11.45711439285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689779294398979">
                <text:p>-0.0000689779294398979</text:p>
              </table:table-cell>
              <table:table-cell office:value-type="float" office:value="-11.4588600341829">
                <text:p>-11.4588600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310220697601">
                <text:p>0.0999310220697601</text:p>
              </table:table-cell>
              <table:table-cell office:value-type="float" office:value="-11.4588604341829">
                <text:p>-11.45886043418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1579855251">
                <text:p>0.19991579855251</text:p>
              </table:table-cell>
              <table:table-cell office:value-type="float" office:value="-11.4571155927304">
                <text:p>-11.4571155927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54895161215">
                <text:p>0.299854895161215</text:p>
              </table:table-cell>
              <table:table-cell office:value-type="float" office:value="-11.4536260413214">
                <text:p>-11.4536260413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17869452822">
                <text:p>0.399717869452822</text:p>
              </table:table-cell>
              <table:table-cell office:value-type="float" office:value="-11.448392842908">
                <text:p>-11.4483928429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474302171895">
                <text:p>0.499474302171895</text:p>
              </table:table-cell>
              <table:table-cell office:value-type="float" office:value="-11.4414175915746">
                <text:p>-11.44141759157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09380651662">
                <text:p>0.59909380651662</text:p>
              </table:table-cell>
              <table:table-cell office:value-type="float" office:value="-11.432702412052">
                <text:p>-11.4327024120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46037394927">
                <text:p>0.698546037394927</text:p>
              </table:table-cell>
              <table:table-cell office:value-type="float" office:value="-11.4222499590706">
                <text:p>-11.42224995907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00700667911">
                <text:p>0.797800700667911</text:p>
              </table:table-cell>
              <table:table-cell office:value-type="float" office:value="-11.4100634165516">
                <text:p>-11.41006341655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27562377721">
                <text:p>0.896827562377721</text:p>
              </table:table-cell>
              <table:table-cell office:value-type="float" office:value="-11.3961464966371">
                <text:p>-11.39614649663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596457957133">
                <text:p>0.995596457957133</text:p>
              </table:table-cell>
              <table:table-cell office:value-type="float" office:value="-11.3805034385594">
                <text:p>-11.3805034385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07730141797">
                <text:p>1.09407730141797</text:p>
              </table:table-cell>
              <table:table-cell office:value-type="float" office:value="-11.3631390073495">
                <text:p>-11.3631390073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4009451559">
                <text:p>1.19224009451559</text:p>
              </table:table-cell>
              <table:table-cell office:value-type="float" office:value="-11.344058492386">
                <text:p>-11.344058492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5493588667">
                <text:p>1.29005493588667</text:p>
              </table:table-cell>
              <table:table-cell office:value-type="float" office:value="-11.3232677057835">
                <text:p>-11.32326770578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49203015743">
                <text:p>1.38749203015743</text:p>
              </table:table-cell>
              <table:table-cell office:value-type="float" office:value="-11.3007729806225">
                <text:p>-11.30077298062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2169701963">
                <text:p>1.48452169701963</text:p>
              </table:table-cell>
              <table:table-cell office:value-type="float" office:value="-11.27658116902">
                <text:p>-11.276581169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1438027145">
                <text:p>1.58111438027145</text:p>
              </table:table-cell>
              <table:table-cell office:value-type="float" office:value="-11.2506996400425">
                <text:p>-11.2506996400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4065682065">
                <text:p>1.67724065682065</text:p>
              </table:table-cell>
              <table:table-cell office:value-type="float" office:value="-11.2231362774612">
                <text:p>-11.22313627746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87124564709">
                <text:p>1.77287124564709</text:p>
              </table:table-cell>
              <table:table-cell office:value-type="float" office:value="-11.1938994773506">
                <text:p>-11.19389947735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797701672206">
                <text:p>1.86797701672206</text:p>
              </table:table-cell>
              <table:table-cell office:value-type="float" office:value="-11.1629981455308">
                <text:p>-11.1629981455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2899988154">
                <text:p>1.96252899988154</text:p>
              </table:table-cell>
              <table:table-cell office:value-type="float" office:value="-11.1304416948549">
                <text:p>-11.1304416948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49839365083">
                <text:p>2.05649839365083</text:p>
              </table:table-cell>
              <table:table-cell office:value-type="float" office:value="-11.0962400423418">
                <text:p>-11.0962400423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5657401775">
                <text:p>2.14985657401775</text:p>
              </table:table-cell>
              <table:table-cell office:value-type="float" office:value="-11.0604036061549">
                <text:p>-11.0604036061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57510315182">
                <text:p>2.24257510315182</text:p>
              </table:table-cell>
              <table:table-cell office:value-type="float" office:value="-11.0229433024292">
                <text:p>-11.0229433024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2573806665">
                <text:p>2.33462573806665</text:p>
              </table:table-cell>
              <table:table-cell office:value-type="float" office:value="-10.9838705419461">
                <text:p>-10.98387054194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598043922311">
                <text:p>2.42598043922311</text:p>
              </table:table-cell>
              <table:table-cell office:value-type="float" office:value="-10.9431972266569">
                <text:p>-10.94319722665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113790704">
                <text:p>2.5166113790704</text:p>
              </table:table-cell>
              <table:table-cell office:value-type="float" office:value="-10.9009357460581">
                <text:p>-10.90093574605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49095052261">
                <text:p>2.60649095052261</text:p>
              </table:table-cell>
              <table:table-cell office:value-type="float" office:value="-10.8570989734173">
                <text:p>-10.8570989734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59177536815">
                <text:p>2.69559177536815</text:p>
              </table:table-cell>
              <table:table-cell office:value-type="float" office:value="-10.8117002618514">
                <text:p>-10.8117002618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88671260934">
                <text:p>2.78388671260934</text:p>
              </table:table-cell>
              <table:table-cell office:value-type="float" office:value="-10.7647534402595">
                <text:p>-10.76475344025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4886672994">
                <text:p>2.87134886672994</text:p>
              </table:table-cell>
              <table:table-cell office:value-type="float" office:value="-10.7162728091107">
                <text:p>-10.7162728091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5159588768">
                <text:p>2.95795159588768</text:p>
              </table:table-cell>
              <table:table-cell office:value-type="float" office:value="-10.6662731360875">
                <text:p>-10.6662731360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66852002972">
                <text:p>3.04366852002972</text:p>
              </table:table-cell>
              <table:table-cell office:value-type="float" office:value="-10.6147696515876">
                <text:p>-10.61476965158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47352892822">
                <text:p>3.12847352892822</text:p>
              </table:table-cell>
              <table:table-cell office:value-type="float" office:value="-10.5617780440849">
                <text:p>-10.56177804408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4079013382">
                <text:p>3.21234079013382</text:p>
              </table:table-cell>
              <table:table-cell office:value-type="float" office:value="-10.5073144553501">
                <text:p>-10.50731445535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447568444">
                <text:p>3.2952447568444</text:p>
              </table:table-cell>
              <table:table-cell office:value-type="float" office:value="-10.4513954755342">
                <text:p>-10.45139547553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6017568695">
                <text:p>3.37716017568695</text:p>
              </table:table-cell>
              <table:table-cell office:value-type="float" office:value="-10.3940381381148">
                <text:p>-10.3940381381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6209440999">
                <text:p>3.45806209440999</text:p>
              </table:table-cell>
              <table:table-cell office:value-type="float" office:value="-10.3352599147074">
                <text:p>-10.33525991470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2586948421">
                <text:p>3.53792586948421</text:p>
              </table:table-cell>
              <table:table-cell office:value-type="float" office:value="-10.2750787097436">
                <text:p>-10.2750787097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2717360924">
                <text:p>3.61672717360924</text:p>
              </table:table-cell>
              <table:table-cell office:value-type="float" office:value="-10.2135128550171">
                <text:p>-10.2135128550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4200312388">
                <text:p>3.69444200312388</text:p>
              </table:table-cell>
              <table:table-cell office:value-type="float" office:value="-10.1505811040999">
                <text:p>-10.1505811040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4668531795">
                <text:p>3.77104668531795</text:p>
              </table:table-cell>
              <table:table-cell office:value-type="float" office:value="-10.0863026266292">
                <text:p>-10.0863026266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1788564315">
                <text:p>3.84651788564315</text:p>
              </table:table-cell>
              <table:table-cell office:value-type="float" office:value="-10.0206970024689">
                <text:p>-10.02069700246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3261482106">
                <text:p>3.92083261482106</text:p>
              </table:table-cell>
              <table:table-cell office:value-type="float" office:value="-9.95378421574454">
                <text:p>-9.95378421574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6823584587">
                <text:p>3.99396823584587</text:p>
              </table:table-cell>
              <table:table-cell office:value-type="float" office:value="-9.88558464875679">
                <text:p>-9.885584648756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0247087983">
                <text:p>4.06590247087983</text:p>
              </table:table-cell>
              <table:table-cell office:value-type="float" office:value="-9.81611907577219">
                <text:p>-9.816119075772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1340803933">
                <text:p>4.13661340803933</text:p>
              </table:table-cell>
              <table:table-cell office:value-type="float" office:value="-9.74540865669533">
                <text:p>-9.745408656695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07950806945">
                <text:p>4.20607950806945</text:p>
              </table:table-cell>
              <table:table-cell office:value-type="float" office:value="-9.67347493062331">
                <text:p>-9.67347493062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27961090506">
                <text:p>4.27427961090506</text:p>
              </table:table-cell>
              <table:table-cell office:value-type="float" office:value="-9.6003398092847">
                <text:p>-9.60033980928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19294211636">
                <text:p>4.34119294211636</text:p>
              </table:table-cell>
              <table:table-cell office:value-type="float" office:value="-9.52602557036505">
                <text:p>-9.52602557036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79911923698">
                <text:p>4.40679911923698</text:p>
              </table:table-cell>
              <table:table-cell office:value-type="float" office:value="-9.45055485072083">
                <text:p>-9.45055485072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07815797271">
                <text:p>4.47107815797271</text:p>
              </table:table-cell>
              <table:table-cell office:value-type="float" office:value="-9.37395063948404">
                <text:p>-9.37395063948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1047828888">
                <text:p>4.53401047828888</text:p>
              </table:table-cell>
              <table:table-cell office:value-type="float" office:value="-9.29623627105951">
                <text:p>-9.29623627105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57691037465">
                <text:p>4.59557691037465</text:p>
              </table:table-cell>
              <table:table-cell office:value-type="float" office:value="-9.21743541801699">
                <text:p>-9.217435418016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5870048232">
                <text:p>4.65575870048232</text:p>
              </table:table-cell>
              <table:table-cell office:value-type="float" office:value="-9.13757208388025">
                <text:p>-9.13757208388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3751663992">
                <text:p>4.71453751663992</text:p>
              </table:table-cell>
              <table:table-cell office:value-type="float" office:value="-9.05667059581538">
                <text:p>-9.05667059581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89545423531">
                <text:p>4.77189545423531</text:p>
              </table:table-cell>
              <table:table-cell office:value-type="float" office:value="-8.97475559722047">
                <text:p>-8.974755597220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1504147006">
                <text:p>4.82781504147006</text:p>
              </table:table-cell>
              <table:table-cell office:value-type="float" office:value="-8.89185204021901">
                <text:p>-8.89185204021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7924468161">
                <text:p>4.88227924468161</text:p>
              </table:table-cell>
              <table:table-cell office:value-type="float" office:value="-8.80798517805921">
                <text:p>-8.807985178059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7147353184">
                <text:p>4.93527147353184</text:p>
              </table:table-cell>
              <table:table-cell office:value-type="float" office:value="-8.72318055742162">
                <text:p>-8.72318055742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7558606064">
                <text:p>4.98677558606064</text:p>
              </table:table-cell>
              <table:table-cell office:value-type="float" office:value="-8.63746401063735">
                <text:p>-8.63746401063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7589360298">
                <text:p>5.03677589360298</text:p>
              </table:table-cell>
              <table:table-cell office:value-type="float" office:value="-8.55086164781928">
                <text:p>-8.550861647819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5716556774">
                <text:p>5.08525716556774</text:p>
              </table:table-cell>
              <table:table-cell office:value-type="float" office:value="-8.46339984890868">
                <text:p>-8.463399848908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0463407718">
                <text:p>5.13220463407718</text:p>
              </table:table-cell>
              <table:table-cell office:value-type="float" office:value="-8.37510525563959">
                <text:p>-8.375105255639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0399846535">
                <text:p>5.17760399846535</text:p>
              </table:table-cell>
              <table:table-cell office:value-type="float" office:value="-8.28600476342349">
                <text:p>-8.286004763423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4142963421">
                <text:p>5.22144142963421</text:p>
              </table:table-cell>
              <table:table-cell office:value-type="float" office:value="-8.19612551315673">
                <text:p>-8.19612551315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0357426612">
                <text:p>5.26370357426612</text:p>
              </table:table-cell>
              <table:table-cell office:value-type="float" office:value="-8.10549488295307">
                <text:p>-8.105494882953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7755889138">
                <text:p>5.30437755889138</text:p>
              </table:table-cell>
              <table:table-cell office:value-type="float" office:value="-8.01414047980411">
                <text:p>-8.01414047980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5099380964">
                <text:p>5.34345099380964</text:p>
              </table:table-cell>
              <table:table-cell office:value-type="float" office:value="-7.92209013116985">
                <text:p>-7.922090131169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119768639">
                <text:p>5.3809119768639</text:p>
              </table:table-cell>
              <table:table-cell office:value-type="float" office:value="-7.82937187650224">
                <text:p>-7.8293718765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4909706607">
                <text:p>5.41674909706607</text:p>
              </table:table-cell>
              <table:table-cell office:value-type="float" office:value="-7.73601395870404">
                <text:p>-7.73601395870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514380728">
                <text:p>5.4509514380728</text:p>
              </table:table-cell>
              <table:table-cell office:value-type="float" office:value="-7.64204481552576">
                <text:p>-7.64204481552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0858151077">
                <text:p>5.48350858151077</text:p>
              </table:table-cell>
              <table:table-cell office:value-type="float" office:value="-7.54749307090325">
                <text:p>-7.54749307090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106101502">
                <text:p>5.5144106101502</text:p>
              </table:table-cell>
              <table:table-cell office:value-type="float" office:value="-7.45238752623856">
                <text:p>-7.452387526238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4811092574">
                <text:p>5.54364811092574</text:p>
              </table:table-cell>
              <table:table-cell office:value-type="float" office:value="-7.35675715162672">
                <text:p>-7.35675715162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1217780379">
                <text:p>5.57121217780379</text:p>
              </table:table-cell>
              <table:table-cell office:value-type="float" office:value="-7.26063107703121">
                <text:p>-7.26063107703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09441449537">
                <text:p>5.59709441449537</text:p>
              </table:table-cell>
              <table:table-cell office:value-type="float" office:value="-7.16403858341064">
                <text:p>-7.164038583410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869370137">
                <text:p>5.6212869370137</text:p>
              </table:table-cell>
              <table:table-cell office:value-type="float" office:value="-7.06700909379949">
                <text:p>-7.06700909379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8237607573">
                <text:p>5.64378237607573</text:p>
              </table:table-cell>
              <table:table-cell office:value-type="float" office:value="-6.96957216434558">
                <text:p>-6.96957216434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7387934695">
                <text:p>5.66457387934695</text:p>
              </table:table-cell>
              <table:table-cell office:value-type="float" office:value="-6.87175747530695">
                <text:p>-6.8717574753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5511352862">
                <text:p>5.68365511352862</text:p>
              </table:table-cell>
              <table:table-cell office:value-type="float" office:value="-6.77359482201098">
                <text:p>-6.77359482201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026628697">
                <text:p>5.70102026628697</text:p>
              </table:table-cell>
              <table:table-cell office:value-type="float" office:value="-6.67511410577842">
                <text:p>-6.675114105778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404802372">
                <text:p>5.71666404802372</text:p>
              </table:table-cell>
              <table:table-cell office:value-type="float" office:value="-6.57634532481514">
                <text:p>-6.576345324815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169348733">
                <text:p>5.73058169348733</text:p>
              </table:table-cell>
              <table:table-cell office:value-type="float" office:value="-6.4773185650744">
                <text:p>-6.477318565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6896322454">
                <text:p>5.74276896322454</text:p>
              </table:table-cell>
              <table:table-cell office:value-type="float" office:value="-6.37806399109238">
                <text:p>-6.378063991092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214487173">
                <text:p>5.75322214487173</text:p>
              </table:table-cell>
              <table:table-cell office:value-type="float" office:value="-6.27861183679972">
                <text:p>-6.27861183679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3805428578">
                <text:p>5.76193805428578</text:p>
              </table:table-cell>
              <table:table-cell office:value-type="float" office:value="-6.178992396312">
                <text:p>-6.178992396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403651399">
                <text:p>5.76891403651399</text:p>
              </table:table-cell>
              <table:table-cell office:value-type="float" office:value="-6.07923601470184">
                <text:p>-6.07923601470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796660276">
                <text:p>5.77414796660276</text:p>
              </table:table-cell>
              <table:table-cell office:value-type="float" office:value="-5.97937307875549">
                <text:p>-5.9793730787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825024492">
                <text:p>5.77763825024492</text:p>
              </table:table-cell>
              <table:table-cell office:value-type="float" office:value="-5.87943400771669">
                <text:p>-5.879434007716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382426535">
                <text:p>5.77938382426535</text:p>
              </table:table-cell>
              <table:table-cell office:value-type="float" office:value="-5.77944924402072">
                <text:p>-5.779449244020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938415694484">
                <text:p>5.77938415694484</text:p>
              </table:table-cell>
              <table:table-cell office:value-type="float" office:value="-5.67944924402127">
                <text:p>-5.67944924402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763924818206">
                <text:p>5.77763924818206</text:p>
              </table:table-cell>
              <table:table-cell office:value-type="float" office:value="-5.57946446871318">
                <text:p>-5.579464468713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414962949356">
                <text:p>5.77414962949356</text:p>
              </table:table-cell>
              <table:table-cell office:value-type="float" office:value="-5.47952537445369">
                <text:p>-5.479525374453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891636385191">
                <text:p>5.76891636385191</text:p>
              </table:table-cell>
              <table:table-cell office:value-type="float" office:value="-5.37966240368512">
                <text:p>-5.37966240368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6194104536191">
                <text:p>5.76194104536191</text:p>
              </table:table-cell>
              <table:table-cell office:value-type="float" office:value="-5.27990597566184">
                <text:p>-5.27990597566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322579877494">
                <text:p>5.75322579877494</text:p>
              </table:table-cell>
              <table:table-cell office:value-type="float" office:value="-5.18028647718424">
                <text:p>-5.180286477184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4277327884182">
                <text:p>5.74277327884182</text:p>
              </table:table-cell>
              <table:table-cell office:value-type="float" office:value="-5.0808342533426">
                <text:p>-5.0808342533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305866695041">
                <text:p>5.7305866695041</text:p>
              </table:table-cell>
              <table:table-cell office:value-type="float" office:value="-4.98157959827368">
                <text:p>-4.981579598273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1666968292424">
                <text:p>5.71666968292424</text:p>
              </table:table-cell>
              <table:table-cell office:value-type="float" office:value="-4.88255274593284">
                <text:p>-4.88255274593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0102655835478">
                <text:p>5.70102655835478</text:p>
              </table:table-cell>
              <table:table-cell office:value-type="float" office:value="-4.78378386088443">
                <text:p>-4.783783860884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8366206084711">
                <text:p>5.68366206084711</text:p>
              </table:table-cell>
              <table:table-cell office:value-type="float" office:value="-4.68530302911344">
                <text:p>-4.685303029113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45814797999">
                <text:p>5.6645814797999</text:p>
              </table:table-cell>
              <table:table-cell office:value-type="float" office:value="-4.58714024886094">
                <text:p>-4.58714024886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4379062734795">
                <text:p>5.64379062734795</text:p>
              </table:table-cell>
              <table:table-cell office:value-type="float" office:value="-4.48932542148635">
                <text:p>-4.48932542148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2129583659178">
                <text:p>5.62129583659178</text:p>
              </table:table-cell>
              <table:table-cell office:value-type="float" office:value="-4.39188834235917">
                <text:p>-4.39188834235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9710395966841">
                <text:p>5.59710395966841</text:p>
              </table:table-cell>
              <table:table-cell office:value-type="float" office:value="-4.29485869178305">
                <text:p>-4.294858691783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7122236566423">
                <text:p>5.57122236566423</text:p>
              </table:table-cell>
              <table:table-cell office:value-type="float" office:value="-4.19826602595482">
                <text:p>-4.198266025954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4365893837026">
                <text:p>5.54365893837026</text:p>
              </table:table-cell>
              <table:table-cell office:value-type="float" office:value="-4.10213976796145">
                <text:p>-4.10213976796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42207388065">
                <text:p>5.51442207388065</text:p>
              </table:table-cell>
              <table:table-cell office:value-type="float" office:value="-4.00650919881739">
                <text:p>-4.006509198817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8352067803519">
                <text:p>5.48352067803519</text:p>
              </table:table-cell>
              <table:table-cell office:value-type="float" office:value="-3.91140344854538">
                <text:p>-3.911403448545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5096416370646">
                <text:p>5.45096416370646</text:p>
              </table:table-cell>
              <table:table-cell office:value-type="float" office:value="-3.81685148730309">
                <text:p>-3.816851487303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41676244793262">
                <text:p>5.41676244793262</text:p>
              </table:table-cell>
              <table:table-cell office:value-type="float" office:value="-3.72288211655854">
                <text:p>-3.72288211655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8092594889654">
                <text:p>5.38092594889654</text:p>
              </table:table-cell>
              <table:table-cell office:value-type="float" office:value="-3.62952396031691">
                <text:p>-3.629523960316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4346558275234">
                <text:p>5.34346558275234</text:p>
              </table:table-cell>
              <table:table-cell office:value-type="float" office:value="-3.53680545640134">
                <text:p>-3.536805456401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043927603002">
                <text:p>5.3043927603002</text:p>
              </table:table-cell>
              <table:table-cell office:value-type="float" office:value="-3.44475484779051">
                <text:p>-3.444754847790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6371938351057">
                <text:p>5.26371938351057</text:p>
              </table:table-cell>
              <table:table-cell office:value-type="float" office:value="-3.35340017401555">
                <text:p>-3.353400174015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2145784189864">
                <text:p>5.22145784189864</text:p>
              </table:table-cell>
              <table:table-cell office:value-type="float" office:value="-3.26276926261893">
                <text:p>-3.262769262618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7762100875041">
                <text:p>5.17762100875041</text:p>
              </table:table-cell>
              <table:table-cell office:value-type="float" office:value="-3.17288972067787">
                <text:p>-3.17288972067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3222223720137">
                <text:p>5.13222223720137</text:p>
              </table:table-cell>
              <table:table-cell office:value-type="float" office:value="-3.083788926395">
                <text:p>-3.083788926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8527535616897">
                <text:p>5.08527535616897</text:p>
              </table:table-cell>
              <table:table-cell office:value-type="float" office:value="-2.99549402075866">
                <text:p>-2.99549402075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3679466614022">
                <text:p>5.03679466614022</text:p>
              </table:table-cell>
              <table:table-cell office:value-type="float" office:value="-2.9080318992755">
                <text:p>-2.9080318992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8679493481559">
                <text:p>4.98679493481559</text:p>
              </table:table-cell>
              <table:table-cell office:value-type="float" office:value="-2.82142920377781">
                <text:p>-2.82142920377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529139261067">
                <text:p>4.93529139261067</text:p>
              </table:table-cell>
              <table:table-cell office:value-type="float" office:value="-2.7357123143082">
                <text:p>-2.735712314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8229972801677">
                <text:p>4.88229972801677</text:p>
              </table:table-cell>
              <table:table-cell office:value-type="float" office:value="-2.65090734108393">
                <text:p>-2.650907341083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2783608282213">
                <text:p>4.82783608282213</text:p>
              </table:table-cell>
              <table:table-cell office:value-type="float" office:value="-2.56704011654352">
                <text:p>-2.567040116543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7191704719487">
                <text:p>4.77191704719487</text:p>
              </table:table-cell>
              <table:table-cell office:value-type="float" office:value="-2.4841361874779">
                <text:p>-2.4841361874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455965462955">
                <text:p>4.71455965462955</text:p>
              </table:table-cell>
              <table:table-cell office:value-type="float" office:value="-2.40222080724862">
                <text:p>-2.402220807248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5578137675857">
                <text:p>4.65578137675857</text:p>
              </table:table-cell>
              <table:table-cell office:value-type="float" office:value="-2.3213189280954">
                <text:p>-2.3213189280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9560011803009">
                <text:p>4.59560011803009</text:p>
              </table:table-cell>
              <table:table-cell office:value-type="float" office:value="-2.24145519353549">
                <text:p>-2.24145519353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3403421025424">
                <text:p>4.53403421025424</text:p>
              </table:table-cell>
              <table:table-cell office:value-type="float" office:value="-2.16265393085693">
                <text:p>-2.162653930856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71102407019">
                <text:p>4.471102407019</text:p>
              </table:table-cell>
              <table:table-cell office:value-type="float" office:value="-2.08493914370828">
                <text:p>-2.084939143708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682387797769">
                <text:p>4.40682387797769</text:p>
              </table:table-cell>
              <table:table-cell office:value-type="float" office:value="-2.00833450478683">
                <text:p>-2.00833450478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121820300973">
                <text:p>4.34121820300973</text:p>
              </table:table-cell>
              <table:table-cell office:value-type="float" office:value="-1.93286334862768">
                <text:p>-1.932863348627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7430536625637">
                <text:p>4.27430536625637</text:p>
              </table:table-cell>
              <table:table-cell office:value-type="float" office:value="-1.85854866449582">
                <text:p>-1.85854866449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0610575003337">
                <text:p>4.20610575003337</text:p>
              </table:table-cell>
              <table:table-cell office:value-type="float" office:value="-1.78541308938332">
                <text:p>-1.785413089383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664012862229">
                <text:p>4.13664012862229</text:p>
              </table:table-cell>
              <table:table-cell office:value-type="float" office:value="-1.71347890111396">
                <text:p>-1.71347890111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6592966194248">
                <text:p>4.06592966194248</text:p>
              </table:table-cell>
              <table:table-cell office:value-type="float" office:value="-1.64276801155709">
                <text:p>-1.6427680115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9399588910554">
                <text:p>3.99399588910554</text:p>
              </table:table-cell>
              <table:table-cell office:value-type="float" office:value="-1.57330195995313">
                <text:p>-1.573301959953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08607218543">
                <text:p>3.9208607218543</text:p>
              </table:table-cell>
              <table:table-cell office:value-type="float" office:value="-1.50510190635247">
                <text:p>-1.505101906352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4654643788827">
                <text:p>3.84654643788827</text:p>
              </table:table-cell>
              <table:table-cell office:value-type="float" office:value="-1.43818862516992">
                <text:p>-1.438188625169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107567407765">
                <text:p>3.77107567407765</text:p>
              </table:table-cell>
              <table:table-cell office:value-type="float" office:value="-1.37258249885658">
                <text:p>-1.372582498856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944714195679">
                <text:p>3.6944714195679</text:p>
              </table:table-cell>
              <table:table-cell office:value-type="float" office:value="-1.30830351169121">
                <text:p>-1.308303511691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675700877703">
                <text:p>3.61675700877703</text:p>
              </table:table-cell>
              <table:table-cell office:value-type="float" office:value="-1.24537124369277">
                <text:p>-1.245371243692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3795611428769">
                <text:p>3.53795611428769</text:p>
              </table:table-cell>
              <table:table-cell office:value-type="float" office:value="-1.18380486465615">
                <text:p>-1.183804864656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809273963628">
                <text:p>3.45809273963628</text:p>
              </table:table-cell>
              <table:table-cell office:value-type="float" office:value="-1.1236231283129">
                <text:p>-1.12362312831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719121200123">
                <text:p>3.37719121200123</text:p>
              </table:table-cell>
              <table:table-cell office:value-type="float" office:value="-1.0648443666186">
                <text:p>-1.0648443666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9527617479268">
                <text:p>3.29527617479268</text:p>
              </table:table-cell>
              <table:table-cell office:value-type="float" office:value="-1.00748648416883">
                <text:p>-1.00748648416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237258014589">
                <text:p>3.21237258014589</text:p>
              </table:table-cell>
              <table:table-cell office:value-type="float" office:value="-0.951566952745181">
                <text:p>-0.951566952745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850568132053">
                <text:p>3.12850568132053</text:p>
              </table:table-cell>
              <table:table-cell office:value-type="float" office:value="-0.89710280599324">
                <text:p>-0.897102805993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70102500832">
                <text:p>3.04370102500832</text:p>
              </table:table-cell>
              <table:table-cell office:value-type="float" office:value="-0.844110634233931">
                <text:p>-0.8441106342339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798444355124">
                <text:p>2.95798444355124</text:p>
              </table:table-cell>
              <table:table-cell office:value-type="float" office:value="-0.792606579409954">
                <text:p>-0.792606579409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138204707272">
                <text:p>2.87138204707272</text:p>
              </table:table-cell>
              <table:table-cell office:value-type="float" office:value="-0.742606330168786">
                <text:p>-0.7426063301687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839202155243">
                <text:p>2.7839202155243</text:p>
              </table:table-cell>
              <table:table-cell office:value-type="float" office:value="-0.694125117083765">
                <text:p>-0.6941251170837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9562559064995">
                <text:p>2.69562559064995</text:p>
              </table:table-cell>
              <table:table-cell office:value-type="float" office:value="-0.647177708014702">
                <text:p>-0.6471777080147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065250678708">
                <text:p>2.6065250678708</text:p>
              </table:table-cell>
              <table:table-cell office:value-type="float" office:value="-0.601778403609446">
                <text:p>-0.6017784036094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1664578809247">
                <text:p>2.51664578809247</text:p>
              </table:table-cell>
              <table:table-cell office:value-type="float" office:value="-0.557941032947766">
                <text:p>-0.5579410329477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2601512943774">
                <text:p>2.42601512943774</text:p>
              </table:table-cell>
              <table:table-cell office:value-type="float" office:value="-0.515678949328874">
                <text:p>-0.515678949328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466069890686">
                <text:p>2.33466069890686</text:p>
              </table:table-cell>
              <table:table-cell office:value-type="float" office:value="-0.475005026203874">
                <text:p>-0.475005026203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61032396819">
                <text:p>2.24261032396819</text:p>
              </table:table-cell>
              <table:table-cell office:value-type="float" office:value="-0.435931653254389">
                <text:p>-0.4359316532543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4989204408167">
                <text:p>2.14989204408167</text:p>
              </table:table-cell>
              <table:table-cell office:value-type="float" office:value="-0.398470732618532">
                <text:p>-0.3984707326185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53410215776">
                <text:p>2.05653410215776</text:p>
              </table:table-cell>
              <table:table-cell office:value-type="float" office:value="-0.362633675265402">
                <text:p>-0.3626336752654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256493595432">
                <text:p>1.96256493595432</text:p>
              </table:table-cell>
              <table:table-cell office:value-type="float" office:value="-0.328431397519186">
                <text:p>-0.328431397519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80131694142">
                <text:p>1.8680131694142</text:p>
              </table:table-cell>
              <table:table-cell office:value-type="float" office:value="-0.295874317733942">
                <text:p>-0.2958743177339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290760394612">
                <text:p>1.77290760394612</text:p>
              </table:table-cell>
              <table:table-cell office:value-type="float" office:value="-0.264972353120059">
                <text:p>-0.264972353120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7720965147">
                <text:p>1.67727720965147</text:p>
              </table:table-cell>
              <table:table-cell office:value-type="float" office:value="-0.235734916723381">
                <text:p>-0.2357349167233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8115111649971">
                <text:p>1.58115111649971</text:p>
              </table:table-cell>
              <table:table-cell office:value-type="float" office:value="-0.208170914557897">
                <text:p>-0.2081709145578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45586054551">
                <text:p>1.4845586054551</text:p>
              </table:table-cell>
              <table:table-cell office:value-type="float" office:value="-0.182288742892883">
                <text:p>-0.1822887428928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752909955744">
                <text:p>1.38752909955744</text:p>
              </table:table-cell>
              <table:table-cell office:value-type="float" office:value="-0.158096285695311">
                <text:p>-0.158096285695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009215495951">
                <text:p>1.29009215495951</text:p>
              </table:table-cell>
              <table:table-cell office:value-type="float" office:value="-0.135600912228317">
                <text:p>-0.1356009122283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227745192396">
                <text:p>1.19227745192396</text:p>
              </table:table-cell>
              <table:table-cell office:value-type="float" office:value="-0.114809474806451">
                <text:p>-0.1148094748064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1478578243">
                <text:p>1.09411478578243</text:p>
              </table:table-cell>
              <table:table-cell office:value-type="float" office:value="-0.0957283067083907">
                <text:p>-0.0957283067083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95634057859581">
                <text:p>0.995634057859581</text:p>
              </table:table-cell>
              <table:table-cell office:value-type="float" office:value="-0.0783632202477643">
                <text:p>-0.0783632202477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6865266364847">
                <text:p>0.896865266364847</text:p>
              </table:table-cell>
              <table:table-cell office:value-type="float" office:value="-0.0627195050026609">
                <text:p>-0.06271950500266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7838497254705">
                <text:p>0.797838497254705</text:p>
              </table:table-cell>
              <table:table-cell office:value-type="float" office:value="-0.0488019262043726">
                <text:p>-0.04880192620437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583915068173">
                <text:p>0.698583915068173</text:p>
              </table:table-cell>
              <table:table-cell office:value-type="float" office:value="-0.0366147232858576">
                <text:p>-0.03661472328585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31753738402">
                <text:p>0.599131753738402</text:p>
              </table:table-cell>
              <table:table-cell office:value-type="float" office:value="-0.0261616085903672">
                <text:p>-0.02616160859036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512307383112">
                <text:p>0.499512307383112</text:p>
              </table:table-cell>
              <table:table-cell office:value-type="float" office:value="-0.0174457662406282">
                <text:p>-0.01744576624062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755921076708">
                <text:p>0.399755921076708</text:p>
              </table:table-cell>
              <table:table-cell office:value-type="float" office:value="-0.0104698511689284">
                <text:p>-0.01046985116892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892981606867">
                <text:p>0.299892981606867</text:p>
              </table:table-cell>
              <table:table-cell office:value-type="float" office:value="-0.00523598830839698">
                <text:p>-0.005235988308396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9953908218418">
                <text:p>0.199953908218418</text:p>
              </table:table-cell>
              <table:table-cell office:value-type="float" office:value="-0.00174577194572951">
                <text:p>-0.00174577194572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99691433473402">
                <text:p>0.0999691433473402</text:p>
              </table:table-cell>
              <table:table-cell office:value-type="float" office:value="-0.000000265235551746889">
                <text:p>-0.0000002652355517468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308566523077175">
                <text:p>-0.0000308566523077175</text:p>
              </table:table-cell>
              <table:table-cell office:value-type="float" office:value="0.000000000123427588384417">
                <text:p>0.000000000123427588384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